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8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52mm"/>
    </style:style>
    <style:style style:name="co5" style:family="table-column">
      <style:table-column-properties fo:break-before="auto" style:column-width="59.3mm"/>
    </style:style>
    <style:style style:name="ro1" style:family="table-row">
      <style:table-row-properties style:row-height="3.4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6" table:default-cell-style-name="Default"/>
        <table:table-column table:style-name="co2" table:default-cell-style-name="Default"/>
        <table:table-column table:style-name="co3" table:number-columns-repeated="5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66"/>
          <table:table-cell office:value-type="string" calcext:value-type="string">
            <text:p>Tot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2"/>
          <table:table-cell table:formula="of:=SUM([.BP3:.DY3]) &amp; &quot;,&quot;" office:value-type="string" office:string-value="7785050678473," calcext:value-type="string">
            <text:p>7785050678473,</text:p>
          </table:table-cell>
          <table:table-cell table:formula="of:=IF([.B3]=&quot;x&quot;; 2^((COLUMN([.B3])-2)); 0)" office:value-type="float" office:value="1" calcext:value-type="float">
            <text:p>1</text:p>
          </table:table-cell>
          <table:table-cell table:formula="of:=IF([.C3]=&quot;x&quot;; 2^((COLUMN([.C3])-2)); 0)" office:value-type="float" office:value="0" calcext:value-type="float">
            <text:p>0</text:p>
          </table:table-cell>
          <table:table-cell table:formula="of:=IF([.D3]=&quot;x&quot;; 2^((COLUMN([.D3])-2)); 0)" office:value-type="float" office:value="0" calcext:value-type="float">
            <text:p>0</text:p>
          </table:table-cell>
          <table:table-cell table:formula="of:=IF([.E3]=&quot;x&quot;; 2^((COLUMN([.E3])-2)); 0)" office:value-type="float" office:value="8" calcext:value-type="float">
            <text:p>8</text:p>
          </table:table-cell>
          <table:table-cell table:formula="of:=IF([.F3]=&quot;x&quot;; 2^((COLUMN([.F3])-2)); 0)" office:value-type="float" office:value="0" calcext:value-type="float">
            <text:p>0</text:p>
          </table:table-cell>
          <table:table-cell table:formula="of:=IF([.G3]=&quot;x&quot;; 2^((COLUMN([.G3])-2)); 0)" office:value-type="float" office:value="0" calcext:value-type="float">
            <text:p>0</text:p>
          </table:table-cell>
          <table:table-cell table:formula="of:=IF([.H3]=&quot;x&quot;; 2^((COLUMN([.H3])-2)); 0)" office:value-type="float" office:value="64" calcext:value-type="float">
            <text:p>64</text:p>
          </table:table-cell>
          <table:table-cell table:formula="of:=IF([.I3]=&quot;x&quot;; 2^((COLUMN([.I3])-2)); 0)" office:value-type="float" office:value="128" calcext:value-type="float">
            <text:p>128</text:p>
          </table:table-cell>
          <table:table-cell table:formula="of:=IF([.J3]=&quot;x&quot;; 2^((COLUMN([.J3])-2)); 0)" office:value-type="float" office:value="0" calcext:value-type="float">
            <text:p>0</text:p>
          </table:table-cell>
          <table:table-cell table:formula="of:=IF([.K3]=&quot;x&quot;; 2^((COLUMN([.K3])-2)); 0)" office:value-type="float" office:value="0" calcext:value-type="float">
            <text:p>0</text:p>
          </table:table-cell>
          <table:table-cell table:formula="of:=IF([.L3]=&quot;x&quot;; 2^((COLUMN([.L3])-2)); 0)" office:value-type="float" office:value="1024" calcext:value-type="float">
            <text:p>1024</text:p>
          </table:table-cell>
          <table:table-cell table:formula="of:=IF([.M3]=&quot;x&quot;; 2^((COLUMN([.M3])-2)); 0)" office:value-type="float" office:value="0" calcext:value-type="float">
            <text:p>0</text:p>
          </table:table-cell>
          <table:table-cell table:formula="of:=IF([.N3]=&quot;x&quot;; 2^((COLUMN([.N3])-2)); 0)" office:value-type="float" office:value="0" calcext:value-type="float">
            <text:p>0</text:p>
          </table:table-cell>
          <table:table-cell table:formula="of:=IF([.O3]=&quot;x&quot;; 2^((COLUMN([.O3])-2)); 0)" office:value-type="float" office:value="8192" calcext:value-type="float">
            <text:p>8192</text:p>
          </table:table-cell>
          <table:table-cell table:formula="of:=IF([.P3]=&quot;x&quot;; 2^((COLUMN([.P3])-2)); 0)" office:value-type="float" office:value="0" calcext:value-type="float">
            <text:p>0</text:p>
          </table:table-cell>
          <table:table-cell table:formula="of:=IF([.Q3]=&quot;x&quot;; 2^((COLUMN([.Q3])-2)); 0)" office:value-type="float" office:value="0" calcext:value-type="float">
            <text:p>0</text:p>
          </table:table-cell>
          <table:table-cell table:formula="of:=IF([.R3]=&quot;x&quot;; 2^((COLUMN([.R3])-2)); 0)" office:value-type="float" office:value="0" calcext:value-type="float">
            <text:p>0</text:p>
          </table:table-cell>
          <table:table-cell table:formula="of:=IF([.S3]=&quot;x&quot;; 2^((COLUMN([.S3])-2)); 0)" office:value-type="float" office:value="131072" calcext:value-type="float">
            <text:p>131072</text:p>
          </table:table-cell>
          <table:table-cell table:formula="of:=IF([.T3]=&quot;x&quot;; 2^((COLUMN([.T3])-2)); 0)" office:value-type="float" office:value="262144" calcext:value-type="float">
            <text:p>262144</text:p>
          </table:table-cell>
          <table:table-cell table:formula="of:=IF([.U3]=&quot;x&quot;; 2^((COLUMN([.U3])-2)); 0)" office:value-type="float" office:value="524288" calcext:value-type="float">
            <text:p>524288</text:p>
          </table:table-cell>
          <table:table-cell table:formula="of:=IF([.V3]=&quot;x&quot;; 2^((COLUMN([.V3])-2)); 0)" office:value-type="float" office:value="0" calcext:value-type="float">
            <text:p>0</text:p>
          </table:table-cell>
          <table:table-cell table:formula="of:=IF([.W3]=&quot;x&quot;; 2^((COLUMN([.W3])-2)); 0)" office:value-type="float" office:value="2097152" calcext:value-type="float">
            <text:p>2097152</text:p>
          </table:table-cell>
          <table:table-cell table:formula="of:=IF([.X3]=&quot;x&quot;; 2^((COLUMN([.X3])-2)); 0)" office:value-type="float" office:value="0" calcext:value-type="float">
            <text:p>0</text:p>
          </table:table-cell>
          <table:table-cell table:formula="of:=IF([.Y3]=&quot;x&quot;; 2^((COLUMN([.Y3])-2)); 0)" office:value-type="float" office:value="0" calcext:value-type="float">
            <text:p>0</text:p>
          </table:table-cell>
          <table:table-cell table:formula="of:=IF([.Z3]=&quot;x&quot;; 2^((COLUMN([.Z3])-2)); 0)" office:value-type="float" office:value="16777216" calcext:value-type="float">
            <text:p>16777216</text:p>
          </table:table-cell>
          <table:table-cell table:formula="of:=IF([.AA3]=&quot;x&quot;; 2^((COLUMN([.AA3])-2)); 0)" office:value-type="float" office:value="0" calcext:value-type="float">
            <text:p>0</text:p>
          </table:table-cell>
          <table:table-cell table:formula="of:=IF([.AB3]=&quot;x&quot;; 2^((COLUMN([.AB3])-2)); 0)" office:value-type="float" office:value="0" calcext:value-type="float">
            <text:p>0</text:p>
          </table:table-cell>
          <table:table-cell table:formula="of:=IF([.AC3]=&quot;x&quot;; 2^((COLUMN([.AC3])-2)); 0)" office:value-type="float" office:value="134217728" calcext:value-type="float">
            <text:p>134217728</text:p>
          </table:table-cell>
          <table:table-cell table:formula="of:=IF([.AD3]=&quot;x&quot;; 2^((COLUMN([.AD3])-2)); 0)" office:value-type="float" office:value="268435456" calcext:value-type="float">
            <text:p>268435456</text:p>
          </table:table-cell>
          <table:table-cell table:formula="of:=IF([.AE3]=&quot;x&quot;; 2^((COLUMN([.AE3])-2)); 0)" office:value-type="float" office:value="0" calcext:value-type="float">
            <text:p>0</text:p>
          </table:table-cell>
          <table:table-cell table:formula="of:=IF([.AF3]=&quot;x&quot;; 2^((COLUMN([.AF3])-2)); 0)" office:value-type="float" office:value="0" calcext:value-type="float">
            <text:p>0</text:p>
          </table:table-cell>
          <table:table-cell table:formula="of:=IF([.AG3]=&quot;x&quot;; 2^((COLUMN([.AG3])-2)); 0)" office:value-type="float" office:value="2147483648" calcext:value-type="float">
            <text:p>2147483648</text:p>
          </table:table-cell>
          <table:table-cell table:formula="of:=IF([.AH3]=&quot;x&quot;; 2^((COLUMN([.AH3])-2)); 0)" office:value-type="float" office:value="0" calcext:value-type="float">
            <text:p>0</text:p>
          </table:table-cell>
          <table:table-cell table:formula="of:=IF([.AI3]=&quot;x&quot;; 2^((COLUMN([.AI3])-2)); 0)" office:value-type="float" office:value="0" calcext:value-type="float">
            <text:p>0</text:p>
          </table:table-cell>
          <table:table-cell table:formula="of:=IF([.AJ3]=&quot;x&quot;; 2^((COLUMN([.AJ3])-2)); 0)" office:value-type="float" office:value="17179869184" calcext:value-type="float">
            <text:p>17179869184</text:p>
          </table:table-cell>
          <table:table-cell table:formula="of:=IF([.AK3]=&quot;x&quot;; 2^((COLUMN([.AK3])-2)); 0)" office:value-type="float" office:value="0" calcext:value-type="float">
            <text:p>0</text:p>
          </table:table-cell>
          <table:table-cell table:formula="of:=IF([.AL3]=&quot;x&quot;; 2^((COLUMN([.AL3])-2)); 0)" office:value-type="float" office:value="68719476736" calcext:value-type="float">
            <text:p>68719476736</text:p>
          </table:table-cell>
          <table:table-cell table:formula="of:=IF([.AM3]=&quot;x&quot;; 2^((COLUMN([.AM3])-2)); 0)" office:value-type="float" office:value="0" calcext:value-type="float">
            <text:p>0</text:p>
          </table:table-cell>
          <table:table-cell table:formula="of:=IF([.AN3]=&quot;x&quot;; 2^((COLUMN([.AN3])-2)); 0)" office:value-type="float" office:value="0" calcext:value-type="float">
            <text:p>0</text:p>
          </table:table-cell>
          <table:table-cell table:formula="of:=IF([.AO3]=&quot;x&quot;; 2^((COLUMN([.AO3])-2)); 0)" office:value-type="float" office:value="0" calcext:value-type="float">
            <text:p>0</text:p>
          </table:table-cell>
          <table:table-cell table:formula="of:=IF([.AP3]=&quot;x&quot;; 2^((COLUMN([.AP3])-2)); 0)" office:value-type="float" office:value="1099511627776" calcext:value-type="float">
            <text:p>1099511627776</text:p>
          </table:table-cell>
          <table:table-cell table:formula="of:=IF([.AQ3]=&quot;x&quot;; 2^((COLUMN([.AQ3])-2)); 0)" office:value-type="float" office:value="2199023255552" calcext:value-type="float">
            <text:p>2199023255552</text:p>
          </table:table-cell>
          <table:table-cell table:formula="of:=IF([.AR3]=&quot;x&quot;; 2^((COLUMN([.AR3])-2)); 0)" office:value-type="float" office:value="4398046511104" calcext:value-type="float">
            <text:p>4398046511104</text:p>
          </table:table-cell>
          <table:table-cell table:formula="of:=IF([.AS3]=&quot;x&quot;; 2^((COLUMN([.AS3])-2)); 0)" office:value-type="float" office:value="0" calcext:value-type="float">
            <text:p>0</text:p>
          </table:table-cell>
          <table:table-cell table:formula="of:=IF([.AT3]=&quot;x&quot;; 2^((COLUMN([.AT3])-2)); 0)" office:value-type="float" office:value="0" calcext:value-type="float">
            <text:p>0</text:p>
          </table:table-cell>
          <table:table-cell table:formula="of:=IF([.AU3]=&quot;x&quot;; 2^((COLUMN([.AU3])-2)); 0)" office:value-type="float" office:value="0" calcext:value-type="float">
            <text:p>0</text:p>
          </table:table-cell>
          <table:table-cell table:formula="of:=IF([.AV3]=&quot;x&quot;; 2^((COLUMN([.AV3])-2)); 0)" office:value-type="float" office:value="0" calcext:value-type="float">
            <text:p>0</text:p>
          </table:table-cell>
          <table:table-cell table:formula="of:=IF([.AW3]=&quot;x&quot;; 2^((COLUMN([.AW3])-2)); 0)" office:value-type="float" office:value="0" calcext:value-type="float">
            <text:p>0</text:p>
          </table:table-cell>
          <table:table-cell table:formula="of:=IF([.AX3]=&quot;x&quot;; 2^((COLUMN([.AX3])-2)); 0)" office:value-type="float" office:value="0" calcext:value-type="float">
            <text:p>0</text:p>
          </table:table-cell>
          <table:table-cell table:formula="of:=IF([.AY3]=&quot;x&quot;; 2^((COLUMN([.AY3])-2)); 0)" office:value-type="float" office:value="0" calcext:value-type="float">
            <text:p>0</text:p>
          </table:table-cell>
          <table:table-cell table:formula="of:=IF([.AZ3]=&quot;x&quot;; 2^((COLUMN([.AZ3])-2)); 0)" office:value-type="float" office:value="0" calcext:value-type="float">
            <text:p>0</text:p>
          </table:table-cell>
          <table:table-cell table:formula="of:=IF([.BA3]=&quot;x&quot;; 2^((COLUMN([.BA3])-2)); 0)" office:value-type="float" office:value="0" calcext:value-type="float">
            <text:p>0</text:p>
          </table:table-cell>
          <table:table-cell table:formula="of:=IF([.BB3]=&quot;x&quot;; 2^((COLUMN([.BB3])-2)); 0)" office:value-type="float" office:value="0" calcext:value-type="float">
            <text:p>0</text:p>
          </table:table-cell>
          <table:table-cell table:formula="of:=IF([.BC3]=&quot;x&quot;; 2^((COLUMN([.BC3])-2)); 0)" office:value-type="float" office:value="0" calcext:value-type="float">
            <text:p>0</text:p>
          </table:table-cell>
          <table:table-cell table:formula="of:=IF([.BD3]=&quot;x&quot;; 2^((COLUMN([.BD3])-2)); 0)" office:value-type="float" office:value="0" calcext:value-type="float">
            <text:p>0</text:p>
          </table:table-cell>
          <table:table-cell table:formula="of:=IF([.BE3]=&quot;x&quot;; 2^((COLUMN([.BE3])-2)); 0)" office:value-type="float" office:value="0" calcext:value-type="float">
            <text:p>0</text:p>
          </table:table-cell>
          <table:table-cell table:formula="of:=IF([.BF3]=&quot;x&quot;; 2^((COLUMN([.BF3])-2)); 0)" office:value-type="float" office:value="0" calcext:value-type="float">
            <text:p>0</text:p>
          </table:table-cell>
          <table:table-cell table:formula="of:=IF([.BG3]=&quot;x&quot;; 2^((COLUMN([.BG3])-2)); 0)" office:value-type="float" office:value="0" calcext:value-type="float">
            <text:p>0</text:p>
          </table:table-cell>
          <table:table-cell table:formula="of:=IF([.BH3]=&quot;x&quot;; 2^((COLUMN([.BH3])-2)); 0)" office:value-type="float" office:value="0" calcext:value-type="float">
            <text:p>0</text:p>
          </table:table-cell>
          <table:table-cell table:formula="of:=IF([.BI3]=&quot;x&quot;; 2^((COLUMN([.BI3])-2)); 0)" office:value-type="float" office:value="0" calcext:value-type="float">
            <text:p>0</text:p>
          </table:table-cell>
          <table:table-cell table:formula="of:=IF([.BJ3]=&quot;x&quot;; 2^((COLUMN([.BJ3])-2)); 0)" office:value-type="float" office:value="0" calcext:value-type="float">
            <text:p>0</text:p>
          </table:table-cell>
          <table:table-cell table:formula="of:=IF([.BK3]=&quot;x&quot;; 2^((COLUMN([.BK3])-2)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table:formula="of:=SUM([.BP4:.DY4]) &amp; &quot;,&quot;" office:value-type="string" office:string-value="11083786036521," calcext:value-type="string">
            <text:p>11083786036521,</text:p>
          </table:table-cell>
          <table:table-cell table:formula="of:=IF([.B4]=&quot;x&quot;; 2^((COLUMN([.B4])-2)); 0)" office:value-type="float" office:value="1" calcext:value-type="float">
            <text:p>1</text:p>
          </table:table-cell>
          <table:table-cell table:formula="of:=IF([.C4]=&quot;x&quot;; 2^((COLUMN([.C4])-2)); 0)" office:value-type="float" office:value="0" calcext:value-type="float">
            <text:p>0</text:p>
          </table:table-cell>
          <table:table-cell table:formula="of:=IF([.D4]=&quot;x&quot;; 2^((COLUMN([.D4])-2)); 0)" office:value-type="float" office:value="0" calcext:value-type="float">
            <text:p>0</text:p>
          </table:table-cell>
          <table:table-cell table:formula="of:=IF([.E4]=&quot;x&quot;; 2^((COLUMN([.E4])-2)); 0)" office:value-type="float" office:value="8" calcext:value-type="float">
            <text:p>8</text:p>
          </table:table-cell>
          <table:table-cell table:formula="of:=IF([.F4]=&quot;x&quot;; 2^((COLUMN([.F4])-2)); 0)" office:value-type="float" office:value="0" calcext:value-type="float">
            <text:p>0</text:p>
          </table:table-cell>
          <table:table-cell table:formula="of:=IF([.G4]=&quot;x&quot;; 2^((COLUMN([.G4])-2)); 0)" office:value-type="float" office:value="32" calcext:value-type="float">
            <text:p>32</text:p>
          </table:table-cell>
          <table:table-cell table:formula="of:=IF([.H4]=&quot;x&quot;; 2^((COLUMN([.H4])-2)); 0)" office:value-type="float" office:value="0" calcext:value-type="float">
            <text:p>0</text:p>
          </table:table-cell>
          <table:table-cell table:formula="of:=IF([.I4]=&quot;x&quot;; 2^((COLUMN([.I4])-2)); 0)" office:value-type="float" office:value="0" calcext:value-type="float">
            <text:p>0</text:p>
          </table:table-cell>
          <table:table-cell table:formula="of:=IF([.J4]=&quot;x&quot;; 2^((COLUMN([.J4])-2)); 0)" office:value-type="float" office:value="256" calcext:value-type="float">
            <text:p>256</text:p>
          </table:table-cell>
          <table:table-cell table:formula="of:=IF([.K4]=&quot;x&quot;; 2^((COLUMN([.K4])-2)); 0)" office:value-type="float" office:value="0" calcext:value-type="float">
            <text:p>0</text:p>
          </table:table-cell>
          <table:table-cell table:formula="of:=IF([.L4]=&quot;x&quot;; 2^((COLUMN([.L4])-2)); 0)" office:value-type="float" office:value="1024" calcext:value-type="float">
            <text:p>1024</text:p>
          </table:table-cell>
          <table:table-cell table:formula="of:=IF([.M4]=&quot;x&quot;; 2^((COLUMN([.M4])-2)); 0)" office:value-type="float" office:value="0" calcext:value-type="float">
            <text:p>0</text:p>
          </table:table-cell>
          <table:table-cell table:formula="of:=IF([.N4]=&quot;x&quot;; 2^((COLUMN([.N4])-2)); 0)" office:value-type="float" office:value="0" calcext:value-type="float">
            <text:p>0</text:p>
          </table:table-cell>
          <table:table-cell table:formula="of:=IF([.O4]=&quot;x&quot;; 2^((COLUMN([.O4])-2)); 0)" office:value-type="float" office:value="8192" calcext:value-type="float">
            <text:p>8192</text:p>
          </table:table-cell>
          <table:table-cell table:formula="of:=IF([.P4]=&quot;x&quot;; 2^((COLUMN([.P4])-2)); 0)" office:value-type="float" office:value="0" calcext:value-type="float">
            <text:p>0</text:p>
          </table:table-cell>
          <table:table-cell table:formula="of:=IF([.Q4]=&quot;x&quot;; 2^((COLUMN([.Q4])-2)); 0)" office:value-type="float" office:value="0" calcext:value-type="float">
            <text:p>0</text:p>
          </table:table-cell>
          <table:table-cell table:formula="of:=IF([.R4]=&quot;x&quot;; 2^((COLUMN([.R4])-2)); 0)" office:value-type="float" office:value="65536" calcext:value-type="float">
            <text:p>65536</text:p>
          </table:table-cell>
          <table:table-cell table:formula="of:=IF([.S4]=&quot;x&quot;; 2^((COLUMN([.S4])-2)); 0)" office:value-type="float" office:value="0" calcext:value-type="float">
            <text:p>0</text:p>
          </table:table-cell>
          <table:table-cell table:formula="of:=IF([.T4]=&quot;x&quot;; 2^((COLUMN([.T4])-2)); 0)" office:value-type="float" office:value="0" calcext:value-type="float">
            <text:p>0</text:p>
          </table:table-cell>
          <table:table-cell table:formula="of:=IF([.U4]=&quot;x&quot;; 2^((COLUMN([.U4])-2)); 0)" office:value-type="float" office:value="0" calcext:value-type="float">
            <text:p>0</text:p>
          </table:table-cell>
          <table:table-cell table:formula="of:=IF([.V4]=&quot;x&quot;; 2^((COLUMN([.V4])-2)); 0)" office:value-type="float" office:value="0" calcext:value-type="float">
            <text:p>0</text:p>
          </table:table-cell>
          <table:table-cell table:formula="of:=IF([.W4]=&quot;x&quot;; 2^((COLUMN([.W4])-2)); 0)" office:value-type="float" office:value="2097152" calcext:value-type="float">
            <text:p>2097152</text:p>
          </table:table-cell>
          <table:table-cell table:formula="of:=IF([.X4]=&quot;x&quot;; 2^((COLUMN([.X4])-2)); 0)" office:value-type="float" office:value="0" calcext:value-type="float">
            <text:p>0</text:p>
          </table:table-cell>
          <table:table-cell table:formula="of:=IF([.Y4]=&quot;x&quot;; 2^((COLUMN([.Y4])-2)); 0)" office:value-type="float" office:value="0" calcext:value-type="float">
            <text:p>0</text:p>
          </table:table-cell>
          <table:table-cell table:formula="of:=IF([.Z4]=&quot;x&quot;; 2^((COLUMN([.Z4])-2)); 0)" office:value-type="float" office:value="16777216" calcext:value-type="float">
            <text:p>16777216</text:p>
          </table:table-cell>
          <table:table-cell table:formula="of:=IF([.AA4]=&quot;x&quot;; 2^((COLUMN([.AA4])-2)); 0)" office:value-type="float" office:value="0" calcext:value-type="float">
            <text:p>0</text:p>
          </table:table-cell>
          <table:table-cell table:formula="of:=IF([.AB4]=&quot;x&quot;; 2^((COLUMN([.AB4])-2)); 0)" office:value-type="float" office:value="67108864" calcext:value-type="float">
            <text:p>67108864</text:p>
          </table:table-cell>
          <table:table-cell table:formula="of:=IF([.AC4]=&quot;x&quot;; 2^((COLUMN([.AC4])-2)); 0)" office:value-type="float" office:value="0" calcext:value-type="float">
            <text:p>0</text:p>
          </table:table-cell>
          <table:table-cell table:formula="of:=IF([.AD4]=&quot;x&quot;; 2^((COLUMN([.AD4])-2)); 0)" office:value-type="float" office:value="0" calcext:value-type="float">
            <text:p>0</text:p>
          </table:table-cell>
          <table:table-cell table:formula="of:=IF([.AE4]=&quot;x&quot;; 2^((COLUMN([.AE4])-2)); 0)" office:value-type="float" office:value="536870912" calcext:value-type="float">
            <text:p>536870912</text:p>
          </table:table-cell>
          <table:table-cell table:formula="of:=IF([.AF4]=&quot;x&quot;; 2^((COLUMN([.AF4])-2)); 0)" office:value-type="float" office:value="0" calcext:value-type="float">
            <text:p>0</text:p>
          </table:table-cell>
          <table:table-cell table:formula="of:=IF([.AG4]=&quot;x&quot;; 2^((COLUMN([.AG4])-2)); 0)" office:value-type="float" office:value="2147483648" calcext:value-type="float">
            <text:p>2147483648</text:p>
          </table:table-cell>
          <table:table-cell table:formula="of:=IF([.AH4]=&quot;x&quot;; 2^((COLUMN([.AH4])-2)); 0)" office:value-type="float" office:value="0" calcext:value-type="float">
            <text:p>0</text:p>
          </table:table-cell>
          <table:table-cell table:formula="of:=IF([.AI4]=&quot;x&quot;; 2^((COLUMN([.AI4])-2)); 0)" office:value-type="float" office:value="0" calcext:value-type="float">
            <text:p>0</text:p>
          </table:table-cell>
          <table:table-cell table:formula="of:=IF([.AJ4]=&quot;x&quot;; 2^((COLUMN([.AJ4])-2)); 0)" office:value-type="float" office:value="17179869184" calcext:value-type="float">
            <text:p>17179869184</text:p>
          </table:table-cell>
          <table:table-cell table:formula="of:=IF([.AK4]=&quot;x&quot;; 2^((COLUMN([.AK4])-2)); 0)" office:value-type="float" office:value="0" calcext:value-type="float">
            <text:p>0</text:p>
          </table:table-cell>
          <table:table-cell table:formula="of:=IF([.AL4]=&quot;x&quot;; 2^((COLUMN([.AL4])-2)); 0)" office:value-type="float" office:value="68719476736" calcext:value-type="float">
            <text:p>68719476736</text:p>
          </table:table-cell>
          <table:table-cell table:formula="of:=IF([.AM4]=&quot;x&quot;; 2^((COLUMN([.AM4])-2)); 0)" office:value-type="float" office:value="0" calcext:value-type="float">
            <text:p>0</text:p>
          </table:table-cell>
          <table:table-cell table:formula="of:=IF([.AN4]=&quot;x&quot;; 2^((COLUMN([.AN4])-2)); 0)" office:value-type="float" office:value="0" calcext:value-type="float">
            <text:p>0</text:p>
          </table:table-cell>
          <table:table-cell table:formula="of:=IF([.AO4]=&quot;x&quot;; 2^((COLUMN([.AO4])-2)); 0)" office:value-type="float" office:value="0" calcext:value-type="float">
            <text:p>0</text:p>
          </table:table-cell>
          <table:table-cell table:formula="of:=IF([.AP4]=&quot;x&quot;; 2^((COLUMN([.AP4])-2)); 0)" office:value-type="float" office:value="0" calcext:value-type="float">
            <text:p>0</text:p>
          </table:table-cell>
          <table:table-cell table:formula="of:=IF([.AQ4]=&quot;x&quot;; 2^((COLUMN([.AQ4])-2)); 0)" office:value-type="float" office:value="2199023255552" calcext:value-type="float">
            <text:p>2199023255552</text:p>
          </table:table-cell>
          <table:table-cell table:formula="of:=IF([.AR4]=&quot;x&quot;; 2^((COLUMN([.AR4])-2)); 0)" office:value-type="float" office:value="0" calcext:value-type="float">
            <text:p>0</text:p>
          </table:table-cell>
          <table:table-cell table:formula="of:=IF([.AS4]=&quot;x&quot;; 2^((COLUMN([.AS4])-2)); 0)" office:value-type="float" office:value="8796093022208" calcext:value-type="float">
            <text:p>8796093022208</text:p>
          </table:table-cell>
          <table:table-cell table:formula="of:=IF([.AT4]=&quot;x&quot;; 2^((COLUMN([.AT4])-2)); 0)" office:value-type="float" office:value="0" calcext:value-type="float">
            <text:p>0</text:p>
          </table:table-cell>
          <table:table-cell table:formula="of:=IF([.AU4]=&quot;x&quot;; 2^((COLUMN([.AU4])-2)); 0)" office:value-type="float" office:value="0" calcext:value-type="float">
            <text:p>0</text:p>
          </table:table-cell>
          <table:table-cell table:formula="of:=IF([.AV4]=&quot;x&quot;; 2^((COLUMN([.AV4])-2)); 0)" office:value-type="float" office:value="0" calcext:value-type="float">
            <text:p>0</text:p>
          </table:table-cell>
          <table:table-cell table:formula="of:=IF([.AW4]=&quot;x&quot;; 2^((COLUMN([.AW4])-2)); 0)" office:value-type="float" office:value="0" calcext:value-type="float">
            <text:p>0</text:p>
          </table:table-cell>
          <table:table-cell table:formula="of:=IF([.AX4]=&quot;x&quot;; 2^((COLUMN([.AX4])-2)); 0)" office:value-type="float" office:value="0" calcext:value-type="float">
            <text:p>0</text:p>
          </table:table-cell>
          <table:table-cell table:formula="of:=IF([.AY4]=&quot;x&quot;; 2^((COLUMN([.AY4])-2)); 0)" office:value-type="float" office:value="0" calcext:value-type="float">
            <text:p>0</text:p>
          </table:table-cell>
          <table:table-cell table:formula="of:=IF([.AZ4]=&quot;x&quot;; 2^((COLUMN([.AZ4])-2)); 0)" office:value-type="float" office:value="0" calcext:value-type="float">
            <text:p>0</text:p>
          </table:table-cell>
          <table:table-cell table:formula="of:=IF([.BA4]=&quot;x&quot;; 2^((COLUMN([.BA4])-2)); 0)" office:value-type="float" office:value="0" calcext:value-type="float">
            <text:p>0</text:p>
          </table:table-cell>
          <table:table-cell table:formula="of:=IF([.BB4]=&quot;x&quot;; 2^((COLUMN([.BB4])-2)); 0)" office:value-type="float" office:value="0" calcext:value-type="float">
            <text:p>0</text:p>
          </table:table-cell>
          <table:table-cell table:formula="of:=IF([.BC4]=&quot;x&quot;; 2^((COLUMN([.BC4])-2)); 0)" office:value-type="float" office:value="0" calcext:value-type="float">
            <text:p>0</text:p>
          </table:table-cell>
          <table:table-cell table:formula="of:=IF([.BD4]=&quot;x&quot;; 2^((COLUMN([.BD4])-2)); 0)" office:value-type="float" office:value="0" calcext:value-type="float">
            <text:p>0</text:p>
          </table:table-cell>
          <table:table-cell table:formula="of:=IF([.BE4]=&quot;x&quot;; 2^((COLUMN([.BE4])-2)); 0)" office:value-type="float" office:value="0" calcext:value-type="float">
            <text:p>0</text:p>
          </table:table-cell>
          <table:table-cell table:formula="of:=IF([.BF4]=&quot;x&quot;; 2^((COLUMN([.BF4])-2)); 0)" office:value-type="float" office:value="0" calcext:value-type="float">
            <text:p>0</text:p>
          </table:table-cell>
          <table:table-cell table:formula="of:=IF([.BG4]=&quot;x&quot;; 2^((COLUMN([.BG4])-2)); 0)" office:value-type="float" office:value="0" calcext:value-type="float">
            <text:p>0</text:p>
          </table:table-cell>
          <table:table-cell table:formula="of:=IF([.BH4]=&quot;x&quot;; 2^((COLUMN([.BH4])-2)); 0)" office:value-type="float" office:value="0" calcext:value-type="float">
            <text:p>0</text:p>
          </table:table-cell>
          <table:table-cell table:formula="of:=IF([.BI4]=&quot;x&quot;; 2^((COLUMN([.BI4])-2)); 0)" office:value-type="float" office:value="0" calcext:value-type="float">
            <text:p>0</text:p>
          </table:table-cell>
          <table:table-cell table:formula="of:=IF([.BJ4]=&quot;x&quot;; 2^((COLUMN([.BJ4])-2)); 0)" office:value-type="float" office:value="0" calcext:value-type="float">
            <text:p>0</text:p>
          </table:table-cell>
          <table:table-cell table:formula="of:=IF([.BK4]=&quot;x&quot;; 2^((COLUMN([.BK4])-2)); 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0"/>
          <table:table-cell table:formula="of:=SUM([.BP5:.DY5]) &amp; &quot;,&quot;" office:value-type="string" office:string-value="19879891969326," calcext:value-type="string">
            <text:p>19879891969326,</text:p>
          </table:table-cell>
          <table:table-cell table:formula="of:=IF([.B5]=&quot;x&quot;; 2^((COLUMN([.B5])-2)); 0)" office:value-type="float" office:value="0" calcext:value-type="float">
            <text:p>0</text:p>
          </table:table-cell>
          <table:table-cell table:formula="of:=IF([.C5]=&quot;x&quot;; 2^((COLUMN([.C5])-2)); 0)" office:value-type="float" office:value="2" calcext:value-type="float">
            <text:p>2</text:p>
          </table:table-cell>
          <table:table-cell table:formula="of:=IF([.D5]=&quot;x&quot;; 2^((COLUMN([.D5])-2)); 0)" office:value-type="float" office:value="4" calcext:value-type="float">
            <text:p>4</text:p>
          </table:table-cell>
          <table:table-cell table:formula="of:=IF([.E5]=&quot;x&quot;; 2^((COLUMN([.E5])-2)); 0)" office:value-type="float" office:value="8" calcext:value-type="float">
            <text:p>8</text:p>
          </table:table-cell>
          <table:table-cell table:formula="of:=IF([.F5]=&quot;x&quot;; 2^((COLUMN([.F5])-2)); 0)" office:value-type="float" office:value="0" calcext:value-type="float">
            <text:p>0</text:p>
          </table:table-cell>
          <table:table-cell table:formula="of:=IF([.G5]=&quot;x&quot;; 2^((COLUMN([.G5])-2)); 0)" office:value-type="float" office:value="32" calcext:value-type="float">
            <text:p>32</text:p>
          </table:table-cell>
          <table:table-cell table:formula="of:=IF([.H5]=&quot;x&quot;; 2^((COLUMN([.H5])-2)); 0)" office:value-type="float" office:value="0" calcext:value-type="float">
            <text:p>0</text:p>
          </table:table-cell>
          <table:table-cell table:formula="of:=IF([.I5]=&quot;x&quot;; 2^((COLUMN([.I5])-2)); 0)" office:value-type="float" office:value="0" calcext:value-type="float">
            <text:p>0</text:p>
          </table:table-cell>
          <table:table-cell table:formula="of:=IF([.J5]=&quot;x&quot;; 2^((COLUMN([.J5])-2)); 0)" office:value-type="float" office:value="256" calcext:value-type="float">
            <text:p>256</text:p>
          </table:table-cell>
          <table:table-cell table:formula="of:=IF([.K5]=&quot;x&quot;; 2^((COLUMN([.K5])-2)); 0)" office:value-type="float" office:value="0" calcext:value-type="float">
            <text:p>0</text:p>
          </table:table-cell>
          <table:table-cell table:formula="of:=IF([.L5]=&quot;x&quot;; 2^((COLUMN([.L5])-2)); 0)" office:value-type="float" office:value="1024" calcext:value-type="float">
            <text:p>1024</text:p>
          </table:table-cell>
          <table:table-cell table:formula="of:=IF([.M5]=&quot;x&quot;; 2^((COLUMN([.M5])-2)); 0)" office:value-type="float" office:value="0" calcext:value-type="float">
            <text:p>0</text:p>
          </table:table-cell>
          <table:table-cell table:formula="of:=IF([.N5]=&quot;x&quot;; 2^((COLUMN([.N5])-2)); 0)" office:value-type="float" office:value="0" calcext:value-type="float">
            <text:p>0</text:p>
          </table:table-cell>
          <table:table-cell table:formula="of:=IF([.O5]=&quot;x&quot;; 2^((COLUMN([.O5])-2)); 0)" office:value-type="float" office:value="8192" calcext:value-type="float">
            <text:p>8192</text:p>
          </table:table-cell>
          <table:table-cell table:formula="of:=IF([.P5]=&quot;x&quot;; 2^((COLUMN([.P5])-2)); 0)" office:value-type="float" office:value="0" calcext:value-type="float">
            <text:p>0</text:p>
          </table:table-cell>
          <table:table-cell table:formula="of:=IF([.Q5]=&quot;x&quot;; 2^((COLUMN([.Q5])-2)); 0)" office:value-type="float" office:value="0" calcext:value-type="float">
            <text:p>0</text:p>
          </table:table-cell>
          <table:table-cell table:formula="of:=IF([.R5]=&quot;x&quot;; 2^((COLUMN([.R5])-2)); 0)" office:value-type="float" office:value="0" calcext:value-type="float">
            <text:p>0</text:p>
          </table:table-cell>
          <table:table-cell table:formula="of:=IF([.S5]=&quot;x&quot;; 2^((COLUMN([.S5])-2)); 0)" office:value-type="float" office:value="131072" calcext:value-type="float">
            <text:p>131072</text:p>
          </table:table-cell>
          <table:table-cell table:formula="of:=IF([.T5]=&quot;x&quot;; 2^((COLUMN([.T5])-2)); 0)" office:value-type="float" office:value="262144" calcext:value-type="float">
            <text:p>262144</text:p>
          </table:table-cell>
          <table:table-cell table:formula="of:=IF([.U5]=&quot;x&quot;; 2^((COLUMN([.U5])-2)); 0)" office:value-type="float" office:value="0" calcext:value-type="float">
            <text:p>0</text:p>
          </table:table-cell>
          <table:table-cell table:formula="of:=IF([.V5]=&quot;x&quot;; 2^((COLUMN([.V5])-2)); 0)" office:value-type="float" office:value="0" calcext:value-type="float">
            <text:p>0</text:p>
          </table:table-cell>
          <table:table-cell table:formula="of:=IF([.W5]=&quot;x&quot;; 2^((COLUMN([.W5])-2)); 0)" office:value-type="float" office:value="2097152" calcext:value-type="float">
            <text:p>2097152</text:p>
          </table:table-cell>
          <table:table-cell table:formula="of:=IF([.X5]=&quot;x&quot;; 2^((COLUMN([.X5])-2)); 0)" office:value-type="float" office:value="4194304" calcext:value-type="float">
            <text:p>4194304</text:p>
          </table:table-cell>
          <table:table-cell table:formula="of:=IF([.Y5]=&quot;x&quot;; 2^((COLUMN([.Y5])-2)); 0)" office:value-type="float" office:value="8388608" calcext:value-type="float">
            <text:p>8388608</text:p>
          </table:table-cell>
          <table:table-cell table:formula="of:=IF([.Z5]=&quot;x&quot;; 2^((COLUMN([.Z5])-2)); 0)" office:value-type="float" office:value="16777216" calcext:value-type="float">
            <text:p>16777216</text:p>
          </table:table-cell>
          <table:table-cell table:formula="of:=IF([.AA5]=&quot;x&quot;; 2^((COLUMN([.AA5])-2)); 0)" office:value-type="float" office:value="0" calcext:value-type="float">
            <text:p>0</text:p>
          </table:table-cell>
          <table:table-cell table:formula="of:=IF([.AB5]=&quot;x&quot;; 2^((COLUMN([.AB5])-2)); 0)" office:value-type="float" office:value="67108864" calcext:value-type="float">
            <text:p>67108864</text:p>
          </table:table-cell>
          <table:table-cell table:formula="of:=IF([.AC5]=&quot;x&quot;; 2^((COLUMN([.AC5])-2)); 0)" office:value-type="float" office:value="0" calcext:value-type="float">
            <text:p>0</text:p>
          </table:table-cell>
          <table:table-cell table:formula="of:=IF([.AD5]=&quot;x&quot;; 2^((COLUMN([.AD5])-2)); 0)" office:value-type="float" office:value="0" calcext:value-type="float">
            <text:p>0</text:p>
          </table:table-cell>
          <table:table-cell table:formula="of:=IF([.AE5]=&quot;x&quot;; 2^((COLUMN([.AE5])-2)); 0)" office:value-type="float" office:value="536870912" calcext:value-type="float">
            <text:p>536870912</text:p>
          </table:table-cell>
          <table:table-cell table:formula="of:=IF([.AF5]=&quot;x&quot;; 2^((COLUMN([.AF5])-2)); 0)" office:value-type="float" office:value="0" calcext:value-type="float">
            <text:p>0</text:p>
          </table:table-cell>
          <table:table-cell table:formula="of:=IF([.AG5]=&quot;x&quot;; 2^((COLUMN([.AG5])-2)); 0)" office:value-type="float" office:value="2147483648" calcext:value-type="float">
            <text:p>2147483648</text:p>
          </table:table-cell>
          <table:table-cell table:formula="of:=IF([.AH5]=&quot;x&quot;; 2^((COLUMN([.AH5])-2)); 0)" office:value-type="float" office:value="0" calcext:value-type="float">
            <text:p>0</text:p>
          </table:table-cell>
          <table:table-cell table:formula="of:=IF([.AI5]=&quot;x&quot;; 2^((COLUMN([.AI5])-2)); 0)" office:value-type="float" office:value="0" calcext:value-type="float">
            <text:p>0</text:p>
          </table:table-cell>
          <table:table-cell table:formula="of:=IF([.AJ5]=&quot;x&quot;; 2^((COLUMN([.AJ5])-2)); 0)" office:value-type="float" office:value="17179869184" calcext:value-type="float">
            <text:p>17179869184</text:p>
          </table:table-cell>
          <table:table-cell table:formula="of:=IF([.AK5]=&quot;x&quot;; 2^((COLUMN([.AK5])-2)); 0)" office:value-type="float" office:value="0" calcext:value-type="float">
            <text:p>0</text:p>
          </table:table-cell>
          <table:table-cell table:formula="of:=IF([.AL5]=&quot;x&quot;; 2^((COLUMN([.AL5])-2)); 0)" office:value-type="float" office:value="68719476736" calcext:value-type="float">
            <text:p>68719476736</text:p>
          </table:table-cell>
          <table:table-cell table:formula="of:=IF([.AM5]=&quot;x&quot;; 2^((COLUMN([.AM5])-2)); 0)" office:value-type="float" office:value="0" calcext:value-type="float">
            <text:p>0</text:p>
          </table:table-cell>
          <table:table-cell table:formula="of:=IF([.AN5]=&quot;x&quot;; 2^((COLUMN([.AN5])-2)); 0)" office:value-type="float" office:value="0" calcext:value-type="float">
            <text:p>0</text:p>
          </table:table-cell>
          <table:table-cell table:formula="of:=IF([.AO5]=&quot;x&quot;; 2^((COLUMN([.AO5])-2)); 0)" office:value-type="float" office:value="0" calcext:value-type="float">
            <text:p>0</text:p>
          </table:table-cell>
          <table:table-cell table:formula="of:=IF([.AP5]=&quot;x&quot;; 2^((COLUMN([.AP5])-2)); 0)" office:value-type="float" office:value="0" calcext:value-type="float">
            <text:p>0</text:p>
          </table:table-cell>
          <table:table-cell table:formula="of:=IF([.AQ5]=&quot;x&quot;; 2^((COLUMN([.AQ5])-2)); 0)" office:value-type="float" office:value="2199023255552" calcext:value-type="float">
            <text:p>2199023255552</text:p>
          </table:table-cell>
          <table:table-cell table:formula="of:=IF([.AR5]=&quot;x&quot;; 2^((COLUMN([.AR5])-2)); 0)" office:value-type="float" office:value="0" calcext:value-type="float">
            <text:p>0</text:p>
          </table:table-cell>
          <table:table-cell table:formula="of:=IF([.AS5]=&quot;x&quot;; 2^((COLUMN([.AS5])-2)); 0)" office:value-type="float" office:value="0" calcext:value-type="float">
            <text:p>0</text:p>
          </table:table-cell>
          <table:table-cell table:formula="of:=IF([.AT5]=&quot;x&quot;; 2^((COLUMN([.AT5])-2)); 0)" office:value-type="float" office:value="17592186044416" calcext:value-type="float">
            <text:p>17592186044416</text:p>
          </table:table-cell>
          <table:table-cell table:formula="of:=IF([.AU5]=&quot;x&quot;; 2^((COLUMN([.AU5])-2)); 0)" office:value-type="float" office:value="0" calcext:value-type="float">
            <text:p>0</text:p>
          </table:table-cell>
          <table:table-cell table:formula="of:=IF([.AV5]=&quot;x&quot;; 2^((COLUMN([.AV5])-2)); 0)" office:value-type="float" office:value="0" calcext:value-type="float">
            <text:p>0</text:p>
          </table:table-cell>
          <table:table-cell table:formula="of:=IF([.AW5]=&quot;x&quot;; 2^((COLUMN([.AW5])-2)); 0)" office:value-type="float" office:value="0" calcext:value-type="float">
            <text:p>0</text:p>
          </table:table-cell>
          <table:table-cell table:formula="of:=IF([.AX5]=&quot;x&quot;; 2^((COLUMN([.AX5])-2)); 0)" office:value-type="float" office:value="0" calcext:value-type="float">
            <text:p>0</text:p>
          </table:table-cell>
          <table:table-cell table:formula="of:=IF([.AY5]=&quot;x&quot;; 2^((COLUMN([.AY5])-2)); 0)" office:value-type="float" office:value="0" calcext:value-type="float">
            <text:p>0</text:p>
          </table:table-cell>
          <table:table-cell table:formula="of:=IF([.AZ5]=&quot;x&quot;; 2^((COLUMN([.AZ5])-2)); 0)" office:value-type="float" office:value="0" calcext:value-type="float">
            <text:p>0</text:p>
          </table:table-cell>
          <table:table-cell table:formula="of:=IF([.BA5]=&quot;x&quot;; 2^((COLUMN([.BA5])-2)); 0)" office:value-type="float" office:value="0" calcext:value-type="float">
            <text:p>0</text:p>
          </table:table-cell>
          <table:table-cell table:formula="of:=IF([.BB5]=&quot;x&quot;; 2^((COLUMN([.BB5])-2)); 0)" office:value-type="float" office:value="0" calcext:value-type="float">
            <text:p>0</text:p>
          </table:table-cell>
          <table:table-cell table:formula="of:=IF([.BC5]=&quot;x&quot;; 2^((COLUMN([.BC5])-2)); 0)" office:value-type="float" office:value="0" calcext:value-type="float">
            <text:p>0</text:p>
          </table:table-cell>
          <table:table-cell table:formula="of:=IF([.BD5]=&quot;x&quot;; 2^((COLUMN([.BD5])-2)); 0)" office:value-type="float" office:value="0" calcext:value-type="float">
            <text:p>0</text:p>
          </table:table-cell>
          <table:table-cell table:formula="of:=IF([.BE5]=&quot;x&quot;; 2^((COLUMN([.BE5])-2)); 0)" office:value-type="float" office:value="0" calcext:value-type="float">
            <text:p>0</text:p>
          </table:table-cell>
          <table:table-cell table:formula="of:=IF([.BF5]=&quot;x&quot;; 2^((COLUMN([.BF5])-2)); 0)" office:value-type="float" office:value="0" calcext:value-type="float">
            <text:p>0</text:p>
          </table:table-cell>
          <table:table-cell table:formula="of:=IF([.BG5]=&quot;x&quot;; 2^((COLUMN([.BG5])-2)); 0)" office:value-type="float" office:value="0" calcext:value-type="float">
            <text:p>0</text:p>
          </table:table-cell>
          <table:table-cell table:formula="of:=IF([.BH5]=&quot;x&quot;; 2^((COLUMN([.BH5])-2)); 0)" office:value-type="float" office:value="0" calcext:value-type="float">
            <text:p>0</text:p>
          </table:table-cell>
          <table:table-cell table:formula="of:=IF([.BI5]=&quot;x&quot;; 2^((COLUMN([.BI5])-2)); 0)" office:value-type="float" office:value="0" calcext:value-type="float">
            <text:p>0</text:p>
          </table:table-cell>
          <table:table-cell table:formula="of:=IF([.BJ5]=&quot;x&quot;; 2^((COLUMN([.BJ5])-2)); 0)" office:value-type="float" office:value="0" calcext:value-type="float">
            <text:p>0</text:p>
          </table:table-cell>
          <table:table-cell table:formula="of:=IF([.BK5]=&quot;x&quot;; 2^((COLUMN([.BK5])-2))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0"/>
          <table:table-cell table:formula="of:=SUM([.BP6:.DY6]) &amp; &quot;,&quot;" office:value-type="string" office:string-value="19879879517480," calcext:value-type="string">
            <text:p>19879879517480,</text:p>
          </table:table-cell>
          <table:table-cell table:formula="of:=IF([.B6]=&quot;x&quot;; 2^((COLUMN([.B6])-2)); 0)" office:value-type="float" office:value="0" calcext:value-type="float">
            <text:p>0</text:p>
          </table:table-cell>
          <table:table-cell table:formula="of:=IF([.C6]=&quot;x&quot;; 2^((COLUMN([.C6])-2)); 0)" office:value-type="float" office:value="0" calcext:value-type="float">
            <text:p>0</text:p>
          </table:table-cell>
          <table:table-cell table:formula="of:=IF([.D6]=&quot;x&quot;; 2^((COLUMN([.D6])-2)); 0)" office:value-type="float" office:value="0" calcext:value-type="float">
            <text:p>0</text:p>
          </table:table-cell>
          <table:table-cell table:formula="of:=IF([.E6]=&quot;x&quot;; 2^((COLUMN([.E6])-2)); 0)" office:value-type="float" office:value="8" calcext:value-type="float">
            <text:p>8</text:p>
          </table:table-cell>
          <table:table-cell table:formula="of:=IF([.F6]=&quot;x&quot;; 2^((COLUMN([.F6])-2)); 0)" office:value-type="float" office:value="0" calcext:value-type="float">
            <text:p>0</text:p>
          </table:table-cell>
          <table:table-cell table:formula="of:=IF([.G6]=&quot;x&quot;; 2^((COLUMN([.G6])-2)); 0)" office:value-type="float" office:value="32" calcext:value-type="float">
            <text:p>32</text:p>
          </table:table-cell>
          <table:table-cell table:formula="of:=IF([.H6]=&quot;x&quot;; 2^((COLUMN([.H6])-2)); 0)" office:value-type="float" office:value="0" calcext:value-type="float">
            <text:p>0</text:p>
          </table:table-cell>
          <table:table-cell table:formula="of:=IF([.I6]=&quot;x&quot;; 2^((COLUMN([.I6])-2)); 0)" office:value-type="float" office:value="0" calcext:value-type="float">
            <text:p>0</text:p>
          </table:table-cell>
          <table:table-cell table:formula="of:=IF([.J6]=&quot;x&quot;; 2^((COLUMN([.J6])-2)); 0)" office:value-type="float" office:value="256" calcext:value-type="float">
            <text:p>256</text:p>
          </table:table-cell>
          <table:table-cell table:formula="of:=IF([.K6]=&quot;x&quot;; 2^((COLUMN([.K6])-2)); 0)" office:value-type="float" office:value="0" calcext:value-type="float">
            <text:p>0</text:p>
          </table:table-cell>
          <table:table-cell table:formula="of:=IF([.L6]=&quot;x&quot;; 2^((COLUMN([.L6])-2)); 0)" office:value-type="float" office:value="1024" calcext:value-type="float">
            <text:p>1024</text:p>
          </table:table-cell>
          <table:table-cell table:formula="of:=IF([.M6]=&quot;x&quot;; 2^((COLUMN([.M6])-2)); 0)" office:value-type="float" office:value="0" calcext:value-type="float">
            <text:p>0</text:p>
          </table:table-cell>
          <table:table-cell table:formula="of:=IF([.N6]=&quot;x&quot;; 2^((COLUMN([.N6])-2)); 0)" office:value-type="float" office:value="0" calcext:value-type="float">
            <text:p>0</text:p>
          </table:table-cell>
          <table:table-cell table:formula="of:=IF([.O6]=&quot;x&quot;; 2^((COLUMN([.O6])-2)); 0)" office:value-type="float" office:value="8192" calcext:value-type="float">
            <text:p>8192</text:p>
          </table:table-cell>
          <table:table-cell table:formula="of:=IF([.P6]=&quot;x&quot;; 2^((COLUMN([.P6])-2)); 0)" office:value-type="float" office:value="0" calcext:value-type="float">
            <text:p>0</text:p>
          </table:table-cell>
          <table:table-cell table:formula="of:=IF([.Q6]=&quot;x&quot;; 2^((COLUMN([.Q6])-2)); 0)" office:value-type="float" office:value="0" calcext:value-type="float">
            <text:p>0</text:p>
          </table:table-cell>
          <table:table-cell table:formula="of:=IF([.R6]=&quot;x&quot;; 2^((COLUMN([.R6])-2)); 0)" office:value-type="float" office:value="0" calcext:value-type="float">
            <text:p>0</text:p>
          </table:table-cell>
          <table:table-cell table:formula="of:=IF([.S6]=&quot;x&quot;; 2^((COLUMN([.S6])-2)); 0)" office:value-type="float" office:value="0" calcext:value-type="float">
            <text:p>0</text:p>
          </table:table-cell>
          <table:table-cell table:formula="of:=IF([.T6]=&quot;x&quot;; 2^((COLUMN([.T6])-2)); 0)" office:value-type="float" office:value="0" calcext:value-type="float">
            <text:p>0</text:p>
          </table:table-cell>
          <table:table-cell table:formula="of:=IF([.U6]=&quot;x&quot;; 2^((COLUMN([.U6])-2)); 0)" office:value-type="float" office:value="524288" calcext:value-type="float">
            <text:p>524288</text:p>
          </table:table-cell>
          <table:table-cell table:formula="of:=IF([.V6]=&quot;x&quot;; 2^((COLUMN([.V6])-2)); 0)" office:value-type="float" office:value="0" calcext:value-type="float">
            <text:p>0</text:p>
          </table:table-cell>
          <table:table-cell table:formula="of:=IF([.W6]=&quot;x&quot;; 2^((COLUMN([.W6])-2)); 0)" office:value-type="float" office:value="2097152" calcext:value-type="float">
            <text:p>2097152</text:p>
          </table:table-cell>
          <table:table-cell table:formula="of:=IF([.X6]=&quot;x&quot;; 2^((COLUMN([.X6])-2)); 0)" office:value-type="float" office:value="0" calcext:value-type="float">
            <text:p>0</text:p>
          </table:table-cell>
          <table:table-cell table:formula="of:=IF([.Y6]=&quot;x&quot;; 2^((COLUMN([.Y6])-2)); 0)" office:value-type="float" office:value="0" calcext:value-type="float">
            <text:p>0</text:p>
          </table:table-cell>
          <table:table-cell table:formula="of:=IF([.Z6]=&quot;x&quot;; 2^((COLUMN([.Z6])-2)); 0)" office:value-type="float" office:value="16777216" calcext:value-type="float">
            <text:p>16777216</text:p>
          </table:table-cell>
          <table:table-cell table:formula="of:=IF([.AA6]=&quot;x&quot;; 2^((COLUMN([.AA6])-2)); 0)" office:value-type="float" office:value="0" calcext:value-type="float">
            <text:p>0</text:p>
          </table:table-cell>
          <table:table-cell table:formula="of:=IF([.AB6]=&quot;x&quot;; 2^((COLUMN([.AB6])-2)); 0)" office:value-type="float" office:value="67108864" calcext:value-type="float">
            <text:p>67108864</text:p>
          </table:table-cell>
          <table:table-cell table:formula="of:=IF([.AC6]=&quot;x&quot;; 2^((COLUMN([.AC6])-2)); 0)" office:value-type="float" office:value="0" calcext:value-type="float">
            <text:p>0</text:p>
          </table:table-cell>
          <table:table-cell table:formula="of:=IF([.AD6]=&quot;x&quot;; 2^((COLUMN([.AD6])-2)); 0)" office:value-type="float" office:value="0" calcext:value-type="float">
            <text:p>0</text:p>
          </table:table-cell>
          <table:table-cell table:formula="of:=IF([.AE6]=&quot;x&quot;; 2^((COLUMN([.AE6])-2)); 0)" office:value-type="float" office:value="536870912" calcext:value-type="float">
            <text:p>536870912</text:p>
          </table:table-cell>
          <table:table-cell table:formula="of:=IF([.AF6]=&quot;x&quot;; 2^((COLUMN([.AF6])-2)); 0)" office:value-type="float" office:value="0" calcext:value-type="float">
            <text:p>0</text:p>
          </table:table-cell>
          <table:table-cell table:formula="of:=IF([.AG6]=&quot;x&quot;; 2^((COLUMN([.AG6])-2)); 0)" office:value-type="float" office:value="2147483648" calcext:value-type="float">
            <text:p>2147483648</text:p>
          </table:table-cell>
          <table:table-cell table:formula="of:=IF([.AH6]=&quot;x&quot;; 2^((COLUMN([.AH6])-2)); 0)" office:value-type="float" office:value="0" calcext:value-type="float">
            <text:p>0</text:p>
          </table:table-cell>
          <table:table-cell table:formula="of:=IF([.AI6]=&quot;x&quot;; 2^((COLUMN([.AI6])-2)); 0)" office:value-type="float" office:value="0" calcext:value-type="float">
            <text:p>0</text:p>
          </table:table-cell>
          <table:table-cell table:formula="of:=IF([.AJ6]=&quot;x&quot;; 2^((COLUMN([.AJ6])-2)); 0)" office:value-type="float" office:value="17179869184" calcext:value-type="float">
            <text:p>17179869184</text:p>
          </table:table-cell>
          <table:table-cell table:formula="of:=IF([.AK6]=&quot;x&quot;; 2^((COLUMN([.AK6])-2)); 0)" office:value-type="float" office:value="0" calcext:value-type="float">
            <text:p>0</text:p>
          </table:table-cell>
          <table:table-cell table:formula="of:=IF([.AL6]=&quot;x&quot;; 2^((COLUMN([.AL6])-2)); 0)" office:value-type="float" office:value="68719476736" calcext:value-type="float">
            <text:p>68719476736</text:p>
          </table:table-cell>
          <table:table-cell table:formula="of:=IF([.AM6]=&quot;x&quot;; 2^((COLUMN([.AM6])-2)); 0)" office:value-type="float" office:value="0" calcext:value-type="float">
            <text:p>0</text:p>
          </table:table-cell>
          <table:table-cell table:formula="of:=IF([.AN6]=&quot;x&quot;; 2^((COLUMN([.AN6])-2)); 0)" office:value-type="float" office:value="0" calcext:value-type="float">
            <text:p>0</text:p>
          </table:table-cell>
          <table:table-cell table:formula="of:=IF([.AO6]=&quot;x&quot;; 2^((COLUMN([.AO6])-2)); 0)" office:value-type="float" office:value="0" calcext:value-type="float">
            <text:p>0</text:p>
          </table:table-cell>
          <table:table-cell table:formula="of:=IF([.AP6]=&quot;x&quot;; 2^((COLUMN([.AP6])-2)); 0)" office:value-type="float" office:value="0" calcext:value-type="float">
            <text:p>0</text:p>
          </table:table-cell>
          <table:table-cell table:formula="of:=IF([.AQ6]=&quot;x&quot;; 2^((COLUMN([.AQ6])-2)); 0)" office:value-type="float" office:value="2199023255552" calcext:value-type="float">
            <text:p>2199023255552</text:p>
          </table:table-cell>
          <table:table-cell table:formula="of:=IF([.AR6]=&quot;x&quot;; 2^((COLUMN([.AR6])-2)); 0)" office:value-type="float" office:value="0" calcext:value-type="float">
            <text:p>0</text:p>
          </table:table-cell>
          <table:table-cell table:formula="of:=IF([.AS6]=&quot;x&quot;; 2^((COLUMN([.AS6])-2)); 0)" office:value-type="float" office:value="0" calcext:value-type="float">
            <text:p>0</text:p>
          </table:table-cell>
          <table:table-cell table:formula="of:=IF([.AT6]=&quot;x&quot;; 2^((COLUMN([.AT6])-2)); 0)" office:value-type="float" office:value="17592186044416" calcext:value-type="float">
            <text:p>17592186044416</text:p>
          </table:table-cell>
          <table:table-cell table:formula="of:=IF([.AU6]=&quot;x&quot;; 2^((COLUMN([.AU6])-2)); 0)" office:value-type="float" office:value="0" calcext:value-type="float">
            <text:p>0</text:p>
          </table:table-cell>
          <table:table-cell table:formula="of:=IF([.AV6]=&quot;x&quot;; 2^((COLUMN([.AV6])-2)); 0)" office:value-type="float" office:value="0" calcext:value-type="float">
            <text:p>0</text:p>
          </table:table-cell>
          <table:table-cell table:formula="of:=IF([.AW6]=&quot;x&quot;; 2^((COLUMN([.AW6])-2)); 0)" office:value-type="float" office:value="0" calcext:value-type="float">
            <text:p>0</text:p>
          </table:table-cell>
          <table:table-cell table:formula="of:=IF([.AX6]=&quot;x&quot;; 2^((COLUMN([.AX6])-2)); 0)" office:value-type="float" office:value="0" calcext:value-type="float">
            <text:p>0</text:p>
          </table:table-cell>
          <table:table-cell table:formula="of:=IF([.AY6]=&quot;x&quot;; 2^((COLUMN([.AY6])-2)); 0)" office:value-type="float" office:value="0" calcext:value-type="float">
            <text:p>0</text:p>
          </table:table-cell>
          <table:table-cell table:formula="of:=IF([.AZ6]=&quot;x&quot;; 2^((COLUMN([.AZ6])-2)); 0)" office:value-type="float" office:value="0" calcext:value-type="float">
            <text:p>0</text:p>
          </table:table-cell>
          <table:table-cell table:formula="of:=IF([.BA6]=&quot;x&quot;; 2^((COLUMN([.BA6])-2)); 0)" office:value-type="float" office:value="0" calcext:value-type="float">
            <text:p>0</text:p>
          </table:table-cell>
          <table:table-cell table:formula="of:=IF([.BB6]=&quot;x&quot;; 2^((COLUMN([.BB6])-2)); 0)" office:value-type="float" office:value="0" calcext:value-type="float">
            <text:p>0</text:p>
          </table:table-cell>
          <table:table-cell table:formula="of:=IF([.BC6]=&quot;x&quot;; 2^((COLUMN([.BC6])-2)); 0)" office:value-type="float" office:value="0" calcext:value-type="float">
            <text:p>0</text:p>
          </table:table-cell>
          <table:table-cell table:formula="of:=IF([.BD6]=&quot;x&quot;; 2^((COLUMN([.BD6])-2)); 0)" office:value-type="float" office:value="0" calcext:value-type="float">
            <text:p>0</text:p>
          </table:table-cell>
          <table:table-cell table:formula="of:=IF([.BE6]=&quot;x&quot;; 2^((COLUMN([.BE6])-2)); 0)" office:value-type="float" office:value="0" calcext:value-type="float">
            <text:p>0</text:p>
          </table:table-cell>
          <table:table-cell table:formula="of:=IF([.BF6]=&quot;x&quot;; 2^((COLUMN([.BF6])-2)); 0)" office:value-type="float" office:value="0" calcext:value-type="float">
            <text:p>0</text:p>
          </table:table-cell>
          <table:table-cell table:formula="of:=IF([.BG6]=&quot;x&quot;; 2^((COLUMN([.BG6])-2)); 0)" office:value-type="float" office:value="0" calcext:value-type="float">
            <text:p>0</text:p>
          </table:table-cell>
          <table:table-cell table:formula="of:=IF([.BH6]=&quot;x&quot;; 2^((COLUMN([.BH6])-2)); 0)" office:value-type="float" office:value="0" calcext:value-type="float">
            <text:p>0</text:p>
          </table:table-cell>
          <table:table-cell table:formula="of:=IF([.BI6]=&quot;x&quot;; 2^((COLUMN([.BI6])-2)); 0)" office:value-type="float" office:value="0" calcext:value-type="float">
            <text:p>0</text:p>
          </table:table-cell>
          <table:table-cell table:formula="of:=IF([.BJ6]=&quot;x&quot;; 2^((COLUMN([.BJ6])-2)); 0)" office:value-type="float" office:value="0" calcext:value-type="float">
            <text:p>0</text:p>
          </table:table-cell>
          <table:table-cell table:formula="of:=IF([.BK6]=&quot;x&quot;; 2^((COLUMN([.BK6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1"/>
          <table:table-cell table:formula="of:=SUM([.BP7:.DY7]) &amp; &quot;,&quot;" office:value-type="string" office:string-value="16987017648327," calcext:value-type="string">
            <text:p>16987017648327,</text:p>
          </table:table-cell>
          <table:table-cell table:formula="of:=IF([.B7]=&quot;x&quot;; 2^((COLUMN([.B7])-2)); 0)" office:value-type="float" office:value="1" calcext:value-type="float">
            <text:p>1</text:p>
          </table:table-cell>
          <table:table-cell table:formula="of:=IF([.C7]=&quot;x&quot;; 2^((COLUMN([.C7])-2)); 0)" office:value-type="float" office:value="2" calcext:value-type="float">
            <text:p>2</text:p>
          </table:table-cell>
          <table:table-cell table:formula="of:=IF([.D7]=&quot;x&quot;; 2^((COLUMN([.D7])-2)); 0)" office:value-type="float" office:value="4" calcext:value-type="float">
            <text:p>4</text:p>
          </table:table-cell>
          <table:table-cell table:formula="of:=IF([.E7]=&quot;x&quot;; 2^((COLUMN([.E7])-2)); 0)" office:value-type="float" office:value="0" calcext:value-type="float">
            <text:p>0</text:p>
          </table:table-cell>
          <table:table-cell table:formula="of:=IF([.F7]=&quot;x&quot;; 2^((COLUMN([.F7])-2)); 0)" office:value-type="float" office:value="0" calcext:value-type="float">
            <text:p>0</text:p>
          </table:table-cell>
          <table:table-cell table:formula="of:=IF([.G7]=&quot;x&quot;; 2^((COLUMN([.G7])-2)); 0)" office:value-type="float" office:value="0" calcext:value-type="float">
            <text:p>0</text:p>
          </table:table-cell>
          <table:table-cell table:formula="of:=IF([.H7]=&quot;x&quot;; 2^((COLUMN([.H7])-2)); 0)" office:value-type="float" office:value="64" calcext:value-type="float">
            <text:p>64</text:p>
          </table:table-cell>
          <table:table-cell table:formula="of:=IF([.I7]=&quot;x&quot;; 2^((COLUMN([.I7])-2)); 0)" office:value-type="float" office:value="128" calcext:value-type="float">
            <text:p>128</text:p>
          </table:table-cell>
          <table:table-cell table:formula="of:=IF([.J7]=&quot;x&quot;; 2^((COLUMN([.J7])-2)); 0)" office:value-type="float" office:value="0" calcext:value-type="float">
            <text:p>0</text:p>
          </table:table-cell>
          <table:table-cell table:formula="of:=IF([.K7]=&quot;x&quot;; 2^((COLUMN([.K7])-2)); 0)" office:value-type="float" office:value="0" calcext:value-type="float">
            <text:p>0</text:p>
          </table:table-cell>
          <table:table-cell table:formula="of:=IF([.L7]=&quot;x&quot;; 2^((COLUMN([.L7])-2)); 0)" office:value-type="float" office:value="0" calcext:value-type="float">
            <text:p>0</text:p>
          </table:table-cell>
          <table:table-cell table:formula="of:=IF([.M7]=&quot;x&quot;; 2^((COLUMN([.M7])-2)); 0)" office:value-type="float" office:value="2048" calcext:value-type="float">
            <text:p>2048</text:p>
          </table:table-cell>
          <table:table-cell table:formula="of:=IF([.N7]=&quot;x&quot;; 2^((COLUMN([.N7])-2)); 0)" office:value-type="float" office:value="4096" calcext:value-type="float">
            <text:p>4096</text:p>
          </table:table-cell>
          <table:table-cell table:formula="of:=IF([.O7]=&quot;x&quot;; 2^((COLUMN([.O7])-2)); 0)" office:value-type="float" office:value="0" calcext:value-type="float">
            <text:p>0</text:p>
          </table:table-cell>
          <table:table-cell table:formula="of:=IF([.P7]=&quot;x&quot;; 2^((COLUMN([.P7])-2)); 0)" office:value-type="float" office:value="0" calcext:value-type="float">
            <text:p>0</text:p>
          </table:table-cell>
          <table:table-cell table:formula="of:=IF([.Q7]=&quot;x&quot;; 2^((COLUMN([.Q7])-2)); 0)" office:value-type="float" office:value="0" calcext:value-type="float">
            <text:p>0</text:p>
          </table:table-cell>
          <table:table-cell table:formula="of:=IF([.R7]=&quot;x&quot;; 2^((COLUMN([.R7])-2)); 0)" office:value-type="float" office:value="65536" calcext:value-type="float">
            <text:p>65536</text:p>
          </table:table-cell>
          <table:table-cell table:formula="of:=IF([.S7]=&quot;x&quot;; 2^((COLUMN([.S7])-2)); 0)" office:value-type="float" office:value="131072" calcext:value-type="float">
            <text:p>131072</text:p>
          </table:table-cell>
          <table:table-cell table:formula="of:=IF([.T7]=&quot;x&quot;; 2^((COLUMN([.T7])-2)); 0)" office:value-type="float" office:value="262144" calcext:value-type="float">
            <text:p>262144</text:p>
          </table:table-cell>
          <table:table-cell table:formula="of:=IF([.U7]=&quot;x&quot;; 2^((COLUMN([.U7])-2)); 0)" office:value-type="float" office:value="0" calcext:value-type="float">
            <text:p>0</text:p>
          </table:table-cell>
          <table:table-cell table:formula="of:=IF([.V7]=&quot;x&quot;; 2^((COLUMN([.V7])-2)); 0)" office:value-type="float" office:value="0" calcext:value-type="float">
            <text:p>0</text:p>
          </table:table-cell>
          <table:table-cell table:formula="of:=IF([.W7]=&quot;x&quot;; 2^((COLUMN([.W7])-2)); 0)" office:value-type="float" office:value="2097152" calcext:value-type="float">
            <text:p>2097152</text:p>
          </table:table-cell>
          <table:table-cell table:formula="of:=IF([.X7]=&quot;x&quot;; 2^((COLUMN([.X7])-2)); 0)" office:value-type="float" office:value="0" calcext:value-type="float">
            <text:p>0</text:p>
          </table:table-cell>
          <table:table-cell table:formula="of:=IF([.Y7]=&quot;x&quot;; 2^((COLUMN([.Y7])-2)); 0)" office:value-type="float" office:value="0" calcext:value-type="float">
            <text:p>0</text:p>
          </table:table-cell>
          <table:table-cell table:formula="of:=IF([.Z7]=&quot;x&quot;; 2^((COLUMN([.Z7])-2)); 0)" office:value-type="float" office:value="16777216" calcext:value-type="float">
            <text:p>16777216</text:p>
          </table:table-cell>
          <table:table-cell table:formula="of:=IF([.AA7]=&quot;x&quot;; 2^((COLUMN([.AA7])-2)); 0)" office:value-type="float" office:value="0" calcext:value-type="float">
            <text:p>0</text:p>
          </table:table-cell>
          <table:table-cell table:formula="of:=IF([.AB7]=&quot;x&quot;; 2^((COLUMN([.AB7])-2)); 0)" office:value-type="float" office:value="0" calcext:value-type="float">
            <text:p>0</text:p>
          </table:table-cell>
          <table:table-cell table:formula="of:=IF([.AC7]=&quot;x&quot;; 2^((COLUMN([.AC7])-2)); 0)" office:value-type="float" office:value="134217728" calcext:value-type="float">
            <text:p>134217728</text:p>
          </table:table-cell>
          <table:table-cell table:formula="of:=IF([.AD7]=&quot;x&quot;; 2^((COLUMN([.AD7])-2)); 0)" office:value-type="float" office:value="268435456" calcext:value-type="float">
            <text:p>268435456</text:p>
          </table:table-cell>
          <table:table-cell table:formula="of:=IF([.AE7]=&quot;x&quot;; 2^((COLUMN([.AE7])-2)); 0)" office:value-type="float" office:value="0" calcext:value-type="float">
            <text:p>0</text:p>
          </table:table-cell>
          <table:table-cell table:formula="of:=IF([.AF7]=&quot;x&quot;; 2^((COLUMN([.AF7])-2)); 0)" office:value-type="float" office:value="0" calcext:value-type="float">
            <text:p>0</text:p>
          </table:table-cell>
          <table:table-cell table:formula="of:=IF([.AG7]=&quot;x&quot;; 2^((COLUMN([.AG7])-2)); 0)" office:value-type="float" office:value="0" calcext:value-type="float">
            <text:p>0</text:p>
          </table:table-cell>
          <table:table-cell table:formula="of:=IF([.AH7]=&quot;x&quot;; 2^((COLUMN([.AH7])-2)); 0)" office:value-type="float" office:value="4294967296" calcext:value-type="float">
            <text:p>4294967296</text:p>
          </table:table-cell>
          <table:table-cell table:formula="of:=IF([.AI7]=&quot;x&quot;; 2^((COLUMN([.AI7])-2)); 0)" office:value-type="float" office:value="8589934592" calcext:value-type="float">
            <text:p>8589934592</text:p>
          </table:table-cell>
          <table:table-cell table:formula="of:=IF([.AJ7]=&quot;x&quot;; 2^((COLUMN([.AJ7])-2)); 0)" office:value-type="float" office:value="0" calcext:value-type="float">
            <text:p>0</text:p>
          </table:table-cell>
          <table:table-cell table:formula="of:=IF([.AK7]=&quot;x&quot;; 2^((COLUMN([.AK7])-2)); 0)" office:value-type="float" office:value="0" calcext:value-type="float">
            <text:p>0</text:p>
          </table:table-cell>
          <table:table-cell table:formula="of:=IF([.AL7]=&quot;x&quot;; 2^((COLUMN([.AL7])-2)); 0)" office:value-type="float" office:value="68719476736" calcext:value-type="float">
            <text:p>68719476736</text:p>
          </table:table-cell>
          <table:table-cell table:formula="of:=IF([.AM7]=&quot;x&quot;; 2^((COLUMN([.AM7])-2)); 0)" office:value-type="float" office:value="137438953472" calcext:value-type="float">
            <text:p>137438953472</text:p>
          </table:table-cell>
          <table:table-cell table:formula="of:=IF([.AN7]=&quot;x&quot;; 2^((COLUMN([.AN7])-2)); 0)" office:value-type="float" office:value="274877906944" calcext:value-type="float">
            <text:p>274877906944</text:p>
          </table:table-cell>
          <table:table-cell table:formula="of:=IF([.AO7]=&quot;x&quot;; 2^((COLUMN([.AO7])-2)); 0)" office:value-type="float" office:value="0" calcext:value-type="float">
            <text:p>0</text:p>
          </table:table-cell>
          <table:table-cell table:formula="of:=IF([.AP7]=&quot;x&quot;; 2^((COLUMN([.AP7])-2)); 0)" office:value-type="float" office:value="1099511627776" calcext:value-type="float">
            <text:p>1099511627776</text:p>
          </table:table-cell>
          <table:table-cell table:formula="of:=IF([.AQ7]=&quot;x&quot;; 2^((COLUMN([.AQ7])-2)); 0)" office:value-type="float" office:value="2199023255552" calcext:value-type="float">
            <text:p>2199023255552</text:p>
          </table:table-cell>
          <table:table-cell table:formula="of:=IF([.AR7]=&quot;x&quot;; 2^((COLUMN([.AR7])-2)); 0)" office:value-type="float" office:value="4398046511104" calcext:value-type="float">
            <text:p>4398046511104</text:p>
          </table:table-cell>
          <table:table-cell table:formula="of:=IF([.AS7]=&quot;x&quot;; 2^((COLUMN([.AS7])-2)); 0)" office:value-type="float" office:value="8796093022208" calcext:value-type="float">
            <text:p>8796093022208</text:p>
          </table:table-cell>
          <table:table-cell table:formula="of:=IF([.AT7]=&quot;x&quot;; 2^((COLUMN([.AT7])-2)); 0)" office:value-type="float" office:value="0" calcext:value-type="float">
            <text:p>0</text:p>
          </table:table-cell>
          <table:table-cell table:formula="of:=IF([.AU7]=&quot;x&quot;; 2^((COLUMN([.AU7])-2)); 0)" office:value-type="float" office:value="0" calcext:value-type="float">
            <text:p>0</text:p>
          </table:table-cell>
          <table:table-cell table:formula="of:=IF([.AV7]=&quot;x&quot;; 2^((COLUMN([.AV7])-2)); 0)" office:value-type="float" office:value="0" calcext:value-type="float">
            <text:p>0</text:p>
          </table:table-cell>
          <table:table-cell table:formula="of:=IF([.AW7]=&quot;x&quot;; 2^((COLUMN([.AW7])-2)); 0)" office:value-type="float" office:value="0" calcext:value-type="float">
            <text:p>0</text:p>
          </table:table-cell>
          <table:table-cell table:formula="of:=IF([.AX7]=&quot;x&quot;; 2^((COLUMN([.AX7])-2)); 0)" office:value-type="float" office:value="0" calcext:value-type="float">
            <text:p>0</text:p>
          </table:table-cell>
          <table:table-cell table:formula="of:=IF([.AY7]=&quot;x&quot;; 2^((COLUMN([.AY7])-2)); 0)" office:value-type="float" office:value="0" calcext:value-type="float">
            <text:p>0</text:p>
          </table:table-cell>
          <table:table-cell table:formula="of:=IF([.AZ7]=&quot;x&quot;; 2^((COLUMN([.AZ7])-2)); 0)" office:value-type="float" office:value="0" calcext:value-type="float">
            <text:p>0</text:p>
          </table:table-cell>
          <table:table-cell table:formula="of:=IF([.BA7]=&quot;x&quot;; 2^((COLUMN([.BA7])-2)); 0)" office:value-type="float" office:value="0" calcext:value-type="float">
            <text:p>0</text:p>
          </table:table-cell>
          <table:table-cell table:formula="of:=IF([.BB7]=&quot;x&quot;; 2^((COLUMN([.BB7])-2)); 0)" office:value-type="float" office:value="0" calcext:value-type="float">
            <text:p>0</text:p>
          </table:table-cell>
          <table:table-cell table:formula="of:=IF([.BC7]=&quot;x&quot;; 2^((COLUMN([.BC7])-2)); 0)" office:value-type="float" office:value="0" calcext:value-type="float">
            <text:p>0</text:p>
          </table:table-cell>
          <table:table-cell table:formula="of:=IF([.BD7]=&quot;x&quot;; 2^((COLUMN([.BD7])-2)); 0)" office:value-type="float" office:value="0" calcext:value-type="float">
            <text:p>0</text:p>
          </table:table-cell>
          <table:table-cell table:formula="of:=IF([.BE7]=&quot;x&quot;; 2^((COLUMN([.BE7])-2)); 0)" office:value-type="float" office:value="0" calcext:value-type="float">
            <text:p>0</text:p>
          </table:table-cell>
          <table:table-cell table:formula="of:=IF([.BF7]=&quot;x&quot;; 2^((COLUMN([.BF7])-2)); 0)" office:value-type="float" office:value="0" calcext:value-type="float">
            <text:p>0</text:p>
          </table:table-cell>
          <table:table-cell table:formula="of:=IF([.BG7]=&quot;x&quot;; 2^((COLUMN([.BG7])-2)); 0)" office:value-type="float" office:value="0" calcext:value-type="float">
            <text:p>0</text:p>
          </table:table-cell>
          <table:table-cell table:formula="of:=IF([.BH7]=&quot;x&quot;; 2^((COLUMN([.BH7])-2)); 0)" office:value-type="float" office:value="0" calcext:value-type="float">
            <text:p>0</text:p>
          </table:table-cell>
          <table:table-cell table:formula="of:=IF([.BI7]=&quot;x&quot;; 2^((COLUMN([.BI7])-2)); 0)" office:value-type="float" office:value="0" calcext:value-type="float">
            <text:p>0</text:p>
          </table:table-cell>
          <table:table-cell table:formula="of:=IF([.BJ7]=&quot;x&quot;; 2^((COLUMN([.BJ7])-2)); 0)" office:value-type="float" office:value="0" calcext:value-type="float">
            <text:p>0</text:p>
          </table:table-cell>
          <table:table-cell table:formula="of:=IF([.BK7]=&quot;x&quot;; 2^((COLUMN([.BK7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8:.DY8]) &amp; &quot;,&quot;" office:value-type="string" office:string-value="0," calcext:value-type="string">
            <text:p>0,</text:p>
          </table:table-cell>
          <table:table-cell table:formula="of:=IF([.B8]=&quot;x&quot;; 2^((COLUMN([.B8])-2)); 0)" office:value-type="float" office:value="0" calcext:value-type="float">
            <text:p>0</text:p>
          </table:table-cell>
          <table:table-cell table:formula="of:=IF([.C8]=&quot;x&quot;; 2^((COLUMN([.C8])-2)); 0)" office:value-type="float" office:value="0" calcext:value-type="float">
            <text:p>0</text:p>
          </table:table-cell>
          <table:table-cell table:formula="of:=IF([.D8]=&quot;x&quot;; 2^((COLUMN([.D8])-2)); 0)" office:value-type="float" office:value="0" calcext:value-type="float">
            <text:p>0</text:p>
          </table:table-cell>
          <table:table-cell table:formula="of:=IF([.E8]=&quot;x&quot;; 2^((COLUMN([.E8])-2)); 0)" office:value-type="float" office:value="0" calcext:value-type="float">
            <text:p>0</text:p>
          </table:table-cell>
          <table:table-cell table:formula="of:=IF([.F8]=&quot;x&quot;; 2^((COLUMN([.F8])-2)); 0)" office:value-type="float" office:value="0" calcext:value-type="float">
            <text:p>0</text:p>
          </table:table-cell>
          <table:table-cell table:formula="of:=IF([.G8]=&quot;x&quot;; 2^((COLUMN([.G8])-2)); 0)" office:value-type="float" office:value="0" calcext:value-type="float">
            <text:p>0</text:p>
          </table:table-cell>
          <table:table-cell table:formula="of:=IF([.H8]=&quot;x&quot;; 2^((COLUMN([.H8])-2)); 0)" office:value-type="float" office:value="0" calcext:value-type="float">
            <text:p>0</text:p>
          </table:table-cell>
          <table:table-cell table:formula="of:=IF([.I8]=&quot;x&quot;; 2^((COLUMN([.I8])-2)); 0)" office:value-type="float" office:value="0" calcext:value-type="float">
            <text:p>0</text:p>
          </table:table-cell>
          <table:table-cell table:formula="of:=IF([.J8]=&quot;x&quot;; 2^((COLUMN([.J8])-2)); 0)" office:value-type="float" office:value="0" calcext:value-type="float">
            <text:p>0</text:p>
          </table:table-cell>
          <table:table-cell table:formula="of:=IF([.K8]=&quot;x&quot;; 2^((COLUMN([.K8])-2)); 0)" office:value-type="float" office:value="0" calcext:value-type="float">
            <text:p>0</text:p>
          </table:table-cell>
          <table:table-cell table:formula="of:=IF([.L8]=&quot;x&quot;; 2^((COLUMN([.L8])-2)); 0)" office:value-type="float" office:value="0" calcext:value-type="float">
            <text:p>0</text:p>
          </table:table-cell>
          <table:table-cell table:formula="of:=IF([.M8]=&quot;x&quot;; 2^((COLUMN([.M8])-2)); 0)" office:value-type="float" office:value="0" calcext:value-type="float">
            <text:p>0</text:p>
          </table:table-cell>
          <table:table-cell table:formula="of:=IF([.N8]=&quot;x&quot;; 2^((COLUMN([.N8])-2)); 0)" office:value-type="float" office:value="0" calcext:value-type="float">
            <text:p>0</text:p>
          </table:table-cell>
          <table:table-cell table:formula="of:=IF([.O8]=&quot;x&quot;; 2^((COLUMN([.O8])-2)); 0)" office:value-type="float" office:value="0" calcext:value-type="float">
            <text:p>0</text:p>
          </table:table-cell>
          <table:table-cell table:formula="of:=IF([.P8]=&quot;x&quot;; 2^((COLUMN([.P8])-2)); 0)" office:value-type="float" office:value="0" calcext:value-type="float">
            <text:p>0</text:p>
          </table:table-cell>
          <table:table-cell table:formula="of:=IF([.Q8]=&quot;x&quot;; 2^((COLUMN([.Q8])-2)); 0)" office:value-type="float" office:value="0" calcext:value-type="float">
            <text:p>0</text:p>
          </table:table-cell>
          <table:table-cell table:formula="of:=IF([.R8]=&quot;x&quot;; 2^((COLUMN([.R8])-2)); 0)" office:value-type="float" office:value="0" calcext:value-type="float">
            <text:p>0</text:p>
          </table:table-cell>
          <table:table-cell table:formula="of:=IF([.S8]=&quot;x&quot;; 2^((COLUMN([.S8])-2)); 0)" office:value-type="float" office:value="0" calcext:value-type="float">
            <text:p>0</text:p>
          </table:table-cell>
          <table:table-cell table:formula="of:=IF([.T8]=&quot;x&quot;; 2^((COLUMN([.T8])-2)); 0)" office:value-type="float" office:value="0" calcext:value-type="float">
            <text:p>0</text:p>
          </table:table-cell>
          <table:table-cell table:formula="of:=IF([.U8]=&quot;x&quot;; 2^((COLUMN([.U8])-2)); 0)" office:value-type="float" office:value="0" calcext:value-type="float">
            <text:p>0</text:p>
          </table:table-cell>
          <table:table-cell table:formula="of:=IF([.V8]=&quot;x&quot;; 2^((COLUMN([.V8])-2)); 0)" office:value-type="float" office:value="0" calcext:value-type="float">
            <text:p>0</text:p>
          </table:table-cell>
          <table:table-cell table:formula="of:=IF([.W8]=&quot;x&quot;; 2^((COLUMN([.W8])-2)); 0)" office:value-type="float" office:value="0" calcext:value-type="float">
            <text:p>0</text:p>
          </table:table-cell>
          <table:table-cell table:formula="of:=IF([.X8]=&quot;x&quot;; 2^((COLUMN([.X8])-2)); 0)" office:value-type="float" office:value="0" calcext:value-type="float">
            <text:p>0</text:p>
          </table:table-cell>
          <table:table-cell table:formula="of:=IF([.Y8]=&quot;x&quot;; 2^((COLUMN([.Y8])-2)); 0)" office:value-type="float" office:value="0" calcext:value-type="float">
            <text:p>0</text:p>
          </table:table-cell>
          <table:table-cell table:formula="of:=IF([.Z8]=&quot;x&quot;; 2^((COLUMN([.Z8])-2)); 0)" office:value-type="float" office:value="0" calcext:value-type="float">
            <text:p>0</text:p>
          </table:table-cell>
          <table:table-cell table:formula="of:=IF([.AA8]=&quot;x&quot;; 2^((COLUMN([.AA8])-2)); 0)" office:value-type="float" office:value="0" calcext:value-type="float">
            <text:p>0</text:p>
          </table:table-cell>
          <table:table-cell table:formula="of:=IF([.AB8]=&quot;x&quot;; 2^((COLUMN([.AB8])-2)); 0)" office:value-type="float" office:value="0" calcext:value-type="float">
            <text:p>0</text:p>
          </table:table-cell>
          <table:table-cell table:formula="of:=IF([.AC8]=&quot;x&quot;; 2^((COLUMN([.AC8])-2)); 0)" office:value-type="float" office:value="0" calcext:value-type="float">
            <text:p>0</text:p>
          </table:table-cell>
          <table:table-cell table:formula="of:=IF([.AD8]=&quot;x&quot;; 2^((COLUMN([.AD8])-2)); 0)" office:value-type="float" office:value="0" calcext:value-type="float">
            <text:p>0</text:p>
          </table:table-cell>
          <table:table-cell table:formula="of:=IF([.AE8]=&quot;x&quot;; 2^((COLUMN([.AE8])-2)); 0)" office:value-type="float" office:value="0" calcext:value-type="float">
            <text:p>0</text:p>
          </table:table-cell>
          <table:table-cell table:formula="of:=IF([.AF8]=&quot;x&quot;; 2^((COLUMN([.AF8])-2)); 0)" office:value-type="float" office:value="0" calcext:value-type="float">
            <text:p>0</text:p>
          </table:table-cell>
          <table:table-cell table:formula="of:=IF([.AG8]=&quot;x&quot;; 2^((COLUMN([.AG8])-2)); 0)" office:value-type="float" office:value="0" calcext:value-type="float">
            <text:p>0</text:p>
          </table:table-cell>
          <table:table-cell table:formula="of:=IF([.AH8]=&quot;x&quot;; 2^((COLUMN([.AH8])-2)); 0)" office:value-type="float" office:value="0" calcext:value-type="float">
            <text:p>0</text:p>
          </table:table-cell>
          <table:table-cell table:formula="of:=IF([.AI8]=&quot;x&quot;; 2^((COLUMN([.AI8])-2)); 0)" office:value-type="float" office:value="0" calcext:value-type="float">
            <text:p>0</text:p>
          </table:table-cell>
          <table:table-cell table:formula="of:=IF([.AJ8]=&quot;x&quot;; 2^((COLUMN([.AJ8])-2)); 0)" office:value-type="float" office:value="0" calcext:value-type="float">
            <text:p>0</text:p>
          </table:table-cell>
          <table:table-cell table:formula="of:=IF([.AK8]=&quot;x&quot;; 2^((COLUMN([.AK8])-2)); 0)" office:value-type="float" office:value="0" calcext:value-type="float">
            <text:p>0</text:p>
          </table:table-cell>
          <table:table-cell table:formula="of:=IF([.AL8]=&quot;x&quot;; 2^((COLUMN([.AL8])-2)); 0)" office:value-type="float" office:value="0" calcext:value-type="float">
            <text:p>0</text:p>
          </table:table-cell>
          <table:table-cell table:formula="of:=IF([.AM8]=&quot;x&quot;; 2^((COLUMN([.AM8])-2)); 0)" office:value-type="float" office:value="0" calcext:value-type="float">
            <text:p>0</text:p>
          </table:table-cell>
          <table:table-cell table:formula="of:=IF([.AN8]=&quot;x&quot;; 2^((COLUMN([.AN8])-2)); 0)" office:value-type="float" office:value="0" calcext:value-type="float">
            <text:p>0</text:p>
          </table:table-cell>
          <table:table-cell table:formula="of:=IF([.AO8]=&quot;x&quot;; 2^((COLUMN([.AO8])-2)); 0)" office:value-type="float" office:value="0" calcext:value-type="float">
            <text:p>0</text:p>
          </table:table-cell>
          <table:table-cell table:formula="of:=IF([.AP8]=&quot;x&quot;; 2^((COLUMN([.AP8])-2)); 0)" office:value-type="float" office:value="0" calcext:value-type="float">
            <text:p>0</text:p>
          </table:table-cell>
          <table:table-cell table:formula="of:=IF([.AQ8]=&quot;x&quot;; 2^((COLUMN([.AQ8])-2)); 0)" office:value-type="float" office:value="0" calcext:value-type="float">
            <text:p>0</text:p>
          </table:table-cell>
          <table:table-cell table:formula="of:=IF([.AR8]=&quot;x&quot;; 2^((COLUMN([.AR8])-2)); 0)" office:value-type="float" office:value="0" calcext:value-type="float">
            <text:p>0</text:p>
          </table:table-cell>
          <table:table-cell table:formula="of:=IF([.AS8]=&quot;x&quot;; 2^((COLUMN([.AS8])-2)); 0)" office:value-type="float" office:value="0" calcext:value-type="float">
            <text:p>0</text:p>
          </table:table-cell>
          <table:table-cell table:formula="of:=IF([.AT8]=&quot;x&quot;; 2^((COLUMN([.AT8])-2)); 0)" office:value-type="float" office:value="0" calcext:value-type="float">
            <text:p>0</text:p>
          </table:table-cell>
          <table:table-cell table:formula="of:=IF([.AU8]=&quot;x&quot;; 2^((COLUMN([.AU8])-2)); 0)" office:value-type="float" office:value="0" calcext:value-type="float">
            <text:p>0</text:p>
          </table:table-cell>
          <table:table-cell table:formula="of:=IF([.AV8]=&quot;x&quot;; 2^((COLUMN([.AV8])-2)); 0)" office:value-type="float" office:value="0" calcext:value-type="float">
            <text:p>0</text:p>
          </table:table-cell>
          <table:table-cell table:formula="of:=IF([.AW8]=&quot;x&quot;; 2^((COLUMN([.AW8])-2)); 0)" office:value-type="float" office:value="0" calcext:value-type="float">
            <text:p>0</text:p>
          </table:table-cell>
          <table:table-cell table:formula="of:=IF([.AX8]=&quot;x&quot;; 2^((COLUMN([.AX8])-2)); 0)" office:value-type="float" office:value="0" calcext:value-type="float">
            <text:p>0</text:p>
          </table:table-cell>
          <table:table-cell table:formula="of:=IF([.AY8]=&quot;x&quot;; 2^((COLUMN([.AY8])-2)); 0)" office:value-type="float" office:value="0" calcext:value-type="float">
            <text:p>0</text:p>
          </table:table-cell>
          <table:table-cell table:formula="of:=IF([.AZ8]=&quot;x&quot;; 2^((COLUMN([.AZ8])-2)); 0)" office:value-type="float" office:value="0" calcext:value-type="float">
            <text:p>0</text:p>
          </table:table-cell>
          <table:table-cell table:formula="of:=IF([.BA8]=&quot;x&quot;; 2^((COLUMN([.BA8])-2)); 0)" office:value-type="float" office:value="0" calcext:value-type="float">
            <text:p>0</text:p>
          </table:table-cell>
          <table:table-cell table:formula="of:=IF([.BB8]=&quot;x&quot;; 2^((COLUMN([.BB8])-2)); 0)" office:value-type="float" office:value="0" calcext:value-type="float">
            <text:p>0</text:p>
          </table:table-cell>
          <table:table-cell table:formula="of:=IF([.BC8]=&quot;x&quot;; 2^((COLUMN([.BC8])-2)); 0)" office:value-type="float" office:value="0" calcext:value-type="float">
            <text:p>0</text:p>
          </table:table-cell>
          <table:table-cell table:formula="of:=IF([.BD8]=&quot;x&quot;; 2^((COLUMN([.BD8])-2)); 0)" office:value-type="float" office:value="0" calcext:value-type="float">
            <text:p>0</text:p>
          </table:table-cell>
          <table:table-cell table:formula="of:=IF([.BE8]=&quot;x&quot;; 2^((COLUMN([.BE8])-2)); 0)" office:value-type="float" office:value="0" calcext:value-type="float">
            <text:p>0</text:p>
          </table:table-cell>
          <table:table-cell table:formula="of:=IF([.BF8]=&quot;x&quot;; 2^((COLUMN([.BF8])-2)); 0)" office:value-type="float" office:value="0" calcext:value-type="float">
            <text:p>0</text:p>
          </table:table-cell>
          <table:table-cell table:formula="of:=IF([.BG8]=&quot;x&quot;; 2^((COLUMN([.BG8])-2)); 0)" office:value-type="float" office:value="0" calcext:value-type="float">
            <text:p>0</text:p>
          </table:table-cell>
          <table:table-cell table:formula="of:=IF([.BH8]=&quot;x&quot;; 2^((COLUMN([.BH8])-2)); 0)" office:value-type="float" office:value="0" calcext:value-type="float">
            <text:p>0</text:p>
          </table:table-cell>
          <table:table-cell table:formula="of:=IF([.BI8]=&quot;x&quot;; 2^((COLUMN([.BI8])-2)); 0)" office:value-type="float" office:value="0" calcext:value-type="float">
            <text:p>0</text:p>
          </table:table-cell>
          <table:table-cell table:formula="of:=IF([.BJ8]=&quot;x&quot;; 2^((COLUMN([.BJ8])-2)); 0)" office:value-type="float" office:value="0" calcext:value-type="float">
            <text:p>0</text:p>
          </table:table-cell>
          <table:table-cell table:formula="of:=IF([.BK8]=&quot;x&quot;; 2^((COLUMN([.BK8])-2)); 0)" office:value-type="float" office:value="0" calcext:value-type="float">
            <text:p>0</text:p>
          </table:table-cell>
        </table:table-row>
        <table:table-row table:style-name="ro1">
          <table:table-cell table:number-columns-repeated="40"/>
          <table:table-cell office:value-type="string" calcext:value-type="string">
            <text:p>x</text:p>
          </table:table-cell>
          <table:table-cell table:number-columns-repeated="25"/>
          <table:table-cell table:formula="of:=SUM([.BP9:.DY9]) &amp; &quot;,&quot;" office:value-type="string" office:string-value="549755813888," calcext:value-type="string">
            <text:p>549755813888,</text:p>
          </table:table-cell>
          <table:table-cell table:formula="of:=IF([.B9]=&quot;x&quot;; 2^((COLUMN([.B9])-2)); 0)" office:value-type="float" office:value="0" calcext:value-type="float">
            <text:p>0</text:p>
          </table:table-cell>
          <table:table-cell table:formula="of:=IF([.C9]=&quot;x&quot;; 2^((COLUMN([.C9])-2)); 0)" office:value-type="float" office:value="0" calcext:value-type="float">
            <text:p>0</text:p>
          </table:table-cell>
          <table:table-cell table:formula="of:=IF([.D9]=&quot;x&quot;; 2^((COLUMN([.D9])-2)); 0)" office:value-type="float" office:value="0" calcext:value-type="float">
            <text:p>0</text:p>
          </table:table-cell>
          <table:table-cell table:formula="of:=IF([.E9]=&quot;x&quot;; 2^((COLUMN([.E9])-2)); 0)" office:value-type="float" office:value="0" calcext:value-type="float">
            <text:p>0</text:p>
          </table:table-cell>
          <table:table-cell table:formula="of:=IF([.F9]=&quot;x&quot;; 2^((COLUMN([.F9])-2)); 0)" office:value-type="float" office:value="0" calcext:value-type="float">
            <text:p>0</text:p>
          </table:table-cell>
          <table:table-cell table:formula="of:=IF([.G9]=&quot;x&quot;; 2^((COLUMN([.G9])-2)); 0)" office:value-type="float" office:value="0" calcext:value-type="float">
            <text:p>0</text:p>
          </table:table-cell>
          <table:table-cell table:formula="of:=IF([.H9]=&quot;x&quot;; 2^((COLUMN([.H9])-2)); 0)" office:value-type="float" office:value="0" calcext:value-type="float">
            <text:p>0</text:p>
          </table:table-cell>
          <table:table-cell table:formula="of:=IF([.I9]=&quot;x&quot;; 2^((COLUMN([.I9])-2)); 0)" office:value-type="float" office:value="0" calcext:value-type="float">
            <text:p>0</text:p>
          </table:table-cell>
          <table:table-cell table:formula="of:=IF([.J9]=&quot;x&quot;; 2^((COLUMN([.J9])-2)); 0)" office:value-type="float" office:value="0" calcext:value-type="float">
            <text:p>0</text:p>
          </table:table-cell>
          <table:table-cell table:formula="of:=IF([.K9]=&quot;x&quot;; 2^((COLUMN([.K9])-2)); 0)" office:value-type="float" office:value="0" calcext:value-type="float">
            <text:p>0</text:p>
          </table:table-cell>
          <table:table-cell table:formula="of:=IF([.L9]=&quot;x&quot;; 2^((COLUMN([.L9])-2)); 0)" office:value-type="float" office:value="0" calcext:value-type="float">
            <text:p>0</text:p>
          </table:table-cell>
          <table:table-cell table:formula="of:=IF([.M9]=&quot;x&quot;; 2^((COLUMN([.M9])-2)); 0)" office:value-type="float" office:value="0" calcext:value-type="float">
            <text:p>0</text:p>
          </table:table-cell>
          <table:table-cell table:formula="of:=IF([.N9]=&quot;x&quot;; 2^((COLUMN([.N9])-2)); 0)" office:value-type="float" office:value="0" calcext:value-type="float">
            <text:p>0</text:p>
          </table:table-cell>
          <table:table-cell table:formula="of:=IF([.O9]=&quot;x&quot;; 2^((COLUMN([.O9])-2)); 0)" office:value-type="float" office:value="0" calcext:value-type="float">
            <text:p>0</text:p>
          </table:table-cell>
          <table:table-cell table:formula="of:=IF([.P9]=&quot;x&quot;; 2^((COLUMN([.P9])-2)); 0)" office:value-type="float" office:value="0" calcext:value-type="float">
            <text:p>0</text:p>
          </table:table-cell>
          <table:table-cell table:formula="of:=IF([.Q9]=&quot;x&quot;; 2^((COLUMN([.Q9])-2)); 0)" office:value-type="float" office:value="0" calcext:value-type="float">
            <text:p>0</text:p>
          </table:table-cell>
          <table:table-cell table:formula="of:=IF([.R9]=&quot;x&quot;; 2^((COLUMN([.R9])-2)); 0)" office:value-type="float" office:value="0" calcext:value-type="float">
            <text:p>0</text:p>
          </table:table-cell>
          <table:table-cell table:formula="of:=IF([.S9]=&quot;x&quot;; 2^((COLUMN([.S9])-2)); 0)" office:value-type="float" office:value="0" calcext:value-type="float">
            <text:p>0</text:p>
          </table:table-cell>
          <table:table-cell table:formula="of:=IF([.T9]=&quot;x&quot;; 2^((COLUMN([.T9])-2)); 0)" office:value-type="float" office:value="0" calcext:value-type="float">
            <text:p>0</text:p>
          </table:table-cell>
          <table:table-cell table:formula="of:=IF([.U9]=&quot;x&quot;; 2^((COLUMN([.U9])-2)); 0)" office:value-type="float" office:value="0" calcext:value-type="float">
            <text:p>0</text:p>
          </table:table-cell>
          <table:table-cell table:formula="of:=IF([.V9]=&quot;x&quot;; 2^((COLUMN([.V9])-2)); 0)" office:value-type="float" office:value="0" calcext:value-type="float">
            <text:p>0</text:p>
          </table:table-cell>
          <table:table-cell table:formula="of:=IF([.W9]=&quot;x&quot;; 2^((COLUMN([.W9])-2)); 0)" office:value-type="float" office:value="0" calcext:value-type="float">
            <text:p>0</text:p>
          </table:table-cell>
          <table:table-cell table:formula="of:=IF([.X9]=&quot;x&quot;; 2^((COLUMN([.X9])-2)); 0)" office:value-type="float" office:value="0" calcext:value-type="float">
            <text:p>0</text:p>
          </table:table-cell>
          <table:table-cell table:formula="of:=IF([.Y9]=&quot;x&quot;; 2^((COLUMN([.Y9])-2)); 0)" office:value-type="float" office:value="0" calcext:value-type="float">
            <text:p>0</text:p>
          </table:table-cell>
          <table:table-cell table:formula="of:=IF([.Z9]=&quot;x&quot;; 2^((COLUMN([.Z9])-2)); 0)" office:value-type="float" office:value="0" calcext:value-type="float">
            <text:p>0</text:p>
          </table:table-cell>
          <table:table-cell table:formula="of:=IF([.AA9]=&quot;x&quot;; 2^((COLUMN([.AA9])-2)); 0)" office:value-type="float" office:value="0" calcext:value-type="float">
            <text:p>0</text:p>
          </table:table-cell>
          <table:table-cell table:formula="of:=IF([.AB9]=&quot;x&quot;; 2^((COLUMN([.AB9])-2)); 0)" office:value-type="float" office:value="0" calcext:value-type="float">
            <text:p>0</text:p>
          </table:table-cell>
          <table:table-cell table:formula="of:=IF([.AC9]=&quot;x&quot;; 2^((COLUMN([.AC9])-2)); 0)" office:value-type="float" office:value="0" calcext:value-type="float">
            <text:p>0</text:p>
          </table:table-cell>
          <table:table-cell table:formula="of:=IF([.AD9]=&quot;x&quot;; 2^((COLUMN([.AD9])-2)); 0)" office:value-type="float" office:value="0" calcext:value-type="float">
            <text:p>0</text:p>
          </table:table-cell>
          <table:table-cell table:formula="of:=IF([.AE9]=&quot;x&quot;; 2^((COLUMN([.AE9])-2)); 0)" office:value-type="float" office:value="0" calcext:value-type="float">
            <text:p>0</text:p>
          </table:table-cell>
          <table:table-cell table:formula="of:=IF([.AF9]=&quot;x&quot;; 2^((COLUMN([.AF9])-2)); 0)" office:value-type="float" office:value="0" calcext:value-type="float">
            <text:p>0</text:p>
          </table:table-cell>
          <table:table-cell table:formula="of:=IF([.AG9]=&quot;x&quot;; 2^((COLUMN([.AG9])-2)); 0)" office:value-type="float" office:value="0" calcext:value-type="float">
            <text:p>0</text:p>
          </table:table-cell>
          <table:table-cell table:formula="of:=IF([.AH9]=&quot;x&quot;; 2^((COLUMN([.AH9])-2)); 0)" office:value-type="float" office:value="0" calcext:value-type="float">
            <text:p>0</text:p>
          </table:table-cell>
          <table:table-cell table:formula="of:=IF([.AI9]=&quot;x&quot;; 2^((COLUMN([.AI9])-2)); 0)" office:value-type="float" office:value="0" calcext:value-type="float">
            <text:p>0</text:p>
          </table:table-cell>
          <table:table-cell table:formula="of:=IF([.AJ9]=&quot;x&quot;; 2^((COLUMN([.AJ9])-2)); 0)" office:value-type="float" office:value="0" calcext:value-type="float">
            <text:p>0</text:p>
          </table:table-cell>
          <table:table-cell table:formula="of:=IF([.AK9]=&quot;x&quot;; 2^((COLUMN([.AK9])-2)); 0)" office:value-type="float" office:value="0" calcext:value-type="float">
            <text:p>0</text:p>
          </table:table-cell>
          <table:table-cell table:formula="of:=IF([.AL9]=&quot;x&quot;; 2^((COLUMN([.AL9])-2)); 0)" office:value-type="float" office:value="0" calcext:value-type="float">
            <text:p>0</text:p>
          </table:table-cell>
          <table:table-cell table:formula="of:=IF([.AM9]=&quot;x&quot;; 2^((COLUMN([.AM9])-2)); 0)" office:value-type="float" office:value="0" calcext:value-type="float">
            <text:p>0</text:p>
          </table:table-cell>
          <table:table-cell table:formula="of:=IF([.AN9]=&quot;x&quot;; 2^((COLUMN([.AN9])-2)); 0)" office:value-type="float" office:value="0" calcext:value-type="float">
            <text:p>0</text:p>
          </table:table-cell>
          <table:table-cell table:formula="of:=IF([.AO9]=&quot;x&quot;; 2^((COLUMN([.AO9])-2)); 0)" office:value-type="float" office:value="549755813888" calcext:value-type="float">
            <text:p>549755813888</text:p>
          </table:table-cell>
          <table:table-cell table:formula="of:=IF([.AP9]=&quot;x&quot;; 2^((COLUMN([.AP9])-2)); 0)" office:value-type="float" office:value="0" calcext:value-type="float">
            <text:p>0</text:p>
          </table:table-cell>
          <table:table-cell table:formula="of:=IF([.AQ9]=&quot;x&quot;; 2^((COLUMN([.AQ9])-2)); 0)" office:value-type="float" office:value="0" calcext:value-type="float">
            <text:p>0</text:p>
          </table:table-cell>
          <table:table-cell table:formula="of:=IF([.AR9]=&quot;x&quot;; 2^((COLUMN([.AR9])-2)); 0)" office:value-type="float" office:value="0" calcext:value-type="float">
            <text:p>0</text:p>
          </table:table-cell>
          <table:table-cell table:formula="of:=IF([.AS9]=&quot;x&quot;; 2^((COLUMN([.AS9])-2)); 0)" office:value-type="float" office:value="0" calcext:value-type="float">
            <text:p>0</text:p>
          </table:table-cell>
          <table:table-cell table:formula="of:=IF([.AT9]=&quot;x&quot;; 2^((COLUMN([.AT9])-2)); 0)" office:value-type="float" office:value="0" calcext:value-type="float">
            <text:p>0</text:p>
          </table:table-cell>
          <table:table-cell table:formula="of:=IF([.AU9]=&quot;x&quot;; 2^((COLUMN([.AU9])-2)); 0)" office:value-type="float" office:value="0" calcext:value-type="float">
            <text:p>0</text:p>
          </table:table-cell>
          <table:table-cell table:formula="of:=IF([.AV9]=&quot;x&quot;; 2^((COLUMN([.AV9])-2)); 0)" office:value-type="float" office:value="0" calcext:value-type="float">
            <text:p>0</text:p>
          </table:table-cell>
          <table:table-cell table:formula="of:=IF([.AW9]=&quot;x&quot;; 2^((COLUMN([.AW9])-2)); 0)" office:value-type="float" office:value="0" calcext:value-type="float">
            <text:p>0</text:p>
          </table:table-cell>
          <table:table-cell table:formula="of:=IF([.AX9]=&quot;x&quot;; 2^((COLUMN([.AX9])-2)); 0)" office:value-type="float" office:value="0" calcext:value-type="float">
            <text:p>0</text:p>
          </table:table-cell>
          <table:table-cell table:formula="of:=IF([.AY9]=&quot;x&quot;; 2^((COLUMN([.AY9])-2)); 0)" office:value-type="float" office:value="0" calcext:value-type="float">
            <text:p>0</text:p>
          </table:table-cell>
          <table:table-cell table:formula="of:=IF([.AZ9]=&quot;x&quot;; 2^((COLUMN([.AZ9])-2)); 0)" office:value-type="float" office:value="0" calcext:value-type="float">
            <text:p>0</text:p>
          </table:table-cell>
          <table:table-cell table:formula="of:=IF([.BA9]=&quot;x&quot;; 2^((COLUMN([.BA9])-2)); 0)" office:value-type="float" office:value="0" calcext:value-type="float">
            <text:p>0</text:p>
          </table:table-cell>
          <table:table-cell table:formula="of:=IF([.BB9]=&quot;x&quot;; 2^((COLUMN([.BB9])-2)); 0)" office:value-type="float" office:value="0" calcext:value-type="float">
            <text:p>0</text:p>
          </table:table-cell>
          <table:table-cell table:formula="of:=IF([.BC9]=&quot;x&quot;; 2^((COLUMN([.BC9])-2)); 0)" office:value-type="float" office:value="0" calcext:value-type="float">
            <text:p>0</text:p>
          </table:table-cell>
          <table:table-cell table:formula="of:=IF([.BD9]=&quot;x&quot;; 2^((COLUMN([.BD9])-2)); 0)" office:value-type="float" office:value="0" calcext:value-type="float">
            <text:p>0</text:p>
          </table:table-cell>
          <table:table-cell table:formula="of:=IF([.BE9]=&quot;x&quot;; 2^((COLUMN([.BE9])-2)); 0)" office:value-type="float" office:value="0" calcext:value-type="float">
            <text:p>0</text:p>
          </table:table-cell>
          <table:table-cell table:formula="of:=IF([.BF9]=&quot;x&quot;; 2^((COLUMN([.BF9])-2)); 0)" office:value-type="float" office:value="0" calcext:value-type="float">
            <text:p>0</text:p>
          </table:table-cell>
          <table:table-cell table:formula="of:=IF([.BG9]=&quot;x&quot;; 2^((COLUMN([.BG9])-2)); 0)" office:value-type="float" office:value="0" calcext:value-type="float">
            <text:p>0</text:p>
          </table:table-cell>
          <table:table-cell table:formula="of:=IF([.BH9]=&quot;x&quot;; 2^((COLUMN([.BH9])-2)); 0)" office:value-type="float" office:value="0" calcext:value-type="float">
            <text:p>0</text:p>
          </table:table-cell>
          <table:table-cell table:formula="of:=IF([.BI9]=&quot;x&quot;; 2^((COLUMN([.BI9])-2)); 0)" office:value-type="float" office:value="0" calcext:value-type="float">
            <text:p>0</text:p>
          </table:table-cell>
          <table:table-cell table:formula="of:=IF([.BJ9]=&quot;x&quot;; 2^((COLUMN([.BJ9])-2)); 0)" office:value-type="float" office:value="0" calcext:value-type="float">
            <text:p>0</text:p>
          </table:table-cell>
          <table:table-cell table:formula="of:=IF([.BK9]=&quot;x&quot;; 2^((COLUMN([.BK9])-2)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24"/>
          <table:table-cell table:formula="of:=SUM([.BP10:.DY10]) &amp; &quot;,&quot;" office:value-type="string" office:string-value="1651198686121," calcext:value-type="string">
            <text:p>1651198686121,</text:p>
          </table:table-cell>
          <table:table-cell table:formula="of:=IF([.B10]=&quot;x&quot;; 2^((COLUMN([.B10])-2)); 0)" office:value-type="float" office:value="1" calcext:value-type="float">
            <text:p>1</text:p>
          </table:table-cell>
          <table:table-cell table:formula="of:=IF([.C10]=&quot;x&quot;; 2^((COLUMN([.C10])-2)); 0)" office:value-type="float" office:value="0" calcext:value-type="float">
            <text:p>0</text:p>
          </table:table-cell>
          <table:table-cell table:formula="of:=IF([.D10]=&quot;x&quot;; 2^((COLUMN([.D10])-2)); 0)" office:value-type="float" office:value="0" calcext:value-type="float">
            <text:p>0</text:p>
          </table:table-cell>
          <table:table-cell table:formula="of:=IF([.E10]=&quot;x&quot;; 2^((COLUMN([.E10])-2)); 0)" office:value-type="float" office:value="8" calcext:value-type="float">
            <text:p>8</text:p>
          </table:table-cell>
          <table:table-cell table:formula="of:=IF([.F10]=&quot;x&quot;; 2^((COLUMN([.F10])-2)); 0)" office:value-type="float" office:value="0" calcext:value-type="float">
            <text:p>0</text:p>
          </table:table-cell>
          <table:table-cell table:formula="of:=IF([.G10]=&quot;x&quot;; 2^((COLUMN([.G10])-2)); 0)" office:value-type="float" office:value="32" calcext:value-type="float">
            <text:p>32</text:p>
          </table:table-cell>
          <table:table-cell table:formula="of:=IF([.H10]=&quot;x&quot;; 2^((COLUMN([.H10])-2)); 0)" office:value-type="float" office:value="0" calcext:value-type="float">
            <text:p>0</text:p>
          </table:table-cell>
          <table:table-cell table:formula="of:=IF([.I10]=&quot;x&quot;; 2^((COLUMN([.I10])-2)); 0)" office:value-type="float" office:value="128" calcext:value-type="float">
            <text:p>128</text:p>
          </table:table-cell>
          <table:table-cell table:formula="of:=IF([.J10]=&quot;x&quot;; 2^((COLUMN([.J10])-2)); 0)" office:value-type="float" office:value="256" calcext:value-type="float">
            <text:p>256</text:p>
          </table:table-cell>
          <table:table-cell table:formula="of:=IF([.K10]=&quot;x&quot;; 2^((COLUMN([.K10])-2)); 0)" office:value-type="float" office:value="512" calcext:value-type="float">
            <text:p>512</text:p>
          </table:table-cell>
          <table:table-cell table:formula="of:=IF([.L10]=&quot;x&quot;; 2^((COLUMN([.L10])-2)); 0)" office:value-type="float" office:value="0" calcext:value-type="float">
            <text:p>0</text:p>
          </table:table-cell>
          <table:table-cell table:formula="of:=IF([.M10]=&quot;x&quot;; 2^((COLUMN([.M10])-2)); 0)" office:value-type="float" office:value="0" calcext:value-type="float">
            <text:p>0</text:p>
          </table:table-cell>
          <table:table-cell table:formula="of:=IF([.N10]=&quot;x&quot;; 2^((COLUMN([.N10])-2)); 0)" office:value-type="float" office:value="4096" calcext:value-type="float">
            <text:p>4096</text:p>
          </table:table-cell>
          <table:table-cell table:formula="of:=IF([.O10]=&quot;x&quot;; 2^((COLUMN([.O10])-2)); 0)" office:value-type="float" office:value="8192" calcext:value-type="float">
            <text:p>8192</text:p>
          </table:table-cell>
          <table:table-cell table:formula="of:=IF([.P10]=&quot;x&quot;; 2^((COLUMN([.P10])-2)); 0)" office:value-type="float" office:value="16384" calcext:value-type="float">
            <text:p>16384</text:p>
          </table:table-cell>
          <table:table-cell table:formula="of:=IF([.Q10]=&quot;x&quot;; 2^((COLUMN([.Q10])-2)); 0)" office:value-type="float" office:value="0" calcext:value-type="float">
            <text:p>0</text:p>
          </table:table-cell>
          <table:table-cell table:formula="of:=IF([.R10]=&quot;x&quot;; 2^((COLUMN([.R10])-2)); 0)" office:value-type="float" office:value="0" calcext:value-type="float">
            <text:p>0</text:p>
          </table:table-cell>
          <table:table-cell table:formula="of:=IF([.S10]=&quot;x&quot;; 2^((COLUMN([.S10])-2)); 0)" office:value-type="float" office:value="0" calcext:value-type="float">
            <text:p>0</text:p>
          </table:table-cell>
          <table:table-cell table:formula="of:=IF([.T10]=&quot;x&quot;; 2^((COLUMN([.T10])-2)); 0)" office:value-type="float" office:value="262144" calcext:value-type="float">
            <text:p>262144</text:p>
          </table:table-cell>
          <table:table-cell table:formula="of:=IF([.U10]=&quot;x&quot;; 2^((COLUMN([.U10])-2)); 0)" office:value-type="float" office:value="524288" calcext:value-type="float">
            <text:p>524288</text:p>
          </table:table-cell>
          <table:table-cell table:formula="of:=IF([.V10]=&quot;x&quot;; 2^((COLUMN([.V10])-2)); 0)" office:value-type="float" office:value="1048576" calcext:value-type="float">
            <text:p>1048576</text:p>
          </table:table-cell>
          <table:table-cell table:formula="of:=IF([.W10]=&quot;x&quot;; 2^((COLUMN([.W10])-2)); 0)" office:value-type="float" office:value="0" calcext:value-type="float">
            <text:p>0</text:p>
          </table:table-cell>
          <table:table-cell table:formula="of:=IF([.X10]=&quot;x&quot;; 2^((COLUMN([.X10])-2)); 0)" office:value-type="float" office:value="0" calcext:value-type="float">
            <text:p>0</text:p>
          </table:table-cell>
          <table:table-cell table:formula="of:=IF([.Y10]=&quot;x&quot;; 2^((COLUMN([.Y10])-2)); 0)" office:value-type="float" office:value="0" calcext:value-type="float">
            <text:p>0</text:p>
          </table:table-cell>
          <table:table-cell table:formula="of:=IF([.Z10]=&quot;x&quot;; 2^((COLUMN([.Z10])-2)); 0)" office:value-type="float" office:value="16777216" calcext:value-type="float">
            <text:p>16777216</text:p>
          </table:table-cell>
          <table:table-cell table:formula="of:=IF([.AA10]=&quot;x&quot;; 2^((COLUMN([.AA10])-2)); 0)" office:value-type="float" office:value="33554432" calcext:value-type="float">
            <text:p>33554432</text:p>
          </table:table-cell>
          <table:table-cell table:formula="of:=IF([.AB10]=&quot;x&quot;; 2^((COLUMN([.AB10])-2)); 0)" office:value-type="float" office:value="0" calcext:value-type="float">
            <text:p>0</text:p>
          </table:table-cell>
          <table:table-cell table:formula="of:=IF([.AC10]=&quot;x&quot;; 2^((COLUMN([.AC10])-2)); 0)" office:value-type="float" office:value="0" calcext:value-type="float">
            <text:p>0</text:p>
          </table:table-cell>
          <table:table-cell table:formula="of:=IF([.AD10]=&quot;x&quot;; 2^((COLUMN([.AD10])-2)); 0)" office:value-type="float" office:value="268435456" calcext:value-type="float">
            <text:p>268435456</text:p>
          </table:table-cell>
          <table:table-cell table:formula="of:=IF([.AE10]=&quot;x&quot;; 2^((COLUMN([.AE10])-2)); 0)" office:value-type="float" office:value="536870912" calcext:value-type="float">
            <text:p>536870912</text:p>
          </table:table-cell>
          <table:table-cell table:formula="of:=IF([.AF10]=&quot;x&quot;; 2^((COLUMN([.AF10])-2)); 0)" office:value-type="float" office:value="1073741824" calcext:value-type="float">
            <text:p>1073741824</text:p>
          </table:table-cell>
          <table:table-cell table:formula="of:=IF([.AG10]=&quot;x&quot;; 2^((COLUMN([.AG10])-2)); 0)" office:value-type="float" office:value="0" calcext:value-type="float">
            <text:p>0</text:p>
          </table:table-cell>
          <table:table-cell table:formula="of:=IF([.AH10]=&quot;x&quot;; 2^((COLUMN([.AH10])-2)); 0)" office:value-type="float" office:value="0" calcext:value-type="float">
            <text:p>0</text:p>
          </table:table-cell>
          <table:table-cell table:formula="of:=IF([.AI10]=&quot;x&quot;; 2^((COLUMN([.AI10])-2)); 0)" office:value-type="float" office:value="0" calcext:value-type="float">
            <text:p>0</text:p>
          </table:table-cell>
          <table:table-cell table:formula="of:=IF([.AJ10]=&quot;x&quot;; 2^((COLUMN([.AJ10])-2)); 0)" office:value-type="float" office:value="0" calcext:value-type="float">
            <text:p>0</text:p>
          </table:table-cell>
          <table:table-cell table:formula="of:=IF([.AK10]=&quot;x&quot;; 2^((COLUMN([.AK10])-2)); 0)" office:value-type="float" office:value="0" calcext:value-type="float">
            <text:p>0</text:p>
          </table:table-cell>
          <table:table-cell table:formula="of:=IF([.AL10]=&quot;x&quot;; 2^((COLUMN([.AL10])-2)); 0)" office:value-type="float" office:value="0" calcext:value-type="float">
            <text:p>0</text:p>
          </table:table-cell>
          <table:table-cell table:formula="of:=IF([.AM10]=&quot;x&quot;; 2^((COLUMN([.AM10])-2)); 0)" office:value-type="float" office:value="0" calcext:value-type="float">
            <text:p>0</text:p>
          </table:table-cell>
          <table:table-cell table:formula="of:=IF([.AN10]=&quot;x&quot;; 2^((COLUMN([.AN10])-2)); 0)" office:value-type="float" office:value="0" calcext:value-type="float">
            <text:p>0</text:p>
          </table:table-cell>
          <table:table-cell table:formula="of:=IF([.AO10]=&quot;x&quot;; 2^((COLUMN([.AO10])-2)); 0)" office:value-type="float" office:value="549755813888" calcext:value-type="float">
            <text:p>549755813888</text:p>
          </table:table-cell>
          <table:table-cell table:formula="of:=IF([.AP10]=&quot;x&quot;; 2^((COLUMN([.AP10])-2)); 0)" office:value-type="float" office:value="1099511627776" calcext:value-type="float">
            <text:p>1099511627776</text:p>
          </table:table-cell>
          <table:table-cell table:formula="of:=IF([.AQ10]=&quot;x&quot;; 2^((COLUMN([.AQ10])-2)); 0)" office:value-type="float" office:value="0" calcext:value-type="float">
            <text:p>0</text:p>
          </table:table-cell>
          <table:table-cell table:formula="of:=IF([.AR10]=&quot;x&quot;; 2^((COLUMN([.AR10])-2)); 0)" office:value-type="float" office:value="0" calcext:value-type="float">
            <text:p>0</text:p>
          </table:table-cell>
          <table:table-cell table:formula="of:=IF([.AS10]=&quot;x&quot;; 2^((COLUMN([.AS10])-2)); 0)" office:value-type="float" office:value="0" calcext:value-type="float">
            <text:p>0</text:p>
          </table:table-cell>
          <table:table-cell table:formula="of:=IF([.AT10]=&quot;x&quot;; 2^((COLUMN([.AT10])-2)); 0)" office:value-type="float" office:value="0" calcext:value-type="float">
            <text:p>0</text:p>
          </table:table-cell>
          <table:table-cell table:formula="of:=IF([.AU10]=&quot;x&quot;; 2^((COLUMN([.AU10])-2)); 0)" office:value-type="float" office:value="0" calcext:value-type="float">
            <text:p>0</text:p>
          </table:table-cell>
          <table:table-cell table:formula="of:=IF([.AV10]=&quot;x&quot;; 2^((COLUMN([.AV10])-2)); 0)" office:value-type="float" office:value="0" calcext:value-type="float">
            <text:p>0</text:p>
          </table:table-cell>
          <table:table-cell table:formula="of:=IF([.AW10]=&quot;x&quot;; 2^((COLUMN([.AW10])-2)); 0)" office:value-type="float" office:value="0" calcext:value-type="float">
            <text:p>0</text:p>
          </table:table-cell>
          <table:table-cell table:formula="of:=IF([.AX10]=&quot;x&quot;; 2^((COLUMN([.AX10])-2)); 0)" office:value-type="float" office:value="0" calcext:value-type="float">
            <text:p>0</text:p>
          </table:table-cell>
          <table:table-cell table:formula="of:=IF([.AY10]=&quot;x&quot;; 2^((COLUMN([.AY10])-2)); 0)" office:value-type="float" office:value="0" calcext:value-type="float">
            <text:p>0</text:p>
          </table:table-cell>
          <table:table-cell table:formula="of:=IF([.AZ10]=&quot;x&quot;; 2^((COLUMN([.AZ10])-2)); 0)" office:value-type="float" office:value="0" calcext:value-type="float">
            <text:p>0</text:p>
          </table:table-cell>
          <table:table-cell table:formula="of:=IF([.BA10]=&quot;x&quot;; 2^((COLUMN([.BA10])-2)); 0)" office:value-type="float" office:value="0" calcext:value-type="float">
            <text:p>0</text:p>
          </table:table-cell>
          <table:table-cell table:formula="of:=IF([.BB10]=&quot;x&quot;; 2^((COLUMN([.BB10])-2)); 0)" office:value-type="float" office:value="0" calcext:value-type="float">
            <text:p>0</text:p>
          </table:table-cell>
          <table:table-cell table:formula="of:=IF([.BC10]=&quot;x&quot;; 2^((COLUMN([.BC10])-2)); 0)" office:value-type="float" office:value="0" calcext:value-type="float">
            <text:p>0</text:p>
          </table:table-cell>
          <table:table-cell table:formula="of:=IF([.BD10]=&quot;x&quot;; 2^((COLUMN([.BD10])-2)); 0)" office:value-type="float" office:value="0" calcext:value-type="float">
            <text:p>0</text:p>
          </table:table-cell>
          <table:table-cell table:formula="of:=IF([.BE10]=&quot;x&quot;; 2^((COLUMN([.BE10])-2)); 0)" office:value-type="float" office:value="0" calcext:value-type="float">
            <text:p>0</text:p>
          </table:table-cell>
          <table:table-cell table:formula="of:=IF([.BF10]=&quot;x&quot;; 2^((COLUMN([.BF10])-2)); 0)" office:value-type="float" office:value="0" calcext:value-type="float">
            <text:p>0</text:p>
          </table:table-cell>
          <table:table-cell table:formula="of:=IF([.BG10]=&quot;x&quot;; 2^((COLUMN([.BG10])-2)); 0)" office:value-type="float" office:value="0" calcext:value-type="float">
            <text:p>0</text:p>
          </table:table-cell>
          <table:table-cell table:formula="of:=IF([.BH10]=&quot;x&quot;; 2^((COLUMN([.BH10])-2)); 0)" office:value-type="float" office:value="0" calcext:value-type="float">
            <text:p>0</text:p>
          </table:table-cell>
          <table:table-cell table:formula="of:=IF([.BI10]=&quot;x&quot;; 2^((COLUMN([.BI10])-2)); 0)" office:value-type="float" office:value="0" calcext:value-type="float">
            <text:p>0</text:p>
          </table:table-cell>
          <table:table-cell table:formula="of:=IF([.BJ10]=&quot;x&quot;; 2^((COLUMN([.BJ10])-2)); 0)" office:value-type="float" office:value="0" calcext:value-type="float">
            <text:p>0</text:p>
          </table:table-cell>
          <table:table-cell table:formula="of:=IF([.BK10]=&quot;x&quot;; 2^((COLUMN([.BK10])-2)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23"/>
          <table:table-cell table:formula="of:=SUM([.BP11:.DY11]) &amp; &quot;,&quot;" office:value-type="string" office:string-value="4366180553897," calcext:value-type="string">
            <text:p>4366180553897,</text:p>
          </table:table-cell>
          <table:table-cell table:formula="of:=IF([.B11]=&quot;x&quot;; 2^((COLUMN([.B11])-2)); 0)" office:value-type="float" office:value="1" calcext:value-type="float">
            <text:p>1</text:p>
          </table:table-cell>
          <table:table-cell table:formula="of:=IF([.C11]=&quot;x&quot;; 2^((COLUMN([.C11])-2)); 0)" office:value-type="float" office:value="0" calcext:value-type="float">
            <text:p>0</text:p>
          </table:table-cell>
          <table:table-cell table:formula="of:=IF([.D11]=&quot;x&quot;; 2^((COLUMN([.D11])-2)); 0)" office:value-type="float" office:value="0" calcext:value-type="float">
            <text:p>0</text:p>
          </table:table-cell>
          <table:table-cell table:formula="of:=IF([.E11]=&quot;x&quot;; 2^((COLUMN([.E11])-2)); 0)" office:value-type="float" office:value="8" calcext:value-type="float">
            <text:p>8</text:p>
          </table:table-cell>
          <table:table-cell table:formula="of:=IF([.F11]=&quot;x&quot;; 2^((COLUMN([.F11])-2)); 0)" office:value-type="float" office:value="0" calcext:value-type="float">
            <text:p>0</text:p>
          </table:table-cell>
          <table:table-cell table:formula="of:=IF([.G11]=&quot;x&quot;; 2^((COLUMN([.G11])-2)); 0)" office:value-type="float" office:value="32" calcext:value-type="float">
            <text:p>32</text:p>
          </table:table-cell>
          <table:table-cell table:formula="of:=IF([.H11]=&quot;x&quot;; 2^((COLUMN([.H11])-2)); 0)" office:value-type="float" office:value="0" calcext:value-type="float">
            <text:p>0</text:p>
          </table:table-cell>
          <table:table-cell table:formula="of:=IF([.I11]=&quot;x&quot;; 2^((COLUMN([.I11])-2)); 0)" office:value-type="float" office:value="128" calcext:value-type="float">
            <text:p>128</text:p>
          </table:table-cell>
          <table:table-cell table:formula="of:=IF([.J11]=&quot;x&quot;; 2^((COLUMN([.J11])-2)); 0)" office:value-type="float" office:value="0" calcext:value-type="float">
            <text:p>0</text:p>
          </table:table-cell>
          <table:table-cell table:formula="of:=IF([.K11]=&quot;x&quot;; 2^((COLUMN([.K11])-2)); 0)" office:value-type="float" office:value="0" calcext:value-type="float">
            <text:p>0</text:p>
          </table:table-cell>
          <table:table-cell table:formula="of:=IF([.L11]=&quot;x&quot;; 2^((COLUMN([.L11])-2)); 0)" office:value-type="float" office:value="1024" calcext:value-type="float">
            <text:p>1024</text:p>
          </table:table-cell>
          <table:table-cell table:formula="of:=IF([.M11]=&quot;x&quot;; 2^((COLUMN([.M11])-2)); 0)" office:value-type="float" office:value="0" calcext:value-type="float">
            <text:p>0</text:p>
          </table:table-cell>
          <table:table-cell table:formula="of:=IF([.N11]=&quot;x&quot;; 2^((COLUMN([.N11])-2)); 0)" office:value-type="float" office:value="4096" calcext:value-type="float">
            <text:p>4096</text:p>
          </table:table-cell>
          <table:table-cell table:formula="of:=IF([.O11]=&quot;x&quot;; 2^((COLUMN([.O11])-2)); 0)" office:value-type="float" office:value="0" calcext:value-type="float">
            <text:p>0</text:p>
          </table:table-cell>
          <table:table-cell table:formula="of:=IF([.P11]=&quot;x&quot;; 2^((COLUMN([.P11])-2)); 0)" office:value-type="float" office:value="0" calcext:value-type="float">
            <text:p>0</text:p>
          </table:table-cell>
          <table:table-cell table:formula="of:=IF([.Q11]=&quot;x&quot;; 2^((COLUMN([.Q11])-2)); 0)" office:value-type="float" office:value="0" calcext:value-type="float">
            <text:p>0</text:p>
          </table:table-cell>
          <table:table-cell table:formula="of:=IF([.R11]=&quot;x&quot;; 2^((COLUMN([.R11])-2)); 0)" office:value-type="float" office:value="0" calcext:value-type="float">
            <text:p>0</text:p>
          </table:table-cell>
          <table:table-cell table:formula="of:=IF([.S11]=&quot;x&quot;; 2^((COLUMN([.S11])-2)); 0)" office:value-type="float" office:value="0" calcext:value-type="float">
            <text:p>0</text:p>
          </table:table-cell>
          <table:table-cell table:formula="of:=IF([.T11]=&quot;x&quot;; 2^((COLUMN([.T11])-2)); 0)" office:value-type="float" office:value="262144" calcext:value-type="float">
            <text:p>262144</text:p>
          </table:table-cell>
          <table:table-cell table:formula="of:=IF([.U11]=&quot;x&quot;; 2^((COLUMN([.U11])-2)); 0)" office:value-type="float" office:value="0" calcext:value-type="float">
            <text:p>0</text:p>
          </table:table-cell>
          <table:table-cell table:formula="of:=IF([.V11]=&quot;x&quot;; 2^((COLUMN([.V11])-2)); 0)" office:value-type="float" office:value="0" calcext:value-type="float">
            <text:p>0</text:p>
          </table:table-cell>
          <table:table-cell table:formula="of:=IF([.W11]=&quot;x&quot;; 2^((COLUMN([.W11])-2)); 0)" office:value-type="float" office:value="2097152" calcext:value-type="float">
            <text:p>2097152</text:p>
          </table:table-cell>
          <table:table-cell table:formula="of:=IF([.X11]=&quot;x&quot;; 2^((COLUMN([.X11])-2)); 0)" office:value-type="float" office:value="0" calcext:value-type="float">
            <text:p>0</text:p>
          </table:table-cell>
          <table:table-cell table:formula="of:=IF([.Y11]=&quot;x&quot;; 2^((COLUMN([.Y11])-2)); 0)" office:value-type="float" office:value="8388608" calcext:value-type="float">
            <text:p>8388608</text:p>
          </table:table-cell>
          <table:table-cell table:formula="of:=IF([.Z11]=&quot;x&quot;; 2^((COLUMN([.Z11])-2)); 0)" office:value-type="float" office:value="0" calcext:value-type="float">
            <text:p>0</text:p>
          </table:table-cell>
          <table:table-cell table:formula="of:=IF([.AA11]=&quot;x&quot;; 2^((COLUMN([.AA11])-2)); 0)" office:value-type="float" office:value="0" calcext:value-type="float">
            <text:p>0</text:p>
          </table:table-cell>
          <table:table-cell table:formula="of:=IF([.AB11]=&quot;x&quot;; 2^((COLUMN([.AB11])-2)); 0)" office:value-type="float" office:value="67108864" calcext:value-type="float">
            <text:p>67108864</text:p>
          </table:table-cell>
          <table:table-cell table:formula="of:=IF([.AC11]=&quot;x&quot;; 2^((COLUMN([.AC11])-2)); 0)" office:value-type="float" office:value="0" calcext:value-type="float">
            <text:p>0</text:p>
          </table:table-cell>
          <table:table-cell table:formula="of:=IF([.AD11]=&quot;x&quot;; 2^((COLUMN([.AD11])-2)); 0)" office:value-type="float" office:value="268435456" calcext:value-type="float">
            <text:p>268435456</text:p>
          </table:table-cell>
          <table:table-cell table:formula="of:=IF([.AE11]=&quot;x&quot;; 2^((COLUMN([.AE11])-2)); 0)" office:value-type="float" office:value="0" calcext:value-type="float">
            <text:p>0</text:p>
          </table:table-cell>
          <table:table-cell table:formula="of:=IF([.AF11]=&quot;x&quot;; 2^((COLUMN([.AF11])-2)); 0)" office:value-type="float" office:value="0" calcext:value-type="float">
            <text:p>0</text:p>
          </table:table-cell>
          <table:table-cell table:formula="of:=IF([.AG11]=&quot;x&quot;; 2^((COLUMN([.AG11])-2)); 0)" office:value-type="float" office:value="2147483648" calcext:value-type="float">
            <text:p>2147483648</text:p>
          </table:table-cell>
          <table:table-cell table:formula="of:=IF([.AH11]=&quot;x&quot;; 2^((COLUMN([.AH11])-2)); 0)" office:value-type="float" office:value="0" calcext:value-type="float">
            <text:p>0</text:p>
          </table:table-cell>
          <table:table-cell table:formula="of:=IF([.AI11]=&quot;x&quot;; 2^((COLUMN([.AI11])-2)); 0)" office:value-type="float" office:value="0" calcext:value-type="float">
            <text:p>0</text:p>
          </table:table-cell>
          <table:table-cell table:formula="of:=IF([.AJ11]=&quot;x&quot;; 2^((COLUMN([.AJ11])-2)); 0)" office:value-type="float" office:value="0" calcext:value-type="float">
            <text:p>0</text:p>
          </table:table-cell>
          <table:table-cell table:formula="of:=IF([.AK11]=&quot;x&quot;; 2^((COLUMN([.AK11])-2)); 0)" office:value-type="float" office:value="34359738368" calcext:value-type="float">
            <text:p>34359738368</text:p>
          </table:table-cell>
          <table:table-cell table:formula="of:=IF([.AL11]=&quot;x&quot;; 2^((COLUMN([.AL11])-2)); 0)" office:value-type="float" office:value="68719476736" calcext:value-type="float">
            <text:p>68719476736</text:p>
          </table:table-cell>
          <table:table-cell table:formula="of:=IF([.AM11]=&quot;x&quot;; 2^((COLUMN([.AM11])-2)); 0)" office:value-type="float" office:value="137438953472" calcext:value-type="float">
            <text:p>137438953472</text:p>
          </table:table-cell>
          <table:table-cell table:formula="of:=IF([.AN11]=&quot;x&quot;; 2^((COLUMN([.AN11])-2)); 0)" office:value-type="float" office:value="274877906944" calcext:value-type="float">
            <text:p>274877906944</text:p>
          </table:table-cell>
          <table:table-cell table:formula="of:=IF([.AO11]=&quot;x&quot;; 2^((COLUMN([.AO11])-2)); 0)" office:value-type="float" office:value="549755813888" calcext:value-type="float">
            <text:p>549755813888</text:p>
          </table:table-cell>
          <table:table-cell table:formula="of:=IF([.AP11]=&quot;x&quot;; 2^((COLUMN([.AP11])-2)); 0)" office:value-type="float" office:value="1099511627776" calcext:value-type="float">
            <text:p>1099511627776</text:p>
          </table:table-cell>
          <table:table-cell table:formula="of:=IF([.AQ11]=&quot;x&quot;; 2^((COLUMN([.AQ11])-2)); 0)" office:value-type="float" office:value="2199023255552" calcext:value-type="float">
            <text:p>2199023255552</text:p>
          </table:table-cell>
          <table:table-cell table:formula="of:=IF([.AR11]=&quot;x&quot;; 2^((COLUMN([.AR11])-2)); 0)" office:value-type="float" office:value="0" calcext:value-type="float">
            <text:p>0</text:p>
          </table:table-cell>
          <table:table-cell table:formula="of:=IF([.AS11]=&quot;x&quot;; 2^((COLUMN([.AS11])-2)); 0)" office:value-type="float" office:value="0" calcext:value-type="float">
            <text:p>0</text:p>
          </table:table-cell>
          <table:table-cell table:formula="of:=IF([.AT11]=&quot;x&quot;; 2^((COLUMN([.AT11])-2)); 0)" office:value-type="float" office:value="0" calcext:value-type="float">
            <text:p>0</text:p>
          </table:table-cell>
          <table:table-cell table:formula="of:=IF([.AU11]=&quot;x&quot;; 2^((COLUMN([.AU11])-2)); 0)" office:value-type="float" office:value="0" calcext:value-type="float">
            <text:p>0</text:p>
          </table:table-cell>
          <table:table-cell table:formula="of:=IF([.AV11]=&quot;x&quot;; 2^((COLUMN([.AV11])-2)); 0)" office:value-type="float" office:value="0" calcext:value-type="float">
            <text:p>0</text:p>
          </table:table-cell>
          <table:table-cell table:formula="of:=IF([.AW11]=&quot;x&quot;; 2^((COLUMN([.AW11])-2)); 0)" office:value-type="float" office:value="0" calcext:value-type="float">
            <text:p>0</text:p>
          </table:table-cell>
          <table:table-cell table:formula="of:=IF([.AX11]=&quot;x&quot;; 2^((COLUMN([.AX11])-2)); 0)" office:value-type="float" office:value="0" calcext:value-type="float">
            <text:p>0</text:p>
          </table:table-cell>
          <table:table-cell table:formula="of:=IF([.AY11]=&quot;x&quot;; 2^((COLUMN([.AY11])-2)); 0)" office:value-type="float" office:value="0" calcext:value-type="float">
            <text:p>0</text:p>
          </table:table-cell>
          <table:table-cell table:formula="of:=IF([.AZ11]=&quot;x&quot;; 2^((COLUMN([.AZ11])-2)); 0)" office:value-type="float" office:value="0" calcext:value-type="float">
            <text:p>0</text:p>
          </table:table-cell>
          <table:table-cell table:formula="of:=IF([.BA11]=&quot;x&quot;; 2^((COLUMN([.BA11])-2)); 0)" office:value-type="float" office:value="0" calcext:value-type="float">
            <text:p>0</text:p>
          </table:table-cell>
          <table:table-cell table:formula="of:=IF([.BB11]=&quot;x&quot;; 2^((COLUMN([.BB11])-2)); 0)" office:value-type="float" office:value="0" calcext:value-type="float">
            <text:p>0</text:p>
          </table:table-cell>
          <table:table-cell table:formula="of:=IF([.BC11]=&quot;x&quot;; 2^((COLUMN([.BC11])-2)); 0)" office:value-type="float" office:value="0" calcext:value-type="float">
            <text:p>0</text:p>
          </table:table-cell>
          <table:table-cell table:formula="of:=IF([.BD11]=&quot;x&quot;; 2^((COLUMN([.BD11])-2)); 0)" office:value-type="float" office:value="0" calcext:value-type="float">
            <text:p>0</text:p>
          </table:table-cell>
          <table:table-cell table:formula="of:=IF([.BE11]=&quot;x&quot;; 2^((COLUMN([.BE11])-2)); 0)" office:value-type="float" office:value="0" calcext:value-type="float">
            <text:p>0</text:p>
          </table:table-cell>
          <table:table-cell table:formula="of:=IF([.BF11]=&quot;x&quot;; 2^((COLUMN([.BF11])-2)); 0)" office:value-type="float" office:value="0" calcext:value-type="float">
            <text:p>0</text:p>
          </table:table-cell>
          <table:table-cell table:formula="of:=IF([.BG11]=&quot;x&quot;; 2^((COLUMN([.BG11])-2)); 0)" office:value-type="float" office:value="0" calcext:value-type="float">
            <text:p>0</text:p>
          </table:table-cell>
          <table:table-cell table:formula="of:=IF([.BH11]=&quot;x&quot;; 2^((COLUMN([.BH11])-2)); 0)" office:value-type="float" office:value="0" calcext:value-type="float">
            <text:p>0</text:p>
          </table:table-cell>
          <table:table-cell table:formula="of:=IF([.BI11]=&quot;x&quot;; 2^((COLUMN([.BI11])-2)); 0)" office:value-type="float" office:value="0" calcext:value-type="float">
            <text:p>0</text:p>
          </table:table-cell>
          <table:table-cell table:formula="of:=IF([.BJ11]=&quot;x&quot;; 2^((COLUMN([.BJ11])-2)); 0)" office:value-type="float" office:value="0" calcext:value-type="float">
            <text:p>0</text:p>
          </table:table-cell>
          <table:table-cell table:formula="of:=IF([.BK11]=&quot;x&quot;; 2^((COLUMN([.BK11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22"/>
          <table:table-cell table:formula="of:=SUM([.BP12:.DY12]) &amp; &quot;,&quot;" office:value-type="string" office:string-value="8763689677743," calcext:value-type="string">
            <text:p>8763689677743,</text:p>
          </table:table-cell>
          <table:table-cell table:formula="of:=IF([.B12]=&quot;x&quot;; 2^((COLUMN([.B12])-2)); 0)" office:value-type="float" office:value="1" calcext:value-type="float">
            <text:p>1</text:p>
          </table:table-cell>
          <table:table-cell table:formula="of:=IF([.C12]=&quot;x&quot;; 2^((COLUMN([.C12])-2)); 0)" office:value-type="float" office:value="2" calcext:value-type="float">
            <text:p>2</text:p>
          </table:table-cell>
          <table:table-cell table:formula="of:=IF([.D12]=&quot;x&quot;; 2^((COLUMN([.D12])-2)); 0)" office:value-type="float" office:value="4" calcext:value-type="float">
            <text:p>4</text:p>
          </table:table-cell>
          <table:table-cell table:formula="of:=IF([.E12]=&quot;x&quot;; 2^((COLUMN([.E12])-2)); 0)" office:value-type="float" office:value="8" calcext:value-type="float">
            <text:p>8</text:p>
          </table:table-cell>
          <table:table-cell table:formula="of:=IF([.F12]=&quot;x&quot;; 2^((COLUMN([.F12])-2)); 0)" office:value-type="float" office:value="0" calcext:value-type="float">
            <text:p>0</text:p>
          </table:table-cell>
          <table:table-cell table:formula="of:=IF([.G12]=&quot;x&quot;; 2^((COLUMN([.G12])-2)); 0)" office:value-type="float" office:value="32" calcext:value-type="float">
            <text:p>32</text:p>
          </table:table-cell>
          <table:table-cell table:formula="of:=IF([.H12]=&quot;x&quot;; 2^((COLUMN([.H12])-2)); 0)" office:value-type="float" office:value="0" calcext:value-type="float">
            <text:p>0</text:p>
          </table:table-cell>
          <table:table-cell table:formula="of:=IF([.I12]=&quot;x&quot;; 2^((COLUMN([.I12])-2)); 0)" office:value-type="float" office:value="128" calcext:value-type="float">
            <text:p>128</text:p>
          </table:table-cell>
          <table:table-cell table:formula="of:=IF([.J12]=&quot;x&quot;; 2^((COLUMN([.J12])-2)); 0)" office:value-type="float" office:value="256" calcext:value-type="float">
            <text:p>256</text:p>
          </table:table-cell>
          <table:table-cell table:formula="of:=IF([.K12]=&quot;x&quot;; 2^((COLUMN([.K12])-2)); 0)" office:value-type="float" office:value="512" calcext:value-type="float">
            <text:p>512</text:p>
          </table:table-cell>
          <table:table-cell table:formula="of:=IF([.L12]=&quot;x&quot;; 2^((COLUMN([.L12])-2)); 0)" office:value-type="float" office:value="0" calcext:value-type="float">
            <text:p>0</text:p>
          </table:table-cell>
          <table:table-cell table:formula="of:=IF([.M12]=&quot;x&quot;; 2^((COLUMN([.M12])-2)); 0)" office:value-type="float" office:value="0" calcext:value-type="float">
            <text:p>0</text:p>
          </table:table-cell>
          <table:table-cell table:formula="of:=IF([.N12]=&quot;x&quot;; 2^((COLUMN([.N12])-2)); 0)" office:value-type="float" office:value="4096" calcext:value-type="float">
            <text:p>4096</text:p>
          </table:table-cell>
          <table:table-cell table:formula="of:=IF([.O12]=&quot;x&quot;; 2^((COLUMN([.O12])-2)); 0)" office:value-type="float" office:value="8192" calcext:value-type="float">
            <text:p>8192</text:p>
          </table:table-cell>
          <table:table-cell table:formula="of:=IF([.P12]=&quot;x&quot;; 2^((COLUMN([.P12])-2)); 0)" office:value-type="float" office:value="0" calcext:value-type="float">
            <text:p>0</text:p>
          </table:table-cell>
          <table:table-cell table:formula="of:=IF([.Q12]=&quot;x&quot;; 2^((COLUMN([.Q12])-2)); 0)" office:value-type="float" office:value="0" calcext:value-type="float">
            <text:p>0</text:p>
          </table:table-cell>
          <table:table-cell table:formula="of:=IF([.R12]=&quot;x&quot;; 2^((COLUMN([.R12])-2)); 0)" office:value-type="float" office:value="0" calcext:value-type="float">
            <text:p>0</text:p>
          </table:table-cell>
          <table:table-cell table:formula="of:=IF([.S12]=&quot;x&quot;; 2^((COLUMN([.S12])-2)); 0)" office:value-type="float" office:value="0" calcext:value-type="float">
            <text:p>0</text:p>
          </table:table-cell>
          <table:table-cell table:formula="of:=IF([.T12]=&quot;x&quot;; 2^((COLUMN([.T12])-2)); 0)" office:value-type="float" office:value="262144" calcext:value-type="float">
            <text:p>262144</text:p>
          </table:table-cell>
          <table:table-cell table:formula="of:=IF([.U12]=&quot;x&quot;; 2^((COLUMN([.U12])-2)); 0)" office:value-type="float" office:value="524288" calcext:value-type="float">
            <text:p>524288</text:p>
          </table:table-cell>
          <table:table-cell table:formula="of:=IF([.V12]=&quot;x&quot;; 2^((COLUMN([.V12])-2)); 0)" office:value-type="float" office:value="1048576" calcext:value-type="float">
            <text:p>1048576</text:p>
          </table:table-cell>
          <table:table-cell table:formula="of:=IF([.W12]=&quot;x&quot;; 2^((COLUMN([.W12])-2)); 0)" office:value-type="float" office:value="0" calcext:value-type="float">
            <text:p>0</text:p>
          </table:table-cell>
          <table:table-cell table:formula="of:=IF([.X12]=&quot;x&quot;; 2^((COLUMN([.X12])-2)); 0)" office:value-type="float" office:value="0" calcext:value-type="float">
            <text:p>0</text:p>
          </table:table-cell>
          <table:table-cell table:formula="of:=IF([.Y12]=&quot;x&quot;; 2^((COLUMN([.Y12])-2)); 0)" office:value-type="float" office:value="8388608" calcext:value-type="float">
            <text:p>8388608</text:p>
          </table:table-cell>
          <table:table-cell table:formula="of:=IF([.Z12]=&quot;x&quot;; 2^((COLUMN([.Z12])-2)); 0)" office:value-type="float" office:value="0" calcext:value-type="float">
            <text:p>0</text:p>
          </table:table-cell>
          <table:table-cell table:formula="of:=IF([.AA12]=&quot;x&quot;; 2^((COLUMN([.AA12])-2)); 0)" office:value-type="float" office:value="0" calcext:value-type="float">
            <text:p>0</text:p>
          </table:table-cell>
          <table:table-cell table:formula="of:=IF([.AB12]=&quot;x&quot;; 2^((COLUMN([.AB12])-2)); 0)" office:value-type="float" office:value="67108864" calcext:value-type="float">
            <text:p>67108864</text:p>
          </table:table-cell>
          <table:table-cell table:formula="of:=IF([.AC12]=&quot;x&quot;; 2^((COLUMN([.AC12])-2)); 0)" office:value-type="float" office:value="0" calcext:value-type="float">
            <text:p>0</text:p>
          </table:table-cell>
          <table:table-cell table:formula="of:=IF([.AD12]=&quot;x&quot;; 2^((COLUMN([.AD12])-2)); 0)" office:value-type="float" office:value="268435456" calcext:value-type="float">
            <text:p>268435456</text:p>
          </table:table-cell>
          <table:table-cell table:formula="of:=IF([.AE12]=&quot;x&quot;; 2^((COLUMN([.AE12])-2)); 0)" office:value-type="float" office:value="536870912" calcext:value-type="float">
            <text:p>536870912</text:p>
          </table:table-cell>
          <table:table-cell table:formula="of:=IF([.AF12]=&quot;x&quot;; 2^((COLUMN([.AF12])-2)); 0)" office:value-type="float" office:value="1073741824" calcext:value-type="float">
            <text:p>1073741824</text:p>
          </table:table-cell>
          <table:table-cell table:formula="of:=IF([.AG12]=&quot;x&quot;; 2^((COLUMN([.AG12])-2)); 0)" office:value-type="float" office:value="0" calcext:value-type="float">
            <text:p>0</text:p>
          </table:table-cell>
          <table:table-cell table:formula="of:=IF([.AH12]=&quot;x&quot;; 2^((COLUMN([.AH12])-2)); 0)" office:value-type="float" office:value="0" calcext:value-type="float">
            <text:p>0</text:p>
          </table:table-cell>
          <table:table-cell table:formula="of:=IF([.AI12]=&quot;x&quot;; 2^((COLUMN([.AI12])-2)); 0)" office:value-type="float" office:value="0" calcext:value-type="float">
            <text:p>0</text:p>
          </table:table-cell>
          <table:table-cell table:formula="of:=IF([.AJ12]=&quot;x&quot;; 2^((COLUMN([.AJ12])-2)); 0)" office:value-type="float" office:value="0" calcext:value-type="float">
            <text:p>0</text:p>
          </table:table-cell>
          <table:table-cell table:formula="of:=IF([.AK12]=&quot;x&quot;; 2^((COLUMN([.AK12])-2)); 0)" office:value-type="float" office:value="34359738368" calcext:value-type="float">
            <text:p>34359738368</text:p>
          </table:table-cell>
          <table:table-cell table:formula="of:=IF([.AL12]=&quot;x&quot;; 2^((COLUMN([.AL12])-2)); 0)" office:value-type="float" office:value="68719476736" calcext:value-type="float">
            <text:p>68719476736</text:p>
          </table:table-cell>
          <table:table-cell table:formula="of:=IF([.AM12]=&quot;x&quot;; 2^((COLUMN([.AM12])-2)); 0)" office:value-type="float" office:value="137438953472" calcext:value-type="float">
            <text:p>137438953472</text:p>
          </table:table-cell>
          <table:table-cell table:formula="of:=IF([.AN12]=&quot;x&quot;; 2^((COLUMN([.AN12])-2)); 0)" office:value-type="float" office:value="274877906944" calcext:value-type="float">
            <text:p>274877906944</text:p>
          </table:table-cell>
          <table:table-cell table:formula="of:=IF([.AO12]=&quot;x&quot;; 2^((COLUMN([.AO12])-2)); 0)" office:value-type="float" office:value="549755813888" calcext:value-type="float">
            <text:p>549755813888</text:p>
          </table:table-cell>
          <table:table-cell table:formula="of:=IF([.AP12]=&quot;x&quot;; 2^((COLUMN([.AP12])-2)); 0)" office:value-type="float" office:value="1099511627776" calcext:value-type="float">
            <text:p>1099511627776</text:p>
          </table:table-cell>
          <table:table-cell table:formula="of:=IF([.AQ12]=&quot;x&quot;; 2^((COLUMN([.AQ12])-2)); 0)" office:value-type="float" office:value="2199023255552" calcext:value-type="float">
            <text:p>2199023255552</text:p>
          </table:table-cell>
          <table:table-cell table:formula="of:=IF([.AR12]=&quot;x&quot;; 2^((COLUMN([.AR12])-2)); 0)" office:value-type="float" office:value="4398046511104" calcext:value-type="float">
            <text:p>4398046511104</text:p>
          </table:table-cell>
          <table:table-cell table:formula="of:=IF([.AS12]=&quot;x&quot;; 2^((COLUMN([.AS12])-2)); 0)" office:value-type="float" office:value="0" calcext:value-type="float">
            <text:p>0</text:p>
          </table:table-cell>
          <table:table-cell table:formula="of:=IF([.AT12]=&quot;x&quot;; 2^((COLUMN([.AT12])-2)); 0)" office:value-type="float" office:value="0" calcext:value-type="float">
            <text:p>0</text:p>
          </table:table-cell>
          <table:table-cell table:formula="of:=IF([.AU12]=&quot;x&quot;; 2^((COLUMN([.AU12])-2)); 0)" office:value-type="float" office:value="0" calcext:value-type="float">
            <text:p>0</text:p>
          </table:table-cell>
          <table:table-cell table:formula="of:=IF([.AV12]=&quot;x&quot;; 2^((COLUMN([.AV12])-2)); 0)" office:value-type="float" office:value="0" calcext:value-type="float">
            <text:p>0</text:p>
          </table:table-cell>
          <table:table-cell table:formula="of:=IF([.AW12]=&quot;x&quot;; 2^((COLUMN([.AW12])-2)); 0)" office:value-type="float" office:value="0" calcext:value-type="float">
            <text:p>0</text:p>
          </table:table-cell>
          <table:table-cell table:formula="of:=IF([.AX12]=&quot;x&quot;; 2^((COLUMN([.AX12])-2)); 0)" office:value-type="float" office:value="0" calcext:value-type="float">
            <text:p>0</text:p>
          </table:table-cell>
          <table:table-cell table:formula="of:=IF([.AY12]=&quot;x&quot;; 2^((COLUMN([.AY12])-2)); 0)" office:value-type="float" office:value="0" calcext:value-type="float">
            <text:p>0</text:p>
          </table:table-cell>
          <table:table-cell table:formula="of:=IF([.AZ12]=&quot;x&quot;; 2^((COLUMN([.AZ12])-2)); 0)" office:value-type="float" office:value="0" calcext:value-type="float">
            <text:p>0</text:p>
          </table:table-cell>
          <table:table-cell table:formula="of:=IF([.BA12]=&quot;x&quot;; 2^((COLUMN([.BA12])-2)); 0)" office:value-type="float" office:value="0" calcext:value-type="float">
            <text:p>0</text:p>
          </table:table-cell>
          <table:table-cell table:formula="of:=IF([.BB12]=&quot;x&quot;; 2^((COLUMN([.BB12])-2)); 0)" office:value-type="float" office:value="0" calcext:value-type="float">
            <text:p>0</text:p>
          </table:table-cell>
          <table:table-cell table:formula="of:=IF([.BC12]=&quot;x&quot;; 2^((COLUMN([.BC12])-2)); 0)" office:value-type="float" office:value="0" calcext:value-type="float">
            <text:p>0</text:p>
          </table:table-cell>
          <table:table-cell table:formula="of:=IF([.BD12]=&quot;x&quot;; 2^((COLUMN([.BD12])-2)); 0)" office:value-type="float" office:value="0" calcext:value-type="float">
            <text:p>0</text:p>
          </table:table-cell>
          <table:table-cell table:formula="of:=IF([.BE12]=&quot;x&quot;; 2^((COLUMN([.BE12])-2)); 0)" office:value-type="float" office:value="0" calcext:value-type="float">
            <text:p>0</text:p>
          </table:table-cell>
          <table:table-cell table:formula="of:=IF([.BF12]=&quot;x&quot;; 2^((COLUMN([.BF12])-2)); 0)" office:value-type="float" office:value="0" calcext:value-type="float">
            <text:p>0</text:p>
          </table:table-cell>
          <table:table-cell table:formula="of:=IF([.BG12]=&quot;x&quot;; 2^((COLUMN([.BG12])-2)); 0)" office:value-type="float" office:value="0" calcext:value-type="float">
            <text:p>0</text:p>
          </table:table-cell>
          <table:table-cell table:formula="of:=IF([.BH12]=&quot;x&quot;; 2^((COLUMN([.BH12])-2)); 0)" office:value-type="float" office:value="0" calcext:value-type="float">
            <text:p>0</text:p>
          </table:table-cell>
          <table:table-cell table:formula="of:=IF([.BI12]=&quot;x&quot;; 2^((COLUMN([.BI12])-2)); 0)" office:value-type="float" office:value="0" calcext:value-type="float">
            <text:p>0</text:p>
          </table:table-cell>
          <table:table-cell table:formula="of:=IF([.BJ12]=&quot;x&quot;; 2^((COLUMN([.BJ12])-2)); 0)" office:value-type="float" office:value="0" calcext:value-type="float">
            <text:p>0</text:p>
          </table:table-cell>
          <table:table-cell table:formula="of:=IF([.BK12]=&quot;x&quot;; 2^((COLUMN([.BK12])-2)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23"/>
          <table:table-cell table:formula="of:=SUM([.BP13:.DY13]) &amp; &quot;,&quot;" office:value-type="string" office:string-value="4366180553897," calcext:value-type="string">
            <text:p>4366180553897,</text:p>
          </table:table-cell>
          <table:table-cell table:formula="of:=IF([.B13]=&quot;x&quot;; 2^((COLUMN([.B13])-2)); 0)" office:value-type="float" office:value="1" calcext:value-type="float">
            <text:p>1</text:p>
          </table:table-cell>
          <table:table-cell table:formula="of:=IF([.C13]=&quot;x&quot;; 2^((COLUMN([.C13])-2)); 0)" office:value-type="float" office:value="0" calcext:value-type="float">
            <text:p>0</text:p>
          </table:table-cell>
          <table:table-cell table:formula="of:=IF([.D13]=&quot;x&quot;; 2^((COLUMN([.D13])-2)); 0)" office:value-type="float" office:value="0" calcext:value-type="float">
            <text:p>0</text:p>
          </table:table-cell>
          <table:table-cell table:formula="of:=IF([.E13]=&quot;x&quot;; 2^((COLUMN([.E13])-2)); 0)" office:value-type="float" office:value="8" calcext:value-type="float">
            <text:p>8</text:p>
          </table:table-cell>
          <table:table-cell table:formula="of:=IF([.F13]=&quot;x&quot;; 2^((COLUMN([.F13])-2)); 0)" office:value-type="float" office:value="0" calcext:value-type="float">
            <text:p>0</text:p>
          </table:table-cell>
          <table:table-cell table:formula="of:=IF([.G13]=&quot;x&quot;; 2^((COLUMN([.G13])-2)); 0)" office:value-type="float" office:value="32" calcext:value-type="float">
            <text:p>32</text:p>
          </table:table-cell>
          <table:table-cell table:formula="of:=IF([.H13]=&quot;x&quot;; 2^((COLUMN([.H13])-2)); 0)" office:value-type="float" office:value="0" calcext:value-type="float">
            <text:p>0</text:p>
          </table:table-cell>
          <table:table-cell table:formula="of:=IF([.I13]=&quot;x&quot;; 2^((COLUMN([.I13])-2)); 0)" office:value-type="float" office:value="128" calcext:value-type="float">
            <text:p>128</text:p>
          </table:table-cell>
          <table:table-cell table:formula="of:=IF([.J13]=&quot;x&quot;; 2^((COLUMN([.J13])-2)); 0)" office:value-type="float" office:value="0" calcext:value-type="float">
            <text:p>0</text:p>
          </table:table-cell>
          <table:table-cell table:formula="of:=IF([.K13]=&quot;x&quot;; 2^((COLUMN([.K13])-2)); 0)" office:value-type="float" office:value="0" calcext:value-type="float">
            <text:p>0</text:p>
          </table:table-cell>
          <table:table-cell table:formula="of:=IF([.L13]=&quot;x&quot;; 2^((COLUMN([.L13])-2)); 0)" office:value-type="float" office:value="1024" calcext:value-type="float">
            <text:p>1024</text:p>
          </table:table-cell>
          <table:table-cell table:formula="of:=IF([.M13]=&quot;x&quot;; 2^((COLUMN([.M13])-2)); 0)" office:value-type="float" office:value="0" calcext:value-type="float">
            <text:p>0</text:p>
          </table:table-cell>
          <table:table-cell table:formula="of:=IF([.N13]=&quot;x&quot;; 2^((COLUMN([.N13])-2)); 0)" office:value-type="float" office:value="4096" calcext:value-type="float">
            <text:p>4096</text:p>
          </table:table-cell>
          <table:table-cell table:formula="of:=IF([.O13]=&quot;x&quot;; 2^((COLUMN([.O13])-2)); 0)" office:value-type="float" office:value="0" calcext:value-type="float">
            <text:p>0</text:p>
          </table:table-cell>
          <table:table-cell table:formula="of:=IF([.P13]=&quot;x&quot;; 2^((COLUMN([.P13])-2)); 0)" office:value-type="float" office:value="0" calcext:value-type="float">
            <text:p>0</text:p>
          </table:table-cell>
          <table:table-cell table:formula="of:=IF([.Q13]=&quot;x&quot;; 2^((COLUMN([.Q13])-2)); 0)" office:value-type="float" office:value="0" calcext:value-type="float">
            <text:p>0</text:p>
          </table:table-cell>
          <table:table-cell table:formula="of:=IF([.R13]=&quot;x&quot;; 2^((COLUMN([.R13])-2)); 0)" office:value-type="float" office:value="0" calcext:value-type="float">
            <text:p>0</text:p>
          </table:table-cell>
          <table:table-cell table:formula="of:=IF([.S13]=&quot;x&quot;; 2^((COLUMN([.S13])-2)); 0)" office:value-type="float" office:value="0" calcext:value-type="float">
            <text:p>0</text:p>
          </table:table-cell>
          <table:table-cell table:formula="of:=IF([.T13]=&quot;x&quot;; 2^((COLUMN([.T13])-2)); 0)" office:value-type="float" office:value="262144" calcext:value-type="float">
            <text:p>262144</text:p>
          </table:table-cell>
          <table:table-cell table:formula="of:=IF([.U13]=&quot;x&quot;; 2^((COLUMN([.U13])-2)); 0)" office:value-type="float" office:value="0" calcext:value-type="float">
            <text:p>0</text:p>
          </table:table-cell>
          <table:table-cell table:formula="of:=IF([.V13]=&quot;x&quot;; 2^((COLUMN([.V13])-2)); 0)" office:value-type="float" office:value="0" calcext:value-type="float">
            <text:p>0</text:p>
          </table:table-cell>
          <table:table-cell table:formula="of:=IF([.W13]=&quot;x&quot;; 2^((COLUMN([.W13])-2)); 0)" office:value-type="float" office:value="2097152" calcext:value-type="float">
            <text:p>2097152</text:p>
          </table:table-cell>
          <table:table-cell table:formula="of:=IF([.X13]=&quot;x&quot;; 2^((COLUMN([.X13])-2)); 0)" office:value-type="float" office:value="0" calcext:value-type="float">
            <text:p>0</text:p>
          </table:table-cell>
          <table:table-cell table:formula="of:=IF([.Y13]=&quot;x&quot;; 2^((COLUMN([.Y13])-2)); 0)" office:value-type="float" office:value="8388608" calcext:value-type="float">
            <text:p>8388608</text:p>
          </table:table-cell>
          <table:table-cell table:formula="of:=IF([.Z13]=&quot;x&quot;; 2^((COLUMN([.Z13])-2)); 0)" office:value-type="float" office:value="0" calcext:value-type="float">
            <text:p>0</text:p>
          </table:table-cell>
          <table:table-cell table:formula="of:=IF([.AA13]=&quot;x&quot;; 2^((COLUMN([.AA13])-2)); 0)" office:value-type="float" office:value="0" calcext:value-type="float">
            <text:p>0</text:p>
          </table:table-cell>
          <table:table-cell table:formula="of:=IF([.AB13]=&quot;x&quot;; 2^((COLUMN([.AB13])-2)); 0)" office:value-type="float" office:value="67108864" calcext:value-type="float">
            <text:p>67108864</text:p>
          </table:table-cell>
          <table:table-cell table:formula="of:=IF([.AC13]=&quot;x&quot;; 2^((COLUMN([.AC13])-2)); 0)" office:value-type="float" office:value="0" calcext:value-type="float">
            <text:p>0</text:p>
          </table:table-cell>
          <table:table-cell table:formula="of:=IF([.AD13]=&quot;x&quot;; 2^((COLUMN([.AD13])-2)); 0)" office:value-type="float" office:value="268435456" calcext:value-type="float">
            <text:p>268435456</text:p>
          </table:table-cell>
          <table:table-cell table:formula="of:=IF([.AE13]=&quot;x&quot;; 2^((COLUMN([.AE13])-2)); 0)" office:value-type="float" office:value="0" calcext:value-type="float">
            <text:p>0</text:p>
          </table:table-cell>
          <table:table-cell table:formula="of:=IF([.AF13]=&quot;x&quot;; 2^((COLUMN([.AF13])-2)); 0)" office:value-type="float" office:value="0" calcext:value-type="float">
            <text:p>0</text:p>
          </table:table-cell>
          <table:table-cell table:formula="of:=IF([.AG13]=&quot;x&quot;; 2^((COLUMN([.AG13])-2)); 0)" office:value-type="float" office:value="2147483648" calcext:value-type="float">
            <text:p>2147483648</text:p>
          </table:table-cell>
          <table:table-cell table:formula="of:=IF([.AH13]=&quot;x&quot;; 2^((COLUMN([.AH13])-2)); 0)" office:value-type="float" office:value="0" calcext:value-type="float">
            <text:p>0</text:p>
          </table:table-cell>
          <table:table-cell table:formula="of:=IF([.AI13]=&quot;x&quot;; 2^((COLUMN([.AI13])-2)); 0)" office:value-type="float" office:value="0" calcext:value-type="float">
            <text:p>0</text:p>
          </table:table-cell>
          <table:table-cell table:formula="of:=IF([.AJ13]=&quot;x&quot;; 2^((COLUMN([.AJ13])-2)); 0)" office:value-type="float" office:value="0" calcext:value-type="float">
            <text:p>0</text:p>
          </table:table-cell>
          <table:table-cell table:formula="of:=IF([.AK13]=&quot;x&quot;; 2^((COLUMN([.AK13])-2)); 0)" office:value-type="float" office:value="34359738368" calcext:value-type="float">
            <text:p>34359738368</text:p>
          </table:table-cell>
          <table:table-cell table:formula="of:=IF([.AL13]=&quot;x&quot;; 2^((COLUMN([.AL13])-2)); 0)" office:value-type="float" office:value="68719476736" calcext:value-type="float">
            <text:p>68719476736</text:p>
          </table:table-cell>
          <table:table-cell table:formula="of:=IF([.AM13]=&quot;x&quot;; 2^((COLUMN([.AM13])-2)); 0)" office:value-type="float" office:value="137438953472" calcext:value-type="float">
            <text:p>137438953472</text:p>
          </table:table-cell>
          <table:table-cell table:formula="of:=IF([.AN13]=&quot;x&quot;; 2^((COLUMN([.AN13])-2)); 0)" office:value-type="float" office:value="274877906944" calcext:value-type="float">
            <text:p>274877906944</text:p>
          </table:table-cell>
          <table:table-cell table:formula="of:=IF([.AO13]=&quot;x&quot;; 2^((COLUMN([.AO13])-2)); 0)" office:value-type="float" office:value="549755813888" calcext:value-type="float">
            <text:p>549755813888</text:p>
          </table:table-cell>
          <table:table-cell table:formula="of:=IF([.AP13]=&quot;x&quot;; 2^((COLUMN([.AP13])-2)); 0)" office:value-type="float" office:value="1099511627776" calcext:value-type="float">
            <text:p>1099511627776</text:p>
          </table:table-cell>
          <table:table-cell table:formula="of:=IF([.AQ13]=&quot;x&quot;; 2^((COLUMN([.AQ13])-2)); 0)" office:value-type="float" office:value="2199023255552" calcext:value-type="float">
            <text:p>2199023255552</text:p>
          </table:table-cell>
          <table:table-cell table:formula="of:=IF([.AR13]=&quot;x&quot;; 2^((COLUMN([.AR13])-2)); 0)" office:value-type="float" office:value="0" calcext:value-type="float">
            <text:p>0</text:p>
          </table:table-cell>
          <table:table-cell table:formula="of:=IF([.AS13]=&quot;x&quot;; 2^((COLUMN([.AS13])-2)); 0)" office:value-type="float" office:value="0" calcext:value-type="float">
            <text:p>0</text:p>
          </table:table-cell>
          <table:table-cell table:formula="of:=IF([.AT13]=&quot;x&quot;; 2^((COLUMN([.AT13])-2)); 0)" office:value-type="float" office:value="0" calcext:value-type="float">
            <text:p>0</text:p>
          </table:table-cell>
          <table:table-cell table:formula="of:=IF([.AU13]=&quot;x&quot;; 2^((COLUMN([.AU13])-2)); 0)" office:value-type="float" office:value="0" calcext:value-type="float">
            <text:p>0</text:p>
          </table:table-cell>
          <table:table-cell table:formula="of:=IF([.AV13]=&quot;x&quot;; 2^((COLUMN([.AV13])-2)); 0)" office:value-type="float" office:value="0" calcext:value-type="float">
            <text:p>0</text:p>
          </table:table-cell>
          <table:table-cell table:formula="of:=IF([.AW13]=&quot;x&quot;; 2^((COLUMN([.AW13])-2)); 0)" office:value-type="float" office:value="0" calcext:value-type="float">
            <text:p>0</text:p>
          </table:table-cell>
          <table:table-cell table:formula="of:=IF([.AX13]=&quot;x&quot;; 2^((COLUMN([.AX13])-2)); 0)" office:value-type="float" office:value="0" calcext:value-type="float">
            <text:p>0</text:p>
          </table:table-cell>
          <table:table-cell table:formula="of:=IF([.AY13]=&quot;x&quot;; 2^((COLUMN([.AY13])-2)); 0)" office:value-type="float" office:value="0" calcext:value-type="float">
            <text:p>0</text:p>
          </table:table-cell>
          <table:table-cell table:formula="of:=IF([.AZ13]=&quot;x&quot;; 2^((COLUMN([.AZ13])-2)); 0)" office:value-type="float" office:value="0" calcext:value-type="float">
            <text:p>0</text:p>
          </table:table-cell>
          <table:table-cell table:formula="of:=IF([.BA13]=&quot;x&quot;; 2^((COLUMN([.BA13])-2)); 0)" office:value-type="float" office:value="0" calcext:value-type="float">
            <text:p>0</text:p>
          </table:table-cell>
          <table:table-cell table:formula="of:=IF([.BB13]=&quot;x&quot;; 2^((COLUMN([.BB13])-2)); 0)" office:value-type="float" office:value="0" calcext:value-type="float">
            <text:p>0</text:p>
          </table:table-cell>
          <table:table-cell table:formula="of:=IF([.BC13]=&quot;x&quot;; 2^((COLUMN([.BC13])-2)); 0)" office:value-type="float" office:value="0" calcext:value-type="float">
            <text:p>0</text:p>
          </table:table-cell>
          <table:table-cell table:formula="of:=IF([.BD13]=&quot;x&quot;; 2^((COLUMN([.BD13])-2)); 0)" office:value-type="float" office:value="0" calcext:value-type="float">
            <text:p>0</text:p>
          </table:table-cell>
          <table:table-cell table:formula="of:=IF([.BE13]=&quot;x&quot;; 2^((COLUMN([.BE13])-2)); 0)" office:value-type="float" office:value="0" calcext:value-type="float">
            <text:p>0</text:p>
          </table:table-cell>
          <table:table-cell table:formula="of:=IF([.BF13]=&quot;x&quot;; 2^((COLUMN([.BF13])-2)); 0)" office:value-type="float" office:value="0" calcext:value-type="float">
            <text:p>0</text:p>
          </table:table-cell>
          <table:table-cell table:formula="of:=IF([.BG13]=&quot;x&quot;; 2^((COLUMN([.BG13])-2)); 0)" office:value-type="float" office:value="0" calcext:value-type="float">
            <text:p>0</text:p>
          </table:table-cell>
          <table:table-cell table:formula="of:=IF([.BH13]=&quot;x&quot;; 2^((COLUMN([.BH13])-2)); 0)" office:value-type="float" office:value="0" calcext:value-type="float">
            <text:p>0</text:p>
          </table:table-cell>
          <table:table-cell table:formula="of:=IF([.BI13]=&quot;x&quot;; 2^((COLUMN([.BI13])-2)); 0)" office:value-type="float" office:value="0" calcext:value-type="float">
            <text:p>0</text:p>
          </table:table-cell>
          <table:table-cell table:formula="of:=IF([.BJ13]=&quot;x&quot;; 2^((COLUMN([.BJ13])-2)); 0)" office:value-type="float" office:value="0" calcext:value-type="float">
            <text:p>0</text:p>
          </table:table-cell>
          <table:table-cell table:formula="of:=IF([.BK13]=&quot;x&quot;; 2^((COLUMN([.BK13])-2)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24"/>
          <table:table-cell table:formula="of:=SUM([.BP14:.DY14]) &amp; &quot;,&quot;" office:value-type="string" office:string-value="1651199210665," calcext:value-type="string">
            <text:p>1651199210665,</text:p>
          </table:table-cell>
          <table:table-cell table:formula="of:=IF([.B14]=&quot;x&quot;; 2^((COLUMN([.B14])-2)); 0)" office:value-type="float" office:value="1" calcext:value-type="float">
            <text:p>1</text:p>
          </table:table-cell>
          <table:table-cell table:formula="of:=IF([.C14]=&quot;x&quot;; 2^((COLUMN([.C14])-2)); 0)" office:value-type="float" office:value="0" calcext:value-type="float">
            <text:p>0</text:p>
          </table:table-cell>
          <table:table-cell table:formula="of:=IF([.D14]=&quot;x&quot;; 2^((COLUMN([.D14])-2)); 0)" office:value-type="float" office:value="0" calcext:value-type="float">
            <text:p>0</text:p>
          </table:table-cell>
          <table:table-cell table:formula="of:=IF([.E14]=&quot;x&quot;; 2^((COLUMN([.E14])-2)); 0)" office:value-type="float" office:value="8" calcext:value-type="float">
            <text:p>8</text:p>
          </table:table-cell>
          <table:table-cell table:formula="of:=IF([.F14]=&quot;x&quot;; 2^((COLUMN([.F14])-2)); 0)" office:value-type="float" office:value="0" calcext:value-type="float">
            <text:p>0</text:p>
          </table:table-cell>
          <table:table-cell table:formula="of:=IF([.G14]=&quot;x&quot;; 2^((COLUMN([.G14])-2)); 0)" office:value-type="float" office:value="32" calcext:value-type="float">
            <text:p>32</text:p>
          </table:table-cell>
          <table:table-cell table:formula="of:=IF([.H14]=&quot;x&quot;; 2^((COLUMN([.H14])-2)); 0)" office:value-type="float" office:value="0" calcext:value-type="float">
            <text:p>0</text:p>
          </table:table-cell>
          <table:table-cell table:formula="of:=IF([.I14]=&quot;x&quot;; 2^((COLUMN([.I14])-2)); 0)" office:value-type="float" office:value="128" calcext:value-type="float">
            <text:p>128</text:p>
          </table:table-cell>
          <table:table-cell table:formula="of:=IF([.J14]=&quot;x&quot;; 2^((COLUMN([.J14])-2)); 0)" office:value-type="float" office:value="0" calcext:value-type="float">
            <text:p>0</text:p>
          </table:table-cell>
          <table:table-cell table:formula="of:=IF([.K14]=&quot;x&quot;; 2^((COLUMN([.K14])-2)); 0)" office:value-type="float" office:value="0" calcext:value-type="float">
            <text:p>0</text:p>
          </table:table-cell>
          <table:table-cell table:formula="of:=IF([.L14]=&quot;x&quot;; 2^((COLUMN([.L14])-2)); 0)" office:value-type="float" office:value="1024" calcext:value-type="float">
            <text:p>1024</text:p>
          </table:table-cell>
          <table:table-cell table:formula="of:=IF([.M14]=&quot;x&quot;; 2^((COLUMN([.M14])-2)); 0)" office:value-type="float" office:value="0" calcext:value-type="float">
            <text:p>0</text:p>
          </table:table-cell>
          <table:table-cell table:formula="of:=IF([.N14]=&quot;x&quot;; 2^((COLUMN([.N14])-2)); 0)" office:value-type="float" office:value="4096" calcext:value-type="float">
            <text:p>4096</text:p>
          </table:table-cell>
          <table:table-cell table:formula="of:=IF([.O14]=&quot;x&quot;; 2^((COLUMN([.O14])-2)); 0)" office:value-type="float" office:value="8192" calcext:value-type="float">
            <text:p>8192</text:p>
          </table:table-cell>
          <table:table-cell table:formula="of:=IF([.P14]=&quot;x&quot;; 2^((COLUMN([.P14])-2)); 0)" office:value-type="float" office:value="16384" calcext:value-type="float">
            <text:p>16384</text:p>
          </table:table-cell>
          <table:table-cell table:formula="of:=IF([.Q14]=&quot;x&quot;; 2^((COLUMN([.Q14])-2)); 0)" office:value-type="float" office:value="0" calcext:value-type="float">
            <text:p>0</text:p>
          </table:table-cell>
          <table:table-cell table:formula="of:=IF([.R14]=&quot;x&quot;; 2^((COLUMN([.R14])-2)); 0)" office:value-type="float" office:value="0" calcext:value-type="float">
            <text:p>0</text:p>
          </table:table-cell>
          <table:table-cell table:formula="of:=IF([.S14]=&quot;x&quot;; 2^((COLUMN([.S14])-2)); 0)" office:value-type="float" office:value="0" calcext:value-type="float">
            <text:p>0</text:p>
          </table:table-cell>
          <table:table-cell table:formula="of:=IF([.T14]=&quot;x&quot;; 2^((COLUMN([.T14])-2)); 0)" office:value-type="float" office:value="262144" calcext:value-type="float">
            <text:p>262144</text:p>
          </table:table-cell>
          <table:table-cell table:formula="of:=IF([.U14]=&quot;x&quot;; 2^((COLUMN([.U14])-2)); 0)" office:value-type="float" office:value="0" calcext:value-type="float">
            <text:p>0</text:p>
          </table:table-cell>
          <table:table-cell table:formula="of:=IF([.V14]=&quot;x&quot;; 2^((COLUMN([.V14])-2)); 0)" office:value-type="float" office:value="0" calcext:value-type="float">
            <text:p>0</text:p>
          </table:table-cell>
          <table:table-cell table:formula="of:=IF([.W14]=&quot;x&quot;; 2^((COLUMN([.W14])-2)); 0)" office:value-type="float" office:value="2097152" calcext:value-type="float">
            <text:p>2097152</text:p>
          </table:table-cell>
          <table:table-cell table:formula="of:=IF([.X14]=&quot;x&quot;; 2^((COLUMN([.X14])-2)); 0)" office:value-type="float" office:value="0" calcext:value-type="float">
            <text:p>0</text:p>
          </table:table-cell>
          <table:table-cell table:formula="of:=IF([.Y14]=&quot;x&quot;; 2^((COLUMN([.Y14])-2)); 0)" office:value-type="float" office:value="0" calcext:value-type="float">
            <text:p>0</text:p>
          </table:table-cell>
          <table:table-cell table:formula="of:=IF([.Z14]=&quot;x&quot;; 2^((COLUMN([.Z14])-2)); 0)" office:value-type="float" office:value="16777216" calcext:value-type="float">
            <text:p>16777216</text:p>
          </table:table-cell>
          <table:table-cell table:formula="of:=IF([.AA14]=&quot;x&quot;; 2^((COLUMN([.AA14])-2)); 0)" office:value-type="float" office:value="33554432" calcext:value-type="float">
            <text:p>33554432</text:p>
          </table:table-cell>
          <table:table-cell table:formula="of:=IF([.AB14]=&quot;x&quot;; 2^((COLUMN([.AB14])-2)); 0)" office:value-type="float" office:value="0" calcext:value-type="float">
            <text:p>0</text:p>
          </table:table-cell>
          <table:table-cell table:formula="of:=IF([.AC14]=&quot;x&quot;; 2^((COLUMN([.AC14])-2)); 0)" office:value-type="float" office:value="0" calcext:value-type="float">
            <text:p>0</text:p>
          </table:table-cell>
          <table:table-cell table:formula="of:=IF([.AD14]=&quot;x&quot;; 2^((COLUMN([.AD14])-2)); 0)" office:value-type="float" office:value="268435456" calcext:value-type="float">
            <text:p>268435456</text:p>
          </table:table-cell>
          <table:table-cell table:formula="of:=IF([.AE14]=&quot;x&quot;; 2^((COLUMN([.AE14])-2)); 0)" office:value-type="float" office:value="536870912" calcext:value-type="float">
            <text:p>536870912</text:p>
          </table:table-cell>
          <table:table-cell table:formula="of:=IF([.AF14]=&quot;x&quot;; 2^((COLUMN([.AF14])-2)); 0)" office:value-type="float" office:value="1073741824" calcext:value-type="float">
            <text:p>1073741824</text:p>
          </table:table-cell>
          <table:table-cell table:formula="of:=IF([.AG14]=&quot;x&quot;; 2^((COLUMN([.AG14])-2)); 0)" office:value-type="float" office:value="0" calcext:value-type="float">
            <text:p>0</text:p>
          </table:table-cell>
          <table:table-cell table:formula="of:=IF([.AH14]=&quot;x&quot;; 2^((COLUMN([.AH14])-2)); 0)" office:value-type="float" office:value="0" calcext:value-type="float">
            <text:p>0</text:p>
          </table:table-cell>
          <table:table-cell table:formula="of:=IF([.AI14]=&quot;x&quot;; 2^((COLUMN([.AI14])-2)); 0)" office:value-type="float" office:value="0" calcext:value-type="float">
            <text:p>0</text:p>
          </table:table-cell>
          <table:table-cell table:formula="of:=IF([.AJ14]=&quot;x&quot;; 2^((COLUMN([.AJ14])-2)); 0)" office:value-type="float" office:value="0" calcext:value-type="float">
            <text:p>0</text:p>
          </table:table-cell>
          <table:table-cell table:formula="of:=IF([.AK14]=&quot;x&quot;; 2^((COLUMN([.AK14])-2)); 0)" office:value-type="float" office:value="0" calcext:value-type="float">
            <text:p>0</text:p>
          </table:table-cell>
          <table:table-cell table:formula="of:=IF([.AL14]=&quot;x&quot;; 2^((COLUMN([.AL14])-2)); 0)" office:value-type="float" office:value="0" calcext:value-type="float">
            <text:p>0</text:p>
          </table:table-cell>
          <table:table-cell table:formula="of:=IF([.AM14]=&quot;x&quot;; 2^((COLUMN([.AM14])-2)); 0)" office:value-type="float" office:value="0" calcext:value-type="float">
            <text:p>0</text:p>
          </table:table-cell>
          <table:table-cell table:formula="of:=IF([.AN14]=&quot;x&quot;; 2^((COLUMN([.AN14])-2)); 0)" office:value-type="float" office:value="0" calcext:value-type="float">
            <text:p>0</text:p>
          </table:table-cell>
          <table:table-cell table:formula="of:=IF([.AO14]=&quot;x&quot;; 2^((COLUMN([.AO14])-2)); 0)" office:value-type="float" office:value="549755813888" calcext:value-type="float">
            <text:p>549755813888</text:p>
          </table:table-cell>
          <table:table-cell table:formula="of:=IF([.AP14]=&quot;x&quot;; 2^((COLUMN([.AP14])-2)); 0)" office:value-type="float" office:value="1099511627776" calcext:value-type="float">
            <text:p>1099511627776</text:p>
          </table:table-cell>
          <table:table-cell table:formula="of:=IF([.AQ14]=&quot;x&quot;; 2^((COLUMN([.AQ14])-2)); 0)" office:value-type="float" office:value="0" calcext:value-type="float">
            <text:p>0</text:p>
          </table:table-cell>
          <table:table-cell table:formula="of:=IF([.AR14]=&quot;x&quot;; 2^((COLUMN([.AR14])-2)); 0)" office:value-type="float" office:value="0" calcext:value-type="float">
            <text:p>0</text:p>
          </table:table-cell>
          <table:table-cell table:formula="of:=IF([.AS14]=&quot;x&quot;; 2^((COLUMN([.AS14])-2)); 0)" office:value-type="float" office:value="0" calcext:value-type="float">
            <text:p>0</text:p>
          </table:table-cell>
          <table:table-cell table:formula="of:=IF([.AT14]=&quot;x&quot;; 2^((COLUMN([.AT14])-2)); 0)" office:value-type="float" office:value="0" calcext:value-type="float">
            <text:p>0</text:p>
          </table:table-cell>
          <table:table-cell table:formula="of:=IF([.AU14]=&quot;x&quot;; 2^((COLUMN([.AU14])-2)); 0)" office:value-type="float" office:value="0" calcext:value-type="float">
            <text:p>0</text:p>
          </table:table-cell>
          <table:table-cell table:formula="of:=IF([.AV14]=&quot;x&quot;; 2^((COLUMN([.AV14])-2)); 0)" office:value-type="float" office:value="0" calcext:value-type="float">
            <text:p>0</text:p>
          </table:table-cell>
          <table:table-cell table:formula="of:=IF([.AW14]=&quot;x&quot;; 2^((COLUMN([.AW14])-2)); 0)" office:value-type="float" office:value="0" calcext:value-type="float">
            <text:p>0</text:p>
          </table:table-cell>
          <table:table-cell table:formula="of:=IF([.AX14]=&quot;x&quot;; 2^((COLUMN([.AX14])-2)); 0)" office:value-type="float" office:value="0" calcext:value-type="float">
            <text:p>0</text:p>
          </table:table-cell>
          <table:table-cell table:formula="of:=IF([.AY14]=&quot;x&quot;; 2^((COLUMN([.AY14])-2)); 0)" office:value-type="float" office:value="0" calcext:value-type="float">
            <text:p>0</text:p>
          </table:table-cell>
          <table:table-cell table:formula="of:=IF([.AZ14]=&quot;x&quot;; 2^((COLUMN([.AZ14])-2)); 0)" office:value-type="float" office:value="0" calcext:value-type="float">
            <text:p>0</text:p>
          </table:table-cell>
          <table:table-cell table:formula="of:=IF([.BA14]=&quot;x&quot;; 2^((COLUMN([.BA14])-2)); 0)" office:value-type="float" office:value="0" calcext:value-type="float">
            <text:p>0</text:p>
          </table:table-cell>
          <table:table-cell table:formula="of:=IF([.BB14]=&quot;x&quot;; 2^((COLUMN([.BB14])-2)); 0)" office:value-type="float" office:value="0" calcext:value-type="float">
            <text:p>0</text:p>
          </table:table-cell>
          <table:table-cell table:formula="of:=IF([.BC14]=&quot;x&quot;; 2^((COLUMN([.BC14])-2)); 0)" office:value-type="float" office:value="0" calcext:value-type="float">
            <text:p>0</text:p>
          </table:table-cell>
          <table:table-cell table:formula="of:=IF([.BD14]=&quot;x&quot;; 2^((COLUMN([.BD14])-2)); 0)" office:value-type="float" office:value="0" calcext:value-type="float">
            <text:p>0</text:p>
          </table:table-cell>
          <table:table-cell table:formula="of:=IF([.BE14]=&quot;x&quot;; 2^((COLUMN([.BE14])-2)); 0)" office:value-type="float" office:value="0" calcext:value-type="float">
            <text:p>0</text:p>
          </table:table-cell>
          <table:table-cell table:formula="of:=IF([.BF14]=&quot;x&quot;; 2^((COLUMN([.BF14])-2)); 0)" office:value-type="float" office:value="0" calcext:value-type="float">
            <text:p>0</text:p>
          </table:table-cell>
          <table:table-cell table:formula="of:=IF([.BG14]=&quot;x&quot;; 2^((COLUMN([.BG14])-2)); 0)" office:value-type="float" office:value="0" calcext:value-type="float">
            <text:p>0</text:p>
          </table:table-cell>
          <table:table-cell table:formula="of:=IF([.BH14]=&quot;x&quot;; 2^((COLUMN([.BH14])-2)); 0)" office:value-type="float" office:value="0" calcext:value-type="float">
            <text:p>0</text:p>
          </table:table-cell>
          <table:table-cell table:formula="of:=IF([.BI14]=&quot;x&quot;; 2^((COLUMN([.BI14])-2)); 0)" office:value-type="float" office:value="0" calcext:value-type="float">
            <text:p>0</text:p>
          </table:table-cell>
          <table:table-cell table:formula="of:=IF([.BJ14]=&quot;x&quot;; 2^((COLUMN([.BJ14])-2)); 0)" office:value-type="float" office:value="0" calcext:value-type="float">
            <text:p>0</text:p>
          </table:table-cell>
          <table:table-cell table:formula="of:=IF([.BK14]=&quot;x&quot;; 2^((COLUMN([.BK14])-2)); 0)" office:value-type="float" office:value="0" calcext:value-type="float">
            <text:p>0</text:p>
          </table:table-cell>
        </table:table-row>
        <table:table-row table:style-name="ro1">
          <table:table-cell table:number-columns-repeated="40"/>
          <table:table-cell office:value-type="string" calcext:value-type="string">
            <text:p>x</text:p>
          </table:table-cell>
          <table:table-cell table:number-columns-repeated="25"/>
          <table:table-cell table:formula="of:=SUM([.BP15:.DY15]) &amp; &quot;,&quot;" office:value-type="string" office:string-value="549755813888," calcext:value-type="string">
            <text:p>549755813888,</text:p>
          </table:table-cell>
          <table:table-cell table:formula="of:=IF([.B15]=&quot;x&quot;; 2^((COLUMN([.B15])-2)); 0)" office:value-type="float" office:value="0" calcext:value-type="float">
            <text:p>0</text:p>
          </table:table-cell>
          <table:table-cell table:formula="of:=IF([.C15]=&quot;x&quot;; 2^((COLUMN([.C15])-2)); 0)" office:value-type="float" office:value="0" calcext:value-type="float">
            <text:p>0</text:p>
          </table:table-cell>
          <table:table-cell table:formula="of:=IF([.D15]=&quot;x&quot;; 2^((COLUMN([.D15])-2)); 0)" office:value-type="float" office:value="0" calcext:value-type="float">
            <text:p>0</text:p>
          </table:table-cell>
          <table:table-cell table:formula="of:=IF([.E15]=&quot;x&quot;; 2^((COLUMN([.E15])-2)); 0)" office:value-type="float" office:value="0" calcext:value-type="float">
            <text:p>0</text:p>
          </table:table-cell>
          <table:table-cell table:formula="of:=IF([.F15]=&quot;x&quot;; 2^((COLUMN([.F15])-2)); 0)" office:value-type="float" office:value="0" calcext:value-type="float">
            <text:p>0</text:p>
          </table:table-cell>
          <table:table-cell table:formula="of:=IF([.G15]=&quot;x&quot;; 2^((COLUMN([.G15])-2)); 0)" office:value-type="float" office:value="0" calcext:value-type="float">
            <text:p>0</text:p>
          </table:table-cell>
          <table:table-cell table:formula="of:=IF([.H15]=&quot;x&quot;; 2^((COLUMN([.H15])-2)); 0)" office:value-type="float" office:value="0" calcext:value-type="float">
            <text:p>0</text:p>
          </table:table-cell>
          <table:table-cell table:formula="of:=IF([.I15]=&quot;x&quot;; 2^((COLUMN([.I15])-2)); 0)" office:value-type="float" office:value="0" calcext:value-type="float">
            <text:p>0</text:p>
          </table:table-cell>
          <table:table-cell table:formula="of:=IF([.J15]=&quot;x&quot;; 2^((COLUMN([.J15])-2)); 0)" office:value-type="float" office:value="0" calcext:value-type="float">
            <text:p>0</text:p>
          </table:table-cell>
          <table:table-cell table:formula="of:=IF([.K15]=&quot;x&quot;; 2^((COLUMN([.K15])-2)); 0)" office:value-type="float" office:value="0" calcext:value-type="float">
            <text:p>0</text:p>
          </table:table-cell>
          <table:table-cell table:formula="of:=IF([.L15]=&quot;x&quot;; 2^((COLUMN([.L15])-2)); 0)" office:value-type="float" office:value="0" calcext:value-type="float">
            <text:p>0</text:p>
          </table:table-cell>
          <table:table-cell table:formula="of:=IF([.M15]=&quot;x&quot;; 2^((COLUMN([.M15])-2)); 0)" office:value-type="float" office:value="0" calcext:value-type="float">
            <text:p>0</text:p>
          </table:table-cell>
          <table:table-cell table:formula="of:=IF([.N15]=&quot;x&quot;; 2^((COLUMN([.N15])-2)); 0)" office:value-type="float" office:value="0" calcext:value-type="float">
            <text:p>0</text:p>
          </table:table-cell>
          <table:table-cell table:formula="of:=IF([.O15]=&quot;x&quot;; 2^((COLUMN([.O15])-2)); 0)" office:value-type="float" office:value="0" calcext:value-type="float">
            <text:p>0</text:p>
          </table:table-cell>
          <table:table-cell table:formula="of:=IF([.P15]=&quot;x&quot;; 2^((COLUMN([.P15])-2)); 0)" office:value-type="float" office:value="0" calcext:value-type="float">
            <text:p>0</text:p>
          </table:table-cell>
          <table:table-cell table:formula="of:=IF([.Q15]=&quot;x&quot;; 2^((COLUMN([.Q15])-2)); 0)" office:value-type="float" office:value="0" calcext:value-type="float">
            <text:p>0</text:p>
          </table:table-cell>
          <table:table-cell table:formula="of:=IF([.R15]=&quot;x&quot;; 2^((COLUMN([.R15])-2)); 0)" office:value-type="float" office:value="0" calcext:value-type="float">
            <text:p>0</text:p>
          </table:table-cell>
          <table:table-cell table:formula="of:=IF([.S15]=&quot;x&quot;; 2^((COLUMN([.S15])-2)); 0)" office:value-type="float" office:value="0" calcext:value-type="float">
            <text:p>0</text:p>
          </table:table-cell>
          <table:table-cell table:formula="of:=IF([.T15]=&quot;x&quot;; 2^((COLUMN([.T15])-2)); 0)" office:value-type="float" office:value="0" calcext:value-type="float">
            <text:p>0</text:p>
          </table:table-cell>
          <table:table-cell table:formula="of:=IF([.U15]=&quot;x&quot;; 2^((COLUMN([.U15])-2)); 0)" office:value-type="float" office:value="0" calcext:value-type="float">
            <text:p>0</text:p>
          </table:table-cell>
          <table:table-cell table:formula="of:=IF([.V15]=&quot;x&quot;; 2^((COLUMN([.V15])-2)); 0)" office:value-type="float" office:value="0" calcext:value-type="float">
            <text:p>0</text:p>
          </table:table-cell>
          <table:table-cell table:formula="of:=IF([.W15]=&quot;x&quot;; 2^((COLUMN([.W15])-2)); 0)" office:value-type="float" office:value="0" calcext:value-type="float">
            <text:p>0</text:p>
          </table:table-cell>
          <table:table-cell table:formula="of:=IF([.X15]=&quot;x&quot;; 2^((COLUMN([.X15])-2)); 0)" office:value-type="float" office:value="0" calcext:value-type="float">
            <text:p>0</text:p>
          </table:table-cell>
          <table:table-cell table:formula="of:=IF([.Y15]=&quot;x&quot;; 2^((COLUMN([.Y15])-2)); 0)" office:value-type="float" office:value="0" calcext:value-type="float">
            <text:p>0</text:p>
          </table:table-cell>
          <table:table-cell table:formula="of:=IF([.Z15]=&quot;x&quot;; 2^((COLUMN([.Z15])-2)); 0)" office:value-type="float" office:value="0" calcext:value-type="float">
            <text:p>0</text:p>
          </table:table-cell>
          <table:table-cell table:formula="of:=IF([.AA15]=&quot;x&quot;; 2^((COLUMN([.AA15])-2)); 0)" office:value-type="float" office:value="0" calcext:value-type="float">
            <text:p>0</text:p>
          </table:table-cell>
          <table:table-cell table:formula="of:=IF([.AB15]=&quot;x&quot;; 2^((COLUMN([.AB15])-2)); 0)" office:value-type="float" office:value="0" calcext:value-type="float">
            <text:p>0</text:p>
          </table:table-cell>
          <table:table-cell table:formula="of:=IF([.AC15]=&quot;x&quot;; 2^((COLUMN([.AC15])-2)); 0)" office:value-type="float" office:value="0" calcext:value-type="float">
            <text:p>0</text:p>
          </table:table-cell>
          <table:table-cell table:formula="of:=IF([.AD15]=&quot;x&quot;; 2^((COLUMN([.AD15])-2)); 0)" office:value-type="float" office:value="0" calcext:value-type="float">
            <text:p>0</text:p>
          </table:table-cell>
          <table:table-cell table:formula="of:=IF([.AE15]=&quot;x&quot;; 2^((COLUMN([.AE15])-2)); 0)" office:value-type="float" office:value="0" calcext:value-type="float">
            <text:p>0</text:p>
          </table:table-cell>
          <table:table-cell table:formula="of:=IF([.AF15]=&quot;x&quot;; 2^((COLUMN([.AF15])-2)); 0)" office:value-type="float" office:value="0" calcext:value-type="float">
            <text:p>0</text:p>
          </table:table-cell>
          <table:table-cell table:formula="of:=IF([.AG15]=&quot;x&quot;; 2^((COLUMN([.AG15])-2)); 0)" office:value-type="float" office:value="0" calcext:value-type="float">
            <text:p>0</text:p>
          </table:table-cell>
          <table:table-cell table:formula="of:=IF([.AH15]=&quot;x&quot;; 2^((COLUMN([.AH15])-2)); 0)" office:value-type="float" office:value="0" calcext:value-type="float">
            <text:p>0</text:p>
          </table:table-cell>
          <table:table-cell table:formula="of:=IF([.AI15]=&quot;x&quot;; 2^((COLUMN([.AI15])-2)); 0)" office:value-type="float" office:value="0" calcext:value-type="float">
            <text:p>0</text:p>
          </table:table-cell>
          <table:table-cell table:formula="of:=IF([.AJ15]=&quot;x&quot;; 2^((COLUMN([.AJ15])-2)); 0)" office:value-type="float" office:value="0" calcext:value-type="float">
            <text:p>0</text:p>
          </table:table-cell>
          <table:table-cell table:formula="of:=IF([.AK15]=&quot;x&quot;; 2^((COLUMN([.AK15])-2)); 0)" office:value-type="float" office:value="0" calcext:value-type="float">
            <text:p>0</text:p>
          </table:table-cell>
          <table:table-cell table:formula="of:=IF([.AL15]=&quot;x&quot;; 2^((COLUMN([.AL15])-2)); 0)" office:value-type="float" office:value="0" calcext:value-type="float">
            <text:p>0</text:p>
          </table:table-cell>
          <table:table-cell table:formula="of:=IF([.AM15]=&quot;x&quot;; 2^((COLUMN([.AM15])-2)); 0)" office:value-type="float" office:value="0" calcext:value-type="float">
            <text:p>0</text:p>
          </table:table-cell>
          <table:table-cell table:formula="of:=IF([.AN15]=&quot;x&quot;; 2^((COLUMN([.AN15])-2)); 0)" office:value-type="float" office:value="0" calcext:value-type="float">
            <text:p>0</text:p>
          </table:table-cell>
          <table:table-cell table:formula="of:=IF([.AO15]=&quot;x&quot;; 2^((COLUMN([.AO15])-2)); 0)" office:value-type="float" office:value="549755813888" calcext:value-type="float">
            <text:p>549755813888</text:p>
          </table:table-cell>
          <table:table-cell table:formula="of:=IF([.AP15]=&quot;x&quot;; 2^((COLUMN([.AP15])-2)); 0)" office:value-type="float" office:value="0" calcext:value-type="float">
            <text:p>0</text:p>
          </table:table-cell>
          <table:table-cell table:formula="of:=IF([.AQ15]=&quot;x&quot;; 2^((COLUMN([.AQ15])-2)); 0)" office:value-type="float" office:value="0" calcext:value-type="float">
            <text:p>0</text:p>
          </table:table-cell>
          <table:table-cell table:formula="of:=IF([.AR15]=&quot;x&quot;; 2^((COLUMN([.AR15])-2)); 0)" office:value-type="float" office:value="0" calcext:value-type="float">
            <text:p>0</text:p>
          </table:table-cell>
          <table:table-cell table:formula="of:=IF([.AS15]=&quot;x&quot;; 2^((COLUMN([.AS15])-2)); 0)" office:value-type="float" office:value="0" calcext:value-type="float">
            <text:p>0</text:p>
          </table:table-cell>
          <table:table-cell table:formula="of:=IF([.AT15]=&quot;x&quot;; 2^((COLUMN([.AT15])-2)); 0)" office:value-type="float" office:value="0" calcext:value-type="float">
            <text:p>0</text:p>
          </table:table-cell>
          <table:table-cell table:formula="of:=IF([.AU15]=&quot;x&quot;; 2^((COLUMN([.AU15])-2)); 0)" office:value-type="float" office:value="0" calcext:value-type="float">
            <text:p>0</text:p>
          </table:table-cell>
          <table:table-cell table:formula="of:=IF([.AV15]=&quot;x&quot;; 2^((COLUMN([.AV15])-2)); 0)" office:value-type="float" office:value="0" calcext:value-type="float">
            <text:p>0</text:p>
          </table:table-cell>
          <table:table-cell table:formula="of:=IF([.AW15]=&quot;x&quot;; 2^((COLUMN([.AW15])-2)); 0)" office:value-type="float" office:value="0" calcext:value-type="float">
            <text:p>0</text:p>
          </table:table-cell>
          <table:table-cell table:formula="of:=IF([.AX15]=&quot;x&quot;; 2^((COLUMN([.AX15])-2)); 0)" office:value-type="float" office:value="0" calcext:value-type="float">
            <text:p>0</text:p>
          </table:table-cell>
          <table:table-cell table:formula="of:=IF([.AY15]=&quot;x&quot;; 2^((COLUMN([.AY15])-2)); 0)" office:value-type="float" office:value="0" calcext:value-type="float">
            <text:p>0</text:p>
          </table:table-cell>
          <table:table-cell table:formula="of:=IF([.AZ15]=&quot;x&quot;; 2^((COLUMN([.AZ15])-2)); 0)" office:value-type="float" office:value="0" calcext:value-type="float">
            <text:p>0</text:p>
          </table:table-cell>
          <table:table-cell table:formula="of:=IF([.BA15]=&quot;x&quot;; 2^((COLUMN([.BA15])-2)); 0)" office:value-type="float" office:value="0" calcext:value-type="float">
            <text:p>0</text:p>
          </table:table-cell>
          <table:table-cell table:formula="of:=IF([.BB15]=&quot;x&quot;; 2^((COLUMN([.BB15])-2)); 0)" office:value-type="float" office:value="0" calcext:value-type="float">
            <text:p>0</text:p>
          </table:table-cell>
          <table:table-cell table:formula="of:=IF([.BC15]=&quot;x&quot;; 2^((COLUMN([.BC15])-2)); 0)" office:value-type="float" office:value="0" calcext:value-type="float">
            <text:p>0</text:p>
          </table:table-cell>
          <table:table-cell table:formula="of:=IF([.BD15]=&quot;x&quot;; 2^((COLUMN([.BD15])-2)); 0)" office:value-type="float" office:value="0" calcext:value-type="float">
            <text:p>0</text:p>
          </table:table-cell>
          <table:table-cell table:formula="of:=IF([.BE15]=&quot;x&quot;; 2^((COLUMN([.BE15])-2)); 0)" office:value-type="float" office:value="0" calcext:value-type="float">
            <text:p>0</text:p>
          </table:table-cell>
          <table:table-cell table:formula="of:=IF([.BF15]=&quot;x&quot;; 2^((COLUMN([.BF15])-2)); 0)" office:value-type="float" office:value="0" calcext:value-type="float">
            <text:p>0</text:p>
          </table:table-cell>
          <table:table-cell table:formula="of:=IF([.BG15]=&quot;x&quot;; 2^((COLUMN([.BG15])-2)); 0)" office:value-type="float" office:value="0" calcext:value-type="float">
            <text:p>0</text:p>
          </table:table-cell>
          <table:table-cell table:formula="of:=IF([.BH15]=&quot;x&quot;; 2^((COLUMN([.BH15])-2)); 0)" office:value-type="float" office:value="0" calcext:value-type="float">
            <text:p>0</text:p>
          </table:table-cell>
          <table:table-cell table:formula="of:=IF([.BI15]=&quot;x&quot;; 2^((COLUMN([.BI15])-2)); 0)" office:value-type="float" office:value="0" calcext:value-type="float">
            <text:p>0</text:p>
          </table:table-cell>
          <table:table-cell table:formula="of:=IF([.BJ15]=&quot;x&quot;; 2^((COLUMN([.BJ15])-2)); 0)" office:value-type="float" office:value="0" calcext:value-type="float">
            <text:p>0</text:p>
          </table:table-cell>
          <table:table-cell table:formula="of:=IF([.BK15]=&quot;x&quot;; 2^((COLUMN([.BK15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16:.DY16]) &amp; &quot;,&quot;" office:value-type="string" office:string-value="0," calcext:value-type="string">
            <text:p>0,</text:p>
          </table:table-cell>
          <table:table-cell table:formula="of:=IF([.B16]=&quot;x&quot;; 2^((COLUMN([.B16])-2)); 0)" office:value-type="float" office:value="0" calcext:value-type="float">
            <text:p>0</text:p>
          </table:table-cell>
          <table:table-cell table:formula="of:=IF([.C16]=&quot;x&quot;; 2^((COLUMN([.C16])-2)); 0)" office:value-type="float" office:value="0" calcext:value-type="float">
            <text:p>0</text:p>
          </table:table-cell>
          <table:table-cell table:formula="of:=IF([.D16]=&quot;x&quot;; 2^((COLUMN([.D16])-2)); 0)" office:value-type="float" office:value="0" calcext:value-type="float">
            <text:p>0</text:p>
          </table:table-cell>
          <table:table-cell table:formula="of:=IF([.E16]=&quot;x&quot;; 2^((COLUMN([.E16])-2)); 0)" office:value-type="float" office:value="0" calcext:value-type="float">
            <text:p>0</text:p>
          </table:table-cell>
          <table:table-cell table:formula="of:=IF([.F16]=&quot;x&quot;; 2^((COLUMN([.F16])-2)); 0)" office:value-type="float" office:value="0" calcext:value-type="float">
            <text:p>0</text:p>
          </table:table-cell>
          <table:table-cell table:formula="of:=IF([.G16]=&quot;x&quot;; 2^((COLUMN([.G16])-2)); 0)" office:value-type="float" office:value="0" calcext:value-type="float">
            <text:p>0</text:p>
          </table:table-cell>
          <table:table-cell table:formula="of:=IF([.H16]=&quot;x&quot;; 2^((COLUMN([.H16])-2)); 0)" office:value-type="float" office:value="0" calcext:value-type="float">
            <text:p>0</text:p>
          </table:table-cell>
          <table:table-cell table:formula="of:=IF([.I16]=&quot;x&quot;; 2^((COLUMN([.I16])-2)); 0)" office:value-type="float" office:value="0" calcext:value-type="float">
            <text:p>0</text:p>
          </table:table-cell>
          <table:table-cell table:formula="of:=IF([.J16]=&quot;x&quot;; 2^((COLUMN([.J16])-2)); 0)" office:value-type="float" office:value="0" calcext:value-type="float">
            <text:p>0</text:p>
          </table:table-cell>
          <table:table-cell table:formula="of:=IF([.K16]=&quot;x&quot;; 2^((COLUMN([.K16])-2)); 0)" office:value-type="float" office:value="0" calcext:value-type="float">
            <text:p>0</text:p>
          </table:table-cell>
          <table:table-cell table:formula="of:=IF([.L16]=&quot;x&quot;; 2^((COLUMN([.L16])-2)); 0)" office:value-type="float" office:value="0" calcext:value-type="float">
            <text:p>0</text:p>
          </table:table-cell>
          <table:table-cell table:formula="of:=IF([.M16]=&quot;x&quot;; 2^((COLUMN([.M16])-2)); 0)" office:value-type="float" office:value="0" calcext:value-type="float">
            <text:p>0</text:p>
          </table:table-cell>
          <table:table-cell table:formula="of:=IF([.N16]=&quot;x&quot;; 2^((COLUMN([.N16])-2)); 0)" office:value-type="float" office:value="0" calcext:value-type="float">
            <text:p>0</text:p>
          </table:table-cell>
          <table:table-cell table:formula="of:=IF([.O16]=&quot;x&quot;; 2^((COLUMN([.O16])-2)); 0)" office:value-type="float" office:value="0" calcext:value-type="float">
            <text:p>0</text:p>
          </table:table-cell>
          <table:table-cell table:formula="of:=IF([.P16]=&quot;x&quot;; 2^((COLUMN([.P16])-2)); 0)" office:value-type="float" office:value="0" calcext:value-type="float">
            <text:p>0</text:p>
          </table:table-cell>
          <table:table-cell table:formula="of:=IF([.Q16]=&quot;x&quot;; 2^((COLUMN([.Q16])-2)); 0)" office:value-type="float" office:value="0" calcext:value-type="float">
            <text:p>0</text:p>
          </table:table-cell>
          <table:table-cell table:formula="of:=IF([.R16]=&quot;x&quot;; 2^((COLUMN([.R16])-2)); 0)" office:value-type="float" office:value="0" calcext:value-type="float">
            <text:p>0</text:p>
          </table:table-cell>
          <table:table-cell table:formula="of:=IF([.S16]=&quot;x&quot;; 2^((COLUMN([.S16])-2)); 0)" office:value-type="float" office:value="0" calcext:value-type="float">
            <text:p>0</text:p>
          </table:table-cell>
          <table:table-cell table:formula="of:=IF([.T16]=&quot;x&quot;; 2^((COLUMN([.T16])-2)); 0)" office:value-type="float" office:value="0" calcext:value-type="float">
            <text:p>0</text:p>
          </table:table-cell>
          <table:table-cell table:formula="of:=IF([.U16]=&quot;x&quot;; 2^((COLUMN([.U16])-2)); 0)" office:value-type="float" office:value="0" calcext:value-type="float">
            <text:p>0</text:p>
          </table:table-cell>
          <table:table-cell table:formula="of:=IF([.V16]=&quot;x&quot;; 2^((COLUMN([.V16])-2)); 0)" office:value-type="float" office:value="0" calcext:value-type="float">
            <text:p>0</text:p>
          </table:table-cell>
          <table:table-cell table:formula="of:=IF([.W16]=&quot;x&quot;; 2^((COLUMN([.W16])-2)); 0)" office:value-type="float" office:value="0" calcext:value-type="float">
            <text:p>0</text:p>
          </table:table-cell>
          <table:table-cell table:formula="of:=IF([.X16]=&quot;x&quot;; 2^((COLUMN([.X16])-2)); 0)" office:value-type="float" office:value="0" calcext:value-type="float">
            <text:p>0</text:p>
          </table:table-cell>
          <table:table-cell table:formula="of:=IF([.Y16]=&quot;x&quot;; 2^((COLUMN([.Y16])-2)); 0)" office:value-type="float" office:value="0" calcext:value-type="float">
            <text:p>0</text:p>
          </table:table-cell>
          <table:table-cell table:formula="of:=IF([.Z16]=&quot;x&quot;; 2^((COLUMN([.Z16])-2)); 0)" office:value-type="float" office:value="0" calcext:value-type="float">
            <text:p>0</text:p>
          </table:table-cell>
          <table:table-cell table:formula="of:=IF([.AA16]=&quot;x&quot;; 2^((COLUMN([.AA16])-2)); 0)" office:value-type="float" office:value="0" calcext:value-type="float">
            <text:p>0</text:p>
          </table:table-cell>
          <table:table-cell table:formula="of:=IF([.AB16]=&quot;x&quot;; 2^((COLUMN([.AB16])-2)); 0)" office:value-type="float" office:value="0" calcext:value-type="float">
            <text:p>0</text:p>
          </table:table-cell>
          <table:table-cell table:formula="of:=IF([.AC16]=&quot;x&quot;; 2^((COLUMN([.AC16])-2)); 0)" office:value-type="float" office:value="0" calcext:value-type="float">
            <text:p>0</text:p>
          </table:table-cell>
          <table:table-cell table:formula="of:=IF([.AD16]=&quot;x&quot;; 2^((COLUMN([.AD16])-2)); 0)" office:value-type="float" office:value="0" calcext:value-type="float">
            <text:p>0</text:p>
          </table:table-cell>
          <table:table-cell table:formula="of:=IF([.AE16]=&quot;x&quot;; 2^((COLUMN([.AE16])-2)); 0)" office:value-type="float" office:value="0" calcext:value-type="float">
            <text:p>0</text:p>
          </table:table-cell>
          <table:table-cell table:formula="of:=IF([.AF16]=&quot;x&quot;; 2^((COLUMN([.AF16])-2)); 0)" office:value-type="float" office:value="0" calcext:value-type="float">
            <text:p>0</text:p>
          </table:table-cell>
          <table:table-cell table:formula="of:=IF([.AG16]=&quot;x&quot;; 2^((COLUMN([.AG16])-2)); 0)" office:value-type="float" office:value="0" calcext:value-type="float">
            <text:p>0</text:p>
          </table:table-cell>
          <table:table-cell table:formula="of:=IF([.AH16]=&quot;x&quot;; 2^((COLUMN([.AH16])-2)); 0)" office:value-type="float" office:value="0" calcext:value-type="float">
            <text:p>0</text:p>
          </table:table-cell>
          <table:table-cell table:formula="of:=IF([.AI16]=&quot;x&quot;; 2^((COLUMN([.AI16])-2)); 0)" office:value-type="float" office:value="0" calcext:value-type="float">
            <text:p>0</text:p>
          </table:table-cell>
          <table:table-cell table:formula="of:=IF([.AJ16]=&quot;x&quot;; 2^((COLUMN([.AJ16])-2)); 0)" office:value-type="float" office:value="0" calcext:value-type="float">
            <text:p>0</text:p>
          </table:table-cell>
          <table:table-cell table:formula="of:=IF([.AK16]=&quot;x&quot;; 2^((COLUMN([.AK16])-2)); 0)" office:value-type="float" office:value="0" calcext:value-type="float">
            <text:p>0</text:p>
          </table:table-cell>
          <table:table-cell table:formula="of:=IF([.AL16]=&quot;x&quot;; 2^((COLUMN([.AL16])-2)); 0)" office:value-type="float" office:value="0" calcext:value-type="float">
            <text:p>0</text:p>
          </table:table-cell>
          <table:table-cell table:formula="of:=IF([.AM16]=&quot;x&quot;; 2^((COLUMN([.AM16])-2)); 0)" office:value-type="float" office:value="0" calcext:value-type="float">
            <text:p>0</text:p>
          </table:table-cell>
          <table:table-cell table:formula="of:=IF([.AN16]=&quot;x&quot;; 2^((COLUMN([.AN16])-2)); 0)" office:value-type="float" office:value="0" calcext:value-type="float">
            <text:p>0</text:p>
          </table:table-cell>
          <table:table-cell table:formula="of:=IF([.AO16]=&quot;x&quot;; 2^((COLUMN([.AO16])-2)); 0)" office:value-type="float" office:value="0" calcext:value-type="float">
            <text:p>0</text:p>
          </table:table-cell>
          <table:table-cell table:formula="of:=IF([.AP16]=&quot;x&quot;; 2^((COLUMN([.AP16])-2)); 0)" office:value-type="float" office:value="0" calcext:value-type="float">
            <text:p>0</text:p>
          </table:table-cell>
          <table:table-cell table:formula="of:=IF([.AQ16]=&quot;x&quot;; 2^((COLUMN([.AQ16])-2)); 0)" office:value-type="float" office:value="0" calcext:value-type="float">
            <text:p>0</text:p>
          </table:table-cell>
          <table:table-cell table:formula="of:=IF([.AR16]=&quot;x&quot;; 2^((COLUMN([.AR16])-2)); 0)" office:value-type="float" office:value="0" calcext:value-type="float">
            <text:p>0</text:p>
          </table:table-cell>
          <table:table-cell table:formula="of:=IF([.AS16]=&quot;x&quot;; 2^((COLUMN([.AS16])-2)); 0)" office:value-type="float" office:value="0" calcext:value-type="float">
            <text:p>0</text:p>
          </table:table-cell>
          <table:table-cell table:formula="of:=IF([.AT16]=&quot;x&quot;; 2^((COLUMN([.AT16])-2)); 0)" office:value-type="float" office:value="0" calcext:value-type="float">
            <text:p>0</text:p>
          </table:table-cell>
          <table:table-cell table:formula="of:=IF([.AU16]=&quot;x&quot;; 2^((COLUMN([.AU16])-2)); 0)" office:value-type="float" office:value="0" calcext:value-type="float">
            <text:p>0</text:p>
          </table:table-cell>
          <table:table-cell table:formula="of:=IF([.AV16]=&quot;x&quot;; 2^((COLUMN([.AV16])-2)); 0)" office:value-type="float" office:value="0" calcext:value-type="float">
            <text:p>0</text:p>
          </table:table-cell>
          <table:table-cell table:formula="of:=IF([.AW16]=&quot;x&quot;; 2^((COLUMN([.AW16])-2)); 0)" office:value-type="float" office:value="0" calcext:value-type="float">
            <text:p>0</text:p>
          </table:table-cell>
          <table:table-cell table:formula="of:=IF([.AX16]=&quot;x&quot;; 2^((COLUMN([.AX16])-2)); 0)" office:value-type="float" office:value="0" calcext:value-type="float">
            <text:p>0</text:p>
          </table:table-cell>
          <table:table-cell table:formula="of:=IF([.AY16]=&quot;x&quot;; 2^((COLUMN([.AY16])-2)); 0)" office:value-type="float" office:value="0" calcext:value-type="float">
            <text:p>0</text:p>
          </table:table-cell>
          <table:table-cell table:formula="of:=IF([.AZ16]=&quot;x&quot;; 2^((COLUMN([.AZ16])-2)); 0)" office:value-type="float" office:value="0" calcext:value-type="float">
            <text:p>0</text:p>
          </table:table-cell>
          <table:table-cell table:formula="of:=IF([.BA16]=&quot;x&quot;; 2^((COLUMN([.BA16])-2)); 0)" office:value-type="float" office:value="0" calcext:value-type="float">
            <text:p>0</text:p>
          </table:table-cell>
          <table:table-cell table:formula="of:=IF([.BB16]=&quot;x&quot;; 2^((COLUMN([.BB16])-2)); 0)" office:value-type="float" office:value="0" calcext:value-type="float">
            <text:p>0</text:p>
          </table:table-cell>
          <table:table-cell table:formula="of:=IF([.BC16]=&quot;x&quot;; 2^((COLUMN([.BC16])-2)); 0)" office:value-type="float" office:value="0" calcext:value-type="float">
            <text:p>0</text:p>
          </table:table-cell>
          <table:table-cell table:formula="of:=IF([.BD16]=&quot;x&quot;; 2^((COLUMN([.BD16])-2)); 0)" office:value-type="float" office:value="0" calcext:value-type="float">
            <text:p>0</text:p>
          </table:table-cell>
          <table:table-cell table:formula="of:=IF([.BE16]=&quot;x&quot;; 2^((COLUMN([.BE16])-2)); 0)" office:value-type="float" office:value="0" calcext:value-type="float">
            <text:p>0</text:p>
          </table:table-cell>
          <table:table-cell table:formula="of:=IF([.BF16]=&quot;x&quot;; 2^((COLUMN([.BF16])-2)); 0)" office:value-type="float" office:value="0" calcext:value-type="float">
            <text:p>0</text:p>
          </table:table-cell>
          <table:table-cell table:formula="of:=IF([.BG16]=&quot;x&quot;; 2^((COLUMN([.BG16])-2)); 0)" office:value-type="float" office:value="0" calcext:value-type="float">
            <text:p>0</text:p>
          </table:table-cell>
          <table:table-cell table:formula="of:=IF([.BH16]=&quot;x&quot;; 2^((COLUMN([.BH16])-2)); 0)" office:value-type="float" office:value="0" calcext:value-type="float">
            <text:p>0</text:p>
          </table:table-cell>
          <table:table-cell table:formula="of:=IF([.BI16]=&quot;x&quot;; 2^((COLUMN([.BI16])-2)); 0)" office:value-type="float" office:value="0" calcext:value-type="float">
            <text:p>0</text:p>
          </table:table-cell>
          <table:table-cell table:formula="of:=IF([.BJ16]=&quot;x&quot;; 2^((COLUMN([.BJ16])-2)); 0)" office:value-type="float" office:value="0" calcext:value-type="float">
            <text:p>0</text:p>
          </table:table-cell>
          <table:table-cell table:formula="of:=IF([.BK16]=&quot;x&quot;; 2^((COLUMN([.BK16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17:.DY17]) &amp; &quot;,&quot;" office:value-type="string" office:string-value="0," calcext:value-type="string">
            <text:p>0,</text:p>
          </table:table-cell>
          <table:table-cell table:formula="of:=IF([.B17]=&quot;x&quot;; 2^((COLUMN([.B17])-2)); 0)" office:value-type="float" office:value="0" calcext:value-type="float">
            <text:p>0</text:p>
          </table:table-cell>
          <table:table-cell table:formula="of:=IF([.C17]=&quot;x&quot;; 2^((COLUMN([.C17])-2)); 0)" office:value-type="float" office:value="0" calcext:value-type="float">
            <text:p>0</text:p>
          </table:table-cell>
          <table:table-cell table:formula="of:=IF([.D17]=&quot;x&quot;; 2^((COLUMN([.D17])-2)); 0)" office:value-type="float" office:value="0" calcext:value-type="float">
            <text:p>0</text:p>
          </table:table-cell>
          <table:table-cell table:formula="of:=IF([.E17]=&quot;x&quot;; 2^((COLUMN([.E17])-2)); 0)" office:value-type="float" office:value="0" calcext:value-type="float">
            <text:p>0</text:p>
          </table:table-cell>
          <table:table-cell table:formula="of:=IF([.F17]=&quot;x&quot;; 2^((COLUMN([.F17])-2)); 0)" office:value-type="float" office:value="0" calcext:value-type="float">
            <text:p>0</text:p>
          </table:table-cell>
          <table:table-cell table:formula="of:=IF([.G17]=&quot;x&quot;; 2^((COLUMN([.G17])-2)); 0)" office:value-type="float" office:value="0" calcext:value-type="float">
            <text:p>0</text:p>
          </table:table-cell>
          <table:table-cell table:formula="of:=IF([.H17]=&quot;x&quot;; 2^((COLUMN([.H17])-2)); 0)" office:value-type="float" office:value="0" calcext:value-type="float">
            <text:p>0</text:p>
          </table:table-cell>
          <table:table-cell table:formula="of:=IF([.I17]=&quot;x&quot;; 2^((COLUMN([.I17])-2)); 0)" office:value-type="float" office:value="0" calcext:value-type="float">
            <text:p>0</text:p>
          </table:table-cell>
          <table:table-cell table:formula="of:=IF([.J17]=&quot;x&quot;; 2^((COLUMN([.J17])-2)); 0)" office:value-type="float" office:value="0" calcext:value-type="float">
            <text:p>0</text:p>
          </table:table-cell>
          <table:table-cell table:formula="of:=IF([.K17]=&quot;x&quot;; 2^((COLUMN([.K17])-2)); 0)" office:value-type="float" office:value="0" calcext:value-type="float">
            <text:p>0</text:p>
          </table:table-cell>
          <table:table-cell table:formula="of:=IF([.L17]=&quot;x&quot;; 2^((COLUMN([.L17])-2)); 0)" office:value-type="float" office:value="0" calcext:value-type="float">
            <text:p>0</text:p>
          </table:table-cell>
          <table:table-cell table:formula="of:=IF([.M17]=&quot;x&quot;; 2^((COLUMN([.M17])-2)); 0)" office:value-type="float" office:value="0" calcext:value-type="float">
            <text:p>0</text:p>
          </table:table-cell>
          <table:table-cell table:formula="of:=IF([.N17]=&quot;x&quot;; 2^((COLUMN([.N17])-2)); 0)" office:value-type="float" office:value="0" calcext:value-type="float">
            <text:p>0</text:p>
          </table:table-cell>
          <table:table-cell table:formula="of:=IF([.O17]=&quot;x&quot;; 2^((COLUMN([.O17])-2)); 0)" office:value-type="float" office:value="0" calcext:value-type="float">
            <text:p>0</text:p>
          </table:table-cell>
          <table:table-cell table:formula="of:=IF([.P17]=&quot;x&quot;; 2^((COLUMN([.P17])-2)); 0)" office:value-type="float" office:value="0" calcext:value-type="float">
            <text:p>0</text:p>
          </table:table-cell>
          <table:table-cell table:formula="of:=IF([.Q17]=&quot;x&quot;; 2^((COLUMN([.Q17])-2)); 0)" office:value-type="float" office:value="0" calcext:value-type="float">
            <text:p>0</text:p>
          </table:table-cell>
          <table:table-cell table:formula="of:=IF([.R17]=&quot;x&quot;; 2^((COLUMN([.R17])-2)); 0)" office:value-type="float" office:value="0" calcext:value-type="float">
            <text:p>0</text:p>
          </table:table-cell>
          <table:table-cell table:formula="of:=IF([.S17]=&quot;x&quot;; 2^((COLUMN([.S17])-2)); 0)" office:value-type="float" office:value="0" calcext:value-type="float">
            <text:p>0</text:p>
          </table:table-cell>
          <table:table-cell table:formula="of:=IF([.T17]=&quot;x&quot;; 2^((COLUMN([.T17])-2)); 0)" office:value-type="float" office:value="0" calcext:value-type="float">
            <text:p>0</text:p>
          </table:table-cell>
          <table:table-cell table:formula="of:=IF([.U17]=&quot;x&quot;; 2^((COLUMN([.U17])-2)); 0)" office:value-type="float" office:value="0" calcext:value-type="float">
            <text:p>0</text:p>
          </table:table-cell>
          <table:table-cell table:formula="of:=IF([.V17]=&quot;x&quot;; 2^((COLUMN([.V17])-2)); 0)" office:value-type="float" office:value="0" calcext:value-type="float">
            <text:p>0</text:p>
          </table:table-cell>
          <table:table-cell table:formula="of:=IF([.W17]=&quot;x&quot;; 2^((COLUMN([.W17])-2)); 0)" office:value-type="float" office:value="0" calcext:value-type="float">
            <text:p>0</text:p>
          </table:table-cell>
          <table:table-cell table:formula="of:=IF([.X17]=&quot;x&quot;; 2^((COLUMN([.X17])-2)); 0)" office:value-type="float" office:value="0" calcext:value-type="float">
            <text:p>0</text:p>
          </table:table-cell>
          <table:table-cell table:formula="of:=IF([.Y17]=&quot;x&quot;; 2^((COLUMN([.Y17])-2)); 0)" office:value-type="float" office:value="0" calcext:value-type="float">
            <text:p>0</text:p>
          </table:table-cell>
          <table:table-cell table:formula="of:=IF([.Z17]=&quot;x&quot;; 2^((COLUMN([.Z17])-2)); 0)" office:value-type="float" office:value="0" calcext:value-type="float">
            <text:p>0</text:p>
          </table:table-cell>
          <table:table-cell table:formula="of:=IF([.AA17]=&quot;x&quot;; 2^((COLUMN([.AA17])-2)); 0)" office:value-type="float" office:value="0" calcext:value-type="float">
            <text:p>0</text:p>
          </table:table-cell>
          <table:table-cell table:formula="of:=IF([.AB17]=&quot;x&quot;; 2^((COLUMN([.AB17])-2)); 0)" office:value-type="float" office:value="0" calcext:value-type="float">
            <text:p>0</text:p>
          </table:table-cell>
          <table:table-cell table:formula="of:=IF([.AC17]=&quot;x&quot;; 2^((COLUMN([.AC17])-2)); 0)" office:value-type="float" office:value="0" calcext:value-type="float">
            <text:p>0</text:p>
          </table:table-cell>
          <table:table-cell table:formula="of:=IF([.AD17]=&quot;x&quot;; 2^((COLUMN([.AD17])-2)); 0)" office:value-type="float" office:value="0" calcext:value-type="float">
            <text:p>0</text:p>
          </table:table-cell>
          <table:table-cell table:formula="of:=IF([.AE17]=&quot;x&quot;; 2^((COLUMN([.AE17])-2)); 0)" office:value-type="float" office:value="0" calcext:value-type="float">
            <text:p>0</text:p>
          </table:table-cell>
          <table:table-cell table:formula="of:=IF([.AF17]=&quot;x&quot;; 2^((COLUMN([.AF17])-2)); 0)" office:value-type="float" office:value="0" calcext:value-type="float">
            <text:p>0</text:p>
          </table:table-cell>
          <table:table-cell table:formula="of:=IF([.AG17]=&quot;x&quot;; 2^((COLUMN([.AG17])-2)); 0)" office:value-type="float" office:value="0" calcext:value-type="float">
            <text:p>0</text:p>
          </table:table-cell>
          <table:table-cell table:formula="of:=IF([.AH17]=&quot;x&quot;; 2^((COLUMN([.AH17])-2)); 0)" office:value-type="float" office:value="0" calcext:value-type="float">
            <text:p>0</text:p>
          </table:table-cell>
          <table:table-cell table:formula="of:=IF([.AI17]=&quot;x&quot;; 2^((COLUMN([.AI17])-2)); 0)" office:value-type="float" office:value="0" calcext:value-type="float">
            <text:p>0</text:p>
          </table:table-cell>
          <table:table-cell table:formula="of:=IF([.AJ17]=&quot;x&quot;; 2^((COLUMN([.AJ17])-2)); 0)" office:value-type="float" office:value="0" calcext:value-type="float">
            <text:p>0</text:p>
          </table:table-cell>
          <table:table-cell table:formula="of:=IF([.AK17]=&quot;x&quot;; 2^((COLUMN([.AK17])-2)); 0)" office:value-type="float" office:value="0" calcext:value-type="float">
            <text:p>0</text:p>
          </table:table-cell>
          <table:table-cell table:formula="of:=IF([.AL17]=&quot;x&quot;; 2^((COLUMN([.AL17])-2)); 0)" office:value-type="float" office:value="0" calcext:value-type="float">
            <text:p>0</text:p>
          </table:table-cell>
          <table:table-cell table:formula="of:=IF([.AM17]=&quot;x&quot;; 2^((COLUMN([.AM17])-2)); 0)" office:value-type="float" office:value="0" calcext:value-type="float">
            <text:p>0</text:p>
          </table:table-cell>
          <table:table-cell table:formula="of:=IF([.AN17]=&quot;x&quot;; 2^((COLUMN([.AN17])-2)); 0)" office:value-type="float" office:value="0" calcext:value-type="float">
            <text:p>0</text:p>
          </table:table-cell>
          <table:table-cell table:formula="of:=IF([.AO17]=&quot;x&quot;; 2^((COLUMN([.AO17])-2)); 0)" office:value-type="float" office:value="0" calcext:value-type="float">
            <text:p>0</text:p>
          </table:table-cell>
          <table:table-cell table:formula="of:=IF([.AP17]=&quot;x&quot;; 2^((COLUMN([.AP17])-2)); 0)" office:value-type="float" office:value="0" calcext:value-type="float">
            <text:p>0</text:p>
          </table:table-cell>
          <table:table-cell table:formula="of:=IF([.AQ17]=&quot;x&quot;; 2^((COLUMN([.AQ17])-2)); 0)" office:value-type="float" office:value="0" calcext:value-type="float">
            <text:p>0</text:p>
          </table:table-cell>
          <table:table-cell table:formula="of:=IF([.AR17]=&quot;x&quot;; 2^((COLUMN([.AR17])-2)); 0)" office:value-type="float" office:value="0" calcext:value-type="float">
            <text:p>0</text:p>
          </table:table-cell>
          <table:table-cell table:formula="of:=IF([.AS17]=&quot;x&quot;; 2^((COLUMN([.AS17])-2)); 0)" office:value-type="float" office:value="0" calcext:value-type="float">
            <text:p>0</text:p>
          </table:table-cell>
          <table:table-cell table:formula="of:=IF([.AT17]=&quot;x&quot;; 2^((COLUMN([.AT17])-2)); 0)" office:value-type="float" office:value="0" calcext:value-type="float">
            <text:p>0</text:p>
          </table:table-cell>
          <table:table-cell table:formula="of:=IF([.AU17]=&quot;x&quot;; 2^((COLUMN([.AU17])-2)); 0)" office:value-type="float" office:value="0" calcext:value-type="float">
            <text:p>0</text:p>
          </table:table-cell>
          <table:table-cell table:formula="of:=IF([.AV17]=&quot;x&quot;; 2^((COLUMN([.AV17])-2)); 0)" office:value-type="float" office:value="0" calcext:value-type="float">
            <text:p>0</text:p>
          </table:table-cell>
          <table:table-cell table:formula="of:=IF([.AW17]=&quot;x&quot;; 2^((COLUMN([.AW17])-2)); 0)" office:value-type="float" office:value="0" calcext:value-type="float">
            <text:p>0</text:p>
          </table:table-cell>
          <table:table-cell table:formula="of:=IF([.AX17]=&quot;x&quot;; 2^((COLUMN([.AX17])-2)); 0)" office:value-type="float" office:value="0" calcext:value-type="float">
            <text:p>0</text:p>
          </table:table-cell>
          <table:table-cell table:formula="of:=IF([.AY17]=&quot;x&quot;; 2^((COLUMN([.AY17])-2)); 0)" office:value-type="float" office:value="0" calcext:value-type="float">
            <text:p>0</text:p>
          </table:table-cell>
          <table:table-cell table:formula="of:=IF([.AZ17]=&quot;x&quot;; 2^((COLUMN([.AZ17])-2)); 0)" office:value-type="float" office:value="0" calcext:value-type="float">
            <text:p>0</text:p>
          </table:table-cell>
          <table:table-cell table:formula="of:=IF([.BA17]=&quot;x&quot;; 2^((COLUMN([.BA17])-2)); 0)" office:value-type="float" office:value="0" calcext:value-type="float">
            <text:p>0</text:p>
          </table:table-cell>
          <table:table-cell table:formula="of:=IF([.BB17]=&quot;x&quot;; 2^((COLUMN([.BB17])-2)); 0)" office:value-type="float" office:value="0" calcext:value-type="float">
            <text:p>0</text:p>
          </table:table-cell>
          <table:table-cell table:formula="of:=IF([.BC17]=&quot;x&quot;; 2^((COLUMN([.BC17])-2)); 0)" office:value-type="float" office:value="0" calcext:value-type="float">
            <text:p>0</text:p>
          </table:table-cell>
          <table:table-cell table:formula="of:=IF([.BD17]=&quot;x&quot;; 2^((COLUMN([.BD17])-2)); 0)" office:value-type="float" office:value="0" calcext:value-type="float">
            <text:p>0</text:p>
          </table:table-cell>
          <table:table-cell table:formula="of:=IF([.BE17]=&quot;x&quot;; 2^((COLUMN([.BE17])-2)); 0)" office:value-type="float" office:value="0" calcext:value-type="float">
            <text:p>0</text:p>
          </table:table-cell>
          <table:table-cell table:formula="of:=IF([.BF17]=&quot;x&quot;; 2^((COLUMN([.BF17])-2)); 0)" office:value-type="float" office:value="0" calcext:value-type="float">
            <text:p>0</text:p>
          </table:table-cell>
          <table:table-cell table:formula="of:=IF([.BG17]=&quot;x&quot;; 2^((COLUMN([.BG17])-2)); 0)" office:value-type="float" office:value="0" calcext:value-type="float">
            <text:p>0</text:p>
          </table:table-cell>
          <table:table-cell table:formula="of:=IF([.BH17]=&quot;x&quot;; 2^((COLUMN([.BH17])-2)); 0)" office:value-type="float" office:value="0" calcext:value-type="float">
            <text:p>0</text:p>
          </table:table-cell>
          <table:table-cell table:formula="of:=IF([.BI17]=&quot;x&quot;; 2^((COLUMN([.BI17])-2)); 0)" office:value-type="float" office:value="0" calcext:value-type="float">
            <text:p>0</text:p>
          </table:table-cell>
          <table:table-cell table:formula="of:=IF([.BJ17]=&quot;x&quot;; 2^((COLUMN([.BJ17])-2)); 0)" office:value-type="float" office:value="0" calcext:value-type="float">
            <text:p>0</text:p>
          </table:table-cell>
          <table:table-cell table:formula="of:=IF([.BK17]=&quot;x&quot;; 2^((COLUMN([.BK17])-2)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3"/>
          <table:table-cell table:formula="of:=SUM([.BP18:.DY18]) &amp; &quot;,&quot;" office:value-type="string" office:string-value="4270168240873," calcext:value-type="string">
            <text:p>4270168240873,</text:p>
          </table:table-cell>
          <table:table-cell table:formula="of:=IF([.B18]=&quot;x&quot;; 2^((COLUMN([.B18])-2)); 0)" office:value-type="float" office:value="1" calcext:value-type="float">
            <text:p>1</text:p>
          </table:table-cell>
          <table:table-cell table:formula="of:=IF([.C18]=&quot;x&quot;; 2^((COLUMN([.C18])-2)); 0)" office:value-type="float" office:value="0" calcext:value-type="float">
            <text:p>0</text:p>
          </table:table-cell>
          <table:table-cell table:formula="of:=IF([.D18]=&quot;x&quot;; 2^((COLUMN([.D18])-2)); 0)" office:value-type="float" office:value="0" calcext:value-type="float">
            <text:p>0</text:p>
          </table:table-cell>
          <table:table-cell table:formula="of:=IF([.E18]=&quot;x&quot;; 2^((COLUMN([.E18])-2)); 0)" office:value-type="float" office:value="8" calcext:value-type="float">
            <text:p>8</text:p>
          </table:table-cell>
          <table:table-cell table:formula="of:=IF([.F18]=&quot;x&quot;; 2^((COLUMN([.F18])-2)); 0)" office:value-type="float" office:value="0" calcext:value-type="float">
            <text:p>0</text:p>
          </table:table-cell>
          <table:table-cell table:formula="of:=IF([.G18]=&quot;x&quot;; 2^((COLUMN([.G18])-2)); 0)" office:value-type="float" office:value="32" calcext:value-type="float">
            <text:p>32</text:p>
          </table:table-cell>
          <table:table-cell table:formula="of:=IF([.H18]=&quot;x&quot;; 2^((COLUMN([.H18])-2)); 0)" office:value-type="float" office:value="64" calcext:value-type="float">
            <text:p>64</text:p>
          </table:table-cell>
          <table:table-cell table:formula="of:=IF([.I18]=&quot;x&quot;; 2^((COLUMN([.I18])-2)); 0)" office:value-type="float" office:value="128" calcext:value-type="float">
            <text:p>128</text:p>
          </table:table-cell>
          <table:table-cell table:formula="of:=IF([.J18]=&quot;x&quot;; 2^((COLUMN([.J18])-2)); 0)" office:value-type="float" office:value="0" calcext:value-type="float">
            <text:p>0</text:p>
          </table:table-cell>
          <table:table-cell table:formula="of:=IF([.K18]=&quot;x&quot;; 2^((COLUMN([.K18])-2)); 0)" office:value-type="float" office:value="512" calcext:value-type="float">
            <text:p>512</text:p>
          </table:table-cell>
          <table:table-cell table:formula="of:=IF([.L18]=&quot;x&quot;; 2^((COLUMN([.L18])-2)); 0)" office:value-type="float" office:value="0" calcext:value-type="float">
            <text:p>0</text:p>
          </table:table-cell>
          <table:table-cell table:formula="of:=IF([.M18]=&quot;x&quot;; 2^((COLUMN([.M18])-2)); 0)" office:value-type="float" office:value="0" calcext:value-type="float">
            <text:p>0</text:p>
          </table:table-cell>
          <table:table-cell table:formula="of:=IF([.N18]=&quot;x&quot;; 2^((COLUMN([.N18])-2)); 0)" office:value-type="float" office:value="4096" calcext:value-type="float">
            <text:p>4096</text:p>
          </table:table-cell>
          <table:table-cell table:formula="of:=IF([.O18]=&quot;x&quot;; 2^((COLUMN([.O18])-2)); 0)" office:value-type="float" office:value="8192" calcext:value-type="float">
            <text:p>8192</text:p>
          </table:table-cell>
          <table:table-cell table:formula="of:=IF([.P18]=&quot;x&quot;; 2^((COLUMN([.P18])-2)); 0)" office:value-type="float" office:value="16384" calcext:value-type="float">
            <text:p>16384</text:p>
          </table:table-cell>
          <table:table-cell table:formula="of:=IF([.Q18]=&quot;x&quot;; 2^((COLUMN([.Q18])-2)); 0)" office:value-type="float" office:value="0" calcext:value-type="float">
            <text:p>0</text:p>
          </table:table-cell>
          <table:table-cell table:formula="of:=IF([.R18]=&quot;x&quot;; 2^((COLUMN([.R18])-2)); 0)" office:value-type="float" office:value="0" calcext:value-type="float">
            <text:p>0</text:p>
          </table:table-cell>
          <table:table-cell table:formula="of:=IF([.S18]=&quot;x&quot;; 2^((COLUMN([.S18])-2)); 0)" office:value-type="float" office:value="0" calcext:value-type="float">
            <text:p>0</text:p>
          </table:table-cell>
          <table:table-cell table:formula="of:=IF([.T18]=&quot;x&quot;; 2^((COLUMN([.T18])-2)); 0)" office:value-type="float" office:value="262144" calcext:value-type="float">
            <text:p>262144</text:p>
          </table:table-cell>
          <table:table-cell table:formula="of:=IF([.U18]=&quot;x&quot;; 2^((COLUMN([.U18])-2)); 0)" office:value-type="float" office:value="524288" calcext:value-type="float">
            <text:p>524288</text:p>
          </table:table-cell>
          <table:table-cell table:formula="of:=IF([.V18]=&quot;x&quot;; 2^((COLUMN([.V18])-2)); 0)" office:value-type="float" office:value="1048576" calcext:value-type="float">
            <text:p>1048576</text:p>
          </table:table-cell>
          <table:table-cell table:formula="of:=IF([.W18]=&quot;x&quot;; 2^((COLUMN([.W18])-2)); 0)" office:value-type="float" office:value="0" calcext:value-type="float">
            <text:p>0</text:p>
          </table:table-cell>
          <table:table-cell table:formula="of:=IF([.X18]=&quot;x&quot;; 2^((COLUMN([.X18])-2)); 0)" office:value-type="float" office:value="4194304" calcext:value-type="float">
            <text:p>4194304</text:p>
          </table:table-cell>
          <table:table-cell table:formula="of:=IF([.Y18]=&quot;x&quot;; 2^((COLUMN([.Y18])-2)); 0)" office:value-type="float" office:value="8388608" calcext:value-type="float">
            <text:p>8388608</text:p>
          </table:table-cell>
          <table:table-cell table:formula="of:=IF([.Z18]=&quot;x&quot;; 2^((COLUMN([.Z18])-2)); 0)" office:value-type="float" office:value="16777216" calcext:value-type="float">
            <text:p>16777216</text:p>
          </table:table-cell>
          <table:table-cell table:formula="of:=IF([.AA18]=&quot;x&quot;; 2^((COLUMN([.AA18])-2)); 0)" office:value-type="float" office:value="0" calcext:value-type="float">
            <text:p>0</text:p>
          </table:table-cell>
          <table:table-cell table:formula="of:=IF([.AB18]=&quot;x&quot;; 2^((COLUMN([.AB18])-2)); 0)" office:value-type="float" office:value="0" calcext:value-type="float">
            <text:p>0</text:p>
          </table:table-cell>
          <table:table-cell table:formula="of:=IF([.AC18]=&quot;x&quot;; 2^((COLUMN([.AC18])-2)); 0)" office:value-type="float" office:value="134217728" calcext:value-type="float">
            <text:p>134217728</text:p>
          </table:table-cell>
          <table:table-cell table:formula="of:=IF([.AD18]=&quot;x&quot;; 2^((COLUMN([.AD18])-2)); 0)" office:value-type="float" office:value="268435456" calcext:value-type="float">
            <text:p>268435456</text:p>
          </table:table-cell>
          <table:table-cell table:formula="of:=IF([.AE18]=&quot;x&quot;; 2^((COLUMN([.AE18])-2)); 0)" office:value-type="float" office:value="536870912" calcext:value-type="float">
            <text:p>536870912</text:p>
          </table:table-cell>
          <table:table-cell table:formula="of:=IF([.AF18]=&quot;x&quot;; 2^((COLUMN([.AF18])-2)); 0)" office:value-type="float" office:value="0" calcext:value-type="float">
            <text:p>0</text:p>
          </table:table-cell>
          <table:table-cell table:formula="of:=IF([.AG18]=&quot;x&quot;; 2^((COLUMN([.AG18])-2)); 0)" office:value-type="float" office:value="0" calcext:value-type="float">
            <text:p>0</text:p>
          </table:table-cell>
          <table:table-cell table:formula="of:=IF([.AH18]=&quot;x&quot;; 2^((COLUMN([.AH18])-2)); 0)" office:value-type="float" office:value="0" calcext:value-type="float">
            <text:p>0</text:p>
          </table:table-cell>
          <table:table-cell table:formula="of:=IF([.AI18]=&quot;x&quot;; 2^((COLUMN([.AI18])-2)); 0)" office:value-type="float" office:value="8589934592" calcext:value-type="float">
            <text:p>8589934592</text:p>
          </table:table-cell>
          <table:table-cell table:formula="of:=IF([.AJ18]=&quot;x&quot;; 2^((COLUMN([.AJ18])-2)); 0)" office:value-type="float" office:value="0" calcext:value-type="float">
            <text:p>0</text:p>
          </table:table-cell>
          <table:table-cell table:formula="of:=IF([.AK18]=&quot;x&quot;; 2^((COLUMN([.AK18])-2)); 0)" office:value-type="float" office:value="0" calcext:value-type="float">
            <text:p>0</text:p>
          </table:table-cell>
          <table:table-cell table:formula="of:=IF([.AL18]=&quot;x&quot;; 2^((COLUMN([.AL18])-2)); 0)" office:value-type="float" office:value="0" calcext:value-type="float">
            <text:p>0</text:p>
          </table:table-cell>
          <table:table-cell table:formula="of:=IF([.AM18]=&quot;x&quot;; 2^((COLUMN([.AM18])-2)); 0)" office:value-type="float" office:value="137438953472" calcext:value-type="float">
            <text:p>137438953472</text:p>
          </table:table-cell>
          <table:table-cell table:formula="of:=IF([.AN18]=&quot;x&quot;; 2^((COLUMN([.AN18])-2)); 0)" office:value-type="float" office:value="274877906944" calcext:value-type="float">
            <text:p>274877906944</text:p>
          </table:table-cell>
          <table:table-cell table:formula="of:=IF([.AO18]=&quot;x&quot;; 2^((COLUMN([.AO18])-2)); 0)" office:value-type="float" office:value="549755813888" calcext:value-type="float">
            <text:p>549755813888</text:p>
          </table:table-cell>
          <table:table-cell table:formula="of:=IF([.AP18]=&quot;x&quot;; 2^((COLUMN([.AP18])-2)); 0)" office:value-type="float" office:value="1099511627776" calcext:value-type="float">
            <text:p>1099511627776</text:p>
          </table:table-cell>
          <table:table-cell table:formula="of:=IF([.AQ18]=&quot;x&quot;; 2^((COLUMN([.AQ18])-2)); 0)" office:value-type="float" office:value="2199023255552" calcext:value-type="float">
            <text:p>2199023255552</text:p>
          </table:table-cell>
          <table:table-cell table:formula="of:=IF([.AR18]=&quot;x&quot;; 2^((COLUMN([.AR18])-2)); 0)" office:value-type="float" office:value="0" calcext:value-type="float">
            <text:p>0</text:p>
          </table:table-cell>
          <table:table-cell table:formula="of:=IF([.AS18]=&quot;x&quot;; 2^((COLUMN([.AS18])-2)); 0)" office:value-type="float" office:value="0" calcext:value-type="float">
            <text:p>0</text:p>
          </table:table-cell>
          <table:table-cell table:formula="of:=IF([.AT18]=&quot;x&quot;; 2^((COLUMN([.AT18])-2)); 0)" office:value-type="float" office:value="0" calcext:value-type="float">
            <text:p>0</text:p>
          </table:table-cell>
          <table:table-cell table:formula="of:=IF([.AU18]=&quot;x&quot;; 2^((COLUMN([.AU18])-2)); 0)" office:value-type="float" office:value="0" calcext:value-type="float">
            <text:p>0</text:p>
          </table:table-cell>
          <table:table-cell table:formula="of:=IF([.AV18]=&quot;x&quot;; 2^((COLUMN([.AV18])-2)); 0)" office:value-type="float" office:value="0" calcext:value-type="float">
            <text:p>0</text:p>
          </table:table-cell>
          <table:table-cell table:formula="of:=IF([.AW18]=&quot;x&quot;; 2^((COLUMN([.AW18])-2)); 0)" office:value-type="float" office:value="0" calcext:value-type="float">
            <text:p>0</text:p>
          </table:table-cell>
          <table:table-cell table:formula="of:=IF([.AX18]=&quot;x&quot;; 2^((COLUMN([.AX18])-2)); 0)" office:value-type="float" office:value="0" calcext:value-type="float">
            <text:p>0</text:p>
          </table:table-cell>
          <table:table-cell table:formula="of:=IF([.AY18]=&quot;x&quot;; 2^((COLUMN([.AY18])-2)); 0)" office:value-type="float" office:value="0" calcext:value-type="float">
            <text:p>0</text:p>
          </table:table-cell>
          <table:table-cell table:formula="of:=IF([.AZ18]=&quot;x&quot;; 2^((COLUMN([.AZ18])-2)); 0)" office:value-type="float" office:value="0" calcext:value-type="float">
            <text:p>0</text:p>
          </table:table-cell>
          <table:table-cell table:formula="of:=IF([.BA18]=&quot;x&quot;; 2^((COLUMN([.BA18])-2)); 0)" office:value-type="float" office:value="0" calcext:value-type="float">
            <text:p>0</text:p>
          </table:table-cell>
          <table:table-cell table:formula="of:=IF([.BB18]=&quot;x&quot;; 2^((COLUMN([.BB18])-2)); 0)" office:value-type="float" office:value="0" calcext:value-type="float">
            <text:p>0</text:p>
          </table:table-cell>
          <table:table-cell table:formula="of:=IF([.BC18]=&quot;x&quot;; 2^((COLUMN([.BC18])-2)); 0)" office:value-type="float" office:value="0" calcext:value-type="float">
            <text:p>0</text:p>
          </table:table-cell>
          <table:table-cell table:formula="of:=IF([.BD18]=&quot;x&quot;; 2^((COLUMN([.BD18])-2)); 0)" office:value-type="float" office:value="0" calcext:value-type="float">
            <text:p>0</text:p>
          </table:table-cell>
          <table:table-cell table:formula="of:=IF([.BE18]=&quot;x&quot;; 2^((COLUMN([.BE18])-2)); 0)" office:value-type="float" office:value="0" calcext:value-type="float">
            <text:p>0</text:p>
          </table:table-cell>
          <table:table-cell table:formula="of:=IF([.BF18]=&quot;x&quot;; 2^((COLUMN([.BF18])-2)); 0)" office:value-type="float" office:value="0" calcext:value-type="float">
            <text:p>0</text:p>
          </table:table-cell>
          <table:table-cell table:formula="of:=IF([.BG18]=&quot;x&quot;; 2^((COLUMN([.BG18])-2)); 0)" office:value-type="float" office:value="0" calcext:value-type="float">
            <text:p>0</text:p>
          </table:table-cell>
          <table:table-cell table:formula="of:=IF([.BH18]=&quot;x&quot;; 2^((COLUMN([.BH18])-2)); 0)" office:value-type="float" office:value="0" calcext:value-type="float">
            <text:p>0</text:p>
          </table:table-cell>
          <table:table-cell table:formula="of:=IF([.BI18]=&quot;x&quot;; 2^((COLUMN([.BI18])-2)); 0)" office:value-type="float" office:value="0" calcext:value-type="float">
            <text:p>0</text:p>
          </table:table-cell>
          <table:table-cell table:formula="of:=IF([.BJ18]=&quot;x&quot;; 2^((COLUMN([.BJ18])-2)); 0)" office:value-type="float" office:value="0" calcext:value-type="float">
            <text:p>0</text:p>
          </table:table-cell>
          <table:table-cell table:formula="of:=IF([.BK18]=&quot;x&quot;; 2^((COLUMN([.BK18])-2)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5"/>
          <table:table-cell table:formula="of:=SUM([.BP19:.DY19]) &amp; &quot;,&quot;" office:value-type="string" office:string-value="571402750505," calcext:value-type="string">
            <text:p>571402750505,</text:p>
          </table:table-cell>
          <table:table-cell table:formula="of:=IF([.B19]=&quot;x&quot;; 2^((COLUMN([.B19])-2)); 0)" office:value-type="float" office:value="1" calcext:value-type="float">
            <text:p>1</text:p>
          </table:table-cell>
          <table:table-cell table:formula="of:=IF([.C19]=&quot;x&quot;; 2^((COLUMN([.C19])-2)); 0)" office:value-type="float" office:value="0" calcext:value-type="float">
            <text:p>0</text:p>
          </table:table-cell>
          <table:table-cell table:formula="of:=IF([.D19]=&quot;x&quot;; 2^((COLUMN([.D19])-2)); 0)" office:value-type="float" office:value="0" calcext:value-type="float">
            <text:p>0</text:p>
          </table:table-cell>
          <table:table-cell table:formula="of:=IF([.E19]=&quot;x&quot;; 2^((COLUMN([.E19])-2)); 0)" office:value-type="float" office:value="8" calcext:value-type="float">
            <text:p>8</text:p>
          </table:table-cell>
          <table:table-cell table:formula="of:=IF([.F19]=&quot;x&quot;; 2^((COLUMN([.F19])-2)); 0)" office:value-type="float" office:value="0" calcext:value-type="float">
            <text:p>0</text:p>
          </table:table-cell>
          <table:table-cell table:formula="of:=IF([.G19]=&quot;x&quot;; 2^((COLUMN([.G19])-2)); 0)" office:value-type="float" office:value="32" calcext:value-type="float">
            <text:p>32</text:p>
          </table:table-cell>
          <table:table-cell table:formula="of:=IF([.H19]=&quot;x&quot;; 2^((COLUMN([.H19])-2)); 0)" office:value-type="float" office:value="0" calcext:value-type="float">
            <text:p>0</text:p>
          </table:table-cell>
          <table:table-cell table:formula="of:=IF([.I19]=&quot;x&quot;; 2^((COLUMN([.I19])-2)); 0)" office:value-type="float" office:value="0" calcext:value-type="float">
            <text:p>0</text:p>
          </table:table-cell>
          <table:table-cell table:formula="of:=IF([.J19]=&quot;x&quot;; 2^((COLUMN([.J19])-2)); 0)" office:value-type="float" office:value="0" calcext:value-type="float">
            <text:p>0</text:p>
          </table:table-cell>
          <table:table-cell table:formula="of:=IF([.K19]=&quot;x&quot;; 2^((COLUMN([.K19])-2)); 0)" office:value-type="float" office:value="512" calcext:value-type="float">
            <text:p>512</text:p>
          </table:table-cell>
          <table:table-cell table:formula="of:=IF([.L19]=&quot;x&quot;; 2^((COLUMN([.L19])-2)); 0)" office:value-type="float" office:value="0" calcext:value-type="float">
            <text:p>0</text:p>
          </table:table-cell>
          <table:table-cell table:formula="of:=IF([.M19]=&quot;x&quot;; 2^((COLUMN([.M19])-2)); 0)" office:value-type="float" office:value="2048" calcext:value-type="float">
            <text:p>2048</text:p>
          </table:table-cell>
          <table:table-cell table:formula="of:=IF([.N19]=&quot;x&quot;; 2^((COLUMN([.N19])-2)); 0)" office:value-type="float" office:value="0" calcext:value-type="float">
            <text:p>0</text:p>
          </table:table-cell>
          <table:table-cell table:formula="of:=IF([.O19]=&quot;x&quot;; 2^((COLUMN([.O19])-2)); 0)" office:value-type="float" office:value="0" calcext:value-type="float">
            <text:p>0</text:p>
          </table:table-cell>
          <table:table-cell table:formula="of:=IF([.P19]=&quot;x&quot;; 2^((COLUMN([.P19])-2)); 0)" office:value-type="float" office:value="0" calcext:value-type="float">
            <text:p>0</text:p>
          </table:table-cell>
          <table:table-cell table:formula="of:=IF([.Q19]=&quot;x&quot;; 2^((COLUMN([.Q19])-2)); 0)" office:value-type="float" office:value="0" calcext:value-type="float">
            <text:p>0</text:p>
          </table:table-cell>
          <table:table-cell table:formula="of:=IF([.R19]=&quot;x&quot;; 2^((COLUMN([.R19])-2)); 0)" office:value-type="float" office:value="0" calcext:value-type="float">
            <text:p>0</text:p>
          </table:table-cell>
          <table:table-cell table:formula="of:=IF([.S19]=&quot;x&quot;; 2^((COLUMN([.S19])-2)); 0)" office:value-type="float" office:value="131072" calcext:value-type="float">
            <text:p>131072</text:p>
          </table:table-cell>
          <table:table-cell table:formula="of:=IF([.T19]=&quot;x&quot;; 2^((COLUMN([.T19])-2)); 0)" office:value-type="float" office:value="0" calcext:value-type="float">
            <text:p>0</text:p>
          </table:table-cell>
          <table:table-cell table:formula="of:=IF([.U19]=&quot;x&quot;; 2^((COLUMN([.U19])-2)); 0)" office:value-type="float" office:value="0" calcext:value-type="float">
            <text:p>0</text:p>
          </table:table-cell>
          <table:table-cell table:formula="of:=IF([.V19]=&quot;x&quot;; 2^((COLUMN([.V19])-2)); 0)" office:value-type="float" office:value="0" calcext:value-type="float">
            <text:p>0</text:p>
          </table:table-cell>
          <table:table-cell table:formula="of:=IF([.W19]=&quot;x&quot;; 2^((COLUMN([.W19])-2)); 0)" office:value-type="float" office:value="0" calcext:value-type="float">
            <text:p>0</text:p>
          </table:table-cell>
          <table:table-cell table:formula="of:=IF([.X19]=&quot;x&quot;; 2^((COLUMN([.X19])-2)); 0)" office:value-type="float" office:value="4194304" calcext:value-type="float">
            <text:p>4194304</text:p>
          </table:table-cell>
          <table:table-cell table:formula="of:=IF([.Y19]=&quot;x&quot;; 2^((COLUMN([.Y19])-2)); 0)" office:value-type="float" office:value="0" calcext:value-type="float">
            <text:p>0</text:p>
          </table:table-cell>
          <table:table-cell table:formula="of:=IF([.Z19]=&quot;x&quot;; 2^((COLUMN([.Z19])-2)); 0)" office:value-type="float" office:value="0" calcext:value-type="float">
            <text:p>0</text:p>
          </table:table-cell>
          <table:table-cell table:formula="of:=IF([.AA19]=&quot;x&quot;; 2^((COLUMN([.AA19])-2)); 0)" office:value-type="float" office:value="33554432" calcext:value-type="float">
            <text:p>33554432</text:p>
          </table:table-cell>
          <table:table-cell table:formula="of:=IF([.AB19]=&quot;x&quot;; 2^((COLUMN([.AB19])-2)); 0)" office:value-type="float" office:value="0" calcext:value-type="float">
            <text:p>0</text:p>
          </table:table-cell>
          <table:table-cell table:formula="of:=IF([.AC19]=&quot;x&quot;; 2^((COLUMN([.AC19])-2)); 0)" office:value-type="float" office:value="134217728" calcext:value-type="float">
            <text:p>134217728</text:p>
          </table:table-cell>
          <table:table-cell table:formula="of:=IF([.AD19]=&quot;x&quot;; 2^((COLUMN([.AD19])-2)); 0)" office:value-type="float" office:value="0" calcext:value-type="float">
            <text:p>0</text:p>
          </table:table-cell>
          <table:table-cell table:formula="of:=IF([.AE19]=&quot;x&quot;; 2^((COLUMN([.AE19])-2)); 0)" office:value-type="float" office:value="0" calcext:value-type="float">
            <text:p>0</text:p>
          </table:table-cell>
          <table:table-cell table:formula="of:=IF([.AF19]=&quot;x&quot;; 2^((COLUMN([.AF19])-2)); 0)" office:value-type="float" office:value="0" calcext:value-type="float">
            <text:p>0</text:p>
          </table:table-cell>
          <table:table-cell table:formula="of:=IF([.AG19]=&quot;x&quot;; 2^((COLUMN([.AG19])-2)); 0)" office:value-type="float" office:value="0" calcext:value-type="float">
            <text:p>0</text:p>
          </table:table-cell>
          <table:table-cell table:formula="of:=IF([.AH19]=&quot;x&quot;; 2^((COLUMN([.AH19])-2)); 0)" office:value-type="float" office:value="4294967296" calcext:value-type="float">
            <text:p>4294967296</text:p>
          </table:table-cell>
          <table:table-cell table:formula="of:=IF([.AI19]=&quot;x&quot;; 2^((COLUMN([.AI19])-2)); 0)" office:value-type="float" office:value="0" calcext:value-type="float">
            <text:p>0</text:p>
          </table:table-cell>
          <table:table-cell table:formula="of:=IF([.AJ19]=&quot;x&quot;; 2^((COLUMN([.AJ19])-2)); 0)" office:value-type="float" office:value="17179869184" calcext:value-type="float">
            <text:p>17179869184</text:p>
          </table:table-cell>
          <table:table-cell table:formula="of:=IF([.AK19]=&quot;x&quot;; 2^((COLUMN([.AK19])-2)); 0)" office:value-type="float" office:value="0" calcext:value-type="float">
            <text:p>0</text:p>
          </table:table-cell>
          <table:table-cell table:formula="of:=IF([.AL19]=&quot;x&quot;; 2^((COLUMN([.AL19])-2)); 0)" office:value-type="float" office:value="0" calcext:value-type="float">
            <text:p>0</text:p>
          </table:table-cell>
          <table:table-cell table:formula="of:=IF([.AM19]=&quot;x&quot;; 2^((COLUMN([.AM19])-2)); 0)" office:value-type="float" office:value="0" calcext:value-type="float">
            <text:p>0</text:p>
          </table:table-cell>
          <table:table-cell table:formula="of:=IF([.AN19]=&quot;x&quot;; 2^((COLUMN([.AN19])-2)); 0)" office:value-type="float" office:value="0" calcext:value-type="float">
            <text:p>0</text:p>
          </table:table-cell>
          <table:table-cell table:formula="of:=IF([.AO19]=&quot;x&quot;; 2^((COLUMN([.AO19])-2)); 0)" office:value-type="float" office:value="549755813888" calcext:value-type="float">
            <text:p>549755813888</text:p>
          </table:table-cell>
          <table:table-cell table:formula="of:=IF([.AP19]=&quot;x&quot;; 2^((COLUMN([.AP19])-2)); 0)" office:value-type="float" office:value="0" calcext:value-type="float">
            <text:p>0</text:p>
          </table:table-cell>
          <table:table-cell table:formula="of:=IF([.AQ19]=&quot;x&quot;; 2^((COLUMN([.AQ19])-2)); 0)" office:value-type="float" office:value="0" calcext:value-type="float">
            <text:p>0</text:p>
          </table:table-cell>
          <table:table-cell table:formula="of:=IF([.AR19]=&quot;x&quot;; 2^((COLUMN([.AR19])-2)); 0)" office:value-type="float" office:value="0" calcext:value-type="float">
            <text:p>0</text:p>
          </table:table-cell>
          <table:table-cell table:formula="of:=IF([.AS19]=&quot;x&quot;; 2^((COLUMN([.AS19])-2)); 0)" office:value-type="float" office:value="0" calcext:value-type="float">
            <text:p>0</text:p>
          </table:table-cell>
          <table:table-cell table:formula="of:=IF([.AT19]=&quot;x&quot;; 2^((COLUMN([.AT19])-2)); 0)" office:value-type="float" office:value="0" calcext:value-type="float">
            <text:p>0</text:p>
          </table:table-cell>
          <table:table-cell table:formula="of:=IF([.AU19]=&quot;x&quot;; 2^((COLUMN([.AU19])-2)); 0)" office:value-type="float" office:value="0" calcext:value-type="float">
            <text:p>0</text:p>
          </table:table-cell>
          <table:table-cell table:formula="of:=IF([.AV19]=&quot;x&quot;; 2^((COLUMN([.AV19])-2)); 0)" office:value-type="float" office:value="0" calcext:value-type="float">
            <text:p>0</text:p>
          </table:table-cell>
          <table:table-cell table:formula="of:=IF([.AW19]=&quot;x&quot;; 2^((COLUMN([.AW19])-2)); 0)" office:value-type="float" office:value="0" calcext:value-type="float">
            <text:p>0</text:p>
          </table:table-cell>
          <table:table-cell table:formula="of:=IF([.AX19]=&quot;x&quot;; 2^((COLUMN([.AX19])-2)); 0)" office:value-type="float" office:value="0" calcext:value-type="float">
            <text:p>0</text:p>
          </table:table-cell>
          <table:table-cell table:formula="of:=IF([.AY19]=&quot;x&quot;; 2^((COLUMN([.AY19])-2)); 0)" office:value-type="float" office:value="0" calcext:value-type="float">
            <text:p>0</text:p>
          </table:table-cell>
          <table:table-cell table:formula="of:=IF([.AZ19]=&quot;x&quot;; 2^((COLUMN([.AZ19])-2)); 0)" office:value-type="float" office:value="0" calcext:value-type="float">
            <text:p>0</text:p>
          </table:table-cell>
          <table:table-cell table:formula="of:=IF([.BA19]=&quot;x&quot;; 2^((COLUMN([.BA19])-2)); 0)" office:value-type="float" office:value="0" calcext:value-type="float">
            <text:p>0</text:p>
          </table:table-cell>
          <table:table-cell table:formula="of:=IF([.BB19]=&quot;x&quot;; 2^((COLUMN([.BB19])-2)); 0)" office:value-type="float" office:value="0" calcext:value-type="float">
            <text:p>0</text:p>
          </table:table-cell>
          <table:table-cell table:formula="of:=IF([.BC19]=&quot;x&quot;; 2^((COLUMN([.BC19])-2)); 0)" office:value-type="float" office:value="0" calcext:value-type="float">
            <text:p>0</text:p>
          </table:table-cell>
          <table:table-cell table:formula="of:=IF([.BD19]=&quot;x&quot;; 2^((COLUMN([.BD19])-2)); 0)" office:value-type="float" office:value="0" calcext:value-type="float">
            <text:p>0</text:p>
          </table:table-cell>
          <table:table-cell table:formula="of:=IF([.BE19]=&quot;x&quot;; 2^((COLUMN([.BE19])-2)); 0)" office:value-type="float" office:value="0" calcext:value-type="float">
            <text:p>0</text:p>
          </table:table-cell>
          <table:table-cell table:formula="of:=IF([.BF19]=&quot;x&quot;; 2^((COLUMN([.BF19])-2)); 0)" office:value-type="float" office:value="0" calcext:value-type="float">
            <text:p>0</text:p>
          </table:table-cell>
          <table:table-cell table:formula="of:=IF([.BG19]=&quot;x&quot;; 2^((COLUMN([.BG19])-2)); 0)" office:value-type="float" office:value="0" calcext:value-type="float">
            <text:p>0</text:p>
          </table:table-cell>
          <table:table-cell table:formula="of:=IF([.BH19]=&quot;x&quot;; 2^((COLUMN([.BH19])-2)); 0)" office:value-type="float" office:value="0" calcext:value-type="float">
            <text:p>0</text:p>
          </table:table-cell>
          <table:table-cell table:formula="of:=IF([.BI19]=&quot;x&quot;; 2^((COLUMN([.BI19])-2)); 0)" office:value-type="float" office:value="0" calcext:value-type="float">
            <text:p>0</text:p>
          </table:table-cell>
          <table:table-cell table:formula="of:=IF([.BJ19]=&quot;x&quot;; 2^((COLUMN([.BJ19])-2)); 0)" office:value-type="float" office:value="0" calcext:value-type="float">
            <text:p>0</text:p>
          </table:table-cell>
          <table:table-cell table:formula="of:=IF([.BK19]=&quot;x&quot;; 2^((COLUMN([.BK19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5"/>
          <table:table-cell table:formula="of:=SUM([.BP20:.DY20]) &amp; &quot;,&quot;" office:value-type="string" office:string-value="586696765551," calcext:value-type="string">
            <text:p>586696765551,</text:p>
          </table:table-cell>
          <table:table-cell table:formula="of:=IF([.B20]=&quot;x&quot;; 2^((COLUMN([.B20])-2)); 0)" office:value-type="float" office:value="1" calcext:value-type="float">
            <text:p>1</text:p>
          </table:table-cell>
          <table:table-cell table:formula="of:=IF([.C20]=&quot;x&quot;; 2^((COLUMN([.C20])-2)); 0)" office:value-type="float" office:value="2" calcext:value-type="float">
            <text:p>2</text:p>
          </table:table-cell>
          <table:table-cell table:formula="of:=IF([.D20]=&quot;x&quot;; 2^((COLUMN([.D20])-2)); 0)" office:value-type="float" office:value="4" calcext:value-type="float">
            <text:p>4</text:p>
          </table:table-cell>
          <table:table-cell table:formula="of:=IF([.E20]=&quot;x&quot;; 2^((COLUMN([.E20])-2)); 0)" office:value-type="float" office:value="8" calcext:value-type="float">
            <text:p>8</text:p>
          </table:table-cell>
          <table:table-cell table:formula="of:=IF([.F20]=&quot;x&quot;; 2^((COLUMN([.F20])-2)); 0)" office:value-type="float" office:value="0" calcext:value-type="float">
            <text:p>0</text:p>
          </table:table-cell>
          <table:table-cell table:formula="of:=IF([.G20]=&quot;x&quot;; 2^((COLUMN([.G20])-2)); 0)" office:value-type="float" office:value="32" calcext:value-type="float">
            <text:p>32</text:p>
          </table:table-cell>
          <table:table-cell table:formula="of:=IF([.H20]=&quot;x&quot;; 2^((COLUMN([.H20])-2)); 0)" office:value-type="float" office:value="64" calcext:value-type="float">
            <text:p>64</text:p>
          </table:table-cell>
          <table:table-cell table:formula="of:=IF([.I20]=&quot;x&quot;; 2^((COLUMN([.I20])-2)); 0)" office:value-type="float" office:value="0" calcext:value-type="float">
            <text:p>0</text:p>
          </table:table-cell>
          <table:table-cell table:formula="of:=IF([.J20]=&quot;x&quot;; 2^((COLUMN([.J20])-2)); 0)" office:value-type="float" office:value="0" calcext:value-type="float">
            <text:p>0</text:p>
          </table:table-cell>
          <table:table-cell table:formula="of:=IF([.K20]=&quot;x&quot;; 2^((COLUMN([.K20])-2)); 0)" office:value-type="float" office:value="0" calcext:value-type="float">
            <text:p>0</text:p>
          </table:table-cell>
          <table:table-cell table:formula="of:=IF([.L20]=&quot;x&quot;; 2^((COLUMN([.L20])-2)); 0)" office:value-type="float" office:value="0" calcext:value-type="float">
            <text:p>0</text:p>
          </table:table-cell>
          <table:table-cell table:formula="of:=IF([.M20]=&quot;x&quot;; 2^((COLUMN([.M20])-2)); 0)" office:value-type="float" office:value="0" calcext:value-type="float">
            <text:p>0</text:p>
          </table:table-cell>
          <table:table-cell table:formula="of:=IF([.N20]=&quot;x&quot;; 2^((COLUMN([.N20])-2)); 0)" office:value-type="float" office:value="4096" calcext:value-type="float">
            <text:p>4096</text:p>
          </table:table-cell>
          <table:table-cell table:formula="of:=IF([.O20]=&quot;x&quot;; 2^((COLUMN([.O20])-2)); 0)" office:value-type="float" office:value="8192" calcext:value-type="float">
            <text:p>8192</text:p>
          </table:table-cell>
          <table:table-cell table:formula="of:=IF([.P20]=&quot;x&quot;; 2^((COLUMN([.P20])-2)); 0)" office:value-type="float" office:value="0" calcext:value-type="float">
            <text:p>0</text:p>
          </table:table-cell>
          <table:table-cell table:formula="of:=IF([.Q20]=&quot;x&quot;; 2^((COLUMN([.Q20])-2)); 0)" office:value-type="float" office:value="0" calcext:value-type="float">
            <text:p>0</text:p>
          </table:table-cell>
          <table:table-cell table:formula="of:=IF([.R20]=&quot;x&quot;; 2^((COLUMN([.R20])-2)); 0)" office:value-type="float" office:value="0" calcext:value-type="float">
            <text:p>0</text:p>
          </table:table-cell>
          <table:table-cell table:formula="of:=IF([.S20]=&quot;x&quot;; 2^((COLUMN([.S20])-2)); 0)" office:value-type="float" office:value="131072" calcext:value-type="float">
            <text:p>131072</text:p>
          </table:table-cell>
          <table:table-cell table:formula="of:=IF([.T20]=&quot;x&quot;; 2^((COLUMN([.T20])-2)); 0)" office:value-type="float" office:value="0" calcext:value-type="float">
            <text:p>0</text:p>
          </table:table-cell>
          <table:table-cell table:formula="of:=IF([.U20]=&quot;x&quot;; 2^((COLUMN([.U20])-2)); 0)" office:value-type="float" office:value="524288" calcext:value-type="float">
            <text:p>524288</text:p>
          </table:table-cell>
          <table:table-cell table:formula="of:=IF([.V20]=&quot;x&quot;; 2^((COLUMN([.V20])-2)); 0)" office:value-type="float" office:value="1048576" calcext:value-type="float">
            <text:p>1048576</text:p>
          </table:table-cell>
          <table:table-cell table:formula="of:=IF([.W20]=&quot;x&quot;; 2^((COLUMN([.W20])-2)); 0)" office:value-type="float" office:value="0" calcext:value-type="float">
            <text:p>0</text:p>
          </table:table-cell>
          <table:table-cell table:formula="of:=IF([.X20]=&quot;x&quot;; 2^((COLUMN([.X20])-2)); 0)" office:value-type="float" office:value="4194304" calcext:value-type="float">
            <text:p>4194304</text:p>
          </table:table-cell>
          <table:table-cell table:formula="of:=IF([.Y20]=&quot;x&quot;; 2^((COLUMN([.Y20])-2)); 0)" office:value-type="float" office:value="8388608" calcext:value-type="float">
            <text:p>8388608</text:p>
          </table:table-cell>
          <table:table-cell table:formula="of:=IF([.Z20]=&quot;x&quot;; 2^((COLUMN([.Z20])-2)); 0)" office:value-type="float" office:value="16777216" calcext:value-type="float">
            <text:p>16777216</text:p>
          </table:table-cell>
          <table:table-cell table:formula="of:=IF([.AA20]=&quot;x&quot;; 2^((COLUMN([.AA20])-2)); 0)" office:value-type="float" office:value="0" calcext:value-type="float">
            <text:p>0</text:p>
          </table:table-cell>
          <table:table-cell table:formula="of:=IF([.AB20]=&quot;x&quot;; 2^((COLUMN([.AB20])-2)); 0)" office:value-type="float" office:value="0" calcext:value-type="float">
            <text:p>0</text:p>
          </table:table-cell>
          <table:table-cell table:formula="of:=IF([.AC20]=&quot;x&quot;; 2^((COLUMN([.AC20])-2)); 0)" office:value-type="float" office:value="134217728" calcext:value-type="float">
            <text:p>134217728</text:p>
          </table:table-cell>
          <table:table-cell table:formula="of:=IF([.AD20]=&quot;x&quot;; 2^((COLUMN([.AD20])-2)); 0)" office:value-type="float" office:value="268435456" calcext:value-type="float">
            <text:p>268435456</text:p>
          </table:table-cell>
          <table:table-cell table:formula="of:=IF([.AE20]=&quot;x&quot;; 2^((COLUMN([.AE20])-2)); 0)" office:value-type="float" office:value="0" calcext:value-type="float">
            <text:p>0</text:p>
          </table:table-cell>
          <table:table-cell table:formula="of:=IF([.AF20]=&quot;x&quot;; 2^((COLUMN([.AF20])-2)); 0)" office:value-type="float" office:value="0" calcext:value-type="float">
            <text:p>0</text:p>
          </table:table-cell>
          <table:table-cell table:formula="of:=IF([.AG20]=&quot;x&quot;; 2^((COLUMN([.AG20])-2)); 0)" office:value-type="float" office:value="2147483648" calcext:value-type="float">
            <text:p>2147483648</text:p>
          </table:table-cell>
          <table:table-cell table:formula="of:=IF([.AH20]=&quot;x&quot;; 2^((COLUMN([.AH20])-2)); 0)" office:value-type="float" office:value="0" calcext:value-type="float">
            <text:p>0</text:p>
          </table:table-cell>
          <table:table-cell table:formula="of:=IF([.AI20]=&quot;x&quot;; 2^((COLUMN([.AI20])-2)); 0)" office:value-type="float" office:value="0" calcext:value-type="float">
            <text:p>0</text:p>
          </table:table-cell>
          <table:table-cell table:formula="of:=IF([.AJ20]=&quot;x&quot;; 2^((COLUMN([.AJ20])-2)); 0)" office:value-type="float" office:value="0" calcext:value-type="float">
            <text:p>0</text:p>
          </table:table-cell>
          <table:table-cell table:formula="of:=IF([.AK20]=&quot;x&quot;; 2^((COLUMN([.AK20])-2)); 0)" office:value-type="float" office:value="34359738368" calcext:value-type="float">
            <text:p>34359738368</text:p>
          </table:table-cell>
          <table:table-cell table:formula="of:=IF([.AL20]=&quot;x&quot;; 2^((COLUMN([.AL20])-2)); 0)" office:value-type="float" office:value="0" calcext:value-type="float">
            <text:p>0</text:p>
          </table:table-cell>
          <table:table-cell table:formula="of:=IF([.AM20]=&quot;x&quot;; 2^((COLUMN([.AM20])-2)); 0)" office:value-type="float" office:value="0" calcext:value-type="float">
            <text:p>0</text:p>
          </table:table-cell>
          <table:table-cell table:formula="of:=IF([.AN20]=&quot;x&quot;; 2^((COLUMN([.AN20])-2)); 0)" office:value-type="float" office:value="0" calcext:value-type="float">
            <text:p>0</text:p>
          </table:table-cell>
          <table:table-cell table:formula="of:=IF([.AO20]=&quot;x&quot;; 2^((COLUMN([.AO20])-2)); 0)" office:value-type="float" office:value="549755813888" calcext:value-type="float">
            <text:p>549755813888</text:p>
          </table:table-cell>
          <table:table-cell table:formula="of:=IF([.AP20]=&quot;x&quot;; 2^((COLUMN([.AP20])-2)); 0)" office:value-type="float" office:value="0" calcext:value-type="float">
            <text:p>0</text:p>
          </table:table-cell>
          <table:table-cell table:formula="of:=IF([.AQ20]=&quot;x&quot;; 2^((COLUMN([.AQ20])-2)); 0)" office:value-type="float" office:value="0" calcext:value-type="float">
            <text:p>0</text:p>
          </table:table-cell>
          <table:table-cell table:formula="of:=IF([.AR20]=&quot;x&quot;; 2^((COLUMN([.AR20])-2)); 0)" office:value-type="float" office:value="0" calcext:value-type="float">
            <text:p>0</text:p>
          </table:table-cell>
          <table:table-cell table:formula="of:=IF([.AS20]=&quot;x&quot;; 2^((COLUMN([.AS20])-2)); 0)" office:value-type="float" office:value="0" calcext:value-type="float">
            <text:p>0</text:p>
          </table:table-cell>
          <table:table-cell table:formula="of:=IF([.AT20]=&quot;x&quot;; 2^((COLUMN([.AT20])-2)); 0)" office:value-type="float" office:value="0" calcext:value-type="float">
            <text:p>0</text:p>
          </table:table-cell>
          <table:table-cell table:formula="of:=IF([.AU20]=&quot;x&quot;; 2^((COLUMN([.AU20])-2)); 0)" office:value-type="float" office:value="0" calcext:value-type="float">
            <text:p>0</text:p>
          </table:table-cell>
          <table:table-cell table:formula="of:=IF([.AV20]=&quot;x&quot;; 2^((COLUMN([.AV20])-2)); 0)" office:value-type="float" office:value="0" calcext:value-type="float">
            <text:p>0</text:p>
          </table:table-cell>
          <table:table-cell table:formula="of:=IF([.AW20]=&quot;x&quot;; 2^((COLUMN([.AW20])-2)); 0)" office:value-type="float" office:value="0" calcext:value-type="float">
            <text:p>0</text:p>
          </table:table-cell>
          <table:table-cell table:formula="of:=IF([.AX20]=&quot;x&quot;; 2^((COLUMN([.AX20])-2)); 0)" office:value-type="float" office:value="0" calcext:value-type="float">
            <text:p>0</text:p>
          </table:table-cell>
          <table:table-cell table:formula="of:=IF([.AY20]=&quot;x&quot;; 2^((COLUMN([.AY20])-2)); 0)" office:value-type="float" office:value="0" calcext:value-type="float">
            <text:p>0</text:p>
          </table:table-cell>
          <table:table-cell table:formula="of:=IF([.AZ20]=&quot;x&quot;; 2^((COLUMN([.AZ20])-2)); 0)" office:value-type="float" office:value="0" calcext:value-type="float">
            <text:p>0</text:p>
          </table:table-cell>
          <table:table-cell table:formula="of:=IF([.BA20]=&quot;x&quot;; 2^((COLUMN([.BA20])-2)); 0)" office:value-type="float" office:value="0" calcext:value-type="float">
            <text:p>0</text:p>
          </table:table-cell>
          <table:table-cell table:formula="of:=IF([.BB20]=&quot;x&quot;; 2^((COLUMN([.BB20])-2)); 0)" office:value-type="float" office:value="0" calcext:value-type="float">
            <text:p>0</text:p>
          </table:table-cell>
          <table:table-cell table:formula="of:=IF([.BC20]=&quot;x&quot;; 2^((COLUMN([.BC20])-2)); 0)" office:value-type="float" office:value="0" calcext:value-type="float">
            <text:p>0</text:p>
          </table:table-cell>
          <table:table-cell table:formula="of:=IF([.BD20]=&quot;x&quot;; 2^((COLUMN([.BD20])-2)); 0)" office:value-type="float" office:value="0" calcext:value-type="float">
            <text:p>0</text:p>
          </table:table-cell>
          <table:table-cell table:formula="of:=IF([.BE20]=&quot;x&quot;; 2^((COLUMN([.BE20])-2)); 0)" office:value-type="float" office:value="0" calcext:value-type="float">
            <text:p>0</text:p>
          </table:table-cell>
          <table:table-cell table:formula="of:=IF([.BF20]=&quot;x&quot;; 2^((COLUMN([.BF20])-2)); 0)" office:value-type="float" office:value="0" calcext:value-type="float">
            <text:p>0</text:p>
          </table:table-cell>
          <table:table-cell table:formula="of:=IF([.BG20]=&quot;x&quot;; 2^((COLUMN([.BG20])-2)); 0)" office:value-type="float" office:value="0" calcext:value-type="float">
            <text:p>0</text:p>
          </table:table-cell>
          <table:table-cell table:formula="of:=IF([.BH20]=&quot;x&quot;; 2^((COLUMN([.BH20])-2)); 0)" office:value-type="float" office:value="0" calcext:value-type="float">
            <text:p>0</text:p>
          </table:table-cell>
          <table:table-cell table:formula="of:=IF([.BI20]=&quot;x&quot;; 2^((COLUMN([.BI20])-2)); 0)" office:value-type="float" office:value="0" calcext:value-type="float">
            <text:p>0</text:p>
          </table:table-cell>
          <table:table-cell table:formula="of:=IF([.BJ20]=&quot;x&quot;; 2^((COLUMN([.BJ20])-2)); 0)" office:value-type="float" office:value="0" calcext:value-type="float">
            <text:p>0</text:p>
          </table:table-cell>
          <table:table-cell table:formula="of:=IF([.BK20]=&quot;x&quot;; 2^((COLUMN([.BK20])-2)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5"/>
          <table:table-cell table:formula="of:=SUM([.BP21:.DY21]) &amp; &quot;,&quot;" office:value-type="string" office:string-value="616500969513," calcext:value-type="string">
            <text:p>616500969513,</text:p>
          </table:table-cell>
          <table:table-cell table:formula="of:=IF([.B21]=&quot;x&quot;; 2^((COLUMN([.B21])-2)); 0)" office:value-type="float" office:value="1" calcext:value-type="float">
            <text:p>1</text:p>
          </table:table-cell>
          <table:table-cell table:formula="of:=IF([.C21]=&quot;x&quot;; 2^((COLUMN([.C21])-2)); 0)" office:value-type="float" office:value="0" calcext:value-type="float">
            <text:p>0</text:p>
          </table:table-cell>
          <table:table-cell table:formula="of:=IF([.D21]=&quot;x&quot;; 2^((COLUMN([.D21])-2)); 0)" office:value-type="float" office:value="0" calcext:value-type="float">
            <text:p>0</text:p>
          </table:table-cell>
          <table:table-cell table:formula="of:=IF([.E21]=&quot;x&quot;; 2^((COLUMN([.E21])-2)); 0)" office:value-type="float" office:value="8" calcext:value-type="float">
            <text:p>8</text:p>
          </table:table-cell>
          <table:table-cell table:formula="of:=IF([.F21]=&quot;x&quot;; 2^((COLUMN([.F21])-2)); 0)" office:value-type="float" office:value="0" calcext:value-type="float">
            <text:p>0</text:p>
          </table:table-cell>
          <table:table-cell table:formula="of:=IF([.G21]=&quot;x&quot;; 2^((COLUMN([.G21])-2)); 0)" office:value-type="float" office:value="32" calcext:value-type="float">
            <text:p>32</text:p>
          </table:table-cell>
          <table:table-cell table:formula="of:=IF([.H21]=&quot;x&quot;; 2^((COLUMN([.H21])-2)); 0)" office:value-type="float" office:value="0" calcext:value-type="float">
            <text:p>0</text:p>
          </table:table-cell>
          <table:table-cell table:formula="of:=IF([.I21]=&quot;x&quot;; 2^((COLUMN([.I21])-2)); 0)" office:value-type="float" office:value="0" calcext:value-type="float">
            <text:p>0</text:p>
          </table:table-cell>
          <table:table-cell table:formula="of:=IF([.J21]=&quot;x&quot;; 2^((COLUMN([.J21])-2)); 0)" office:value-type="float" office:value="0" calcext:value-type="float">
            <text:p>0</text:p>
          </table:table-cell>
          <table:table-cell table:formula="of:=IF([.K21]=&quot;x&quot;; 2^((COLUMN([.K21])-2)); 0)" office:value-type="float" office:value="0" calcext:value-type="float">
            <text:p>0</text:p>
          </table:table-cell>
          <table:table-cell table:formula="of:=IF([.L21]=&quot;x&quot;; 2^((COLUMN([.L21])-2)); 0)" office:value-type="float" office:value="0" calcext:value-type="float">
            <text:p>0</text:p>
          </table:table-cell>
          <table:table-cell table:formula="of:=IF([.M21]=&quot;x&quot;; 2^((COLUMN([.M21])-2)); 0)" office:value-type="float" office:value="0" calcext:value-type="float">
            <text:p>0</text:p>
          </table:table-cell>
          <table:table-cell table:formula="of:=IF([.N21]=&quot;x&quot;; 2^((COLUMN([.N21])-2)); 0)" office:value-type="float" office:value="0" calcext:value-type="float">
            <text:p>0</text:p>
          </table:table-cell>
          <table:table-cell table:formula="of:=IF([.O21]=&quot;x&quot;; 2^((COLUMN([.O21])-2)); 0)" office:value-type="float" office:value="0" calcext:value-type="float">
            <text:p>0</text:p>
          </table:table-cell>
          <table:table-cell table:formula="of:=IF([.P21]=&quot;x&quot;; 2^((COLUMN([.P21])-2)); 0)" office:value-type="float" office:value="16384" calcext:value-type="float">
            <text:p>16384</text:p>
          </table:table-cell>
          <table:table-cell table:formula="of:=IF([.Q21]=&quot;x&quot;; 2^((COLUMN([.Q21])-2)); 0)" office:value-type="float" office:value="0" calcext:value-type="float">
            <text:p>0</text:p>
          </table:table-cell>
          <table:table-cell table:formula="of:=IF([.R21]=&quot;x&quot;; 2^((COLUMN([.R21])-2)); 0)" office:value-type="float" office:value="0" calcext:value-type="float">
            <text:p>0</text:p>
          </table:table-cell>
          <table:table-cell table:formula="of:=IF([.S21]=&quot;x&quot;; 2^((COLUMN([.S21])-2)); 0)" office:value-type="float" office:value="131072" calcext:value-type="float">
            <text:p>131072</text:p>
          </table:table-cell>
          <table:table-cell table:formula="of:=IF([.T21]=&quot;x&quot;; 2^((COLUMN([.T21])-2)); 0)" office:value-type="float" office:value="0" calcext:value-type="float">
            <text:p>0</text:p>
          </table:table-cell>
          <table:table-cell table:formula="of:=IF([.U21]=&quot;x&quot;; 2^((COLUMN([.U21])-2)); 0)" office:value-type="float" office:value="0" calcext:value-type="float">
            <text:p>0</text:p>
          </table:table-cell>
          <table:table-cell table:formula="of:=IF([.V21]=&quot;x&quot;; 2^((COLUMN([.V21])-2)); 0)" office:value-type="float" office:value="1048576" calcext:value-type="float">
            <text:p>1048576</text:p>
          </table:table-cell>
          <table:table-cell table:formula="of:=IF([.W21]=&quot;x&quot;; 2^((COLUMN([.W21])-2)); 0)" office:value-type="float" office:value="0" calcext:value-type="float">
            <text:p>0</text:p>
          </table:table-cell>
          <table:table-cell table:formula="of:=IF([.X21]=&quot;x&quot;; 2^((COLUMN([.X21])-2)); 0)" office:value-type="float" office:value="4194304" calcext:value-type="float">
            <text:p>4194304</text:p>
          </table:table-cell>
          <table:table-cell table:formula="of:=IF([.Y21]=&quot;x&quot;; 2^((COLUMN([.Y21])-2)); 0)" office:value-type="float" office:value="0" calcext:value-type="float">
            <text:p>0</text:p>
          </table:table-cell>
          <table:table-cell table:formula="of:=IF([.Z21]=&quot;x&quot;; 2^((COLUMN([.Z21])-2)); 0)" office:value-type="float" office:value="0" calcext:value-type="float">
            <text:p>0</text:p>
          </table:table-cell>
          <table:table-cell table:formula="of:=IF([.AA21]=&quot;x&quot;; 2^((COLUMN([.AA21])-2)); 0)" office:value-type="float" office:value="33554432" calcext:value-type="float">
            <text:p>33554432</text:p>
          </table:table-cell>
          <table:table-cell table:formula="of:=IF([.AB21]=&quot;x&quot;; 2^((COLUMN([.AB21])-2)); 0)" office:value-type="float" office:value="0" calcext:value-type="float">
            <text:p>0</text:p>
          </table:table-cell>
          <table:table-cell table:formula="of:=IF([.AC21]=&quot;x&quot;; 2^((COLUMN([.AC21])-2)); 0)" office:value-type="float" office:value="134217728" calcext:value-type="float">
            <text:p>134217728</text:p>
          </table:table-cell>
          <table:table-cell table:formula="of:=IF([.AD21]=&quot;x&quot;; 2^((COLUMN([.AD21])-2)); 0)" office:value-type="float" office:value="0" calcext:value-type="float">
            <text:p>0</text:p>
          </table:table-cell>
          <table:table-cell table:formula="of:=IF([.AE21]=&quot;x&quot;; 2^((COLUMN([.AE21])-2)); 0)" office:value-type="float" office:value="0" calcext:value-type="float">
            <text:p>0</text:p>
          </table:table-cell>
          <table:table-cell table:formula="of:=IF([.AF21]=&quot;x&quot;; 2^((COLUMN([.AF21])-2)); 0)" office:value-type="float" office:value="0" calcext:value-type="float">
            <text:p>0</text:p>
          </table:table-cell>
          <table:table-cell table:formula="of:=IF([.AG21]=&quot;x&quot;; 2^((COLUMN([.AG21])-2)); 0)" office:value-type="float" office:value="2147483648" calcext:value-type="float">
            <text:p>2147483648</text:p>
          </table:table-cell>
          <table:table-cell table:formula="of:=IF([.AH21]=&quot;x&quot;; 2^((COLUMN([.AH21])-2)); 0)" office:value-type="float" office:value="4294967296" calcext:value-type="float">
            <text:p>4294967296</text:p>
          </table:table-cell>
          <table:table-cell table:formula="of:=IF([.AI21]=&quot;x&quot;; 2^((COLUMN([.AI21])-2)); 0)" office:value-type="float" office:value="8589934592" calcext:value-type="float">
            <text:p>8589934592</text:p>
          </table:table-cell>
          <table:table-cell table:formula="of:=IF([.AJ21]=&quot;x&quot;; 2^((COLUMN([.AJ21])-2)); 0)" office:value-type="float" office:value="17179869184" calcext:value-type="float">
            <text:p>17179869184</text:p>
          </table:table-cell>
          <table:table-cell table:formula="of:=IF([.AK21]=&quot;x&quot;; 2^((COLUMN([.AK21])-2)); 0)" office:value-type="float" office:value="34359738368" calcext:value-type="float">
            <text:p>34359738368</text:p>
          </table:table-cell>
          <table:table-cell table:formula="of:=IF([.AL21]=&quot;x&quot;; 2^((COLUMN([.AL21])-2)); 0)" office:value-type="float" office:value="0" calcext:value-type="float">
            <text:p>0</text:p>
          </table:table-cell>
          <table:table-cell table:formula="of:=IF([.AM21]=&quot;x&quot;; 2^((COLUMN([.AM21])-2)); 0)" office:value-type="float" office:value="0" calcext:value-type="float">
            <text:p>0</text:p>
          </table:table-cell>
          <table:table-cell table:formula="of:=IF([.AN21]=&quot;x&quot;; 2^((COLUMN([.AN21])-2)); 0)" office:value-type="float" office:value="0" calcext:value-type="float">
            <text:p>0</text:p>
          </table:table-cell>
          <table:table-cell table:formula="of:=IF([.AO21]=&quot;x&quot;; 2^((COLUMN([.AO21])-2)); 0)" office:value-type="float" office:value="549755813888" calcext:value-type="float">
            <text:p>549755813888</text:p>
          </table:table-cell>
          <table:table-cell table:formula="of:=IF([.AP21]=&quot;x&quot;; 2^((COLUMN([.AP21])-2)); 0)" office:value-type="float" office:value="0" calcext:value-type="float">
            <text:p>0</text:p>
          </table:table-cell>
          <table:table-cell table:formula="of:=IF([.AQ21]=&quot;x&quot;; 2^((COLUMN([.AQ21])-2)); 0)" office:value-type="float" office:value="0" calcext:value-type="float">
            <text:p>0</text:p>
          </table:table-cell>
          <table:table-cell table:formula="of:=IF([.AR21]=&quot;x&quot;; 2^((COLUMN([.AR21])-2)); 0)" office:value-type="float" office:value="0" calcext:value-type="float">
            <text:p>0</text:p>
          </table:table-cell>
          <table:table-cell table:formula="of:=IF([.AS21]=&quot;x&quot;; 2^((COLUMN([.AS21])-2)); 0)" office:value-type="float" office:value="0" calcext:value-type="float">
            <text:p>0</text:p>
          </table:table-cell>
          <table:table-cell table:formula="of:=IF([.AT21]=&quot;x&quot;; 2^((COLUMN([.AT21])-2)); 0)" office:value-type="float" office:value="0" calcext:value-type="float">
            <text:p>0</text:p>
          </table:table-cell>
          <table:table-cell table:formula="of:=IF([.AU21]=&quot;x&quot;; 2^((COLUMN([.AU21])-2)); 0)" office:value-type="float" office:value="0" calcext:value-type="float">
            <text:p>0</text:p>
          </table:table-cell>
          <table:table-cell table:formula="of:=IF([.AV21]=&quot;x&quot;; 2^((COLUMN([.AV21])-2)); 0)" office:value-type="float" office:value="0" calcext:value-type="float">
            <text:p>0</text:p>
          </table:table-cell>
          <table:table-cell table:formula="of:=IF([.AW21]=&quot;x&quot;; 2^((COLUMN([.AW21])-2)); 0)" office:value-type="float" office:value="0" calcext:value-type="float">
            <text:p>0</text:p>
          </table:table-cell>
          <table:table-cell table:formula="of:=IF([.AX21]=&quot;x&quot;; 2^((COLUMN([.AX21])-2)); 0)" office:value-type="float" office:value="0" calcext:value-type="float">
            <text:p>0</text:p>
          </table:table-cell>
          <table:table-cell table:formula="of:=IF([.AY21]=&quot;x&quot;; 2^((COLUMN([.AY21])-2)); 0)" office:value-type="float" office:value="0" calcext:value-type="float">
            <text:p>0</text:p>
          </table:table-cell>
          <table:table-cell table:formula="of:=IF([.AZ21]=&quot;x&quot;; 2^((COLUMN([.AZ21])-2)); 0)" office:value-type="float" office:value="0" calcext:value-type="float">
            <text:p>0</text:p>
          </table:table-cell>
          <table:table-cell table:formula="of:=IF([.BA21]=&quot;x&quot;; 2^((COLUMN([.BA21])-2)); 0)" office:value-type="float" office:value="0" calcext:value-type="float">
            <text:p>0</text:p>
          </table:table-cell>
          <table:table-cell table:formula="of:=IF([.BB21]=&quot;x&quot;; 2^((COLUMN([.BB21])-2)); 0)" office:value-type="float" office:value="0" calcext:value-type="float">
            <text:p>0</text:p>
          </table:table-cell>
          <table:table-cell table:formula="of:=IF([.BC21]=&quot;x&quot;; 2^((COLUMN([.BC21])-2)); 0)" office:value-type="float" office:value="0" calcext:value-type="float">
            <text:p>0</text:p>
          </table:table-cell>
          <table:table-cell table:formula="of:=IF([.BD21]=&quot;x&quot;; 2^((COLUMN([.BD21])-2)); 0)" office:value-type="float" office:value="0" calcext:value-type="float">
            <text:p>0</text:p>
          </table:table-cell>
          <table:table-cell table:formula="of:=IF([.BE21]=&quot;x&quot;; 2^((COLUMN([.BE21])-2)); 0)" office:value-type="float" office:value="0" calcext:value-type="float">
            <text:p>0</text:p>
          </table:table-cell>
          <table:table-cell table:formula="of:=IF([.BF21]=&quot;x&quot;; 2^((COLUMN([.BF21])-2)); 0)" office:value-type="float" office:value="0" calcext:value-type="float">
            <text:p>0</text:p>
          </table:table-cell>
          <table:table-cell table:formula="of:=IF([.BG21]=&quot;x&quot;; 2^((COLUMN([.BG21])-2)); 0)" office:value-type="float" office:value="0" calcext:value-type="float">
            <text:p>0</text:p>
          </table:table-cell>
          <table:table-cell table:formula="of:=IF([.BH21]=&quot;x&quot;; 2^((COLUMN([.BH21])-2)); 0)" office:value-type="float" office:value="0" calcext:value-type="float">
            <text:p>0</text:p>
          </table:table-cell>
          <table:table-cell table:formula="of:=IF([.BI21]=&quot;x&quot;; 2^((COLUMN([.BI21])-2)); 0)" office:value-type="float" office:value="0" calcext:value-type="float">
            <text:p>0</text:p>
          </table:table-cell>
          <table:table-cell table:formula="of:=IF([.BJ21]=&quot;x&quot;; 2^((COLUMN([.BJ21])-2)); 0)" office:value-type="float" office:value="0" calcext:value-type="float">
            <text:p>0</text:p>
          </table:table-cell>
          <table:table-cell table:formula="of:=IF([.BK21]=&quot;x&quot;; 2^((COLUMN([.BK21])-2)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table:formula="of:=SUM([.BP22:.DY22]) &amp; &quot;,&quot;" office:value-type="string" office:string-value="185305194576105," calcext:value-type="string">
            <text:p>185305194576105,</text:p>
          </table:table-cell>
          <table:table-cell table:formula="of:=IF([.B22]=&quot;x&quot;; 2^((COLUMN([.B22])-2)); 0)" office:value-type="float" office:value="1" calcext:value-type="float">
            <text:p>1</text:p>
          </table:table-cell>
          <table:table-cell table:formula="of:=IF([.C22]=&quot;x&quot;; 2^((COLUMN([.C22])-2)); 0)" office:value-type="float" office:value="0" calcext:value-type="float">
            <text:p>0</text:p>
          </table:table-cell>
          <table:table-cell table:formula="of:=IF([.D22]=&quot;x&quot;; 2^((COLUMN([.D22])-2)); 0)" office:value-type="float" office:value="0" calcext:value-type="float">
            <text:p>0</text:p>
          </table:table-cell>
          <table:table-cell table:formula="of:=IF([.E22]=&quot;x&quot;; 2^((COLUMN([.E22])-2)); 0)" office:value-type="float" office:value="8" calcext:value-type="float">
            <text:p>8</text:p>
          </table:table-cell>
          <table:table-cell table:formula="of:=IF([.F22]=&quot;x&quot;; 2^((COLUMN([.F22])-2)); 0)" office:value-type="float" office:value="0" calcext:value-type="float">
            <text:p>0</text:p>
          </table:table-cell>
          <table:table-cell table:formula="of:=IF([.G22]=&quot;x&quot;; 2^((COLUMN([.G22])-2)); 0)" office:value-type="float" office:value="32" calcext:value-type="float">
            <text:p>32</text:p>
          </table:table-cell>
          <table:table-cell table:formula="of:=IF([.H22]=&quot;x&quot;; 2^((COLUMN([.H22])-2)); 0)" office:value-type="float" office:value="64" calcext:value-type="float">
            <text:p>64</text:p>
          </table:table-cell>
          <table:table-cell table:formula="of:=IF([.I22]=&quot;x&quot;; 2^((COLUMN([.I22])-2)); 0)" office:value-type="float" office:value="128" calcext:value-type="float">
            <text:p>128</text:p>
          </table:table-cell>
          <table:table-cell table:formula="of:=IF([.J22]=&quot;x&quot;; 2^((COLUMN([.J22])-2)); 0)" office:value-type="float" office:value="0" calcext:value-type="float">
            <text:p>0</text:p>
          </table:table-cell>
          <table:table-cell table:formula="of:=IF([.K22]=&quot;x&quot;; 2^((COLUMN([.K22])-2)); 0)" office:value-type="float" office:value="0" calcext:value-type="float">
            <text:p>0</text:p>
          </table:table-cell>
          <table:table-cell table:formula="of:=IF([.L22]=&quot;x&quot;; 2^((COLUMN([.L22])-2)); 0)" office:value-type="float" office:value="0" calcext:value-type="float">
            <text:p>0</text:p>
          </table:table-cell>
          <table:table-cell table:formula="of:=IF([.M22]=&quot;x&quot;; 2^((COLUMN([.M22])-2)); 0)" office:value-type="float" office:value="2048" calcext:value-type="float">
            <text:p>2048</text:p>
          </table:table-cell>
          <table:table-cell table:formula="of:=IF([.N22]=&quot;x&quot;; 2^((COLUMN([.N22])-2)); 0)" office:value-type="float" office:value="4096" calcext:value-type="float">
            <text:p>4096</text:p>
          </table:table-cell>
          <table:table-cell table:formula="of:=IF([.O22]=&quot;x&quot;; 2^((COLUMN([.O22])-2)); 0)" office:value-type="float" office:value="8192" calcext:value-type="float">
            <text:p>8192</text:p>
          </table:table-cell>
          <table:table-cell table:formula="of:=IF([.P22]=&quot;x&quot;; 2^((COLUMN([.P22])-2)); 0)" office:value-type="float" office:value="0" calcext:value-type="float">
            <text:p>0</text:p>
          </table:table-cell>
          <table:table-cell table:formula="of:=IF([.Q22]=&quot;x&quot;; 2^((COLUMN([.Q22])-2)); 0)" office:value-type="float" office:value="0" calcext:value-type="float">
            <text:p>0</text:p>
          </table:table-cell>
          <table:table-cell table:formula="of:=IF([.R22]=&quot;x&quot;; 2^((COLUMN([.R22])-2)); 0)" office:value-type="float" office:value="0" calcext:value-type="float">
            <text:p>0</text:p>
          </table:table-cell>
          <table:table-cell table:formula="of:=IF([.S22]=&quot;x&quot;; 2^((COLUMN([.S22])-2)); 0)" office:value-type="float" office:value="0" calcext:value-type="float">
            <text:p>0</text:p>
          </table:table-cell>
          <table:table-cell table:formula="of:=IF([.T22]=&quot;x&quot;; 2^((COLUMN([.T22])-2)); 0)" office:value-type="float" office:value="262144" calcext:value-type="float">
            <text:p>262144</text:p>
          </table:table-cell>
          <table:table-cell table:formula="of:=IF([.U22]=&quot;x&quot;; 2^((COLUMN([.U22])-2)); 0)" office:value-type="float" office:value="524288" calcext:value-type="float">
            <text:p>524288</text:p>
          </table:table-cell>
          <table:table-cell table:formula="of:=IF([.V22]=&quot;x&quot;; 2^((COLUMN([.V22])-2)); 0)" office:value-type="float" office:value="0" calcext:value-type="float">
            <text:p>0</text:p>
          </table:table-cell>
          <table:table-cell table:formula="of:=IF([.W22]=&quot;x&quot;; 2^((COLUMN([.W22])-2)); 0)" office:value-type="float" office:value="0" calcext:value-type="float">
            <text:p>0</text:p>
          </table:table-cell>
          <table:table-cell table:formula="of:=IF([.X22]=&quot;x&quot;; 2^((COLUMN([.X22])-2)); 0)" office:value-type="float" office:value="4194304" calcext:value-type="float">
            <text:p>4194304</text:p>
          </table:table-cell>
          <table:table-cell table:formula="of:=IF([.Y22]=&quot;x&quot;; 2^((COLUMN([.Y22])-2)); 0)" office:value-type="float" office:value="0" calcext:value-type="float">
            <text:p>0</text:p>
          </table:table-cell>
          <table:table-cell table:formula="of:=IF([.Z22]=&quot;x&quot;; 2^((COLUMN([.Z22])-2)); 0)" office:value-type="float" office:value="0" calcext:value-type="float">
            <text:p>0</text:p>
          </table:table-cell>
          <table:table-cell table:formula="of:=IF([.AA22]=&quot;x&quot;; 2^((COLUMN([.AA22])-2)); 0)" office:value-type="float" office:value="33554432" calcext:value-type="float">
            <text:p>33554432</text:p>
          </table:table-cell>
          <table:table-cell table:formula="of:=IF([.AB22]=&quot;x&quot;; 2^((COLUMN([.AB22])-2)); 0)" office:value-type="float" office:value="0" calcext:value-type="float">
            <text:p>0</text:p>
          </table:table-cell>
          <table:table-cell table:formula="of:=IF([.AC22]=&quot;x&quot;; 2^((COLUMN([.AC22])-2)); 0)" office:value-type="float" office:value="134217728" calcext:value-type="float">
            <text:p>134217728</text:p>
          </table:table-cell>
          <table:table-cell table:formula="of:=IF([.AD22]=&quot;x&quot;; 2^((COLUMN([.AD22])-2)); 0)" office:value-type="float" office:value="268435456" calcext:value-type="float">
            <text:p>268435456</text:p>
          </table:table-cell>
          <table:table-cell table:formula="of:=IF([.AE22]=&quot;x&quot;; 2^((COLUMN([.AE22])-2)); 0)" office:value-type="float" office:value="536870912" calcext:value-type="float">
            <text:p>536870912</text:p>
          </table:table-cell>
          <table:table-cell table:formula="of:=IF([.AF22]=&quot;x&quot;; 2^((COLUMN([.AF22])-2)); 0)" office:value-type="float" office:value="0" calcext:value-type="float">
            <text:p>0</text:p>
          </table:table-cell>
          <table:table-cell table:formula="of:=IF([.AG22]=&quot;x&quot;; 2^((COLUMN([.AG22])-2)); 0)" office:value-type="float" office:value="2147483648" calcext:value-type="float">
            <text:p>2147483648</text:p>
          </table:table-cell>
          <table:table-cell table:formula="of:=IF([.AH22]=&quot;x&quot;; 2^((COLUMN([.AH22])-2)); 0)" office:value-type="float" office:value="0" calcext:value-type="float">
            <text:p>0</text:p>
          </table:table-cell>
          <table:table-cell table:formula="of:=IF([.AI22]=&quot;x&quot;; 2^((COLUMN([.AI22])-2)); 0)" office:value-type="float" office:value="0" calcext:value-type="float">
            <text:p>0</text:p>
          </table:table-cell>
          <table:table-cell table:formula="of:=IF([.AJ22]=&quot;x&quot;; 2^((COLUMN([.AJ22])-2)); 0)" office:value-type="float" office:value="0" calcext:value-type="float">
            <text:p>0</text:p>
          </table:table-cell>
          <table:table-cell table:formula="of:=IF([.AK22]=&quot;x&quot;; 2^((COLUMN([.AK22])-2)); 0)" office:value-type="float" office:value="34359738368" calcext:value-type="float">
            <text:p>34359738368</text:p>
          </table:table-cell>
          <table:table-cell table:formula="of:=IF([.AL22]=&quot;x&quot;; 2^((COLUMN([.AL22])-2)); 0)" office:value-type="float" office:value="0" calcext:value-type="float">
            <text:p>0</text:p>
          </table:table-cell>
          <table:table-cell table:formula="of:=IF([.AM22]=&quot;x&quot;; 2^((COLUMN([.AM22])-2)); 0)" office:value-type="float" office:value="0" calcext:value-type="float">
            <text:p>0</text:p>
          </table:table-cell>
          <table:table-cell table:formula="of:=IF([.AN22]=&quot;x&quot;; 2^((COLUMN([.AN22])-2)); 0)" office:value-type="float" office:value="0" calcext:value-type="float">
            <text:p>0</text:p>
          </table:table-cell>
          <table:table-cell table:formula="of:=IF([.AO22]=&quot;x&quot;; 2^((COLUMN([.AO22])-2)); 0)" office:value-type="float" office:value="549755813888" calcext:value-type="float">
            <text:p>549755813888</text:p>
          </table:table-cell>
          <table:table-cell table:formula="of:=IF([.AP22]=&quot;x&quot;; 2^((COLUMN([.AP22])-2)); 0)" office:value-type="float" office:value="0" calcext:value-type="float">
            <text:p>0</text:p>
          </table:table-cell>
          <table:table-cell table:formula="of:=IF([.AQ22]=&quot;x&quot;; 2^((COLUMN([.AQ22])-2)); 0)" office:value-type="float" office:value="0" calcext:value-type="float">
            <text:p>0</text:p>
          </table:table-cell>
          <table:table-cell table:formula="of:=IF([.AR22]=&quot;x&quot;; 2^((COLUMN([.AR22])-2)); 0)" office:value-type="float" office:value="0" calcext:value-type="float">
            <text:p>0</text:p>
          </table:table-cell>
          <table:table-cell table:formula="of:=IF([.AS22]=&quot;x&quot;; 2^((COLUMN([.AS22])-2)); 0)" office:value-type="float" office:value="8796093022208" calcext:value-type="float">
            <text:p>8796093022208</text:p>
          </table:table-cell>
          <table:table-cell table:formula="of:=IF([.AT22]=&quot;x&quot;; 2^((COLUMN([.AT22])-2)); 0)" office:value-type="float" office:value="0" calcext:value-type="float">
            <text:p>0</text:p>
          </table:table-cell>
          <table:table-cell table:formula="of:=IF([.AU22]=&quot;x&quot;; 2^((COLUMN([.AU22])-2)); 0)" office:value-type="float" office:value="35184372088832" calcext:value-type="float">
            <text:p>35184372088832</text:p>
          </table:table-cell>
          <table:table-cell table:formula="of:=IF([.AV22]=&quot;x&quot;; 2^((COLUMN([.AV22])-2)); 0)" office:value-type="float" office:value="0" calcext:value-type="float">
            <text:p>0</text:p>
          </table:table-cell>
          <table:table-cell table:formula="of:=IF([.AW22]=&quot;x&quot;; 2^((COLUMN([.AW22])-2)); 0)" office:value-type="float" office:value="140737488355328" calcext:value-type="float">
            <text:p>140737488355328</text:p>
          </table:table-cell>
          <table:table-cell table:formula="of:=IF([.AX22]=&quot;x&quot;; 2^((COLUMN([.AX22])-2)); 0)" office:value-type="float" office:value="0" calcext:value-type="float">
            <text:p>0</text:p>
          </table:table-cell>
          <table:table-cell table:formula="of:=IF([.AY22]=&quot;x&quot;; 2^((COLUMN([.AY22])-2)); 0)" office:value-type="float" office:value="0" calcext:value-type="float">
            <text:p>0</text:p>
          </table:table-cell>
          <table:table-cell table:formula="of:=IF([.AZ22]=&quot;x&quot;; 2^((COLUMN([.AZ22])-2)); 0)" office:value-type="float" office:value="0" calcext:value-type="float">
            <text:p>0</text:p>
          </table:table-cell>
          <table:table-cell table:formula="of:=IF([.BA22]=&quot;x&quot;; 2^((COLUMN([.BA22])-2)); 0)" office:value-type="float" office:value="0" calcext:value-type="float">
            <text:p>0</text:p>
          </table:table-cell>
          <table:table-cell table:formula="of:=IF([.BB22]=&quot;x&quot;; 2^((COLUMN([.BB22])-2)); 0)" office:value-type="float" office:value="0" calcext:value-type="float">
            <text:p>0</text:p>
          </table:table-cell>
          <table:table-cell table:formula="of:=IF([.BC22]=&quot;x&quot;; 2^((COLUMN([.BC22])-2)); 0)" office:value-type="float" office:value="0" calcext:value-type="float">
            <text:p>0</text:p>
          </table:table-cell>
          <table:table-cell table:formula="of:=IF([.BD22]=&quot;x&quot;; 2^((COLUMN([.BD22])-2)); 0)" office:value-type="float" office:value="0" calcext:value-type="float">
            <text:p>0</text:p>
          </table:table-cell>
          <table:table-cell table:formula="of:=IF([.BE22]=&quot;x&quot;; 2^((COLUMN([.BE22])-2)); 0)" office:value-type="float" office:value="0" calcext:value-type="float">
            <text:p>0</text:p>
          </table:table-cell>
          <table:table-cell table:formula="of:=IF([.BF22]=&quot;x&quot;; 2^((COLUMN([.BF22])-2)); 0)" office:value-type="float" office:value="0" calcext:value-type="float">
            <text:p>0</text:p>
          </table:table-cell>
          <table:table-cell table:formula="of:=IF([.BG22]=&quot;x&quot;; 2^((COLUMN([.BG22])-2)); 0)" office:value-type="float" office:value="0" calcext:value-type="float">
            <text:p>0</text:p>
          </table:table-cell>
          <table:table-cell table:formula="of:=IF([.BH22]=&quot;x&quot;; 2^((COLUMN([.BH22])-2)); 0)" office:value-type="float" office:value="0" calcext:value-type="float">
            <text:p>0</text:p>
          </table:table-cell>
          <table:table-cell table:formula="of:=IF([.BI22]=&quot;x&quot;; 2^((COLUMN([.BI22])-2)); 0)" office:value-type="float" office:value="0" calcext:value-type="float">
            <text:p>0</text:p>
          </table:table-cell>
          <table:table-cell table:formula="of:=IF([.BJ22]=&quot;x&quot;; 2^((COLUMN([.BJ22])-2)); 0)" office:value-type="float" office:value="0" calcext:value-type="float">
            <text:p>0</text:p>
          </table:table-cell>
          <table:table-cell table:formula="of:=IF([.BK22]=&quot;x&quot;; 2^((COLUMN([.BK22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23:.DY23]) &amp; &quot;,&quot;" office:value-type="string" office:string-value="0," calcext:value-type="string">
            <text:p>0,</text:p>
          </table:table-cell>
          <table:table-cell table:formula="of:=IF([.B23]=&quot;x&quot;; 2^((COLUMN([.B23])-2)); 0)" office:value-type="float" office:value="0" calcext:value-type="float">
            <text:p>0</text:p>
          </table:table-cell>
          <table:table-cell table:formula="of:=IF([.C23]=&quot;x&quot;; 2^((COLUMN([.C23])-2)); 0)" office:value-type="float" office:value="0" calcext:value-type="float">
            <text:p>0</text:p>
          </table:table-cell>
          <table:table-cell table:formula="of:=IF([.D23]=&quot;x&quot;; 2^((COLUMN([.D23])-2)); 0)" office:value-type="float" office:value="0" calcext:value-type="float">
            <text:p>0</text:p>
          </table:table-cell>
          <table:table-cell table:formula="of:=IF([.E23]=&quot;x&quot;; 2^((COLUMN([.E23])-2)); 0)" office:value-type="float" office:value="0" calcext:value-type="float">
            <text:p>0</text:p>
          </table:table-cell>
          <table:table-cell table:formula="of:=IF([.F23]=&quot;x&quot;; 2^((COLUMN([.F23])-2)); 0)" office:value-type="float" office:value="0" calcext:value-type="float">
            <text:p>0</text:p>
          </table:table-cell>
          <table:table-cell table:formula="of:=IF([.G23]=&quot;x&quot;; 2^((COLUMN([.G23])-2)); 0)" office:value-type="float" office:value="0" calcext:value-type="float">
            <text:p>0</text:p>
          </table:table-cell>
          <table:table-cell table:formula="of:=IF([.H23]=&quot;x&quot;; 2^((COLUMN([.H23])-2)); 0)" office:value-type="float" office:value="0" calcext:value-type="float">
            <text:p>0</text:p>
          </table:table-cell>
          <table:table-cell table:formula="of:=IF([.I23]=&quot;x&quot;; 2^((COLUMN([.I23])-2)); 0)" office:value-type="float" office:value="0" calcext:value-type="float">
            <text:p>0</text:p>
          </table:table-cell>
          <table:table-cell table:formula="of:=IF([.J23]=&quot;x&quot;; 2^((COLUMN([.J23])-2)); 0)" office:value-type="float" office:value="0" calcext:value-type="float">
            <text:p>0</text:p>
          </table:table-cell>
          <table:table-cell table:formula="of:=IF([.K23]=&quot;x&quot;; 2^((COLUMN([.K23])-2)); 0)" office:value-type="float" office:value="0" calcext:value-type="float">
            <text:p>0</text:p>
          </table:table-cell>
          <table:table-cell table:formula="of:=IF([.L23]=&quot;x&quot;; 2^((COLUMN([.L23])-2)); 0)" office:value-type="float" office:value="0" calcext:value-type="float">
            <text:p>0</text:p>
          </table:table-cell>
          <table:table-cell table:formula="of:=IF([.M23]=&quot;x&quot;; 2^((COLUMN([.M23])-2)); 0)" office:value-type="float" office:value="0" calcext:value-type="float">
            <text:p>0</text:p>
          </table:table-cell>
          <table:table-cell table:formula="of:=IF([.N23]=&quot;x&quot;; 2^((COLUMN([.N23])-2)); 0)" office:value-type="float" office:value="0" calcext:value-type="float">
            <text:p>0</text:p>
          </table:table-cell>
          <table:table-cell table:formula="of:=IF([.O23]=&quot;x&quot;; 2^((COLUMN([.O23])-2)); 0)" office:value-type="float" office:value="0" calcext:value-type="float">
            <text:p>0</text:p>
          </table:table-cell>
          <table:table-cell table:formula="of:=IF([.P23]=&quot;x&quot;; 2^((COLUMN([.P23])-2)); 0)" office:value-type="float" office:value="0" calcext:value-type="float">
            <text:p>0</text:p>
          </table:table-cell>
          <table:table-cell table:formula="of:=IF([.Q23]=&quot;x&quot;; 2^((COLUMN([.Q23])-2)); 0)" office:value-type="float" office:value="0" calcext:value-type="float">
            <text:p>0</text:p>
          </table:table-cell>
          <table:table-cell table:formula="of:=IF([.R23]=&quot;x&quot;; 2^((COLUMN([.R23])-2)); 0)" office:value-type="float" office:value="0" calcext:value-type="float">
            <text:p>0</text:p>
          </table:table-cell>
          <table:table-cell table:formula="of:=IF([.S23]=&quot;x&quot;; 2^((COLUMN([.S23])-2)); 0)" office:value-type="float" office:value="0" calcext:value-type="float">
            <text:p>0</text:p>
          </table:table-cell>
          <table:table-cell table:formula="of:=IF([.T23]=&quot;x&quot;; 2^((COLUMN([.T23])-2)); 0)" office:value-type="float" office:value="0" calcext:value-type="float">
            <text:p>0</text:p>
          </table:table-cell>
          <table:table-cell table:formula="of:=IF([.U23]=&quot;x&quot;; 2^((COLUMN([.U23])-2)); 0)" office:value-type="float" office:value="0" calcext:value-type="float">
            <text:p>0</text:p>
          </table:table-cell>
          <table:table-cell table:formula="of:=IF([.V23]=&quot;x&quot;; 2^((COLUMN([.V23])-2)); 0)" office:value-type="float" office:value="0" calcext:value-type="float">
            <text:p>0</text:p>
          </table:table-cell>
          <table:table-cell table:formula="of:=IF([.W23]=&quot;x&quot;; 2^((COLUMN([.W23])-2)); 0)" office:value-type="float" office:value="0" calcext:value-type="float">
            <text:p>0</text:p>
          </table:table-cell>
          <table:table-cell table:formula="of:=IF([.X23]=&quot;x&quot;; 2^((COLUMN([.X23])-2)); 0)" office:value-type="float" office:value="0" calcext:value-type="float">
            <text:p>0</text:p>
          </table:table-cell>
          <table:table-cell table:formula="of:=IF([.Y23]=&quot;x&quot;; 2^((COLUMN([.Y23])-2)); 0)" office:value-type="float" office:value="0" calcext:value-type="float">
            <text:p>0</text:p>
          </table:table-cell>
          <table:table-cell table:formula="of:=IF([.Z23]=&quot;x&quot;; 2^((COLUMN([.Z23])-2)); 0)" office:value-type="float" office:value="0" calcext:value-type="float">
            <text:p>0</text:p>
          </table:table-cell>
          <table:table-cell table:formula="of:=IF([.AA23]=&quot;x&quot;; 2^((COLUMN([.AA23])-2)); 0)" office:value-type="float" office:value="0" calcext:value-type="float">
            <text:p>0</text:p>
          </table:table-cell>
          <table:table-cell table:formula="of:=IF([.AB23]=&quot;x&quot;; 2^((COLUMN([.AB23])-2)); 0)" office:value-type="float" office:value="0" calcext:value-type="float">
            <text:p>0</text:p>
          </table:table-cell>
          <table:table-cell table:formula="of:=IF([.AC23]=&quot;x&quot;; 2^((COLUMN([.AC23])-2)); 0)" office:value-type="float" office:value="0" calcext:value-type="float">
            <text:p>0</text:p>
          </table:table-cell>
          <table:table-cell table:formula="of:=IF([.AD23]=&quot;x&quot;; 2^((COLUMN([.AD23])-2)); 0)" office:value-type="float" office:value="0" calcext:value-type="float">
            <text:p>0</text:p>
          </table:table-cell>
          <table:table-cell table:formula="of:=IF([.AE23]=&quot;x&quot;; 2^((COLUMN([.AE23])-2)); 0)" office:value-type="float" office:value="0" calcext:value-type="float">
            <text:p>0</text:p>
          </table:table-cell>
          <table:table-cell table:formula="of:=IF([.AF23]=&quot;x&quot;; 2^((COLUMN([.AF23])-2)); 0)" office:value-type="float" office:value="0" calcext:value-type="float">
            <text:p>0</text:p>
          </table:table-cell>
          <table:table-cell table:formula="of:=IF([.AG23]=&quot;x&quot;; 2^((COLUMN([.AG23])-2)); 0)" office:value-type="float" office:value="0" calcext:value-type="float">
            <text:p>0</text:p>
          </table:table-cell>
          <table:table-cell table:formula="of:=IF([.AH23]=&quot;x&quot;; 2^((COLUMN([.AH23])-2)); 0)" office:value-type="float" office:value="0" calcext:value-type="float">
            <text:p>0</text:p>
          </table:table-cell>
          <table:table-cell table:formula="of:=IF([.AI23]=&quot;x&quot;; 2^((COLUMN([.AI23])-2)); 0)" office:value-type="float" office:value="0" calcext:value-type="float">
            <text:p>0</text:p>
          </table:table-cell>
          <table:table-cell table:formula="of:=IF([.AJ23]=&quot;x&quot;; 2^((COLUMN([.AJ23])-2)); 0)" office:value-type="float" office:value="0" calcext:value-type="float">
            <text:p>0</text:p>
          </table:table-cell>
          <table:table-cell table:formula="of:=IF([.AK23]=&quot;x&quot;; 2^((COLUMN([.AK23])-2)); 0)" office:value-type="float" office:value="0" calcext:value-type="float">
            <text:p>0</text:p>
          </table:table-cell>
          <table:table-cell table:formula="of:=IF([.AL23]=&quot;x&quot;; 2^((COLUMN([.AL23])-2)); 0)" office:value-type="float" office:value="0" calcext:value-type="float">
            <text:p>0</text:p>
          </table:table-cell>
          <table:table-cell table:formula="of:=IF([.AM23]=&quot;x&quot;; 2^((COLUMN([.AM23])-2)); 0)" office:value-type="float" office:value="0" calcext:value-type="float">
            <text:p>0</text:p>
          </table:table-cell>
          <table:table-cell table:formula="of:=IF([.AN23]=&quot;x&quot;; 2^((COLUMN([.AN23])-2)); 0)" office:value-type="float" office:value="0" calcext:value-type="float">
            <text:p>0</text:p>
          </table:table-cell>
          <table:table-cell table:formula="of:=IF([.AO23]=&quot;x&quot;; 2^((COLUMN([.AO23])-2)); 0)" office:value-type="float" office:value="0" calcext:value-type="float">
            <text:p>0</text:p>
          </table:table-cell>
          <table:table-cell table:formula="of:=IF([.AP23]=&quot;x&quot;; 2^((COLUMN([.AP23])-2)); 0)" office:value-type="float" office:value="0" calcext:value-type="float">
            <text:p>0</text:p>
          </table:table-cell>
          <table:table-cell table:formula="of:=IF([.AQ23]=&quot;x&quot;; 2^((COLUMN([.AQ23])-2)); 0)" office:value-type="float" office:value="0" calcext:value-type="float">
            <text:p>0</text:p>
          </table:table-cell>
          <table:table-cell table:formula="of:=IF([.AR23]=&quot;x&quot;; 2^((COLUMN([.AR23])-2)); 0)" office:value-type="float" office:value="0" calcext:value-type="float">
            <text:p>0</text:p>
          </table:table-cell>
          <table:table-cell table:formula="of:=IF([.AS23]=&quot;x&quot;; 2^((COLUMN([.AS23])-2)); 0)" office:value-type="float" office:value="0" calcext:value-type="float">
            <text:p>0</text:p>
          </table:table-cell>
          <table:table-cell table:formula="of:=IF([.AT23]=&quot;x&quot;; 2^((COLUMN([.AT23])-2)); 0)" office:value-type="float" office:value="0" calcext:value-type="float">
            <text:p>0</text:p>
          </table:table-cell>
          <table:table-cell table:formula="of:=IF([.AU23]=&quot;x&quot;; 2^((COLUMN([.AU23])-2)); 0)" office:value-type="float" office:value="0" calcext:value-type="float">
            <text:p>0</text:p>
          </table:table-cell>
          <table:table-cell table:formula="of:=IF([.AV23]=&quot;x&quot;; 2^((COLUMN([.AV23])-2)); 0)" office:value-type="float" office:value="0" calcext:value-type="float">
            <text:p>0</text:p>
          </table:table-cell>
          <table:table-cell table:formula="of:=IF([.AW23]=&quot;x&quot;; 2^((COLUMN([.AW23])-2)); 0)" office:value-type="float" office:value="0" calcext:value-type="float">
            <text:p>0</text:p>
          </table:table-cell>
          <table:table-cell table:formula="of:=IF([.AX23]=&quot;x&quot;; 2^((COLUMN([.AX23])-2)); 0)" office:value-type="float" office:value="0" calcext:value-type="float">
            <text:p>0</text:p>
          </table:table-cell>
          <table:table-cell table:formula="of:=IF([.AY23]=&quot;x&quot;; 2^((COLUMN([.AY23])-2)); 0)" office:value-type="float" office:value="0" calcext:value-type="float">
            <text:p>0</text:p>
          </table:table-cell>
          <table:table-cell table:formula="of:=IF([.AZ23]=&quot;x&quot;; 2^((COLUMN([.AZ23])-2)); 0)" office:value-type="float" office:value="0" calcext:value-type="float">
            <text:p>0</text:p>
          </table:table-cell>
          <table:table-cell table:formula="of:=IF([.BA23]=&quot;x&quot;; 2^((COLUMN([.BA23])-2)); 0)" office:value-type="float" office:value="0" calcext:value-type="float">
            <text:p>0</text:p>
          </table:table-cell>
          <table:table-cell table:formula="of:=IF([.BB23]=&quot;x&quot;; 2^((COLUMN([.BB23])-2)); 0)" office:value-type="float" office:value="0" calcext:value-type="float">
            <text:p>0</text:p>
          </table:table-cell>
          <table:table-cell table:formula="of:=IF([.BC23]=&quot;x&quot;; 2^((COLUMN([.BC23])-2)); 0)" office:value-type="float" office:value="0" calcext:value-type="float">
            <text:p>0</text:p>
          </table:table-cell>
          <table:table-cell table:formula="of:=IF([.BD23]=&quot;x&quot;; 2^((COLUMN([.BD23])-2)); 0)" office:value-type="float" office:value="0" calcext:value-type="float">
            <text:p>0</text:p>
          </table:table-cell>
          <table:table-cell table:formula="of:=IF([.BE23]=&quot;x&quot;; 2^((COLUMN([.BE23])-2)); 0)" office:value-type="float" office:value="0" calcext:value-type="float">
            <text:p>0</text:p>
          </table:table-cell>
          <table:table-cell table:formula="of:=IF([.BF23]=&quot;x&quot;; 2^((COLUMN([.BF23])-2)); 0)" office:value-type="float" office:value="0" calcext:value-type="float">
            <text:p>0</text:p>
          </table:table-cell>
          <table:table-cell table:formula="of:=IF([.BG23]=&quot;x&quot;; 2^((COLUMN([.BG23])-2)); 0)" office:value-type="float" office:value="0" calcext:value-type="float">
            <text:p>0</text:p>
          </table:table-cell>
          <table:table-cell table:formula="of:=IF([.BH23]=&quot;x&quot;; 2^((COLUMN([.BH23])-2)); 0)" office:value-type="float" office:value="0" calcext:value-type="float">
            <text:p>0</text:p>
          </table:table-cell>
          <table:table-cell table:formula="of:=IF([.BI23]=&quot;x&quot;; 2^((COLUMN([.BI23])-2)); 0)" office:value-type="float" office:value="0" calcext:value-type="float">
            <text:p>0</text:p>
          </table:table-cell>
          <table:table-cell table:formula="of:=IF([.BJ23]=&quot;x&quot;; 2^((COLUMN([.BJ23])-2)); 0)" office:value-type="float" office:value="0" calcext:value-type="float">
            <text:p>0</text:p>
          </table:table-cell>
          <table:table-cell table:formula="of:=IF([.BK23]=&quot;x&quot;; 2^((COLUMN([.BK23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24:.DY24]) &amp; &quot;,&quot;" office:value-type="string" office:string-value="0," calcext:value-type="string">
            <text:p>0,</text:p>
          </table:table-cell>
          <table:table-cell table:formula="of:=IF([.B24]=&quot;x&quot;; 2^((COLUMN([.B24])-2)); 0)" office:value-type="float" office:value="0" calcext:value-type="float">
            <text:p>0</text:p>
          </table:table-cell>
          <table:table-cell table:formula="of:=IF([.C24]=&quot;x&quot;; 2^((COLUMN([.C24])-2)); 0)" office:value-type="float" office:value="0" calcext:value-type="float">
            <text:p>0</text:p>
          </table:table-cell>
          <table:table-cell table:formula="of:=IF([.D24]=&quot;x&quot;; 2^((COLUMN([.D24])-2)); 0)" office:value-type="float" office:value="0" calcext:value-type="float">
            <text:p>0</text:p>
          </table:table-cell>
          <table:table-cell table:formula="of:=IF([.E24]=&quot;x&quot;; 2^((COLUMN([.E24])-2)); 0)" office:value-type="float" office:value="0" calcext:value-type="float">
            <text:p>0</text:p>
          </table:table-cell>
          <table:table-cell table:formula="of:=IF([.F24]=&quot;x&quot;; 2^((COLUMN([.F24])-2)); 0)" office:value-type="float" office:value="0" calcext:value-type="float">
            <text:p>0</text:p>
          </table:table-cell>
          <table:table-cell table:formula="of:=IF([.G24]=&quot;x&quot;; 2^((COLUMN([.G24])-2)); 0)" office:value-type="float" office:value="0" calcext:value-type="float">
            <text:p>0</text:p>
          </table:table-cell>
          <table:table-cell table:formula="of:=IF([.H24]=&quot;x&quot;; 2^((COLUMN([.H24])-2)); 0)" office:value-type="float" office:value="0" calcext:value-type="float">
            <text:p>0</text:p>
          </table:table-cell>
          <table:table-cell table:formula="of:=IF([.I24]=&quot;x&quot;; 2^((COLUMN([.I24])-2)); 0)" office:value-type="float" office:value="0" calcext:value-type="float">
            <text:p>0</text:p>
          </table:table-cell>
          <table:table-cell table:formula="of:=IF([.J24]=&quot;x&quot;; 2^((COLUMN([.J24])-2)); 0)" office:value-type="float" office:value="0" calcext:value-type="float">
            <text:p>0</text:p>
          </table:table-cell>
          <table:table-cell table:formula="of:=IF([.K24]=&quot;x&quot;; 2^((COLUMN([.K24])-2)); 0)" office:value-type="float" office:value="0" calcext:value-type="float">
            <text:p>0</text:p>
          </table:table-cell>
          <table:table-cell table:formula="of:=IF([.L24]=&quot;x&quot;; 2^((COLUMN([.L24])-2)); 0)" office:value-type="float" office:value="0" calcext:value-type="float">
            <text:p>0</text:p>
          </table:table-cell>
          <table:table-cell table:formula="of:=IF([.M24]=&quot;x&quot;; 2^((COLUMN([.M24])-2)); 0)" office:value-type="float" office:value="0" calcext:value-type="float">
            <text:p>0</text:p>
          </table:table-cell>
          <table:table-cell table:formula="of:=IF([.N24]=&quot;x&quot;; 2^((COLUMN([.N24])-2)); 0)" office:value-type="float" office:value="0" calcext:value-type="float">
            <text:p>0</text:p>
          </table:table-cell>
          <table:table-cell table:formula="of:=IF([.O24]=&quot;x&quot;; 2^((COLUMN([.O24])-2)); 0)" office:value-type="float" office:value="0" calcext:value-type="float">
            <text:p>0</text:p>
          </table:table-cell>
          <table:table-cell table:formula="of:=IF([.P24]=&quot;x&quot;; 2^((COLUMN([.P24])-2)); 0)" office:value-type="float" office:value="0" calcext:value-type="float">
            <text:p>0</text:p>
          </table:table-cell>
          <table:table-cell table:formula="of:=IF([.Q24]=&quot;x&quot;; 2^((COLUMN([.Q24])-2)); 0)" office:value-type="float" office:value="0" calcext:value-type="float">
            <text:p>0</text:p>
          </table:table-cell>
          <table:table-cell table:formula="of:=IF([.R24]=&quot;x&quot;; 2^((COLUMN([.R24])-2)); 0)" office:value-type="float" office:value="0" calcext:value-type="float">
            <text:p>0</text:p>
          </table:table-cell>
          <table:table-cell table:formula="of:=IF([.S24]=&quot;x&quot;; 2^((COLUMN([.S24])-2)); 0)" office:value-type="float" office:value="0" calcext:value-type="float">
            <text:p>0</text:p>
          </table:table-cell>
          <table:table-cell table:formula="of:=IF([.T24]=&quot;x&quot;; 2^((COLUMN([.T24])-2)); 0)" office:value-type="float" office:value="0" calcext:value-type="float">
            <text:p>0</text:p>
          </table:table-cell>
          <table:table-cell table:formula="of:=IF([.U24]=&quot;x&quot;; 2^((COLUMN([.U24])-2)); 0)" office:value-type="float" office:value="0" calcext:value-type="float">
            <text:p>0</text:p>
          </table:table-cell>
          <table:table-cell table:formula="of:=IF([.V24]=&quot;x&quot;; 2^((COLUMN([.V24])-2)); 0)" office:value-type="float" office:value="0" calcext:value-type="float">
            <text:p>0</text:p>
          </table:table-cell>
          <table:table-cell table:formula="of:=IF([.W24]=&quot;x&quot;; 2^((COLUMN([.W24])-2)); 0)" office:value-type="float" office:value="0" calcext:value-type="float">
            <text:p>0</text:p>
          </table:table-cell>
          <table:table-cell table:formula="of:=IF([.X24]=&quot;x&quot;; 2^((COLUMN([.X24])-2)); 0)" office:value-type="float" office:value="0" calcext:value-type="float">
            <text:p>0</text:p>
          </table:table-cell>
          <table:table-cell table:formula="of:=IF([.Y24]=&quot;x&quot;; 2^((COLUMN([.Y24])-2)); 0)" office:value-type="float" office:value="0" calcext:value-type="float">
            <text:p>0</text:p>
          </table:table-cell>
          <table:table-cell table:formula="of:=IF([.Z24]=&quot;x&quot;; 2^((COLUMN([.Z24])-2)); 0)" office:value-type="float" office:value="0" calcext:value-type="float">
            <text:p>0</text:p>
          </table:table-cell>
          <table:table-cell table:formula="of:=IF([.AA24]=&quot;x&quot;; 2^((COLUMN([.AA24])-2)); 0)" office:value-type="float" office:value="0" calcext:value-type="float">
            <text:p>0</text:p>
          </table:table-cell>
          <table:table-cell table:formula="of:=IF([.AB24]=&quot;x&quot;; 2^((COLUMN([.AB24])-2)); 0)" office:value-type="float" office:value="0" calcext:value-type="float">
            <text:p>0</text:p>
          </table:table-cell>
          <table:table-cell table:formula="of:=IF([.AC24]=&quot;x&quot;; 2^((COLUMN([.AC24])-2)); 0)" office:value-type="float" office:value="0" calcext:value-type="float">
            <text:p>0</text:p>
          </table:table-cell>
          <table:table-cell table:formula="of:=IF([.AD24]=&quot;x&quot;; 2^((COLUMN([.AD24])-2)); 0)" office:value-type="float" office:value="0" calcext:value-type="float">
            <text:p>0</text:p>
          </table:table-cell>
          <table:table-cell table:formula="of:=IF([.AE24]=&quot;x&quot;; 2^((COLUMN([.AE24])-2)); 0)" office:value-type="float" office:value="0" calcext:value-type="float">
            <text:p>0</text:p>
          </table:table-cell>
          <table:table-cell table:formula="of:=IF([.AF24]=&quot;x&quot;; 2^((COLUMN([.AF24])-2)); 0)" office:value-type="float" office:value="0" calcext:value-type="float">
            <text:p>0</text:p>
          </table:table-cell>
          <table:table-cell table:formula="of:=IF([.AG24]=&quot;x&quot;; 2^((COLUMN([.AG24])-2)); 0)" office:value-type="float" office:value="0" calcext:value-type="float">
            <text:p>0</text:p>
          </table:table-cell>
          <table:table-cell table:formula="of:=IF([.AH24]=&quot;x&quot;; 2^((COLUMN([.AH24])-2)); 0)" office:value-type="float" office:value="0" calcext:value-type="float">
            <text:p>0</text:p>
          </table:table-cell>
          <table:table-cell table:formula="of:=IF([.AI24]=&quot;x&quot;; 2^((COLUMN([.AI24])-2)); 0)" office:value-type="float" office:value="0" calcext:value-type="float">
            <text:p>0</text:p>
          </table:table-cell>
          <table:table-cell table:formula="of:=IF([.AJ24]=&quot;x&quot;; 2^((COLUMN([.AJ24])-2)); 0)" office:value-type="float" office:value="0" calcext:value-type="float">
            <text:p>0</text:p>
          </table:table-cell>
          <table:table-cell table:formula="of:=IF([.AK24]=&quot;x&quot;; 2^((COLUMN([.AK24])-2)); 0)" office:value-type="float" office:value="0" calcext:value-type="float">
            <text:p>0</text:p>
          </table:table-cell>
          <table:table-cell table:formula="of:=IF([.AL24]=&quot;x&quot;; 2^((COLUMN([.AL24])-2)); 0)" office:value-type="float" office:value="0" calcext:value-type="float">
            <text:p>0</text:p>
          </table:table-cell>
          <table:table-cell table:formula="of:=IF([.AM24]=&quot;x&quot;; 2^((COLUMN([.AM24])-2)); 0)" office:value-type="float" office:value="0" calcext:value-type="float">
            <text:p>0</text:p>
          </table:table-cell>
          <table:table-cell table:formula="of:=IF([.AN24]=&quot;x&quot;; 2^((COLUMN([.AN24])-2)); 0)" office:value-type="float" office:value="0" calcext:value-type="float">
            <text:p>0</text:p>
          </table:table-cell>
          <table:table-cell table:formula="of:=IF([.AO24]=&quot;x&quot;; 2^((COLUMN([.AO24])-2)); 0)" office:value-type="float" office:value="0" calcext:value-type="float">
            <text:p>0</text:p>
          </table:table-cell>
          <table:table-cell table:formula="of:=IF([.AP24]=&quot;x&quot;; 2^((COLUMN([.AP24])-2)); 0)" office:value-type="float" office:value="0" calcext:value-type="float">
            <text:p>0</text:p>
          </table:table-cell>
          <table:table-cell table:formula="of:=IF([.AQ24]=&quot;x&quot;; 2^((COLUMN([.AQ24])-2)); 0)" office:value-type="float" office:value="0" calcext:value-type="float">
            <text:p>0</text:p>
          </table:table-cell>
          <table:table-cell table:formula="of:=IF([.AR24]=&quot;x&quot;; 2^((COLUMN([.AR24])-2)); 0)" office:value-type="float" office:value="0" calcext:value-type="float">
            <text:p>0</text:p>
          </table:table-cell>
          <table:table-cell table:formula="of:=IF([.AS24]=&quot;x&quot;; 2^((COLUMN([.AS24])-2)); 0)" office:value-type="float" office:value="0" calcext:value-type="float">
            <text:p>0</text:p>
          </table:table-cell>
          <table:table-cell table:formula="of:=IF([.AT24]=&quot;x&quot;; 2^((COLUMN([.AT24])-2)); 0)" office:value-type="float" office:value="0" calcext:value-type="float">
            <text:p>0</text:p>
          </table:table-cell>
          <table:table-cell table:formula="of:=IF([.AU24]=&quot;x&quot;; 2^((COLUMN([.AU24])-2)); 0)" office:value-type="float" office:value="0" calcext:value-type="float">
            <text:p>0</text:p>
          </table:table-cell>
          <table:table-cell table:formula="of:=IF([.AV24]=&quot;x&quot;; 2^((COLUMN([.AV24])-2)); 0)" office:value-type="float" office:value="0" calcext:value-type="float">
            <text:p>0</text:p>
          </table:table-cell>
          <table:table-cell table:formula="of:=IF([.AW24]=&quot;x&quot;; 2^((COLUMN([.AW24])-2)); 0)" office:value-type="float" office:value="0" calcext:value-type="float">
            <text:p>0</text:p>
          </table:table-cell>
          <table:table-cell table:formula="of:=IF([.AX24]=&quot;x&quot;; 2^((COLUMN([.AX24])-2)); 0)" office:value-type="float" office:value="0" calcext:value-type="float">
            <text:p>0</text:p>
          </table:table-cell>
          <table:table-cell table:formula="of:=IF([.AY24]=&quot;x&quot;; 2^((COLUMN([.AY24])-2)); 0)" office:value-type="float" office:value="0" calcext:value-type="float">
            <text:p>0</text:p>
          </table:table-cell>
          <table:table-cell table:formula="of:=IF([.AZ24]=&quot;x&quot;; 2^((COLUMN([.AZ24])-2)); 0)" office:value-type="float" office:value="0" calcext:value-type="float">
            <text:p>0</text:p>
          </table:table-cell>
          <table:table-cell table:formula="of:=IF([.BA24]=&quot;x&quot;; 2^((COLUMN([.BA24])-2)); 0)" office:value-type="float" office:value="0" calcext:value-type="float">
            <text:p>0</text:p>
          </table:table-cell>
          <table:table-cell table:formula="of:=IF([.BB24]=&quot;x&quot;; 2^((COLUMN([.BB24])-2)); 0)" office:value-type="float" office:value="0" calcext:value-type="float">
            <text:p>0</text:p>
          </table:table-cell>
          <table:table-cell table:formula="of:=IF([.BC24]=&quot;x&quot;; 2^((COLUMN([.BC24])-2)); 0)" office:value-type="float" office:value="0" calcext:value-type="float">
            <text:p>0</text:p>
          </table:table-cell>
          <table:table-cell table:formula="of:=IF([.BD24]=&quot;x&quot;; 2^((COLUMN([.BD24])-2)); 0)" office:value-type="float" office:value="0" calcext:value-type="float">
            <text:p>0</text:p>
          </table:table-cell>
          <table:table-cell table:formula="of:=IF([.BE24]=&quot;x&quot;; 2^((COLUMN([.BE24])-2)); 0)" office:value-type="float" office:value="0" calcext:value-type="float">
            <text:p>0</text:p>
          </table:table-cell>
          <table:table-cell table:formula="of:=IF([.BF24]=&quot;x&quot;; 2^((COLUMN([.BF24])-2)); 0)" office:value-type="float" office:value="0" calcext:value-type="float">
            <text:p>0</text:p>
          </table:table-cell>
          <table:table-cell table:formula="of:=IF([.BG24]=&quot;x&quot;; 2^((COLUMN([.BG24])-2)); 0)" office:value-type="float" office:value="0" calcext:value-type="float">
            <text:p>0</text:p>
          </table:table-cell>
          <table:table-cell table:formula="of:=IF([.BH24]=&quot;x&quot;; 2^((COLUMN([.BH24])-2)); 0)" office:value-type="float" office:value="0" calcext:value-type="float">
            <text:p>0</text:p>
          </table:table-cell>
          <table:table-cell table:formula="of:=IF([.BI24]=&quot;x&quot;; 2^((COLUMN([.BI24])-2)); 0)" office:value-type="float" office:value="0" calcext:value-type="float">
            <text:p>0</text:p>
          </table:table-cell>
          <table:table-cell table:formula="of:=IF([.BJ24]=&quot;x&quot;; 2^((COLUMN([.BJ24])-2)); 0)" office:value-type="float" office:value="0" calcext:value-type="float">
            <text:p>0</text:p>
          </table:table-cell>
          <table:table-cell table:formula="of:=IF([.BK24]=&quot;x&quot;; 2^((COLUMN([.BK24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25:.DY25]) &amp; &quot;,&quot;" office:value-type="string" office:string-value="0," calcext:value-type="string">
            <text:p>0,</text:p>
          </table:table-cell>
          <table:table-cell table:formula="of:=IF([.B25]=&quot;x&quot;; 2^((COLUMN([.B25])-2)); 0)" office:value-type="float" office:value="0" calcext:value-type="float">
            <text:p>0</text:p>
          </table:table-cell>
          <table:table-cell table:formula="of:=IF([.C25]=&quot;x&quot;; 2^((COLUMN([.C25])-2)); 0)" office:value-type="float" office:value="0" calcext:value-type="float">
            <text:p>0</text:p>
          </table:table-cell>
          <table:table-cell table:formula="of:=IF([.D25]=&quot;x&quot;; 2^((COLUMN([.D25])-2)); 0)" office:value-type="float" office:value="0" calcext:value-type="float">
            <text:p>0</text:p>
          </table:table-cell>
          <table:table-cell table:formula="of:=IF([.E25]=&quot;x&quot;; 2^((COLUMN([.E25])-2)); 0)" office:value-type="float" office:value="0" calcext:value-type="float">
            <text:p>0</text:p>
          </table:table-cell>
          <table:table-cell table:formula="of:=IF([.F25]=&quot;x&quot;; 2^((COLUMN([.F25])-2)); 0)" office:value-type="float" office:value="0" calcext:value-type="float">
            <text:p>0</text:p>
          </table:table-cell>
          <table:table-cell table:formula="of:=IF([.G25]=&quot;x&quot;; 2^((COLUMN([.G25])-2)); 0)" office:value-type="float" office:value="0" calcext:value-type="float">
            <text:p>0</text:p>
          </table:table-cell>
          <table:table-cell table:formula="of:=IF([.H25]=&quot;x&quot;; 2^((COLUMN([.H25])-2)); 0)" office:value-type="float" office:value="0" calcext:value-type="float">
            <text:p>0</text:p>
          </table:table-cell>
          <table:table-cell table:formula="of:=IF([.I25]=&quot;x&quot;; 2^((COLUMN([.I25])-2)); 0)" office:value-type="float" office:value="0" calcext:value-type="float">
            <text:p>0</text:p>
          </table:table-cell>
          <table:table-cell table:formula="of:=IF([.J25]=&quot;x&quot;; 2^((COLUMN([.J25])-2)); 0)" office:value-type="float" office:value="0" calcext:value-type="float">
            <text:p>0</text:p>
          </table:table-cell>
          <table:table-cell table:formula="of:=IF([.K25]=&quot;x&quot;; 2^((COLUMN([.K25])-2)); 0)" office:value-type="float" office:value="0" calcext:value-type="float">
            <text:p>0</text:p>
          </table:table-cell>
          <table:table-cell table:formula="of:=IF([.L25]=&quot;x&quot;; 2^((COLUMN([.L25])-2)); 0)" office:value-type="float" office:value="0" calcext:value-type="float">
            <text:p>0</text:p>
          </table:table-cell>
          <table:table-cell table:formula="of:=IF([.M25]=&quot;x&quot;; 2^((COLUMN([.M25])-2)); 0)" office:value-type="float" office:value="0" calcext:value-type="float">
            <text:p>0</text:p>
          </table:table-cell>
          <table:table-cell table:formula="of:=IF([.N25]=&quot;x&quot;; 2^((COLUMN([.N25])-2)); 0)" office:value-type="float" office:value="0" calcext:value-type="float">
            <text:p>0</text:p>
          </table:table-cell>
          <table:table-cell table:formula="of:=IF([.O25]=&quot;x&quot;; 2^((COLUMN([.O25])-2)); 0)" office:value-type="float" office:value="0" calcext:value-type="float">
            <text:p>0</text:p>
          </table:table-cell>
          <table:table-cell table:formula="of:=IF([.P25]=&quot;x&quot;; 2^((COLUMN([.P25])-2)); 0)" office:value-type="float" office:value="0" calcext:value-type="float">
            <text:p>0</text:p>
          </table:table-cell>
          <table:table-cell table:formula="of:=IF([.Q25]=&quot;x&quot;; 2^((COLUMN([.Q25])-2)); 0)" office:value-type="float" office:value="0" calcext:value-type="float">
            <text:p>0</text:p>
          </table:table-cell>
          <table:table-cell table:formula="of:=IF([.R25]=&quot;x&quot;; 2^((COLUMN([.R25])-2)); 0)" office:value-type="float" office:value="0" calcext:value-type="float">
            <text:p>0</text:p>
          </table:table-cell>
          <table:table-cell table:formula="of:=IF([.S25]=&quot;x&quot;; 2^((COLUMN([.S25])-2)); 0)" office:value-type="float" office:value="0" calcext:value-type="float">
            <text:p>0</text:p>
          </table:table-cell>
          <table:table-cell table:formula="of:=IF([.T25]=&quot;x&quot;; 2^((COLUMN([.T25])-2)); 0)" office:value-type="float" office:value="0" calcext:value-type="float">
            <text:p>0</text:p>
          </table:table-cell>
          <table:table-cell table:formula="of:=IF([.U25]=&quot;x&quot;; 2^((COLUMN([.U25])-2)); 0)" office:value-type="float" office:value="0" calcext:value-type="float">
            <text:p>0</text:p>
          </table:table-cell>
          <table:table-cell table:formula="of:=IF([.V25]=&quot;x&quot;; 2^((COLUMN([.V25])-2)); 0)" office:value-type="float" office:value="0" calcext:value-type="float">
            <text:p>0</text:p>
          </table:table-cell>
          <table:table-cell table:formula="of:=IF([.W25]=&quot;x&quot;; 2^((COLUMN([.W25])-2)); 0)" office:value-type="float" office:value="0" calcext:value-type="float">
            <text:p>0</text:p>
          </table:table-cell>
          <table:table-cell table:formula="of:=IF([.X25]=&quot;x&quot;; 2^((COLUMN([.X25])-2)); 0)" office:value-type="float" office:value="0" calcext:value-type="float">
            <text:p>0</text:p>
          </table:table-cell>
          <table:table-cell table:formula="of:=IF([.Y25]=&quot;x&quot;; 2^((COLUMN([.Y25])-2)); 0)" office:value-type="float" office:value="0" calcext:value-type="float">
            <text:p>0</text:p>
          </table:table-cell>
          <table:table-cell table:formula="of:=IF([.Z25]=&quot;x&quot;; 2^((COLUMN([.Z25])-2)); 0)" office:value-type="float" office:value="0" calcext:value-type="float">
            <text:p>0</text:p>
          </table:table-cell>
          <table:table-cell table:formula="of:=IF([.AA25]=&quot;x&quot;; 2^((COLUMN([.AA25])-2)); 0)" office:value-type="float" office:value="0" calcext:value-type="float">
            <text:p>0</text:p>
          </table:table-cell>
          <table:table-cell table:formula="of:=IF([.AB25]=&quot;x&quot;; 2^((COLUMN([.AB25])-2)); 0)" office:value-type="float" office:value="0" calcext:value-type="float">
            <text:p>0</text:p>
          </table:table-cell>
          <table:table-cell table:formula="of:=IF([.AC25]=&quot;x&quot;; 2^((COLUMN([.AC25])-2)); 0)" office:value-type="float" office:value="0" calcext:value-type="float">
            <text:p>0</text:p>
          </table:table-cell>
          <table:table-cell table:formula="of:=IF([.AD25]=&quot;x&quot;; 2^((COLUMN([.AD25])-2)); 0)" office:value-type="float" office:value="0" calcext:value-type="float">
            <text:p>0</text:p>
          </table:table-cell>
          <table:table-cell table:formula="of:=IF([.AE25]=&quot;x&quot;; 2^((COLUMN([.AE25])-2)); 0)" office:value-type="float" office:value="0" calcext:value-type="float">
            <text:p>0</text:p>
          </table:table-cell>
          <table:table-cell table:formula="of:=IF([.AF25]=&quot;x&quot;; 2^((COLUMN([.AF25])-2)); 0)" office:value-type="float" office:value="0" calcext:value-type="float">
            <text:p>0</text:p>
          </table:table-cell>
          <table:table-cell table:formula="of:=IF([.AG25]=&quot;x&quot;; 2^((COLUMN([.AG25])-2)); 0)" office:value-type="float" office:value="0" calcext:value-type="float">
            <text:p>0</text:p>
          </table:table-cell>
          <table:table-cell table:formula="of:=IF([.AH25]=&quot;x&quot;; 2^((COLUMN([.AH25])-2)); 0)" office:value-type="float" office:value="0" calcext:value-type="float">
            <text:p>0</text:p>
          </table:table-cell>
          <table:table-cell table:formula="of:=IF([.AI25]=&quot;x&quot;; 2^((COLUMN([.AI25])-2)); 0)" office:value-type="float" office:value="0" calcext:value-type="float">
            <text:p>0</text:p>
          </table:table-cell>
          <table:table-cell table:formula="of:=IF([.AJ25]=&quot;x&quot;; 2^((COLUMN([.AJ25])-2)); 0)" office:value-type="float" office:value="0" calcext:value-type="float">
            <text:p>0</text:p>
          </table:table-cell>
          <table:table-cell table:formula="of:=IF([.AK25]=&quot;x&quot;; 2^((COLUMN([.AK25])-2)); 0)" office:value-type="float" office:value="0" calcext:value-type="float">
            <text:p>0</text:p>
          </table:table-cell>
          <table:table-cell table:formula="of:=IF([.AL25]=&quot;x&quot;; 2^((COLUMN([.AL25])-2)); 0)" office:value-type="float" office:value="0" calcext:value-type="float">
            <text:p>0</text:p>
          </table:table-cell>
          <table:table-cell table:formula="of:=IF([.AM25]=&quot;x&quot;; 2^((COLUMN([.AM25])-2)); 0)" office:value-type="float" office:value="0" calcext:value-type="float">
            <text:p>0</text:p>
          </table:table-cell>
          <table:table-cell table:formula="of:=IF([.AN25]=&quot;x&quot;; 2^((COLUMN([.AN25])-2)); 0)" office:value-type="float" office:value="0" calcext:value-type="float">
            <text:p>0</text:p>
          </table:table-cell>
          <table:table-cell table:formula="of:=IF([.AO25]=&quot;x&quot;; 2^((COLUMN([.AO25])-2)); 0)" office:value-type="float" office:value="0" calcext:value-type="float">
            <text:p>0</text:p>
          </table:table-cell>
          <table:table-cell table:formula="of:=IF([.AP25]=&quot;x&quot;; 2^((COLUMN([.AP25])-2)); 0)" office:value-type="float" office:value="0" calcext:value-type="float">
            <text:p>0</text:p>
          </table:table-cell>
          <table:table-cell table:formula="of:=IF([.AQ25]=&quot;x&quot;; 2^((COLUMN([.AQ25])-2)); 0)" office:value-type="float" office:value="0" calcext:value-type="float">
            <text:p>0</text:p>
          </table:table-cell>
          <table:table-cell table:formula="of:=IF([.AR25]=&quot;x&quot;; 2^((COLUMN([.AR25])-2)); 0)" office:value-type="float" office:value="0" calcext:value-type="float">
            <text:p>0</text:p>
          </table:table-cell>
          <table:table-cell table:formula="of:=IF([.AS25]=&quot;x&quot;; 2^((COLUMN([.AS25])-2)); 0)" office:value-type="float" office:value="0" calcext:value-type="float">
            <text:p>0</text:p>
          </table:table-cell>
          <table:table-cell table:formula="of:=IF([.AT25]=&quot;x&quot;; 2^((COLUMN([.AT25])-2)); 0)" office:value-type="float" office:value="0" calcext:value-type="float">
            <text:p>0</text:p>
          </table:table-cell>
          <table:table-cell table:formula="of:=IF([.AU25]=&quot;x&quot;; 2^((COLUMN([.AU25])-2)); 0)" office:value-type="float" office:value="0" calcext:value-type="float">
            <text:p>0</text:p>
          </table:table-cell>
          <table:table-cell table:formula="of:=IF([.AV25]=&quot;x&quot;; 2^((COLUMN([.AV25])-2)); 0)" office:value-type="float" office:value="0" calcext:value-type="float">
            <text:p>0</text:p>
          </table:table-cell>
          <table:table-cell table:formula="of:=IF([.AW25]=&quot;x&quot;; 2^((COLUMN([.AW25])-2)); 0)" office:value-type="float" office:value="0" calcext:value-type="float">
            <text:p>0</text:p>
          </table:table-cell>
          <table:table-cell table:formula="of:=IF([.AX25]=&quot;x&quot;; 2^((COLUMN([.AX25])-2)); 0)" office:value-type="float" office:value="0" calcext:value-type="float">
            <text:p>0</text:p>
          </table:table-cell>
          <table:table-cell table:formula="of:=IF([.AY25]=&quot;x&quot;; 2^((COLUMN([.AY25])-2)); 0)" office:value-type="float" office:value="0" calcext:value-type="float">
            <text:p>0</text:p>
          </table:table-cell>
          <table:table-cell table:formula="of:=IF([.AZ25]=&quot;x&quot;; 2^((COLUMN([.AZ25])-2)); 0)" office:value-type="float" office:value="0" calcext:value-type="float">
            <text:p>0</text:p>
          </table:table-cell>
          <table:table-cell table:formula="of:=IF([.BA25]=&quot;x&quot;; 2^((COLUMN([.BA25])-2)); 0)" office:value-type="float" office:value="0" calcext:value-type="float">
            <text:p>0</text:p>
          </table:table-cell>
          <table:table-cell table:formula="of:=IF([.BB25]=&quot;x&quot;; 2^((COLUMN([.BB25])-2)); 0)" office:value-type="float" office:value="0" calcext:value-type="float">
            <text:p>0</text:p>
          </table:table-cell>
          <table:table-cell table:formula="of:=IF([.BC25]=&quot;x&quot;; 2^((COLUMN([.BC25])-2)); 0)" office:value-type="float" office:value="0" calcext:value-type="float">
            <text:p>0</text:p>
          </table:table-cell>
          <table:table-cell table:formula="of:=IF([.BD25]=&quot;x&quot;; 2^((COLUMN([.BD25])-2)); 0)" office:value-type="float" office:value="0" calcext:value-type="float">
            <text:p>0</text:p>
          </table:table-cell>
          <table:table-cell table:formula="of:=IF([.BE25]=&quot;x&quot;; 2^((COLUMN([.BE25])-2)); 0)" office:value-type="float" office:value="0" calcext:value-type="float">
            <text:p>0</text:p>
          </table:table-cell>
          <table:table-cell table:formula="of:=IF([.BF25]=&quot;x&quot;; 2^((COLUMN([.BF25])-2)); 0)" office:value-type="float" office:value="0" calcext:value-type="float">
            <text:p>0</text:p>
          </table:table-cell>
          <table:table-cell table:formula="of:=IF([.BG25]=&quot;x&quot;; 2^((COLUMN([.BG25])-2)); 0)" office:value-type="float" office:value="0" calcext:value-type="float">
            <text:p>0</text:p>
          </table:table-cell>
          <table:table-cell table:formula="of:=IF([.BH25]=&quot;x&quot;; 2^((COLUMN([.BH25])-2)); 0)" office:value-type="float" office:value="0" calcext:value-type="float">
            <text:p>0</text:p>
          </table:table-cell>
          <table:table-cell table:formula="of:=IF([.BI25]=&quot;x&quot;; 2^((COLUMN([.BI25])-2)); 0)" office:value-type="float" office:value="0" calcext:value-type="float">
            <text:p>0</text:p>
          </table:table-cell>
          <table:table-cell table:formula="of:=IF([.BJ25]=&quot;x&quot;; 2^((COLUMN([.BJ25])-2)); 0)" office:value-type="float" office:value="0" calcext:value-type="float">
            <text:p>0</text:p>
          </table:table-cell>
          <table:table-cell table:formula="of:=IF([.BK25]=&quot;x&quot;; 2^((COLUMN([.BK25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1"/>
          <table:table-cell table:formula="of:=SUM([.BP26:.DY26]) &amp; &quot;,&quot;" office:value-type="string" office:string-value="14044961447011," calcext:value-type="string">
            <text:p>14044961447011,</text:p>
          </table:table-cell>
          <table:table-cell table:formula="of:=IF([.B26]=&quot;x&quot;; 2^((COLUMN([.B26])-2)); 0)" office:value-type="float" office:value="1" calcext:value-type="float">
            <text:p>1</text:p>
          </table:table-cell>
          <table:table-cell table:formula="of:=IF([.C26]=&quot;x&quot;; 2^((COLUMN([.C26])-2)); 0)" office:value-type="float" office:value="2" calcext:value-type="float">
            <text:p>2</text:p>
          </table:table-cell>
          <table:table-cell table:formula="of:=IF([.D26]=&quot;x&quot;; 2^((COLUMN([.D26])-2)); 0)" office:value-type="float" office:value="0" calcext:value-type="float">
            <text:p>0</text:p>
          </table:table-cell>
          <table:table-cell table:formula="of:=IF([.E26]=&quot;x&quot;; 2^((COLUMN([.E26])-2)); 0)" office:value-type="float" office:value="0" calcext:value-type="float">
            <text:p>0</text:p>
          </table:table-cell>
          <table:table-cell table:formula="of:=IF([.F26]=&quot;x&quot;; 2^((COLUMN([.F26])-2)); 0)" office:value-type="float" office:value="0" calcext:value-type="float">
            <text:p>0</text:p>
          </table:table-cell>
          <table:table-cell table:formula="of:=IF([.G26]=&quot;x&quot;; 2^((COLUMN([.G26])-2)); 0)" office:value-type="float" office:value="32" calcext:value-type="float">
            <text:p>32</text:p>
          </table:table-cell>
          <table:table-cell table:formula="of:=IF([.H26]=&quot;x&quot;; 2^((COLUMN([.H26])-2)); 0)" office:value-type="float" office:value="64" calcext:value-type="float">
            <text:p>64</text:p>
          </table:table-cell>
          <table:table-cell table:formula="of:=IF([.I26]=&quot;x&quot;; 2^((COLUMN([.I26])-2)); 0)" office:value-type="float" office:value="0" calcext:value-type="float">
            <text:p>0</text:p>
          </table:table-cell>
          <table:table-cell table:formula="of:=IF([.J26]=&quot;x&quot;; 2^((COLUMN([.J26])-2)); 0)" office:value-type="float" office:value="0" calcext:value-type="float">
            <text:p>0</text:p>
          </table:table-cell>
          <table:table-cell table:formula="of:=IF([.K26]=&quot;x&quot;; 2^((COLUMN([.K26])-2)); 0)" office:value-type="float" office:value="0" calcext:value-type="float">
            <text:p>0</text:p>
          </table:table-cell>
          <table:table-cell table:formula="of:=IF([.L26]=&quot;x&quot;; 2^((COLUMN([.L26])-2)); 0)" office:value-type="float" office:value="1024" calcext:value-type="float">
            <text:p>1024</text:p>
          </table:table-cell>
          <table:table-cell table:formula="of:=IF([.M26]=&quot;x&quot;; 2^((COLUMN([.M26])-2)); 0)" office:value-type="float" office:value="2048" calcext:value-type="float">
            <text:p>2048</text:p>
          </table:table-cell>
          <table:table-cell table:formula="of:=IF([.N26]=&quot;x&quot;; 2^((COLUMN([.N26])-2)); 0)" office:value-type="float" office:value="4096" calcext:value-type="float">
            <text:p>4096</text:p>
          </table:table-cell>
          <table:table-cell table:formula="of:=IF([.O26]=&quot;x&quot;; 2^((COLUMN([.O26])-2)); 0)" office:value-type="float" office:value="0" calcext:value-type="float">
            <text:p>0</text:p>
          </table:table-cell>
          <table:table-cell table:formula="of:=IF([.P26]=&quot;x&quot;; 2^((COLUMN([.P26])-2)); 0)" office:value-type="float" office:value="0" calcext:value-type="float">
            <text:p>0</text:p>
          </table:table-cell>
          <table:table-cell table:formula="of:=IF([.Q26]=&quot;x&quot;; 2^((COLUMN([.Q26])-2)); 0)" office:value-type="float" office:value="0" calcext:value-type="float">
            <text:p>0</text:p>
          </table:table-cell>
          <table:table-cell table:formula="of:=IF([.R26]=&quot;x&quot;; 2^((COLUMN([.R26])-2)); 0)" office:value-type="float" office:value="0" calcext:value-type="float">
            <text:p>0</text:p>
          </table:table-cell>
          <table:table-cell table:formula="of:=IF([.S26]=&quot;x&quot;; 2^((COLUMN([.S26])-2)); 0)" office:value-type="float" office:value="0" calcext:value-type="float">
            <text:p>0</text:p>
          </table:table-cell>
          <table:table-cell table:formula="of:=IF([.T26]=&quot;x&quot;; 2^((COLUMN([.T26])-2)); 0)" office:value-type="float" office:value="0" calcext:value-type="float">
            <text:p>0</text:p>
          </table:table-cell>
          <table:table-cell table:formula="of:=IF([.U26]=&quot;x&quot;; 2^((COLUMN([.U26])-2)); 0)" office:value-type="float" office:value="0" calcext:value-type="float">
            <text:p>0</text:p>
          </table:table-cell>
          <table:table-cell table:formula="of:=IF([.V26]=&quot;x&quot;; 2^((COLUMN([.V26])-2)); 0)" office:value-type="float" office:value="1048576" calcext:value-type="float">
            <text:p>1048576</text:p>
          </table:table-cell>
          <table:table-cell table:formula="of:=IF([.W26]=&quot;x&quot;; 2^((COLUMN([.W26])-2)); 0)" office:value-type="float" office:value="2097152" calcext:value-type="float">
            <text:p>2097152</text:p>
          </table:table-cell>
          <table:table-cell table:formula="of:=IF([.X26]=&quot;x&quot;; 2^((COLUMN([.X26])-2)); 0)" office:value-type="float" office:value="4194304" calcext:value-type="float">
            <text:p>4194304</text:p>
          </table:table-cell>
          <table:table-cell table:formula="of:=IF([.Y26]=&quot;x&quot;; 2^((COLUMN([.Y26])-2)); 0)" office:value-type="float" office:value="8388608" calcext:value-type="float">
            <text:p>8388608</text:p>
          </table:table-cell>
          <table:table-cell table:formula="of:=IF([.Z26]=&quot;x&quot;; 2^((COLUMN([.Z26])-2)); 0)" office:value-type="float" office:value="0" calcext:value-type="float">
            <text:p>0</text:p>
          </table:table-cell>
          <table:table-cell table:formula="of:=IF([.AA26]=&quot;x&quot;; 2^((COLUMN([.AA26])-2)); 0)" office:value-type="float" office:value="0" calcext:value-type="float">
            <text:p>0</text:p>
          </table:table-cell>
          <table:table-cell table:formula="of:=IF([.AB26]=&quot;x&quot;; 2^((COLUMN([.AB26])-2)); 0)" office:value-type="float" office:value="0" calcext:value-type="float">
            <text:p>0</text:p>
          </table:table-cell>
          <table:table-cell table:formula="of:=IF([.AC26]=&quot;x&quot;; 2^((COLUMN([.AC26])-2)); 0)" office:value-type="float" office:value="134217728" calcext:value-type="float">
            <text:p>134217728</text:p>
          </table:table-cell>
          <table:table-cell table:formula="of:=IF([.AD26]=&quot;x&quot;; 2^((COLUMN([.AD26])-2)); 0)" office:value-type="float" office:value="268435456" calcext:value-type="float">
            <text:p>268435456</text:p>
          </table:table-cell>
          <table:table-cell table:formula="of:=IF([.AE26]=&quot;x&quot;; 2^((COLUMN([.AE26])-2)); 0)" office:value-type="float" office:value="0" calcext:value-type="float">
            <text:p>0</text:p>
          </table:table-cell>
          <table:table-cell table:formula="of:=IF([.AF26]=&quot;x&quot;; 2^((COLUMN([.AF26])-2)); 0)" office:value-type="float" office:value="0" calcext:value-type="float">
            <text:p>0</text:p>
          </table:table-cell>
          <table:table-cell table:formula="of:=IF([.AG26]=&quot;x&quot;; 2^((COLUMN([.AG26])-2)); 0)" office:value-type="float" office:value="0" calcext:value-type="float">
            <text:p>0</text:p>
          </table:table-cell>
          <table:table-cell table:formula="of:=IF([.AH26]=&quot;x&quot;; 2^((COLUMN([.AH26])-2)); 0)" office:value-type="float" office:value="0" calcext:value-type="float">
            <text:p>0</text:p>
          </table:table-cell>
          <table:table-cell table:formula="of:=IF([.AI26]=&quot;x&quot;; 2^((COLUMN([.AI26])-2)); 0)" office:value-type="float" office:value="8589934592" calcext:value-type="float">
            <text:p>8589934592</text:p>
          </table:table-cell>
          <table:table-cell table:formula="of:=IF([.AJ26]=&quot;x&quot;; 2^((COLUMN([.AJ26])-2)); 0)" office:value-type="float" office:value="17179869184" calcext:value-type="float">
            <text:p>17179869184</text:p>
          </table:table-cell>
          <table:table-cell table:formula="of:=IF([.AK26]=&quot;x&quot;; 2^((COLUMN([.AK26])-2)); 0)" office:value-type="float" office:value="0" calcext:value-type="float">
            <text:p>0</text:p>
          </table:table-cell>
          <table:table-cell table:formula="of:=IF([.AL26]=&quot;x&quot;; 2^((COLUMN([.AL26])-2)); 0)" office:value-type="float" office:value="0" calcext:value-type="float">
            <text:p>0</text:p>
          </table:table-cell>
          <table:table-cell table:formula="of:=IF([.AM26]=&quot;x&quot;; 2^((COLUMN([.AM26])-2)); 0)" office:value-type="float" office:value="0" calcext:value-type="float">
            <text:p>0</text:p>
          </table:table-cell>
          <table:table-cell table:formula="of:=IF([.AN26]=&quot;x&quot;; 2^((COLUMN([.AN26])-2)); 0)" office:value-type="float" office:value="274877906944" calcext:value-type="float">
            <text:p>274877906944</text:p>
          </table:table-cell>
          <table:table-cell table:formula="of:=IF([.AO26]=&quot;x&quot;; 2^((COLUMN([.AO26])-2)); 0)" office:value-type="float" office:value="549755813888" calcext:value-type="float">
            <text:p>549755813888</text:p>
          </table:table-cell>
          <table:table-cell table:formula="of:=IF([.AP26]=&quot;x&quot;; 2^((COLUMN([.AP26])-2)); 0)" office:value-type="float" office:value="0" calcext:value-type="float">
            <text:p>0</text:p>
          </table:table-cell>
          <table:table-cell table:formula="of:=IF([.AQ26]=&quot;x&quot;; 2^((COLUMN([.AQ26])-2)); 0)" office:value-type="float" office:value="0" calcext:value-type="float">
            <text:p>0</text:p>
          </table:table-cell>
          <table:table-cell table:formula="of:=IF([.AR26]=&quot;x&quot;; 2^((COLUMN([.AR26])-2)); 0)" office:value-type="float" office:value="4398046511104" calcext:value-type="float">
            <text:p>4398046511104</text:p>
          </table:table-cell>
          <table:table-cell table:formula="of:=IF([.AS26]=&quot;x&quot;; 2^((COLUMN([.AS26])-2)); 0)" office:value-type="float" office:value="8796093022208" calcext:value-type="float">
            <text:p>8796093022208</text:p>
          </table:table-cell>
          <table:table-cell table:formula="of:=IF([.AT26]=&quot;x&quot;; 2^((COLUMN([.AT26])-2)); 0)" office:value-type="float" office:value="0" calcext:value-type="float">
            <text:p>0</text:p>
          </table:table-cell>
          <table:table-cell table:formula="of:=IF([.AU26]=&quot;x&quot;; 2^((COLUMN([.AU26])-2)); 0)" office:value-type="float" office:value="0" calcext:value-type="float">
            <text:p>0</text:p>
          </table:table-cell>
          <table:table-cell table:formula="of:=IF([.AV26]=&quot;x&quot;; 2^((COLUMN([.AV26])-2)); 0)" office:value-type="float" office:value="0" calcext:value-type="float">
            <text:p>0</text:p>
          </table:table-cell>
          <table:table-cell table:formula="of:=IF([.AW26]=&quot;x&quot;; 2^((COLUMN([.AW26])-2)); 0)" office:value-type="float" office:value="0" calcext:value-type="float">
            <text:p>0</text:p>
          </table:table-cell>
          <table:table-cell table:formula="of:=IF([.AX26]=&quot;x&quot;; 2^((COLUMN([.AX26])-2)); 0)" office:value-type="float" office:value="0" calcext:value-type="float">
            <text:p>0</text:p>
          </table:table-cell>
          <table:table-cell table:formula="of:=IF([.AY26]=&quot;x&quot;; 2^((COLUMN([.AY26])-2)); 0)" office:value-type="float" office:value="0" calcext:value-type="float">
            <text:p>0</text:p>
          </table:table-cell>
          <table:table-cell table:formula="of:=IF([.AZ26]=&quot;x&quot;; 2^((COLUMN([.AZ26])-2)); 0)" office:value-type="float" office:value="0" calcext:value-type="float">
            <text:p>0</text:p>
          </table:table-cell>
          <table:table-cell table:formula="of:=IF([.BA26]=&quot;x&quot;; 2^((COLUMN([.BA26])-2)); 0)" office:value-type="float" office:value="0" calcext:value-type="float">
            <text:p>0</text:p>
          </table:table-cell>
          <table:table-cell table:formula="of:=IF([.BB26]=&quot;x&quot;; 2^((COLUMN([.BB26])-2)); 0)" office:value-type="float" office:value="0" calcext:value-type="float">
            <text:p>0</text:p>
          </table:table-cell>
          <table:table-cell table:formula="of:=IF([.BC26]=&quot;x&quot;; 2^((COLUMN([.BC26])-2)); 0)" office:value-type="float" office:value="0" calcext:value-type="float">
            <text:p>0</text:p>
          </table:table-cell>
          <table:table-cell table:formula="of:=IF([.BD26]=&quot;x&quot;; 2^((COLUMN([.BD26])-2)); 0)" office:value-type="float" office:value="0" calcext:value-type="float">
            <text:p>0</text:p>
          </table:table-cell>
          <table:table-cell table:formula="of:=IF([.BE26]=&quot;x&quot;; 2^((COLUMN([.BE26])-2)); 0)" office:value-type="float" office:value="0" calcext:value-type="float">
            <text:p>0</text:p>
          </table:table-cell>
          <table:table-cell table:formula="of:=IF([.BF26]=&quot;x&quot;; 2^((COLUMN([.BF26])-2)); 0)" office:value-type="float" office:value="0" calcext:value-type="float">
            <text:p>0</text:p>
          </table:table-cell>
          <table:table-cell table:formula="of:=IF([.BG26]=&quot;x&quot;; 2^((COLUMN([.BG26])-2)); 0)" office:value-type="float" office:value="0" calcext:value-type="float">
            <text:p>0</text:p>
          </table:table-cell>
          <table:table-cell table:formula="of:=IF([.BH26]=&quot;x&quot;; 2^((COLUMN([.BH26])-2)); 0)" office:value-type="float" office:value="0" calcext:value-type="float">
            <text:p>0</text:p>
          </table:table-cell>
          <table:table-cell table:formula="of:=IF([.BI26]=&quot;x&quot;; 2^((COLUMN([.BI26])-2)); 0)" office:value-type="float" office:value="0" calcext:value-type="float">
            <text:p>0</text:p>
          </table:table-cell>
          <table:table-cell table:formula="of:=IF([.BJ26]=&quot;x&quot;; 2^((COLUMN([.BJ26])-2)); 0)" office:value-type="float" office:value="0" calcext:value-type="float">
            <text:p>0</text:p>
          </table:table-cell>
          <table:table-cell table:formula="of:=IF([.BK26]=&quot;x&quot;; 2^((COLUMN([.BK26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6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1"/>
          <table:table-cell table:formula="of:=SUM([.BP27:.DY27]) &amp; &quot;,&quot;" office:value-type="string" office:string-value="14044978232935," calcext:value-type="string">
            <text:p>14044978232935,</text:p>
          </table:table-cell>
          <table:table-cell table:formula="of:=IF([.B27]=&quot;x&quot;; 2^((COLUMN([.B27])-2)); 0)" office:value-type="float" office:value="1" calcext:value-type="float">
            <text:p>1</text:p>
          </table:table-cell>
          <table:table-cell table:formula="of:=IF([.C27]=&quot;x&quot;; 2^((COLUMN([.C27])-2)); 0)" office:value-type="float" office:value="2" calcext:value-type="float">
            <text:p>2</text:p>
          </table:table-cell>
          <table:table-cell table:formula="of:=IF([.D27]=&quot;x&quot;; 2^((COLUMN([.D27])-2)); 0)" office:value-type="float" office:value="4" calcext:value-type="float">
            <text:p>4</text:p>
          </table:table-cell>
          <table:table-cell table:formula="of:=IF([.E27]=&quot;x&quot;; 2^((COLUMN([.E27])-2)); 0)" office:value-type="float" office:value="0" calcext:value-type="float">
            <text:p>0</text:p>
          </table:table-cell>
          <table:table-cell table:formula="of:=IF([.F27]=&quot;x&quot;; 2^((COLUMN([.F27])-2)); 0)" office:value-type="float" office:value="0" calcext:value-type="float">
            <text:p>0</text:p>
          </table:table-cell>
          <table:table-cell table:formula="of:=IF([.G27]=&quot;x&quot;; 2^((COLUMN([.G27])-2)); 0)" office:value-type="float" office:value="32" calcext:value-type="float">
            <text:p>32</text:p>
          </table:table-cell>
          <table:table-cell table:formula="of:=IF([.H27]=&quot;x&quot;; 2^((COLUMN([.H27])-2)); 0)" office:value-type="float" office:value="64" calcext:value-type="float">
            <text:p>64</text:p>
          </table:table-cell>
          <table:table-cell table:formula="of:=IF([.I27]=&quot;x&quot;; 2^((COLUMN([.I27])-2)); 0)" office:value-type="float" office:value="0" calcext:value-type="float">
            <text:p>0</text:p>
          </table:table-cell>
          <table:table-cell table:formula="of:=IF([.J27]=&quot;x&quot;; 2^((COLUMN([.J27])-2)); 0)" office:value-type="float" office:value="0" calcext:value-type="float">
            <text:p>0</text:p>
          </table:table-cell>
          <table:table-cell table:formula="of:=IF([.K27]=&quot;x&quot;; 2^((COLUMN([.K27])-2)); 0)" office:value-type="float" office:value="512" calcext:value-type="float">
            <text:p>512</text:p>
          </table:table-cell>
          <table:table-cell table:formula="of:=IF([.L27]=&quot;x&quot;; 2^((COLUMN([.L27])-2)); 0)" office:value-type="float" office:value="1024" calcext:value-type="float">
            <text:p>1024</text:p>
          </table:table-cell>
          <table:table-cell table:formula="of:=IF([.M27]=&quot;x&quot;; 2^((COLUMN([.M27])-2)); 0)" office:value-type="float" office:value="2048" calcext:value-type="float">
            <text:p>2048</text:p>
          </table:table-cell>
          <table:table-cell table:formula="of:=IF([.N27]=&quot;x&quot;; 2^((COLUMN([.N27])-2)); 0)" office:value-type="float" office:value="4096" calcext:value-type="float">
            <text:p>4096</text:p>
          </table:table-cell>
          <table:table-cell table:formula="of:=IF([.O27]=&quot;x&quot;; 2^((COLUMN([.O27])-2)); 0)" office:value-type="float" office:value="8192" calcext:value-type="float">
            <text:p>8192</text:p>
          </table:table-cell>
          <table:table-cell table:formula="of:=IF([.P27]=&quot;x&quot;; 2^((COLUMN([.P27])-2)); 0)" office:value-type="float" office:value="0" calcext:value-type="float">
            <text:p>0</text:p>
          </table:table-cell>
          <table:table-cell table:formula="of:=IF([.Q27]=&quot;x&quot;; 2^((COLUMN([.Q27])-2)); 0)" office:value-type="float" office:value="0" calcext:value-type="float">
            <text:p>0</text:p>
          </table:table-cell>
          <table:table-cell table:formula="of:=IF([.R27]=&quot;x&quot;; 2^((COLUMN([.R27])-2)); 0)" office:value-type="float" office:value="0" calcext:value-type="float">
            <text:p>0</text:p>
          </table:table-cell>
          <table:table-cell table:formula="of:=IF([.S27]=&quot;x&quot;; 2^((COLUMN([.S27])-2)); 0)" office:value-type="float" office:value="0" calcext:value-type="float">
            <text:p>0</text:p>
          </table:table-cell>
          <table:table-cell table:formula="of:=IF([.T27]=&quot;x&quot;; 2^((COLUMN([.T27])-2)); 0)" office:value-type="float" office:value="0" calcext:value-type="float">
            <text:p>0</text:p>
          </table:table-cell>
          <table:table-cell table:formula="of:=IF([.U27]=&quot;x&quot;; 2^((COLUMN([.U27])-2)); 0)" office:value-type="float" office:value="0" calcext:value-type="float">
            <text:p>0</text:p>
          </table:table-cell>
          <table:table-cell table:formula="of:=IF([.V27]=&quot;x&quot;; 2^((COLUMN([.V27])-2)); 0)" office:value-type="float" office:value="1048576" calcext:value-type="float">
            <text:p>1048576</text:p>
          </table:table-cell>
          <table:table-cell table:formula="of:=IF([.W27]=&quot;x&quot;; 2^((COLUMN([.W27])-2)); 0)" office:value-type="float" office:value="2097152" calcext:value-type="float">
            <text:p>2097152</text:p>
          </table:table-cell>
          <table:table-cell table:formula="of:=IF([.X27]=&quot;x&quot;; 2^((COLUMN([.X27])-2)); 0)" office:value-type="float" office:value="4194304" calcext:value-type="float">
            <text:p>4194304</text:p>
          </table:table-cell>
          <table:table-cell table:formula="of:=IF([.Y27]=&quot;x&quot;; 2^((COLUMN([.Y27])-2)); 0)" office:value-type="float" office:value="8388608" calcext:value-type="float">
            <text:p>8388608</text:p>
          </table:table-cell>
          <table:table-cell table:formula="of:=IF([.Z27]=&quot;x&quot;; 2^((COLUMN([.Z27])-2)); 0)" office:value-type="float" office:value="16777216" calcext:value-type="float">
            <text:p>16777216</text:p>
          </table:table-cell>
          <table:table-cell table:formula="of:=IF([.AA27]=&quot;x&quot;; 2^((COLUMN([.AA27])-2)); 0)" office:value-type="float" office:value="0" calcext:value-type="float">
            <text:p>0</text:p>
          </table:table-cell>
          <table:table-cell table:formula="of:=IF([.AB27]=&quot;x&quot;; 2^((COLUMN([.AB27])-2)); 0)" office:value-type="float" office:value="0" calcext:value-type="float">
            <text:p>0</text:p>
          </table:table-cell>
          <table:table-cell table:formula="of:=IF([.AC27]=&quot;x&quot;; 2^((COLUMN([.AC27])-2)); 0)" office:value-type="float" office:value="134217728" calcext:value-type="float">
            <text:p>134217728</text:p>
          </table:table-cell>
          <table:table-cell table:formula="of:=IF([.AD27]=&quot;x&quot;; 2^((COLUMN([.AD27])-2)); 0)" office:value-type="float" office:value="268435456" calcext:value-type="float">
            <text:p>268435456</text:p>
          </table:table-cell>
          <table:table-cell table:formula="of:=IF([.AE27]=&quot;x&quot;; 2^((COLUMN([.AE27])-2)); 0)" office:value-type="float" office:value="0" calcext:value-type="float">
            <text:p>0</text:p>
          </table:table-cell>
          <table:table-cell table:formula="of:=IF([.AF27]=&quot;x&quot;; 2^((COLUMN([.AF27])-2)); 0)" office:value-type="float" office:value="0" calcext:value-type="float">
            <text:p>0</text:p>
          </table:table-cell>
          <table:table-cell table:formula="of:=IF([.AG27]=&quot;x&quot;; 2^((COLUMN([.AG27])-2)); 0)" office:value-type="float" office:value="0" calcext:value-type="float">
            <text:p>0</text:p>
          </table:table-cell>
          <table:table-cell table:formula="of:=IF([.AH27]=&quot;x&quot;; 2^((COLUMN([.AH27])-2)); 0)" office:value-type="float" office:value="0" calcext:value-type="float">
            <text:p>0</text:p>
          </table:table-cell>
          <table:table-cell table:formula="of:=IF([.AI27]=&quot;x&quot;; 2^((COLUMN([.AI27])-2)); 0)" office:value-type="float" office:value="8589934592" calcext:value-type="float">
            <text:p>8589934592</text:p>
          </table:table-cell>
          <table:table-cell table:formula="of:=IF([.AJ27]=&quot;x&quot;; 2^((COLUMN([.AJ27])-2)); 0)" office:value-type="float" office:value="17179869184" calcext:value-type="float">
            <text:p>17179869184</text:p>
          </table:table-cell>
          <table:table-cell table:formula="of:=IF([.AK27]=&quot;x&quot;; 2^((COLUMN([.AK27])-2)); 0)" office:value-type="float" office:value="0" calcext:value-type="float">
            <text:p>0</text:p>
          </table:table-cell>
          <table:table-cell table:formula="of:=IF([.AL27]=&quot;x&quot;; 2^((COLUMN([.AL27])-2)); 0)" office:value-type="float" office:value="0" calcext:value-type="float">
            <text:p>0</text:p>
          </table:table-cell>
          <table:table-cell table:formula="of:=IF([.AM27]=&quot;x&quot;; 2^((COLUMN([.AM27])-2)); 0)" office:value-type="float" office:value="0" calcext:value-type="float">
            <text:p>0</text:p>
          </table:table-cell>
          <table:table-cell table:formula="of:=IF([.AN27]=&quot;x&quot;; 2^((COLUMN([.AN27])-2)); 0)" office:value-type="float" office:value="274877906944" calcext:value-type="float">
            <text:p>274877906944</text:p>
          </table:table-cell>
          <table:table-cell table:formula="of:=IF([.AO27]=&quot;x&quot;; 2^((COLUMN([.AO27])-2)); 0)" office:value-type="float" office:value="549755813888" calcext:value-type="float">
            <text:p>549755813888</text:p>
          </table:table-cell>
          <table:table-cell table:formula="of:=IF([.AP27]=&quot;x&quot;; 2^((COLUMN([.AP27])-2)); 0)" office:value-type="float" office:value="0" calcext:value-type="float">
            <text:p>0</text:p>
          </table:table-cell>
          <table:table-cell table:formula="of:=IF([.AQ27]=&quot;x&quot;; 2^((COLUMN([.AQ27])-2)); 0)" office:value-type="float" office:value="0" calcext:value-type="float">
            <text:p>0</text:p>
          </table:table-cell>
          <table:table-cell table:formula="of:=IF([.AR27]=&quot;x&quot;; 2^((COLUMN([.AR27])-2)); 0)" office:value-type="float" office:value="4398046511104" calcext:value-type="float">
            <text:p>4398046511104</text:p>
          </table:table-cell>
          <table:table-cell table:formula="of:=IF([.AS27]=&quot;x&quot;; 2^((COLUMN([.AS27])-2)); 0)" office:value-type="float" office:value="8796093022208" calcext:value-type="float">
            <text:p>8796093022208</text:p>
          </table:table-cell>
          <table:table-cell table:formula="of:=IF([.AT27]=&quot;x&quot;; 2^((COLUMN([.AT27])-2)); 0)" office:value-type="float" office:value="0" calcext:value-type="float">
            <text:p>0</text:p>
          </table:table-cell>
          <table:table-cell table:formula="of:=IF([.AU27]=&quot;x&quot;; 2^((COLUMN([.AU27])-2)); 0)" office:value-type="float" office:value="0" calcext:value-type="float">
            <text:p>0</text:p>
          </table:table-cell>
          <table:table-cell table:formula="of:=IF([.AV27]=&quot;x&quot;; 2^((COLUMN([.AV27])-2)); 0)" office:value-type="float" office:value="0" calcext:value-type="float">
            <text:p>0</text:p>
          </table:table-cell>
          <table:table-cell table:formula="of:=IF([.AW27]=&quot;x&quot;; 2^((COLUMN([.AW27])-2)); 0)" office:value-type="float" office:value="0" calcext:value-type="float">
            <text:p>0</text:p>
          </table:table-cell>
          <table:table-cell table:formula="of:=IF([.AX27]=&quot;x&quot;; 2^((COLUMN([.AX27])-2)); 0)" office:value-type="float" office:value="0" calcext:value-type="float">
            <text:p>0</text:p>
          </table:table-cell>
          <table:table-cell table:formula="of:=IF([.AY27]=&quot;x&quot;; 2^((COLUMN([.AY27])-2)); 0)" office:value-type="float" office:value="0" calcext:value-type="float">
            <text:p>0</text:p>
          </table:table-cell>
          <table:table-cell table:formula="of:=IF([.AZ27]=&quot;x&quot;; 2^((COLUMN([.AZ27])-2)); 0)" office:value-type="float" office:value="0" calcext:value-type="float">
            <text:p>0</text:p>
          </table:table-cell>
          <table:table-cell table:formula="of:=IF([.BA27]=&quot;x&quot;; 2^((COLUMN([.BA27])-2)); 0)" office:value-type="float" office:value="0" calcext:value-type="float">
            <text:p>0</text:p>
          </table:table-cell>
          <table:table-cell table:formula="of:=IF([.BB27]=&quot;x&quot;; 2^((COLUMN([.BB27])-2)); 0)" office:value-type="float" office:value="0" calcext:value-type="float">
            <text:p>0</text:p>
          </table:table-cell>
          <table:table-cell table:formula="of:=IF([.BC27]=&quot;x&quot;; 2^((COLUMN([.BC27])-2)); 0)" office:value-type="float" office:value="0" calcext:value-type="float">
            <text:p>0</text:p>
          </table:table-cell>
          <table:table-cell table:formula="of:=IF([.BD27]=&quot;x&quot;; 2^((COLUMN([.BD27])-2)); 0)" office:value-type="float" office:value="0" calcext:value-type="float">
            <text:p>0</text:p>
          </table:table-cell>
          <table:table-cell table:formula="of:=IF([.BE27]=&quot;x&quot;; 2^((COLUMN([.BE27])-2)); 0)" office:value-type="float" office:value="0" calcext:value-type="float">
            <text:p>0</text:p>
          </table:table-cell>
          <table:table-cell table:formula="of:=IF([.BF27]=&quot;x&quot;; 2^((COLUMN([.BF27])-2)); 0)" office:value-type="float" office:value="0" calcext:value-type="float">
            <text:p>0</text:p>
          </table:table-cell>
          <table:table-cell table:formula="of:=IF([.BG27]=&quot;x&quot;; 2^((COLUMN([.BG27])-2)); 0)" office:value-type="float" office:value="0" calcext:value-type="float">
            <text:p>0</text:p>
          </table:table-cell>
          <table:table-cell table:formula="of:=IF([.BH27]=&quot;x&quot;; 2^((COLUMN([.BH27])-2)); 0)" office:value-type="float" office:value="0" calcext:value-type="float">
            <text:p>0</text:p>
          </table:table-cell>
          <table:table-cell table:formula="of:=IF([.BI27]=&quot;x&quot;; 2^((COLUMN([.BI27])-2)); 0)" office:value-type="float" office:value="0" calcext:value-type="float">
            <text:p>0</text:p>
          </table:table-cell>
          <table:table-cell table:formula="of:=IF([.BJ27]=&quot;x&quot;; 2^((COLUMN([.BJ27])-2)); 0)" office:value-type="float" office:value="0" calcext:value-type="float">
            <text:p>0</text:p>
          </table:table-cell>
          <table:table-cell table:formula="of:=IF([.BK27]=&quot;x&quot;; 2^((COLUMN([.BK27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1"/>
          <table:table-cell table:formula="of:=SUM([.BP28:.DY28]) &amp; &quot;,&quot;" office:value-type="string" office:string-value="14044999213927," calcext:value-type="string">
            <text:p>14044999213927,</text:p>
          </table:table-cell>
          <table:table-cell table:formula="of:=IF([.B28]=&quot;x&quot;; 2^((COLUMN([.B28])-2)); 0)" office:value-type="float" office:value="1" calcext:value-type="float">
            <text:p>1</text:p>
          </table:table-cell>
          <table:table-cell table:formula="of:=IF([.C28]=&quot;x&quot;; 2^((COLUMN([.C28])-2)); 0)" office:value-type="float" office:value="2" calcext:value-type="float">
            <text:p>2</text:p>
          </table:table-cell>
          <table:table-cell table:formula="of:=IF([.D28]=&quot;x&quot;; 2^((COLUMN([.D28])-2)); 0)" office:value-type="float" office:value="4" calcext:value-type="float">
            <text:p>4</text:p>
          </table:table-cell>
          <table:table-cell table:formula="of:=IF([.E28]=&quot;x&quot;; 2^((COLUMN([.E28])-2)); 0)" office:value-type="float" office:value="0" calcext:value-type="float">
            <text:p>0</text:p>
          </table:table-cell>
          <table:table-cell table:formula="of:=IF([.F28]=&quot;x&quot;; 2^((COLUMN([.F28])-2)); 0)" office:value-type="float" office:value="0" calcext:value-type="float">
            <text:p>0</text:p>
          </table:table-cell>
          <table:table-cell table:formula="of:=IF([.G28]=&quot;x&quot;; 2^((COLUMN([.G28])-2)); 0)" office:value-type="float" office:value="32" calcext:value-type="float">
            <text:p>32</text:p>
          </table:table-cell>
          <table:table-cell table:formula="of:=IF([.H28]=&quot;x&quot;; 2^((COLUMN([.H28])-2)); 0)" office:value-type="float" office:value="64" calcext:value-type="float">
            <text:p>64</text:p>
          </table:table-cell>
          <table:table-cell table:formula="of:=IF([.I28]=&quot;x&quot;; 2^((COLUMN([.I28])-2)); 0)" office:value-type="float" office:value="0" calcext:value-type="float">
            <text:p>0</text:p>
          </table:table-cell>
          <table:table-cell table:formula="of:=IF([.J28]=&quot;x&quot;; 2^((COLUMN([.J28])-2)); 0)" office:value-type="float" office:value="256" calcext:value-type="float">
            <text:p>256</text:p>
          </table:table-cell>
          <table:table-cell table:formula="of:=IF([.K28]=&quot;x&quot;; 2^((COLUMN([.K28])-2)); 0)" office:value-type="float" office:value="512" calcext:value-type="float">
            <text:p>512</text:p>
          </table:table-cell>
          <table:table-cell table:formula="of:=IF([.L28]=&quot;x&quot;; 2^((COLUMN([.L28])-2)); 0)" office:value-type="float" office:value="0" calcext:value-type="float">
            <text:p>0</text:p>
          </table:table-cell>
          <table:table-cell table:formula="of:=IF([.M28]=&quot;x&quot;; 2^((COLUMN([.M28])-2)); 0)" office:value-type="float" office:value="0" calcext:value-type="float">
            <text:p>0</text:p>
          </table:table-cell>
          <table:table-cell table:formula="of:=IF([.N28]=&quot;x&quot;; 2^((COLUMN([.N28])-2)); 0)" office:value-type="float" office:value="0" calcext:value-type="float">
            <text:p>0</text:p>
          </table:table-cell>
          <table:table-cell table:formula="of:=IF([.O28]=&quot;x&quot;; 2^((COLUMN([.O28])-2)); 0)" office:value-type="float" office:value="8192" calcext:value-type="float">
            <text:p>8192</text:p>
          </table:table-cell>
          <table:table-cell table:formula="of:=IF([.P28]=&quot;x&quot;; 2^((COLUMN([.P28])-2)); 0)" office:value-type="float" office:value="16384" calcext:value-type="float">
            <text:p>16384</text:p>
          </table:table-cell>
          <table:table-cell table:formula="of:=IF([.Q28]=&quot;x&quot;; 2^((COLUMN([.Q28])-2)); 0)" office:value-type="float" office:value="0" calcext:value-type="float">
            <text:p>0</text:p>
          </table:table-cell>
          <table:table-cell table:formula="of:=IF([.R28]=&quot;x&quot;; 2^((COLUMN([.R28])-2)); 0)" office:value-type="float" office:value="0" calcext:value-type="float">
            <text:p>0</text:p>
          </table:table-cell>
          <table:table-cell table:formula="of:=IF([.S28]=&quot;x&quot;; 2^((COLUMN([.S28])-2)); 0)" office:value-type="float" office:value="0" calcext:value-type="float">
            <text:p>0</text:p>
          </table:table-cell>
          <table:table-cell table:formula="of:=IF([.T28]=&quot;x&quot;; 2^((COLUMN([.T28])-2)); 0)" office:value-type="float" office:value="0" calcext:value-type="float">
            <text:p>0</text:p>
          </table:table-cell>
          <table:table-cell table:formula="of:=IF([.U28]=&quot;x&quot;; 2^((COLUMN([.U28])-2)); 0)" office:value-type="float" office:value="0" calcext:value-type="float">
            <text:p>0</text:p>
          </table:table-cell>
          <table:table-cell table:formula="of:=IF([.V28]=&quot;x&quot;; 2^((COLUMN([.V28])-2)); 0)" office:value-type="float" office:value="1048576" calcext:value-type="float">
            <text:p>1048576</text:p>
          </table:table-cell>
          <table:table-cell table:formula="of:=IF([.W28]=&quot;x&quot;; 2^((COLUMN([.W28])-2)); 0)" office:value-type="float" office:value="2097152" calcext:value-type="float">
            <text:p>2097152</text:p>
          </table:table-cell>
          <table:table-cell table:formula="of:=IF([.X28]=&quot;x&quot;; 2^((COLUMN([.X28])-2)); 0)" office:value-type="float" office:value="0" calcext:value-type="float">
            <text:p>0</text:p>
          </table:table-cell>
          <table:table-cell table:formula="of:=IF([.Y28]=&quot;x&quot;; 2^((COLUMN([.Y28])-2)); 0)" office:value-type="float" office:value="0" calcext:value-type="float">
            <text:p>0</text:p>
          </table:table-cell>
          <table:table-cell table:formula="of:=IF([.Z28]=&quot;x&quot;; 2^((COLUMN([.Z28])-2)); 0)" office:value-type="float" office:value="16777216" calcext:value-type="float">
            <text:p>16777216</text:p>
          </table:table-cell>
          <table:table-cell table:formula="of:=IF([.AA28]=&quot;x&quot;; 2^((COLUMN([.AA28])-2)); 0)" office:value-type="float" office:value="33554432" calcext:value-type="float">
            <text:p>33554432</text:p>
          </table:table-cell>
          <table:table-cell table:formula="of:=IF([.AB28]=&quot;x&quot;; 2^((COLUMN([.AB28])-2)); 0)" office:value-type="float" office:value="0" calcext:value-type="float">
            <text:p>0</text:p>
          </table:table-cell>
          <table:table-cell table:formula="of:=IF([.AC28]=&quot;x&quot;; 2^((COLUMN([.AC28])-2)); 0)" office:value-type="float" office:value="134217728" calcext:value-type="float">
            <text:p>134217728</text:p>
          </table:table-cell>
          <table:table-cell table:formula="of:=IF([.AD28]=&quot;x&quot;; 2^((COLUMN([.AD28])-2)); 0)" office:value-type="float" office:value="268435456" calcext:value-type="float">
            <text:p>268435456</text:p>
          </table:table-cell>
          <table:table-cell table:formula="of:=IF([.AE28]=&quot;x&quot;; 2^((COLUMN([.AE28])-2)); 0)" office:value-type="float" office:value="0" calcext:value-type="float">
            <text:p>0</text:p>
          </table:table-cell>
          <table:table-cell table:formula="of:=IF([.AF28]=&quot;x&quot;; 2^((COLUMN([.AF28])-2)); 0)" office:value-type="float" office:value="0" calcext:value-type="float">
            <text:p>0</text:p>
          </table:table-cell>
          <table:table-cell table:formula="of:=IF([.AG28]=&quot;x&quot;; 2^((COLUMN([.AG28])-2)); 0)" office:value-type="float" office:value="0" calcext:value-type="float">
            <text:p>0</text:p>
          </table:table-cell>
          <table:table-cell table:formula="of:=IF([.AH28]=&quot;x&quot;; 2^((COLUMN([.AH28])-2)); 0)" office:value-type="float" office:value="0" calcext:value-type="float">
            <text:p>0</text:p>
          </table:table-cell>
          <table:table-cell table:formula="of:=IF([.AI28]=&quot;x&quot;; 2^((COLUMN([.AI28])-2)); 0)" office:value-type="float" office:value="8589934592" calcext:value-type="float">
            <text:p>8589934592</text:p>
          </table:table-cell>
          <table:table-cell table:formula="of:=IF([.AJ28]=&quot;x&quot;; 2^((COLUMN([.AJ28])-2)); 0)" office:value-type="float" office:value="17179869184" calcext:value-type="float">
            <text:p>17179869184</text:p>
          </table:table-cell>
          <table:table-cell table:formula="of:=IF([.AK28]=&quot;x&quot;; 2^((COLUMN([.AK28])-2)); 0)" office:value-type="float" office:value="0" calcext:value-type="float">
            <text:p>0</text:p>
          </table:table-cell>
          <table:table-cell table:formula="of:=IF([.AL28]=&quot;x&quot;; 2^((COLUMN([.AL28])-2)); 0)" office:value-type="float" office:value="0" calcext:value-type="float">
            <text:p>0</text:p>
          </table:table-cell>
          <table:table-cell table:formula="of:=IF([.AM28]=&quot;x&quot;; 2^((COLUMN([.AM28])-2)); 0)" office:value-type="float" office:value="0" calcext:value-type="float">
            <text:p>0</text:p>
          </table:table-cell>
          <table:table-cell table:formula="of:=IF([.AN28]=&quot;x&quot;; 2^((COLUMN([.AN28])-2)); 0)" office:value-type="float" office:value="274877906944" calcext:value-type="float">
            <text:p>274877906944</text:p>
          </table:table-cell>
          <table:table-cell table:formula="of:=IF([.AO28]=&quot;x&quot;; 2^((COLUMN([.AO28])-2)); 0)" office:value-type="float" office:value="549755813888" calcext:value-type="float">
            <text:p>549755813888</text:p>
          </table:table-cell>
          <table:table-cell table:formula="of:=IF([.AP28]=&quot;x&quot;; 2^((COLUMN([.AP28])-2)); 0)" office:value-type="float" office:value="0" calcext:value-type="float">
            <text:p>0</text:p>
          </table:table-cell>
          <table:table-cell table:formula="of:=IF([.AQ28]=&quot;x&quot;; 2^((COLUMN([.AQ28])-2)); 0)" office:value-type="float" office:value="0" calcext:value-type="float">
            <text:p>0</text:p>
          </table:table-cell>
          <table:table-cell table:formula="of:=IF([.AR28]=&quot;x&quot;; 2^((COLUMN([.AR28])-2)); 0)" office:value-type="float" office:value="4398046511104" calcext:value-type="float">
            <text:p>4398046511104</text:p>
          </table:table-cell>
          <table:table-cell table:formula="of:=IF([.AS28]=&quot;x&quot;; 2^((COLUMN([.AS28])-2)); 0)" office:value-type="float" office:value="8796093022208" calcext:value-type="float">
            <text:p>8796093022208</text:p>
          </table:table-cell>
          <table:table-cell table:formula="of:=IF([.AT28]=&quot;x&quot;; 2^((COLUMN([.AT28])-2)); 0)" office:value-type="float" office:value="0" calcext:value-type="float">
            <text:p>0</text:p>
          </table:table-cell>
          <table:table-cell table:formula="of:=IF([.AU28]=&quot;x&quot;; 2^((COLUMN([.AU28])-2)); 0)" office:value-type="float" office:value="0" calcext:value-type="float">
            <text:p>0</text:p>
          </table:table-cell>
          <table:table-cell table:formula="of:=IF([.AV28]=&quot;x&quot;; 2^((COLUMN([.AV28])-2)); 0)" office:value-type="float" office:value="0" calcext:value-type="float">
            <text:p>0</text:p>
          </table:table-cell>
          <table:table-cell table:formula="of:=IF([.AW28]=&quot;x&quot;; 2^((COLUMN([.AW28])-2)); 0)" office:value-type="float" office:value="0" calcext:value-type="float">
            <text:p>0</text:p>
          </table:table-cell>
          <table:table-cell table:formula="of:=IF([.AX28]=&quot;x&quot;; 2^((COLUMN([.AX28])-2)); 0)" office:value-type="float" office:value="0" calcext:value-type="float">
            <text:p>0</text:p>
          </table:table-cell>
          <table:table-cell table:formula="of:=IF([.AY28]=&quot;x&quot;; 2^((COLUMN([.AY28])-2)); 0)" office:value-type="float" office:value="0" calcext:value-type="float">
            <text:p>0</text:p>
          </table:table-cell>
          <table:table-cell table:formula="of:=IF([.AZ28]=&quot;x&quot;; 2^((COLUMN([.AZ28])-2)); 0)" office:value-type="float" office:value="0" calcext:value-type="float">
            <text:p>0</text:p>
          </table:table-cell>
          <table:table-cell table:formula="of:=IF([.BA28]=&quot;x&quot;; 2^((COLUMN([.BA28])-2)); 0)" office:value-type="float" office:value="0" calcext:value-type="float">
            <text:p>0</text:p>
          </table:table-cell>
          <table:table-cell table:formula="of:=IF([.BB28]=&quot;x&quot;; 2^((COLUMN([.BB28])-2)); 0)" office:value-type="float" office:value="0" calcext:value-type="float">
            <text:p>0</text:p>
          </table:table-cell>
          <table:table-cell table:formula="of:=IF([.BC28]=&quot;x&quot;; 2^((COLUMN([.BC28])-2)); 0)" office:value-type="float" office:value="0" calcext:value-type="float">
            <text:p>0</text:p>
          </table:table-cell>
          <table:table-cell table:formula="of:=IF([.BD28]=&quot;x&quot;; 2^((COLUMN([.BD28])-2)); 0)" office:value-type="float" office:value="0" calcext:value-type="float">
            <text:p>0</text:p>
          </table:table-cell>
          <table:table-cell table:formula="of:=IF([.BE28]=&quot;x&quot;; 2^((COLUMN([.BE28])-2)); 0)" office:value-type="float" office:value="0" calcext:value-type="float">
            <text:p>0</text:p>
          </table:table-cell>
          <table:table-cell table:formula="of:=IF([.BF28]=&quot;x&quot;; 2^((COLUMN([.BF28])-2)); 0)" office:value-type="float" office:value="0" calcext:value-type="float">
            <text:p>0</text:p>
          </table:table-cell>
          <table:table-cell table:formula="of:=IF([.BG28]=&quot;x&quot;; 2^((COLUMN([.BG28])-2)); 0)" office:value-type="float" office:value="0" calcext:value-type="float">
            <text:p>0</text:p>
          </table:table-cell>
          <table:table-cell table:formula="of:=IF([.BH28]=&quot;x&quot;; 2^((COLUMN([.BH28])-2)); 0)" office:value-type="float" office:value="0" calcext:value-type="float">
            <text:p>0</text:p>
          </table:table-cell>
          <table:table-cell table:formula="of:=IF([.BI28]=&quot;x&quot;; 2^((COLUMN([.BI28])-2)); 0)" office:value-type="float" office:value="0" calcext:value-type="float">
            <text:p>0</text:p>
          </table:table-cell>
          <table:table-cell table:formula="of:=IF([.BJ28]=&quot;x&quot;; 2^((COLUMN([.BJ28])-2)); 0)" office:value-type="float" office:value="0" calcext:value-type="float">
            <text:p>0</text:p>
          </table:table-cell>
          <table:table-cell table:formula="of:=IF([.BK28]=&quot;x&quot;; 2^((COLUMN([.BK28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1"/>
          <table:table-cell table:formula="of:=SUM([.BP29:.DY29]) &amp; &quot;,&quot;" office:value-type="string" office:string-value="14044999213935," calcext:value-type="string">
            <text:p>14044999213935,</text:p>
          </table:table-cell>
          <table:table-cell table:formula="of:=IF([.B29]=&quot;x&quot;; 2^((COLUMN([.B29])-2)); 0)" office:value-type="float" office:value="1" calcext:value-type="float">
            <text:p>1</text:p>
          </table:table-cell>
          <table:table-cell table:formula="of:=IF([.C29]=&quot;x&quot;; 2^((COLUMN([.C29])-2)); 0)" office:value-type="float" office:value="2" calcext:value-type="float">
            <text:p>2</text:p>
          </table:table-cell>
          <table:table-cell table:formula="of:=IF([.D29]=&quot;x&quot;; 2^((COLUMN([.D29])-2)); 0)" office:value-type="float" office:value="4" calcext:value-type="float">
            <text:p>4</text:p>
          </table:table-cell>
          <table:table-cell table:formula="of:=IF([.E29]=&quot;x&quot;; 2^((COLUMN([.E29])-2)); 0)" office:value-type="float" office:value="8" calcext:value-type="float">
            <text:p>8</text:p>
          </table:table-cell>
          <table:table-cell table:formula="of:=IF([.F29]=&quot;x&quot;; 2^((COLUMN([.F29])-2)); 0)" office:value-type="float" office:value="0" calcext:value-type="float">
            <text:p>0</text:p>
          </table:table-cell>
          <table:table-cell table:formula="of:=IF([.G29]=&quot;x&quot;; 2^((COLUMN([.G29])-2)); 0)" office:value-type="float" office:value="32" calcext:value-type="float">
            <text:p>32</text:p>
          </table:table-cell>
          <table:table-cell table:formula="of:=IF([.H29]=&quot;x&quot;; 2^((COLUMN([.H29])-2)); 0)" office:value-type="float" office:value="64" calcext:value-type="float">
            <text:p>64</text:p>
          </table:table-cell>
          <table:table-cell table:formula="of:=IF([.I29]=&quot;x&quot;; 2^((COLUMN([.I29])-2)); 0)" office:value-type="float" office:value="0" calcext:value-type="float">
            <text:p>0</text:p>
          </table:table-cell>
          <table:table-cell table:formula="of:=IF([.J29]=&quot;x&quot;; 2^((COLUMN([.J29])-2)); 0)" office:value-type="float" office:value="256" calcext:value-type="float">
            <text:p>256</text:p>
          </table:table-cell>
          <table:table-cell table:formula="of:=IF([.K29]=&quot;x&quot;; 2^((COLUMN([.K29])-2)); 0)" office:value-type="float" office:value="512" calcext:value-type="float">
            <text:p>512</text:p>
          </table:table-cell>
          <table:table-cell table:formula="of:=IF([.L29]=&quot;x&quot;; 2^((COLUMN([.L29])-2)); 0)" office:value-type="float" office:value="0" calcext:value-type="float">
            <text:p>0</text:p>
          </table:table-cell>
          <table:table-cell table:formula="of:=IF([.M29]=&quot;x&quot;; 2^((COLUMN([.M29])-2)); 0)" office:value-type="float" office:value="0" calcext:value-type="float">
            <text:p>0</text:p>
          </table:table-cell>
          <table:table-cell table:formula="of:=IF([.N29]=&quot;x&quot;; 2^((COLUMN([.N29])-2)); 0)" office:value-type="float" office:value="0" calcext:value-type="float">
            <text:p>0</text:p>
          </table:table-cell>
          <table:table-cell table:formula="of:=IF([.O29]=&quot;x&quot;; 2^((COLUMN([.O29])-2)); 0)" office:value-type="float" office:value="8192" calcext:value-type="float">
            <text:p>8192</text:p>
          </table:table-cell>
          <table:table-cell table:formula="of:=IF([.P29]=&quot;x&quot;; 2^((COLUMN([.P29])-2)); 0)" office:value-type="float" office:value="16384" calcext:value-type="float">
            <text:p>16384</text:p>
          </table:table-cell>
          <table:table-cell table:formula="of:=IF([.Q29]=&quot;x&quot;; 2^((COLUMN([.Q29])-2)); 0)" office:value-type="float" office:value="0" calcext:value-type="float">
            <text:p>0</text:p>
          </table:table-cell>
          <table:table-cell table:formula="of:=IF([.R29]=&quot;x&quot;; 2^((COLUMN([.R29])-2)); 0)" office:value-type="float" office:value="0" calcext:value-type="float">
            <text:p>0</text:p>
          </table:table-cell>
          <table:table-cell table:formula="of:=IF([.S29]=&quot;x&quot;; 2^((COLUMN([.S29])-2)); 0)" office:value-type="float" office:value="0" calcext:value-type="float">
            <text:p>0</text:p>
          </table:table-cell>
          <table:table-cell table:formula="of:=IF([.T29]=&quot;x&quot;; 2^((COLUMN([.T29])-2)); 0)" office:value-type="float" office:value="0" calcext:value-type="float">
            <text:p>0</text:p>
          </table:table-cell>
          <table:table-cell table:formula="of:=IF([.U29]=&quot;x&quot;; 2^((COLUMN([.U29])-2)); 0)" office:value-type="float" office:value="0" calcext:value-type="float">
            <text:p>0</text:p>
          </table:table-cell>
          <table:table-cell table:formula="of:=IF([.V29]=&quot;x&quot;; 2^((COLUMN([.V29])-2)); 0)" office:value-type="float" office:value="1048576" calcext:value-type="float">
            <text:p>1048576</text:p>
          </table:table-cell>
          <table:table-cell table:formula="of:=IF([.W29]=&quot;x&quot;; 2^((COLUMN([.W29])-2)); 0)" office:value-type="float" office:value="2097152" calcext:value-type="float">
            <text:p>2097152</text:p>
          </table:table-cell>
          <table:table-cell table:formula="of:=IF([.X29]=&quot;x&quot;; 2^((COLUMN([.X29])-2)); 0)" office:value-type="float" office:value="0" calcext:value-type="float">
            <text:p>0</text:p>
          </table:table-cell>
          <table:table-cell table:formula="of:=IF([.Y29]=&quot;x&quot;; 2^((COLUMN([.Y29])-2)); 0)" office:value-type="float" office:value="0" calcext:value-type="float">
            <text:p>0</text:p>
          </table:table-cell>
          <table:table-cell table:formula="of:=IF([.Z29]=&quot;x&quot;; 2^((COLUMN([.Z29])-2)); 0)" office:value-type="float" office:value="16777216" calcext:value-type="float">
            <text:p>16777216</text:p>
          </table:table-cell>
          <table:table-cell table:formula="of:=IF([.AA29]=&quot;x&quot;; 2^((COLUMN([.AA29])-2)); 0)" office:value-type="float" office:value="33554432" calcext:value-type="float">
            <text:p>33554432</text:p>
          </table:table-cell>
          <table:table-cell table:formula="of:=IF([.AB29]=&quot;x&quot;; 2^((COLUMN([.AB29])-2)); 0)" office:value-type="float" office:value="0" calcext:value-type="float">
            <text:p>0</text:p>
          </table:table-cell>
          <table:table-cell table:formula="of:=IF([.AC29]=&quot;x&quot;; 2^((COLUMN([.AC29])-2)); 0)" office:value-type="float" office:value="134217728" calcext:value-type="float">
            <text:p>134217728</text:p>
          </table:table-cell>
          <table:table-cell table:formula="of:=IF([.AD29]=&quot;x&quot;; 2^((COLUMN([.AD29])-2)); 0)" office:value-type="float" office:value="268435456" calcext:value-type="float">
            <text:p>268435456</text:p>
          </table:table-cell>
          <table:table-cell table:formula="of:=IF([.AE29]=&quot;x&quot;; 2^((COLUMN([.AE29])-2)); 0)" office:value-type="float" office:value="0" calcext:value-type="float">
            <text:p>0</text:p>
          </table:table-cell>
          <table:table-cell table:formula="of:=IF([.AF29]=&quot;x&quot;; 2^((COLUMN([.AF29])-2)); 0)" office:value-type="float" office:value="0" calcext:value-type="float">
            <text:p>0</text:p>
          </table:table-cell>
          <table:table-cell table:formula="of:=IF([.AG29]=&quot;x&quot;; 2^((COLUMN([.AG29])-2)); 0)" office:value-type="float" office:value="0" calcext:value-type="float">
            <text:p>0</text:p>
          </table:table-cell>
          <table:table-cell table:formula="of:=IF([.AH29]=&quot;x&quot;; 2^((COLUMN([.AH29])-2)); 0)" office:value-type="float" office:value="0" calcext:value-type="float">
            <text:p>0</text:p>
          </table:table-cell>
          <table:table-cell table:formula="of:=IF([.AI29]=&quot;x&quot;; 2^((COLUMN([.AI29])-2)); 0)" office:value-type="float" office:value="8589934592" calcext:value-type="float">
            <text:p>8589934592</text:p>
          </table:table-cell>
          <table:table-cell table:formula="of:=IF([.AJ29]=&quot;x&quot;; 2^((COLUMN([.AJ29])-2)); 0)" office:value-type="float" office:value="17179869184" calcext:value-type="float">
            <text:p>17179869184</text:p>
          </table:table-cell>
          <table:table-cell table:formula="of:=IF([.AK29]=&quot;x&quot;; 2^((COLUMN([.AK29])-2)); 0)" office:value-type="float" office:value="0" calcext:value-type="float">
            <text:p>0</text:p>
          </table:table-cell>
          <table:table-cell table:formula="of:=IF([.AL29]=&quot;x&quot;; 2^((COLUMN([.AL29])-2)); 0)" office:value-type="float" office:value="0" calcext:value-type="float">
            <text:p>0</text:p>
          </table:table-cell>
          <table:table-cell table:formula="of:=IF([.AM29]=&quot;x&quot;; 2^((COLUMN([.AM29])-2)); 0)" office:value-type="float" office:value="0" calcext:value-type="float">
            <text:p>0</text:p>
          </table:table-cell>
          <table:table-cell table:formula="of:=IF([.AN29]=&quot;x&quot;; 2^((COLUMN([.AN29])-2)); 0)" office:value-type="float" office:value="274877906944" calcext:value-type="float">
            <text:p>274877906944</text:p>
          </table:table-cell>
          <table:table-cell table:formula="of:=IF([.AO29]=&quot;x&quot;; 2^((COLUMN([.AO29])-2)); 0)" office:value-type="float" office:value="549755813888" calcext:value-type="float">
            <text:p>549755813888</text:p>
          </table:table-cell>
          <table:table-cell table:formula="of:=IF([.AP29]=&quot;x&quot;; 2^((COLUMN([.AP29])-2)); 0)" office:value-type="float" office:value="0" calcext:value-type="float">
            <text:p>0</text:p>
          </table:table-cell>
          <table:table-cell table:formula="of:=IF([.AQ29]=&quot;x&quot;; 2^((COLUMN([.AQ29])-2)); 0)" office:value-type="float" office:value="0" calcext:value-type="float">
            <text:p>0</text:p>
          </table:table-cell>
          <table:table-cell table:formula="of:=IF([.AR29]=&quot;x&quot;; 2^((COLUMN([.AR29])-2)); 0)" office:value-type="float" office:value="4398046511104" calcext:value-type="float">
            <text:p>4398046511104</text:p>
          </table:table-cell>
          <table:table-cell table:formula="of:=IF([.AS29]=&quot;x&quot;; 2^((COLUMN([.AS29])-2)); 0)" office:value-type="float" office:value="8796093022208" calcext:value-type="float">
            <text:p>8796093022208</text:p>
          </table:table-cell>
          <table:table-cell table:formula="of:=IF([.AT29]=&quot;x&quot;; 2^((COLUMN([.AT29])-2)); 0)" office:value-type="float" office:value="0" calcext:value-type="float">
            <text:p>0</text:p>
          </table:table-cell>
          <table:table-cell table:formula="of:=IF([.AU29]=&quot;x&quot;; 2^((COLUMN([.AU29])-2)); 0)" office:value-type="float" office:value="0" calcext:value-type="float">
            <text:p>0</text:p>
          </table:table-cell>
          <table:table-cell table:formula="of:=IF([.AV29]=&quot;x&quot;; 2^((COLUMN([.AV29])-2)); 0)" office:value-type="float" office:value="0" calcext:value-type="float">
            <text:p>0</text:p>
          </table:table-cell>
          <table:table-cell table:formula="of:=IF([.AW29]=&quot;x&quot;; 2^((COLUMN([.AW29])-2)); 0)" office:value-type="float" office:value="0" calcext:value-type="float">
            <text:p>0</text:p>
          </table:table-cell>
          <table:table-cell table:formula="of:=IF([.AX29]=&quot;x&quot;; 2^((COLUMN([.AX29])-2)); 0)" office:value-type="float" office:value="0" calcext:value-type="float">
            <text:p>0</text:p>
          </table:table-cell>
          <table:table-cell table:formula="of:=IF([.AY29]=&quot;x&quot;; 2^((COLUMN([.AY29])-2)); 0)" office:value-type="float" office:value="0" calcext:value-type="float">
            <text:p>0</text:p>
          </table:table-cell>
          <table:table-cell table:formula="of:=IF([.AZ29]=&quot;x&quot;; 2^((COLUMN([.AZ29])-2)); 0)" office:value-type="float" office:value="0" calcext:value-type="float">
            <text:p>0</text:p>
          </table:table-cell>
          <table:table-cell table:formula="of:=IF([.BA29]=&quot;x&quot;; 2^((COLUMN([.BA29])-2)); 0)" office:value-type="float" office:value="0" calcext:value-type="float">
            <text:p>0</text:p>
          </table:table-cell>
          <table:table-cell table:formula="of:=IF([.BB29]=&quot;x&quot;; 2^((COLUMN([.BB29])-2)); 0)" office:value-type="float" office:value="0" calcext:value-type="float">
            <text:p>0</text:p>
          </table:table-cell>
          <table:table-cell table:formula="of:=IF([.BC29]=&quot;x&quot;; 2^((COLUMN([.BC29])-2)); 0)" office:value-type="float" office:value="0" calcext:value-type="float">
            <text:p>0</text:p>
          </table:table-cell>
          <table:table-cell table:formula="of:=IF([.BD29]=&quot;x&quot;; 2^((COLUMN([.BD29])-2)); 0)" office:value-type="float" office:value="0" calcext:value-type="float">
            <text:p>0</text:p>
          </table:table-cell>
          <table:table-cell table:formula="of:=IF([.BE29]=&quot;x&quot;; 2^((COLUMN([.BE29])-2)); 0)" office:value-type="float" office:value="0" calcext:value-type="float">
            <text:p>0</text:p>
          </table:table-cell>
          <table:table-cell table:formula="of:=IF([.BF29]=&quot;x&quot;; 2^((COLUMN([.BF29])-2)); 0)" office:value-type="float" office:value="0" calcext:value-type="float">
            <text:p>0</text:p>
          </table:table-cell>
          <table:table-cell table:formula="of:=IF([.BG29]=&quot;x&quot;; 2^((COLUMN([.BG29])-2)); 0)" office:value-type="float" office:value="0" calcext:value-type="float">
            <text:p>0</text:p>
          </table:table-cell>
          <table:table-cell table:formula="of:=IF([.BH29]=&quot;x&quot;; 2^((COLUMN([.BH29])-2)); 0)" office:value-type="float" office:value="0" calcext:value-type="float">
            <text:p>0</text:p>
          </table:table-cell>
          <table:table-cell table:formula="of:=IF([.BI29]=&quot;x&quot;; 2^((COLUMN([.BI29])-2)); 0)" office:value-type="float" office:value="0" calcext:value-type="float">
            <text:p>0</text:p>
          </table:table-cell>
          <table:table-cell table:formula="of:=IF([.BJ29]=&quot;x&quot;; 2^((COLUMN([.BJ29])-2)); 0)" office:value-type="float" office:value="0" calcext:value-type="float">
            <text:p>0</text:p>
          </table:table-cell>
          <table:table-cell table:formula="of:=IF([.BK29]=&quot;x&quot;; 2^((COLUMN([.BK29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1"/>
          <table:table-cell table:formula="of:=SUM([.BP30:.DY30]) &amp; &quot;,&quot;" office:value-type="string" office:string-value="13658431185771," calcext:value-type="string">
            <text:p>13658431185771,</text:p>
          </table:table-cell>
          <table:table-cell table:formula="of:=IF([.B30]=&quot;x&quot;; 2^((COLUMN([.B30])-2)); 0)" office:value-type="float" office:value="1" calcext:value-type="float">
            <text:p>1</text:p>
          </table:table-cell>
          <table:table-cell table:formula="of:=IF([.C30]=&quot;x&quot;; 2^((COLUMN([.C30])-2)); 0)" office:value-type="float" office:value="2" calcext:value-type="float">
            <text:p>2</text:p>
          </table:table-cell>
          <table:table-cell table:formula="of:=IF([.D30]=&quot;x&quot;; 2^((COLUMN([.D30])-2)); 0)" office:value-type="float" office:value="0" calcext:value-type="float">
            <text:p>0</text:p>
          </table:table-cell>
          <table:table-cell table:formula="of:=IF([.E30]=&quot;x&quot;; 2^((COLUMN([.E30])-2)); 0)" office:value-type="float" office:value="8" calcext:value-type="float">
            <text:p>8</text:p>
          </table:table-cell>
          <table:table-cell table:formula="of:=IF([.F30]=&quot;x&quot;; 2^((COLUMN([.F30])-2)); 0)" office:value-type="float" office:value="0" calcext:value-type="float">
            <text:p>0</text:p>
          </table:table-cell>
          <table:table-cell table:formula="of:=IF([.G30]=&quot;x&quot;; 2^((COLUMN([.G30])-2)); 0)" office:value-type="float" office:value="32" calcext:value-type="float">
            <text:p>32</text:p>
          </table:table-cell>
          <table:table-cell table:formula="of:=IF([.H30]=&quot;x&quot;; 2^((COLUMN([.H30])-2)); 0)" office:value-type="float" office:value="64" calcext:value-type="float">
            <text:p>64</text:p>
          </table:table-cell>
          <table:table-cell table:formula="of:=IF([.I30]=&quot;x&quot;; 2^((COLUMN([.I30])-2)); 0)" office:value-type="float" office:value="0" calcext:value-type="float">
            <text:p>0</text:p>
          </table:table-cell>
          <table:table-cell table:formula="of:=IF([.J30]=&quot;x&quot;; 2^((COLUMN([.J30])-2)); 0)" office:value-type="float" office:value="256" calcext:value-type="float">
            <text:p>256</text:p>
          </table:table-cell>
          <table:table-cell table:formula="of:=IF([.K30]=&quot;x&quot;; 2^((COLUMN([.K30])-2)); 0)" office:value-type="float" office:value="512" calcext:value-type="float">
            <text:p>512</text:p>
          </table:table-cell>
          <table:table-cell table:formula="of:=IF([.L30]=&quot;x&quot;; 2^((COLUMN([.L30])-2)); 0)" office:value-type="float" office:value="0" calcext:value-type="float">
            <text:p>0</text:p>
          </table:table-cell>
          <table:table-cell table:formula="of:=IF([.M30]=&quot;x&quot;; 2^((COLUMN([.M30])-2)); 0)" office:value-type="float" office:value="0" calcext:value-type="float">
            <text:p>0</text:p>
          </table:table-cell>
          <table:table-cell table:formula="of:=IF([.N30]=&quot;x&quot;; 2^((COLUMN([.N30])-2)); 0)" office:value-type="float" office:value="0" calcext:value-type="float">
            <text:p>0</text:p>
          </table:table-cell>
          <table:table-cell table:formula="of:=IF([.O30]=&quot;x&quot;; 2^((COLUMN([.O30])-2)); 0)" office:value-type="float" office:value="8192" calcext:value-type="float">
            <text:p>8192</text:p>
          </table:table-cell>
          <table:table-cell table:formula="of:=IF([.P30]=&quot;x&quot;; 2^((COLUMN([.P30])-2)); 0)" office:value-type="float" office:value="16384" calcext:value-type="float">
            <text:p>16384</text:p>
          </table:table-cell>
          <table:table-cell table:formula="of:=IF([.Q30]=&quot;x&quot;; 2^((COLUMN([.Q30])-2)); 0)" office:value-type="float" office:value="0" calcext:value-type="float">
            <text:p>0</text:p>
          </table:table-cell>
          <table:table-cell table:formula="of:=IF([.R30]=&quot;x&quot;; 2^((COLUMN([.R30])-2)); 0)" office:value-type="float" office:value="0" calcext:value-type="float">
            <text:p>0</text:p>
          </table:table-cell>
          <table:table-cell table:formula="of:=IF([.S30]=&quot;x&quot;; 2^((COLUMN([.S30])-2)); 0)" office:value-type="float" office:value="0" calcext:value-type="float">
            <text:p>0</text:p>
          </table:table-cell>
          <table:table-cell table:formula="of:=IF([.T30]=&quot;x&quot;; 2^((COLUMN([.T30])-2)); 0)" office:value-type="float" office:value="0" calcext:value-type="float">
            <text:p>0</text:p>
          </table:table-cell>
          <table:table-cell table:formula="of:=IF([.U30]=&quot;x&quot;; 2^((COLUMN([.U30])-2)); 0)" office:value-type="float" office:value="0" calcext:value-type="float">
            <text:p>0</text:p>
          </table:table-cell>
          <table:table-cell table:formula="of:=IF([.V30]=&quot;x&quot;; 2^((COLUMN([.V30])-2)); 0)" office:value-type="float" office:value="1048576" calcext:value-type="float">
            <text:p>1048576</text:p>
          </table:table-cell>
          <table:table-cell table:formula="of:=IF([.W30]=&quot;x&quot;; 2^((COLUMN([.W30])-2)); 0)" office:value-type="float" office:value="2097152" calcext:value-type="float">
            <text:p>2097152</text:p>
          </table:table-cell>
          <table:table-cell table:formula="of:=IF([.X30]=&quot;x&quot;; 2^((COLUMN([.X30])-2)); 0)" office:value-type="float" office:value="4194304" calcext:value-type="float">
            <text:p>4194304</text:p>
          </table:table-cell>
          <table:table-cell table:formula="of:=IF([.Y30]=&quot;x&quot;; 2^((COLUMN([.Y30])-2)); 0)" office:value-type="float" office:value="8388608" calcext:value-type="float">
            <text:p>8388608</text:p>
          </table:table-cell>
          <table:table-cell table:formula="of:=IF([.Z30]=&quot;x&quot;; 2^((COLUMN([.Z30])-2)); 0)" office:value-type="float" office:value="16777216" calcext:value-type="float">
            <text:p>16777216</text:p>
          </table:table-cell>
          <table:table-cell table:formula="of:=IF([.AA30]=&quot;x&quot;; 2^((COLUMN([.AA30])-2)); 0)" office:value-type="float" office:value="0" calcext:value-type="float">
            <text:p>0</text:p>
          </table:table-cell>
          <table:table-cell table:formula="of:=IF([.AB30]=&quot;x&quot;; 2^((COLUMN([.AB30])-2)); 0)" office:value-type="float" office:value="0" calcext:value-type="float">
            <text:p>0</text:p>
          </table:table-cell>
          <table:table-cell table:formula="of:=IF([.AC30]=&quot;x&quot;; 2^((COLUMN([.AC30])-2)); 0)" office:value-type="float" office:value="134217728" calcext:value-type="float">
            <text:p>134217728</text:p>
          </table:table-cell>
          <table:table-cell table:formula="of:=IF([.AD30]=&quot;x&quot;; 2^((COLUMN([.AD30])-2)); 0)" office:value-type="float" office:value="268435456" calcext:value-type="float">
            <text:p>268435456</text:p>
          </table:table-cell>
          <table:table-cell table:formula="of:=IF([.AE30]=&quot;x&quot;; 2^((COLUMN([.AE30])-2)); 0)" office:value-type="float" office:value="0" calcext:value-type="float">
            <text:p>0</text:p>
          </table:table-cell>
          <table:table-cell table:formula="of:=IF([.AF30]=&quot;x&quot;; 2^((COLUMN([.AF30])-2)); 0)" office:value-type="float" office:value="0" calcext:value-type="float">
            <text:p>0</text:p>
          </table:table-cell>
          <table:table-cell table:formula="of:=IF([.AG30]=&quot;x&quot;; 2^((COLUMN([.AG30])-2)); 0)" office:value-type="float" office:value="0" calcext:value-type="float">
            <text:p>0</text:p>
          </table:table-cell>
          <table:table-cell table:formula="of:=IF([.AH30]=&quot;x&quot;; 2^((COLUMN([.AH30])-2)); 0)" office:value-type="float" office:value="0" calcext:value-type="float">
            <text:p>0</text:p>
          </table:table-cell>
          <table:table-cell table:formula="of:=IF([.AI30]=&quot;x&quot;; 2^((COLUMN([.AI30])-2)); 0)" office:value-type="float" office:value="0" calcext:value-type="float">
            <text:p>0</text:p>
          </table:table-cell>
          <table:table-cell table:formula="of:=IF([.AJ30]=&quot;x&quot;; 2^((COLUMN([.AJ30])-2)); 0)" office:value-type="float" office:value="17179869184" calcext:value-type="float">
            <text:p>17179869184</text:p>
          </table:table-cell>
          <table:table-cell table:formula="of:=IF([.AK30]=&quot;x&quot;; 2^((COLUMN([.AK30])-2)); 0)" office:value-type="float" office:value="34359738368" calcext:value-type="float">
            <text:p>34359738368</text:p>
          </table:table-cell>
          <table:table-cell table:formula="of:=IF([.AL30]=&quot;x&quot;; 2^((COLUMN([.AL30])-2)); 0)" office:value-type="float" office:value="0" calcext:value-type="float">
            <text:p>0</text:p>
          </table:table-cell>
          <table:table-cell table:formula="of:=IF([.AM30]=&quot;x&quot;; 2^((COLUMN([.AM30])-2)); 0)" office:value-type="float" office:value="137438953472" calcext:value-type="float">
            <text:p>137438953472</text:p>
          </table:table-cell>
          <table:table-cell table:formula="of:=IF([.AN30]=&quot;x&quot;; 2^((COLUMN([.AN30])-2)); 0)" office:value-type="float" office:value="274877906944" calcext:value-type="float">
            <text:p>274877906944</text:p>
          </table:table-cell>
          <table:table-cell table:formula="of:=IF([.AO30]=&quot;x&quot;; 2^((COLUMN([.AO30])-2)); 0)" office:value-type="float" office:value="0" calcext:value-type="float">
            <text:p>0</text:p>
          </table:table-cell>
          <table:table-cell table:formula="of:=IF([.AP30]=&quot;x&quot;; 2^((COLUMN([.AP30])-2)); 0)" office:value-type="float" office:value="0" calcext:value-type="float">
            <text:p>0</text:p>
          </table:table-cell>
          <table:table-cell table:formula="of:=IF([.AQ30]=&quot;x&quot;; 2^((COLUMN([.AQ30])-2)); 0)" office:value-type="float" office:value="0" calcext:value-type="float">
            <text:p>0</text:p>
          </table:table-cell>
          <table:table-cell table:formula="of:=IF([.AR30]=&quot;x&quot;; 2^((COLUMN([.AR30])-2)); 0)" office:value-type="float" office:value="4398046511104" calcext:value-type="float">
            <text:p>4398046511104</text:p>
          </table:table-cell>
          <table:table-cell table:formula="of:=IF([.AS30]=&quot;x&quot;; 2^((COLUMN([.AS30])-2)); 0)" office:value-type="float" office:value="8796093022208" calcext:value-type="float">
            <text:p>8796093022208</text:p>
          </table:table-cell>
          <table:table-cell table:formula="of:=IF([.AT30]=&quot;x&quot;; 2^((COLUMN([.AT30])-2)); 0)" office:value-type="float" office:value="0" calcext:value-type="float">
            <text:p>0</text:p>
          </table:table-cell>
          <table:table-cell table:formula="of:=IF([.AU30]=&quot;x&quot;; 2^((COLUMN([.AU30])-2)); 0)" office:value-type="float" office:value="0" calcext:value-type="float">
            <text:p>0</text:p>
          </table:table-cell>
          <table:table-cell table:formula="of:=IF([.AV30]=&quot;x&quot;; 2^((COLUMN([.AV30])-2)); 0)" office:value-type="float" office:value="0" calcext:value-type="float">
            <text:p>0</text:p>
          </table:table-cell>
          <table:table-cell table:formula="of:=IF([.AW30]=&quot;x&quot;; 2^((COLUMN([.AW30])-2)); 0)" office:value-type="float" office:value="0" calcext:value-type="float">
            <text:p>0</text:p>
          </table:table-cell>
          <table:table-cell table:formula="of:=IF([.AX30]=&quot;x&quot;; 2^((COLUMN([.AX30])-2)); 0)" office:value-type="float" office:value="0" calcext:value-type="float">
            <text:p>0</text:p>
          </table:table-cell>
          <table:table-cell table:formula="of:=IF([.AY30]=&quot;x&quot;; 2^((COLUMN([.AY30])-2)); 0)" office:value-type="float" office:value="0" calcext:value-type="float">
            <text:p>0</text:p>
          </table:table-cell>
          <table:table-cell table:formula="of:=IF([.AZ30]=&quot;x&quot;; 2^((COLUMN([.AZ30])-2)); 0)" office:value-type="float" office:value="0" calcext:value-type="float">
            <text:p>0</text:p>
          </table:table-cell>
          <table:table-cell table:formula="of:=IF([.BA30]=&quot;x&quot;; 2^((COLUMN([.BA30])-2)); 0)" office:value-type="float" office:value="0" calcext:value-type="float">
            <text:p>0</text:p>
          </table:table-cell>
          <table:table-cell table:formula="of:=IF([.BB30]=&quot;x&quot;; 2^((COLUMN([.BB30])-2)); 0)" office:value-type="float" office:value="0" calcext:value-type="float">
            <text:p>0</text:p>
          </table:table-cell>
          <table:table-cell table:formula="of:=IF([.BC30]=&quot;x&quot;; 2^((COLUMN([.BC30])-2)); 0)" office:value-type="float" office:value="0" calcext:value-type="float">
            <text:p>0</text:p>
          </table:table-cell>
          <table:table-cell table:formula="of:=IF([.BD30]=&quot;x&quot;; 2^((COLUMN([.BD30])-2)); 0)" office:value-type="float" office:value="0" calcext:value-type="float">
            <text:p>0</text:p>
          </table:table-cell>
          <table:table-cell table:formula="of:=IF([.BE30]=&quot;x&quot;; 2^((COLUMN([.BE30])-2)); 0)" office:value-type="float" office:value="0" calcext:value-type="float">
            <text:p>0</text:p>
          </table:table-cell>
          <table:table-cell table:formula="of:=IF([.BF30]=&quot;x&quot;; 2^((COLUMN([.BF30])-2)); 0)" office:value-type="float" office:value="0" calcext:value-type="float">
            <text:p>0</text:p>
          </table:table-cell>
          <table:table-cell table:formula="of:=IF([.BG30]=&quot;x&quot;; 2^((COLUMN([.BG30])-2)); 0)" office:value-type="float" office:value="0" calcext:value-type="float">
            <text:p>0</text:p>
          </table:table-cell>
          <table:table-cell table:formula="of:=IF([.BH30]=&quot;x&quot;; 2^((COLUMN([.BH30])-2)); 0)" office:value-type="float" office:value="0" calcext:value-type="float">
            <text:p>0</text:p>
          </table:table-cell>
          <table:table-cell table:formula="of:=IF([.BI30]=&quot;x&quot;; 2^((COLUMN([.BI30])-2)); 0)" office:value-type="float" office:value="0" calcext:value-type="float">
            <text:p>0</text:p>
          </table:table-cell>
          <table:table-cell table:formula="of:=IF([.BJ30]=&quot;x&quot;; 2^((COLUMN([.BJ30])-2)); 0)" office:value-type="float" office:value="0" calcext:value-type="float">
            <text:p>0</text:p>
          </table:table-cell>
          <table:table-cell table:formula="of:=IF([.BK30]=&quot;x&quot;; 2^((COLUMN([.BK30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1"/>
          <table:table-cell table:formula="of:=SUM([.BP31:.DY31]) &amp; &quot;,&quot;" office:value-type="string" office:string-value="13435067720571," calcext:value-type="string">
            <text:p>13435067720571,</text:p>
          </table:table-cell>
          <table:table-cell table:formula="of:=IF([.B31]=&quot;x&quot;; 2^((COLUMN([.B31])-2)); 0)" office:value-type="float" office:value="1" calcext:value-type="float">
            <text:p>1</text:p>
          </table:table-cell>
          <table:table-cell table:formula="of:=IF([.C31]=&quot;x&quot;; 2^((COLUMN([.C31])-2)); 0)" office:value-type="float" office:value="2" calcext:value-type="float">
            <text:p>2</text:p>
          </table:table-cell>
          <table:table-cell table:formula="of:=IF([.D31]=&quot;x&quot;; 2^((COLUMN([.D31])-2)); 0)" office:value-type="float" office:value="0" calcext:value-type="float">
            <text:p>0</text:p>
          </table:table-cell>
          <table:table-cell table:formula="of:=IF([.E31]=&quot;x&quot;; 2^((COLUMN([.E31])-2)); 0)" office:value-type="float" office:value="8" calcext:value-type="float">
            <text:p>8</text:p>
          </table:table-cell>
          <table:table-cell table:formula="of:=IF([.F31]=&quot;x&quot;; 2^((COLUMN([.F31])-2)); 0)" office:value-type="float" office:value="16" calcext:value-type="float">
            <text:p>16</text:p>
          </table:table-cell>
          <table:table-cell table:formula="of:=IF([.G31]=&quot;x&quot;; 2^((COLUMN([.G31])-2)); 0)" office:value-type="float" office:value="32" calcext:value-type="float">
            <text:p>32</text:p>
          </table:table-cell>
          <table:table-cell table:formula="of:=IF([.H31]=&quot;x&quot;; 2^((COLUMN([.H31])-2)); 0)" office:value-type="float" office:value="64" calcext:value-type="float">
            <text:p>64</text:p>
          </table:table-cell>
          <table:table-cell table:formula="of:=IF([.I31]=&quot;x&quot;; 2^((COLUMN([.I31])-2)); 0)" office:value-type="float" office:value="0" calcext:value-type="float">
            <text:p>0</text:p>
          </table:table-cell>
          <table:table-cell table:formula="of:=IF([.J31]=&quot;x&quot;; 2^((COLUMN([.J31])-2)); 0)" office:value-type="float" office:value="256" calcext:value-type="float">
            <text:p>256</text:p>
          </table:table-cell>
          <table:table-cell table:formula="of:=IF([.K31]=&quot;x&quot;; 2^((COLUMN([.K31])-2)); 0)" office:value-type="float" office:value="512" calcext:value-type="float">
            <text:p>512</text:p>
          </table:table-cell>
          <table:table-cell table:formula="of:=IF([.L31]=&quot;x&quot;; 2^((COLUMN([.L31])-2)); 0)" office:value-type="float" office:value="0" calcext:value-type="float">
            <text:p>0</text:p>
          </table:table-cell>
          <table:table-cell table:formula="of:=IF([.M31]=&quot;x&quot;; 2^((COLUMN([.M31])-2)); 0)" office:value-type="float" office:value="0" calcext:value-type="float">
            <text:p>0</text:p>
          </table:table-cell>
          <table:table-cell table:formula="of:=IF([.N31]=&quot;x&quot;; 2^((COLUMN([.N31])-2)); 0)" office:value-type="float" office:value="0" calcext:value-type="float">
            <text:p>0</text:p>
          </table:table-cell>
          <table:table-cell table:formula="of:=IF([.O31]=&quot;x&quot;; 2^((COLUMN([.O31])-2)); 0)" office:value-type="float" office:value="8192" calcext:value-type="float">
            <text:p>8192</text:p>
          </table:table-cell>
          <table:table-cell table:formula="of:=IF([.P31]=&quot;x&quot;; 2^((COLUMN([.P31])-2)); 0)" office:value-type="float" office:value="16384" calcext:value-type="float">
            <text:p>16384</text:p>
          </table:table-cell>
          <table:table-cell table:formula="of:=IF([.Q31]=&quot;x&quot;; 2^((COLUMN([.Q31])-2)); 0)" office:value-type="float" office:value="0" calcext:value-type="float">
            <text:p>0</text:p>
          </table:table-cell>
          <table:table-cell table:formula="of:=IF([.R31]=&quot;x&quot;; 2^((COLUMN([.R31])-2)); 0)" office:value-type="float" office:value="0" calcext:value-type="float">
            <text:p>0</text:p>
          </table:table-cell>
          <table:table-cell table:formula="of:=IF([.S31]=&quot;x&quot;; 2^((COLUMN([.S31])-2)); 0)" office:value-type="float" office:value="0" calcext:value-type="float">
            <text:p>0</text:p>
          </table:table-cell>
          <table:table-cell table:formula="of:=IF([.T31]=&quot;x&quot;; 2^((COLUMN([.T31])-2)); 0)" office:value-type="float" office:value="0" calcext:value-type="float">
            <text:p>0</text:p>
          </table:table-cell>
          <table:table-cell table:formula="of:=IF([.U31]=&quot;x&quot;; 2^((COLUMN([.U31])-2)); 0)" office:value-type="float" office:value="0" calcext:value-type="float">
            <text:p>0</text:p>
          </table:table-cell>
          <table:table-cell table:formula="of:=IF([.V31]=&quot;x&quot;; 2^((COLUMN([.V31])-2)); 0)" office:value-type="float" office:value="1048576" calcext:value-type="float">
            <text:p>1048576</text:p>
          </table:table-cell>
          <table:table-cell table:formula="of:=IF([.W31]=&quot;x&quot;; 2^((COLUMN([.W31])-2)); 0)" office:value-type="float" office:value="2097152" calcext:value-type="float">
            <text:p>2097152</text:p>
          </table:table-cell>
          <table:table-cell table:formula="of:=IF([.X31]=&quot;x&quot;; 2^((COLUMN([.X31])-2)); 0)" office:value-type="float" office:value="4194304" calcext:value-type="float">
            <text:p>4194304</text:p>
          </table:table-cell>
          <table:table-cell table:formula="of:=IF([.Y31]=&quot;x&quot;; 2^((COLUMN([.Y31])-2)); 0)" office:value-type="float" office:value="0" calcext:value-type="float">
            <text:p>0</text:p>
          </table:table-cell>
          <table:table-cell table:formula="of:=IF([.Z31]=&quot;x&quot;; 2^((COLUMN([.Z31])-2)); 0)" office:value-type="float" office:value="0" calcext:value-type="float">
            <text:p>0</text:p>
          </table:table-cell>
          <table:table-cell table:formula="of:=IF([.AA31]=&quot;x&quot;; 2^((COLUMN([.AA31])-2)); 0)" office:value-type="float" office:value="0" calcext:value-type="float">
            <text:p>0</text:p>
          </table:table-cell>
          <table:table-cell table:formula="of:=IF([.AB31]=&quot;x&quot;; 2^((COLUMN([.AB31])-2)); 0)" office:value-type="float" office:value="0" calcext:value-type="float">
            <text:p>0</text:p>
          </table:table-cell>
          <table:table-cell table:formula="of:=IF([.AC31]=&quot;x&quot;; 2^((COLUMN([.AC31])-2)); 0)" office:value-type="float" office:value="134217728" calcext:value-type="float">
            <text:p>134217728</text:p>
          </table:table-cell>
          <table:table-cell table:formula="of:=IF([.AD31]=&quot;x&quot;; 2^((COLUMN([.AD31])-2)); 0)" office:value-type="float" office:value="268435456" calcext:value-type="float">
            <text:p>268435456</text:p>
          </table:table-cell>
          <table:table-cell table:formula="of:=IF([.AE31]=&quot;x&quot;; 2^((COLUMN([.AE31])-2)); 0)" office:value-type="float" office:value="0" calcext:value-type="float">
            <text:p>0</text:p>
          </table:table-cell>
          <table:table-cell table:formula="of:=IF([.AF31]=&quot;x&quot;; 2^((COLUMN([.AF31])-2)); 0)" office:value-type="float" office:value="0" calcext:value-type="float">
            <text:p>0</text:p>
          </table:table-cell>
          <table:table-cell table:formula="of:=IF([.AG31]=&quot;x&quot;; 2^((COLUMN([.AG31])-2)); 0)" office:value-type="float" office:value="0" calcext:value-type="float">
            <text:p>0</text:p>
          </table:table-cell>
          <table:table-cell table:formula="of:=IF([.AH31]=&quot;x&quot;; 2^((COLUMN([.AH31])-2)); 0)" office:value-type="float" office:value="0" calcext:value-type="float">
            <text:p>0</text:p>
          </table:table-cell>
          <table:table-cell table:formula="of:=IF([.AI31]=&quot;x&quot;; 2^((COLUMN([.AI31])-2)); 0)" office:value-type="float" office:value="0" calcext:value-type="float">
            <text:p>0</text:p>
          </table:table-cell>
          <table:table-cell table:formula="of:=IF([.AJ31]=&quot;x&quot;; 2^((COLUMN([.AJ31])-2)); 0)" office:value-type="float" office:value="0" calcext:value-type="float">
            <text:p>0</text:p>
          </table:table-cell>
          <table:table-cell table:formula="of:=IF([.AK31]=&quot;x&quot;; 2^((COLUMN([.AK31])-2)); 0)" office:value-type="float" office:value="34359738368" calcext:value-type="float">
            <text:p>34359738368</text:p>
          </table:table-cell>
          <table:table-cell table:formula="of:=IF([.AL31]=&quot;x&quot;; 2^((COLUMN([.AL31])-2)); 0)" office:value-type="float" office:value="68719476736" calcext:value-type="float">
            <text:p>68719476736</text:p>
          </table:table-cell>
          <table:table-cell table:formula="of:=IF([.AM31]=&quot;x&quot;; 2^((COLUMN([.AM31])-2)); 0)" office:value-type="float" office:value="137438953472" calcext:value-type="float">
            <text:p>137438953472</text:p>
          </table:table-cell>
          <table:table-cell table:formula="of:=IF([.AN31]=&quot;x&quot;; 2^((COLUMN([.AN31])-2)); 0)" office:value-type="float" office:value="0" calcext:value-type="float">
            <text:p>0</text:p>
          </table:table-cell>
          <table:table-cell table:formula="of:=IF([.AO31]=&quot;x&quot;; 2^((COLUMN([.AO31])-2)); 0)" office:value-type="float" office:value="0" calcext:value-type="float">
            <text:p>0</text:p>
          </table:table-cell>
          <table:table-cell table:formula="of:=IF([.AP31]=&quot;x&quot;; 2^((COLUMN([.AP31])-2)); 0)" office:value-type="float" office:value="0" calcext:value-type="float">
            <text:p>0</text:p>
          </table:table-cell>
          <table:table-cell table:formula="of:=IF([.AQ31]=&quot;x&quot;; 2^((COLUMN([.AQ31])-2)); 0)" office:value-type="float" office:value="0" calcext:value-type="float">
            <text:p>0</text:p>
          </table:table-cell>
          <table:table-cell table:formula="of:=IF([.AR31]=&quot;x&quot;; 2^((COLUMN([.AR31])-2)); 0)" office:value-type="float" office:value="4398046511104" calcext:value-type="float">
            <text:p>4398046511104</text:p>
          </table:table-cell>
          <table:table-cell table:formula="of:=IF([.AS31]=&quot;x&quot;; 2^((COLUMN([.AS31])-2)); 0)" office:value-type="float" office:value="8796093022208" calcext:value-type="float">
            <text:p>8796093022208</text:p>
          </table:table-cell>
          <table:table-cell table:formula="of:=IF([.AT31]=&quot;x&quot;; 2^((COLUMN([.AT31])-2)); 0)" office:value-type="float" office:value="0" calcext:value-type="float">
            <text:p>0</text:p>
          </table:table-cell>
          <table:table-cell table:formula="of:=IF([.AU31]=&quot;x&quot;; 2^((COLUMN([.AU31])-2)); 0)" office:value-type="float" office:value="0" calcext:value-type="float">
            <text:p>0</text:p>
          </table:table-cell>
          <table:table-cell table:formula="of:=IF([.AV31]=&quot;x&quot;; 2^((COLUMN([.AV31])-2)); 0)" office:value-type="float" office:value="0" calcext:value-type="float">
            <text:p>0</text:p>
          </table:table-cell>
          <table:table-cell table:formula="of:=IF([.AW31]=&quot;x&quot;; 2^((COLUMN([.AW31])-2)); 0)" office:value-type="float" office:value="0" calcext:value-type="float">
            <text:p>0</text:p>
          </table:table-cell>
          <table:table-cell table:formula="of:=IF([.AX31]=&quot;x&quot;; 2^((COLUMN([.AX31])-2)); 0)" office:value-type="float" office:value="0" calcext:value-type="float">
            <text:p>0</text:p>
          </table:table-cell>
          <table:table-cell table:formula="of:=IF([.AY31]=&quot;x&quot;; 2^((COLUMN([.AY31])-2)); 0)" office:value-type="float" office:value="0" calcext:value-type="float">
            <text:p>0</text:p>
          </table:table-cell>
          <table:table-cell table:formula="of:=IF([.AZ31]=&quot;x&quot;; 2^((COLUMN([.AZ31])-2)); 0)" office:value-type="float" office:value="0" calcext:value-type="float">
            <text:p>0</text:p>
          </table:table-cell>
          <table:table-cell table:formula="of:=IF([.BA31]=&quot;x&quot;; 2^((COLUMN([.BA31])-2)); 0)" office:value-type="float" office:value="0" calcext:value-type="float">
            <text:p>0</text:p>
          </table:table-cell>
          <table:table-cell table:formula="of:=IF([.BB31]=&quot;x&quot;; 2^((COLUMN([.BB31])-2)); 0)" office:value-type="float" office:value="0" calcext:value-type="float">
            <text:p>0</text:p>
          </table:table-cell>
          <table:table-cell table:formula="of:=IF([.BC31]=&quot;x&quot;; 2^((COLUMN([.BC31])-2)); 0)" office:value-type="float" office:value="0" calcext:value-type="float">
            <text:p>0</text:p>
          </table:table-cell>
          <table:table-cell table:formula="of:=IF([.BD31]=&quot;x&quot;; 2^((COLUMN([.BD31])-2)); 0)" office:value-type="float" office:value="0" calcext:value-type="float">
            <text:p>0</text:p>
          </table:table-cell>
          <table:table-cell table:formula="of:=IF([.BE31]=&quot;x&quot;; 2^((COLUMN([.BE31])-2)); 0)" office:value-type="float" office:value="0" calcext:value-type="float">
            <text:p>0</text:p>
          </table:table-cell>
          <table:table-cell table:formula="of:=IF([.BF31]=&quot;x&quot;; 2^((COLUMN([.BF31])-2)); 0)" office:value-type="float" office:value="0" calcext:value-type="float">
            <text:p>0</text:p>
          </table:table-cell>
          <table:table-cell table:formula="of:=IF([.BG31]=&quot;x&quot;; 2^((COLUMN([.BG31])-2)); 0)" office:value-type="float" office:value="0" calcext:value-type="float">
            <text:p>0</text:p>
          </table:table-cell>
          <table:table-cell table:formula="of:=IF([.BH31]=&quot;x&quot;; 2^((COLUMN([.BH31])-2)); 0)" office:value-type="float" office:value="0" calcext:value-type="float">
            <text:p>0</text:p>
          </table:table-cell>
          <table:table-cell table:formula="of:=IF([.BI31]=&quot;x&quot;; 2^((COLUMN([.BI31])-2)); 0)" office:value-type="float" office:value="0" calcext:value-type="float">
            <text:p>0</text:p>
          </table:table-cell>
          <table:table-cell table:formula="of:=IF([.BJ31]=&quot;x&quot;; 2^((COLUMN([.BJ31])-2)); 0)" office:value-type="float" office:value="0" calcext:value-type="float">
            <text:p>0</text:p>
          </table:table-cell>
          <table:table-cell table:formula="of:=IF([.BK31]=&quot;x&quot;; 2^((COLUMN([.BK31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27"/>
          <table:table-cell table:formula="of:=SUM([.BP32:.DY32]) &amp; &quot;,&quot;" office:value-type="string" office:string-value="206589420403," calcext:value-type="string">
            <text:p>206589420403,</text:p>
          </table:table-cell>
          <table:table-cell table:formula="of:=IF([.B32]=&quot;x&quot;; 2^((COLUMN([.B32])-2)); 0)" office:value-type="float" office:value="1" calcext:value-type="float">
            <text:p>1</text:p>
          </table:table-cell>
          <table:table-cell table:formula="of:=IF([.C32]=&quot;x&quot;; 2^((COLUMN([.C32])-2)); 0)" office:value-type="float" office:value="2" calcext:value-type="float">
            <text:p>2</text:p>
          </table:table-cell>
          <table:table-cell table:formula="of:=IF([.D32]=&quot;x&quot;; 2^((COLUMN([.D32])-2)); 0)" office:value-type="float" office:value="0" calcext:value-type="float">
            <text:p>0</text:p>
          </table:table-cell>
          <table:table-cell table:formula="of:=IF([.E32]=&quot;x&quot;; 2^((COLUMN([.E32])-2)); 0)" office:value-type="float" office:value="0" calcext:value-type="float">
            <text:p>0</text:p>
          </table:table-cell>
          <table:table-cell table:formula="of:=IF([.F32]=&quot;x&quot;; 2^((COLUMN([.F32])-2)); 0)" office:value-type="float" office:value="16" calcext:value-type="float">
            <text:p>16</text:p>
          </table:table-cell>
          <table:table-cell table:formula="of:=IF([.G32]=&quot;x&quot;; 2^((COLUMN([.G32])-2)); 0)" office:value-type="float" office:value="32" calcext:value-type="float">
            <text:p>32</text:p>
          </table:table-cell>
          <table:table-cell table:formula="of:=IF([.H32]=&quot;x&quot;; 2^((COLUMN([.H32])-2)); 0)" office:value-type="float" office:value="64" calcext:value-type="float">
            <text:p>64</text:p>
          </table:table-cell>
          <table:table-cell table:formula="of:=IF([.I32]=&quot;x&quot;; 2^((COLUMN([.I32])-2)); 0)" office:value-type="float" office:value="0" calcext:value-type="float">
            <text:p>0</text:p>
          </table:table-cell>
          <table:table-cell table:formula="of:=IF([.J32]=&quot;x&quot;; 2^((COLUMN([.J32])-2)); 0)" office:value-type="float" office:value="256" calcext:value-type="float">
            <text:p>256</text:p>
          </table:table-cell>
          <table:table-cell table:formula="of:=IF([.K32]=&quot;x&quot;; 2^((COLUMN([.K32])-2)); 0)" office:value-type="float" office:value="512" calcext:value-type="float">
            <text:p>512</text:p>
          </table:table-cell>
          <table:table-cell table:formula="of:=IF([.L32]=&quot;x&quot;; 2^((COLUMN([.L32])-2)); 0)" office:value-type="float" office:value="0" calcext:value-type="float">
            <text:p>0</text:p>
          </table:table-cell>
          <table:table-cell table:formula="of:=IF([.M32]=&quot;x&quot;; 2^((COLUMN([.M32])-2)); 0)" office:value-type="float" office:value="0" calcext:value-type="float">
            <text:p>0</text:p>
          </table:table-cell>
          <table:table-cell table:formula="of:=IF([.N32]=&quot;x&quot;; 2^((COLUMN([.N32])-2)); 0)" office:value-type="float" office:value="0" calcext:value-type="float">
            <text:p>0</text:p>
          </table:table-cell>
          <table:table-cell table:formula="of:=IF([.O32]=&quot;x&quot;; 2^((COLUMN([.O32])-2)); 0)" office:value-type="float" office:value="8192" calcext:value-type="float">
            <text:p>8192</text:p>
          </table:table-cell>
          <table:table-cell table:formula="of:=IF([.P32]=&quot;x&quot;; 2^((COLUMN([.P32])-2)); 0)" office:value-type="float" office:value="16384" calcext:value-type="float">
            <text:p>16384</text:p>
          </table:table-cell>
          <table:table-cell table:formula="of:=IF([.Q32]=&quot;x&quot;; 2^((COLUMN([.Q32])-2)); 0)" office:value-type="float" office:value="0" calcext:value-type="float">
            <text:p>0</text:p>
          </table:table-cell>
          <table:table-cell table:formula="of:=IF([.R32]=&quot;x&quot;; 2^((COLUMN([.R32])-2)); 0)" office:value-type="float" office:value="0" calcext:value-type="float">
            <text:p>0</text:p>
          </table:table-cell>
          <table:table-cell table:formula="of:=IF([.S32]=&quot;x&quot;; 2^((COLUMN([.S32])-2)); 0)" office:value-type="float" office:value="0" calcext:value-type="float">
            <text:p>0</text:p>
          </table:table-cell>
          <table:table-cell table:formula="of:=IF([.T32]=&quot;x&quot;; 2^((COLUMN([.T32])-2)); 0)" office:value-type="float" office:value="0" calcext:value-type="float">
            <text:p>0</text:p>
          </table:table-cell>
          <table:table-cell table:formula="of:=IF([.U32]=&quot;x&quot;; 2^((COLUMN([.U32])-2)); 0)" office:value-type="float" office:value="0" calcext:value-type="float">
            <text:p>0</text:p>
          </table:table-cell>
          <table:table-cell table:formula="of:=IF([.V32]=&quot;x&quot;; 2^((COLUMN([.V32])-2)); 0)" office:value-type="float" office:value="1048576" calcext:value-type="float">
            <text:p>1048576</text:p>
          </table:table-cell>
          <table:table-cell table:formula="of:=IF([.W32]=&quot;x&quot;; 2^((COLUMN([.W32])-2)); 0)" office:value-type="float" office:value="2097152" calcext:value-type="float">
            <text:p>2097152</text:p>
          </table:table-cell>
          <table:table-cell table:formula="of:=IF([.X32]=&quot;x&quot;; 2^((COLUMN([.X32])-2)); 0)" office:value-type="float" office:value="0" calcext:value-type="float">
            <text:p>0</text:p>
          </table:table-cell>
          <table:table-cell table:formula="of:=IF([.Y32]=&quot;x&quot;; 2^((COLUMN([.Y32])-2)); 0)" office:value-type="float" office:value="8388608" calcext:value-type="float">
            <text:p>8388608</text:p>
          </table:table-cell>
          <table:table-cell table:formula="of:=IF([.Z32]=&quot;x&quot;; 2^((COLUMN([.Z32])-2)); 0)" office:value-type="float" office:value="16777216" calcext:value-type="float">
            <text:p>16777216</text:p>
          </table:table-cell>
          <table:table-cell table:formula="of:=IF([.AA32]=&quot;x&quot;; 2^((COLUMN([.AA32])-2)); 0)" office:value-type="float" office:value="0" calcext:value-type="float">
            <text:p>0</text:p>
          </table:table-cell>
          <table:table-cell table:formula="of:=IF([.AB32]=&quot;x&quot;; 2^((COLUMN([.AB32])-2)); 0)" office:value-type="float" office:value="0" calcext:value-type="float">
            <text:p>0</text:p>
          </table:table-cell>
          <table:table-cell table:formula="of:=IF([.AC32]=&quot;x&quot;; 2^((COLUMN([.AC32])-2)); 0)" office:value-type="float" office:value="134217728" calcext:value-type="float">
            <text:p>134217728</text:p>
          </table:table-cell>
          <table:table-cell table:formula="of:=IF([.AD32]=&quot;x&quot;; 2^((COLUMN([.AD32])-2)); 0)" office:value-type="float" office:value="268435456" calcext:value-type="float">
            <text:p>268435456</text:p>
          </table:table-cell>
          <table:table-cell table:formula="of:=IF([.AE32]=&quot;x&quot;; 2^((COLUMN([.AE32])-2)); 0)" office:value-type="float" office:value="0" calcext:value-type="float">
            <text:p>0</text:p>
          </table:table-cell>
          <table:table-cell table:formula="of:=IF([.AF32]=&quot;x&quot;; 2^((COLUMN([.AF32])-2)); 0)" office:value-type="float" office:value="0" calcext:value-type="float">
            <text:p>0</text:p>
          </table:table-cell>
          <table:table-cell table:formula="of:=IF([.AG32]=&quot;x&quot;; 2^((COLUMN([.AG32])-2)); 0)" office:value-type="float" office:value="0" calcext:value-type="float">
            <text:p>0</text:p>
          </table:table-cell>
          <table:table-cell table:formula="of:=IF([.AH32]=&quot;x&quot;; 2^((COLUMN([.AH32])-2)); 0)" office:value-type="float" office:value="0" calcext:value-type="float">
            <text:p>0</text:p>
          </table:table-cell>
          <table:table-cell table:formula="of:=IF([.AI32]=&quot;x&quot;; 2^((COLUMN([.AI32])-2)); 0)" office:value-type="float" office:value="0" calcext:value-type="float">
            <text:p>0</text:p>
          </table:table-cell>
          <table:table-cell table:formula="of:=IF([.AJ32]=&quot;x&quot;; 2^((COLUMN([.AJ32])-2)); 0)" office:value-type="float" office:value="0" calcext:value-type="float">
            <text:p>0</text:p>
          </table:table-cell>
          <table:table-cell table:formula="of:=IF([.AK32]=&quot;x&quot;; 2^((COLUMN([.AK32])-2)); 0)" office:value-type="float" office:value="0" calcext:value-type="float">
            <text:p>0</text:p>
          </table:table-cell>
          <table:table-cell table:formula="of:=IF([.AL32]=&quot;x&quot;; 2^((COLUMN([.AL32])-2)); 0)" office:value-type="float" office:value="68719476736" calcext:value-type="float">
            <text:p>68719476736</text:p>
          </table:table-cell>
          <table:table-cell table:formula="of:=IF([.AM32]=&quot;x&quot;; 2^((COLUMN([.AM32])-2)); 0)" office:value-type="float" office:value="137438953472" calcext:value-type="float">
            <text:p>137438953472</text:p>
          </table:table-cell>
          <table:table-cell table:formula="of:=IF([.AN32]=&quot;x&quot;; 2^((COLUMN([.AN32])-2)); 0)" office:value-type="float" office:value="0" calcext:value-type="float">
            <text:p>0</text:p>
          </table:table-cell>
          <table:table-cell table:formula="of:=IF([.AO32]=&quot;x&quot;; 2^((COLUMN([.AO32])-2)); 0)" office:value-type="float" office:value="0" calcext:value-type="float">
            <text:p>0</text:p>
          </table:table-cell>
          <table:table-cell table:formula="of:=IF([.AP32]=&quot;x&quot;; 2^((COLUMN([.AP32])-2)); 0)" office:value-type="float" office:value="0" calcext:value-type="float">
            <text:p>0</text:p>
          </table:table-cell>
          <table:table-cell table:formula="of:=IF([.AQ32]=&quot;x&quot;; 2^((COLUMN([.AQ32])-2)); 0)" office:value-type="float" office:value="0" calcext:value-type="float">
            <text:p>0</text:p>
          </table:table-cell>
          <table:table-cell table:formula="of:=IF([.AR32]=&quot;x&quot;; 2^((COLUMN([.AR32])-2)); 0)" office:value-type="float" office:value="0" calcext:value-type="float">
            <text:p>0</text:p>
          </table:table-cell>
          <table:table-cell table:formula="of:=IF([.AS32]=&quot;x&quot;; 2^((COLUMN([.AS32])-2)); 0)" office:value-type="float" office:value="0" calcext:value-type="float">
            <text:p>0</text:p>
          </table:table-cell>
          <table:table-cell table:formula="of:=IF([.AT32]=&quot;x&quot;; 2^((COLUMN([.AT32])-2)); 0)" office:value-type="float" office:value="0" calcext:value-type="float">
            <text:p>0</text:p>
          </table:table-cell>
          <table:table-cell table:formula="of:=IF([.AU32]=&quot;x&quot;; 2^((COLUMN([.AU32])-2)); 0)" office:value-type="float" office:value="0" calcext:value-type="float">
            <text:p>0</text:p>
          </table:table-cell>
          <table:table-cell table:formula="of:=IF([.AV32]=&quot;x&quot;; 2^((COLUMN([.AV32])-2)); 0)" office:value-type="float" office:value="0" calcext:value-type="float">
            <text:p>0</text:p>
          </table:table-cell>
          <table:table-cell table:formula="of:=IF([.AW32]=&quot;x&quot;; 2^((COLUMN([.AW32])-2)); 0)" office:value-type="float" office:value="0" calcext:value-type="float">
            <text:p>0</text:p>
          </table:table-cell>
          <table:table-cell table:formula="of:=IF([.AX32]=&quot;x&quot;; 2^((COLUMN([.AX32])-2)); 0)" office:value-type="float" office:value="0" calcext:value-type="float">
            <text:p>0</text:p>
          </table:table-cell>
          <table:table-cell table:formula="of:=IF([.AY32]=&quot;x&quot;; 2^((COLUMN([.AY32])-2)); 0)" office:value-type="float" office:value="0" calcext:value-type="float">
            <text:p>0</text:p>
          </table:table-cell>
          <table:table-cell table:formula="of:=IF([.AZ32]=&quot;x&quot;; 2^((COLUMN([.AZ32])-2)); 0)" office:value-type="float" office:value="0" calcext:value-type="float">
            <text:p>0</text:p>
          </table:table-cell>
          <table:table-cell table:formula="of:=IF([.BA32]=&quot;x&quot;; 2^((COLUMN([.BA32])-2)); 0)" office:value-type="float" office:value="0" calcext:value-type="float">
            <text:p>0</text:p>
          </table:table-cell>
          <table:table-cell table:formula="of:=IF([.BB32]=&quot;x&quot;; 2^((COLUMN([.BB32])-2)); 0)" office:value-type="float" office:value="0" calcext:value-type="float">
            <text:p>0</text:p>
          </table:table-cell>
          <table:table-cell table:formula="of:=IF([.BC32]=&quot;x&quot;; 2^((COLUMN([.BC32])-2)); 0)" office:value-type="float" office:value="0" calcext:value-type="float">
            <text:p>0</text:p>
          </table:table-cell>
          <table:table-cell table:formula="of:=IF([.BD32]=&quot;x&quot;; 2^((COLUMN([.BD32])-2)); 0)" office:value-type="float" office:value="0" calcext:value-type="float">
            <text:p>0</text:p>
          </table:table-cell>
          <table:table-cell table:formula="of:=IF([.BE32]=&quot;x&quot;; 2^((COLUMN([.BE32])-2)); 0)" office:value-type="float" office:value="0" calcext:value-type="float">
            <text:p>0</text:p>
          </table:table-cell>
          <table:table-cell table:formula="of:=IF([.BF32]=&quot;x&quot;; 2^((COLUMN([.BF32])-2)); 0)" office:value-type="float" office:value="0" calcext:value-type="float">
            <text:p>0</text:p>
          </table:table-cell>
          <table:table-cell table:formula="of:=IF([.BG32]=&quot;x&quot;; 2^((COLUMN([.BG32])-2)); 0)" office:value-type="float" office:value="0" calcext:value-type="float">
            <text:p>0</text:p>
          </table:table-cell>
          <table:table-cell table:formula="of:=IF([.BH32]=&quot;x&quot;; 2^((COLUMN([.BH32])-2)); 0)" office:value-type="float" office:value="0" calcext:value-type="float">
            <text:p>0</text:p>
          </table:table-cell>
          <table:table-cell table:formula="of:=IF([.BI32]=&quot;x&quot;; 2^((COLUMN([.BI32])-2)); 0)" office:value-type="float" office:value="0" calcext:value-type="float">
            <text:p>0</text:p>
          </table:table-cell>
          <table:table-cell table:formula="of:=IF([.BJ32]=&quot;x&quot;; 2^((COLUMN([.BJ32])-2)); 0)" office:value-type="float" office:value="0" calcext:value-type="float">
            <text:p>0</text:p>
          </table:table-cell>
          <table:table-cell table:formula="of:=IF([.BK32]=&quot;x&quot;; 2^((COLUMN([.BK32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1"/>
          <table:table-cell table:formula="of:=SUM([.BP33:.DY33]) &amp; &quot;,&quot;" office:value-type="string" office:string-value="13464641748595," calcext:value-type="string">
            <text:p>13464641748595,</text:p>
          </table:table-cell>
          <table:table-cell table:formula="of:=IF([.B33]=&quot;x&quot;; 2^((COLUMN([.B33])-2)); 0)" office:value-type="float" office:value="1" calcext:value-type="float">
            <text:p>1</text:p>
          </table:table-cell>
          <table:table-cell table:formula="of:=IF([.C33]=&quot;x&quot;; 2^((COLUMN([.C33])-2)); 0)" office:value-type="float" office:value="2" calcext:value-type="float">
            <text:p>2</text:p>
          </table:table-cell>
          <table:table-cell table:formula="of:=IF([.D33]=&quot;x&quot;; 2^((COLUMN([.D33])-2)); 0)" office:value-type="float" office:value="0" calcext:value-type="float">
            <text:p>0</text:p>
          </table:table-cell>
          <table:table-cell table:formula="of:=IF([.E33]=&quot;x&quot;; 2^((COLUMN([.E33])-2)); 0)" office:value-type="float" office:value="0" calcext:value-type="float">
            <text:p>0</text:p>
          </table:table-cell>
          <table:table-cell table:formula="of:=IF([.F33]=&quot;x&quot;; 2^((COLUMN([.F33])-2)); 0)" office:value-type="float" office:value="16" calcext:value-type="float">
            <text:p>16</text:p>
          </table:table-cell>
          <table:table-cell table:formula="of:=IF([.G33]=&quot;x&quot;; 2^((COLUMN([.G33])-2)); 0)" office:value-type="float" office:value="32" calcext:value-type="float">
            <text:p>32</text:p>
          </table:table-cell>
          <table:table-cell table:formula="of:=IF([.H33]=&quot;x&quot;; 2^((COLUMN([.H33])-2)); 0)" office:value-type="float" office:value="64" calcext:value-type="float">
            <text:p>64</text:p>
          </table:table-cell>
          <table:table-cell table:formula="of:=IF([.I33]=&quot;x&quot;; 2^((COLUMN([.I33])-2)); 0)" office:value-type="float" office:value="0" calcext:value-type="float">
            <text:p>0</text:p>
          </table:table-cell>
          <table:table-cell table:formula="of:=IF([.J33]=&quot;x&quot;; 2^((COLUMN([.J33])-2)); 0)" office:value-type="float" office:value="0" calcext:value-type="float">
            <text:p>0</text:p>
          </table:table-cell>
          <table:table-cell table:formula="of:=IF([.K33]=&quot;x&quot;; 2^((COLUMN([.K33])-2)); 0)" office:value-type="float" office:value="512" calcext:value-type="float">
            <text:p>512</text:p>
          </table:table-cell>
          <table:table-cell table:formula="of:=IF([.L33]=&quot;x&quot;; 2^((COLUMN([.L33])-2)); 0)" office:value-type="float" office:value="1024" calcext:value-type="float">
            <text:p>1024</text:p>
          </table:table-cell>
          <table:table-cell table:formula="of:=IF([.M33]=&quot;x&quot;; 2^((COLUMN([.M33])-2)); 0)" office:value-type="float" office:value="2048" calcext:value-type="float">
            <text:p>2048</text:p>
          </table:table-cell>
          <table:table-cell table:formula="of:=IF([.N33]=&quot;x&quot;; 2^((COLUMN([.N33])-2)); 0)" office:value-type="float" office:value="4096" calcext:value-type="float">
            <text:p>4096</text:p>
          </table:table-cell>
          <table:table-cell table:formula="of:=IF([.O33]=&quot;x&quot;; 2^((COLUMN([.O33])-2)); 0)" office:value-type="float" office:value="8192" calcext:value-type="float">
            <text:p>8192</text:p>
          </table:table-cell>
          <table:table-cell table:formula="of:=IF([.P33]=&quot;x&quot;; 2^((COLUMN([.P33])-2)); 0)" office:value-type="float" office:value="0" calcext:value-type="float">
            <text:p>0</text:p>
          </table:table-cell>
          <table:table-cell table:formula="of:=IF([.Q33]=&quot;x&quot;; 2^((COLUMN([.Q33])-2)); 0)" office:value-type="float" office:value="0" calcext:value-type="float">
            <text:p>0</text:p>
          </table:table-cell>
          <table:table-cell table:formula="of:=IF([.R33]=&quot;x&quot;; 2^((COLUMN([.R33])-2)); 0)" office:value-type="float" office:value="0" calcext:value-type="float">
            <text:p>0</text:p>
          </table:table-cell>
          <table:table-cell table:formula="of:=IF([.S33]=&quot;x&quot;; 2^((COLUMN([.S33])-2)); 0)" office:value-type="float" office:value="0" calcext:value-type="float">
            <text:p>0</text:p>
          </table:table-cell>
          <table:table-cell table:formula="of:=IF([.T33]=&quot;x&quot;; 2^((COLUMN([.T33])-2)); 0)" office:value-type="float" office:value="0" calcext:value-type="float">
            <text:p>0</text:p>
          </table:table-cell>
          <table:table-cell table:formula="of:=IF([.U33]=&quot;x&quot;; 2^((COLUMN([.U33])-2)); 0)" office:value-type="float" office:value="0" calcext:value-type="float">
            <text:p>0</text:p>
          </table:table-cell>
          <table:table-cell table:formula="of:=IF([.V33]=&quot;x&quot;; 2^((COLUMN([.V33])-2)); 0)" office:value-type="float" office:value="1048576" calcext:value-type="float">
            <text:p>1048576</text:p>
          </table:table-cell>
          <table:table-cell table:formula="of:=IF([.W33]=&quot;x&quot;; 2^((COLUMN([.W33])-2)); 0)" office:value-type="float" office:value="2097152" calcext:value-type="float">
            <text:p>2097152</text:p>
          </table:table-cell>
          <table:table-cell table:formula="of:=IF([.X33]=&quot;x&quot;; 2^((COLUMN([.X33])-2)); 0)" office:value-type="float" office:value="0" calcext:value-type="float">
            <text:p>0</text:p>
          </table:table-cell>
          <table:table-cell table:formula="of:=IF([.Y33]=&quot;x&quot;; 2^((COLUMN([.Y33])-2)); 0)" office:value-type="float" office:value="0" calcext:value-type="float">
            <text:p>0</text:p>
          </table:table-cell>
          <table:table-cell table:formula="of:=IF([.Z33]=&quot;x&quot;; 2^((COLUMN([.Z33])-2)); 0)" office:value-type="float" office:value="16777216" calcext:value-type="float">
            <text:p>16777216</text:p>
          </table:table-cell>
          <table:table-cell table:formula="of:=IF([.AA33]=&quot;x&quot;; 2^((COLUMN([.AA33])-2)); 0)" office:value-type="float" office:value="33554432" calcext:value-type="float">
            <text:p>33554432</text:p>
          </table:table-cell>
          <table:table-cell table:formula="of:=IF([.AB33]=&quot;x&quot;; 2^((COLUMN([.AB33])-2)); 0)" office:value-type="float" office:value="0" calcext:value-type="float">
            <text:p>0</text:p>
          </table:table-cell>
          <table:table-cell table:formula="of:=IF([.AC33]=&quot;x&quot;; 2^((COLUMN([.AC33])-2)); 0)" office:value-type="float" office:value="134217728" calcext:value-type="float">
            <text:p>134217728</text:p>
          </table:table-cell>
          <table:table-cell table:formula="of:=IF([.AD33]=&quot;x&quot;; 2^((COLUMN([.AD33])-2)); 0)" office:value-type="float" office:value="268435456" calcext:value-type="float">
            <text:p>268435456</text:p>
          </table:table-cell>
          <table:table-cell table:formula="of:=IF([.AE33]=&quot;x&quot;; 2^((COLUMN([.AE33])-2)); 0)" office:value-type="float" office:value="536870912" calcext:value-type="float">
            <text:p>536870912</text:p>
          </table:table-cell>
          <table:table-cell table:formula="of:=IF([.AF33]=&quot;x&quot;; 2^((COLUMN([.AF33])-2)); 0)" office:value-type="float" office:value="1073741824" calcext:value-type="float">
            <text:p>1073741824</text:p>
          </table:table-cell>
          <table:table-cell table:formula="of:=IF([.AG33]=&quot;x&quot;; 2^((COLUMN([.AG33])-2)); 0)" office:value-type="float" office:value="2147483648" calcext:value-type="float">
            <text:p>2147483648</text:p>
          </table:table-cell>
          <table:table-cell table:formula="of:=IF([.AH33]=&quot;x&quot;; 2^((COLUMN([.AH33])-2)); 0)" office:value-type="float" office:value="0" calcext:value-type="float">
            <text:p>0</text:p>
          </table:table-cell>
          <table:table-cell table:formula="of:=IF([.AI33]=&quot;x&quot;; 2^((COLUMN([.AI33])-2)); 0)" office:value-type="float" office:value="8589934592" calcext:value-type="float">
            <text:p>8589934592</text:p>
          </table:table-cell>
          <table:table-cell table:formula="of:=IF([.AJ33]=&quot;x&quot;; 2^((COLUMN([.AJ33])-2)); 0)" office:value-type="float" office:value="17179869184" calcext:value-type="float">
            <text:p>17179869184</text:p>
          </table:table-cell>
          <table:table-cell table:formula="of:=IF([.AK33]=&quot;x&quot;; 2^((COLUMN([.AK33])-2)); 0)" office:value-type="float" office:value="34359738368" calcext:value-type="float">
            <text:p>34359738368</text:p>
          </table:table-cell>
          <table:table-cell table:formula="of:=IF([.AL33]=&quot;x&quot;; 2^((COLUMN([.AL33])-2)); 0)" office:value-type="float" office:value="68719476736" calcext:value-type="float">
            <text:p>68719476736</text:p>
          </table:table-cell>
          <table:table-cell table:formula="of:=IF([.AM33]=&quot;x&quot;; 2^((COLUMN([.AM33])-2)); 0)" office:value-type="float" office:value="137438953472" calcext:value-type="float">
            <text:p>137438953472</text:p>
          </table:table-cell>
          <table:table-cell table:formula="of:=IF([.AN33]=&quot;x&quot;; 2^((COLUMN([.AN33])-2)); 0)" office:value-type="float" office:value="0" calcext:value-type="float">
            <text:p>0</text:p>
          </table:table-cell>
          <table:table-cell table:formula="of:=IF([.AO33]=&quot;x&quot;; 2^((COLUMN([.AO33])-2)); 0)" office:value-type="float" office:value="0" calcext:value-type="float">
            <text:p>0</text:p>
          </table:table-cell>
          <table:table-cell table:formula="of:=IF([.AP33]=&quot;x&quot;; 2^((COLUMN([.AP33])-2)); 0)" office:value-type="float" office:value="0" calcext:value-type="float">
            <text:p>0</text:p>
          </table:table-cell>
          <table:table-cell table:formula="of:=IF([.AQ33]=&quot;x&quot;; 2^((COLUMN([.AQ33])-2)); 0)" office:value-type="float" office:value="0" calcext:value-type="float">
            <text:p>0</text:p>
          </table:table-cell>
          <table:table-cell table:formula="of:=IF([.AR33]=&quot;x&quot;; 2^((COLUMN([.AR33])-2)); 0)" office:value-type="float" office:value="4398046511104" calcext:value-type="float">
            <text:p>4398046511104</text:p>
          </table:table-cell>
          <table:table-cell table:formula="of:=IF([.AS33]=&quot;x&quot;; 2^((COLUMN([.AS33])-2)); 0)" office:value-type="float" office:value="8796093022208" calcext:value-type="float">
            <text:p>8796093022208</text:p>
          </table:table-cell>
          <table:table-cell table:formula="of:=IF([.AT33]=&quot;x&quot;; 2^((COLUMN([.AT33])-2)); 0)" office:value-type="float" office:value="0" calcext:value-type="float">
            <text:p>0</text:p>
          </table:table-cell>
          <table:table-cell table:formula="of:=IF([.AU33]=&quot;x&quot;; 2^((COLUMN([.AU33])-2)); 0)" office:value-type="float" office:value="0" calcext:value-type="float">
            <text:p>0</text:p>
          </table:table-cell>
          <table:table-cell table:formula="of:=IF([.AV33]=&quot;x&quot;; 2^((COLUMN([.AV33])-2)); 0)" office:value-type="float" office:value="0" calcext:value-type="float">
            <text:p>0</text:p>
          </table:table-cell>
          <table:table-cell table:formula="of:=IF([.AW33]=&quot;x&quot;; 2^((COLUMN([.AW33])-2)); 0)" office:value-type="float" office:value="0" calcext:value-type="float">
            <text:p>0</text:p>
          </table:table-cell>
          <table:table-cell table:formula="of:=IF([.AX33]=&quot;x&quot;; 2^((COLUMN([.AX33])-2)); 0)" office:value-type="float" office:value="0" calcext:value-type="float">
            <text:p>0</text:p>
          </table:table-cell>
          <table:table-cell table:formula="of:=IF([.AY33]=&quot;x&quot;; 2^((COLUMN([.AY33])-2)); 0)" office:value-type="float" office:value="0" calcext:value-type="float">
            <text:p>0</text:p>
          </table:table-cell>
          <table:table-cell table:formula="of:=IF([.AZ33]=&quot;x&quot;; 2^((COLUMN([.AZ33])-2)); 0)" office:value-type="float" office:value="0" calcext:value-type="float">
            <text:p>0</text:p>
          </table:table-cell>
          <table:table-cell table:formula="of:=IF([.BA33]=&quot;x&quot;; 2^((COLUMN([.BA33])-2)); 0)" office:value-type="float" office:value="0" calcext:value-type="float">
            <text:p>0</text:p>
          </table:table-cell>
          <table:table-cell table:formula="of:=IF([.BB33]=&quot;x&quot;; 2^((COLUMN([.BB33])-2)); 0)" office:value-type="float" office:value="0" calcext:value-type="float">
            <text:p>0</text:p>
          </table:table-cell>
          <table:table-cell table:formula="of:=IF([.BC33]=&quot;x&quot;; 2^((COLUMN([.BC33])-2)); 0)" office:value-type="float" office:value="0" calcext:value-type="float">
            <text:p>0</text:p>
          </table:table-cell>
          <table:table-cell table:formula="of:=IF([.BD33]=&quot;x&quot;; 2^((COLUMN([.BD33])-2)); 0)" office:value-type="float" office:value="0" calcext:value-type="float">
            <text:p>0</text:p>
          </table:table-cell>
          <table:table-cell table:formula="of:=IF([.BE33]=&quot;x&quot;; 2^((COLUMN([.BE33])-2)); 0)" office:value-type="float" office:value="0" calcext:value-type="float">
            <text:p>0</text:p>
          </table:table-cell>
          <table:table-cell table:formula="of:=IF([.BF33]=&quot;x&quot;; 2^((COLUMN([.BF33])-2)); 0)" office:value-type="float" office:value="0" calcext:value-type="float">
            <text:p>0</text:p>
          </table:table-cell>
          <table:table-cell table:formula="of:=IF([.BG33]=&quot;x&quot;; 2^((COLUMN([.BG33])-2)); 0)" office:value-type="float" office:value="0" calcext:value-type="float">
            <text:p>0</text:p>
          </table:table-cell>
          <table:table-cell table:formula="of:=IF([.BH33]=&quot;x&quot;; 2^((COLUMN([.BH33])-2)); 0)" office:value-type="float" office:value="0" calcext:value-type="float">
            <text:p>0</text:p>
          </table:table-cell>
          <table:table-cell table:formula="of:=IF([.BI33]=&quot;x&quot;; 2^((COLUMN([.BI33])-2)); 0)" office:value-type="float" office:value="0" calcext:value-type="float">
            <text:p>0</text:p>
          </table:table-cell>
          <table:table-cell table:formula="of:=IF([.BJ33]=&quot;x&quot;; 2^((COLUMN([.BJ33])-2)); 0)" office:value-type="float" office:value="0" calcext:value-type="float">
            <text:p>0</text:p>
          </table:table-cell>
          <table:table-cell table:formula="of:=IF([.BK33]=&quot;x&quot;; 2^((COLUMN([.BK33])-2)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1"/>
          <table:table-cell table:formula="of:=SUM([.BP34:.DY34]) &amp; &quot;,&quot;" office:value-type="string" office:string-value="13327202786403," calcext:value-type="string">
            <text:p>13327202786403,</text:p>
          </table:table-cell>
          <table:table-cell table:formula="of:=IF([.B34]=&quot;x&quot;; 2^((COLUMN([.B34])-2)); 0)" office:value-type="float" office:value="1" calcext:value-type="float">
            <text:p>1</text:p>
          </table:table-cell>
          <table:table-cell table:formula="of:=IF([.C34]=&quot;x&quot;; 2^((COLUMN([.C34])-2)); 0)" office:value-type="float" office:value="2" calcext:value-type="float">
            <text:p>2</text:p>
          </table:table-cell>
          <table:table-cell table:formula="of:=IF([.D34]=&quot;x&quot;; 2^((COLUMN([.D34])-2)); 0)" office:value-type="float" office:value="0" calcext:value-type="float">
            <text:p>0</text:p>
          </table:table-cell>
          <table:table-cell table:formula="of:=IF([.E34]=&quot;x&quot;; 2^((COLUMN([.E34])-2)); 0)" office:value-type="float" office:value="0" calcext:value-type="float">
            <text:p>0</text:p>
          </table:table-cell>
          <table:table-cell table:formula="of:=IF([.F34]=&quot;x&quot;; 2^((COLUMN([.F34])-2)); 0)" office:value-type="float" office:value="0" calcext:value-type="float">
            <text:p>0</text:p>
          </table:table-cell>
          <table:table-cell table:formula="of:=IF([.G34]=&quot;x&quot;; 2^((COLUMN([.G34])-2)); 0)" office:value-type="float" office:value="32" calcext:value-type="float">
            <text:p>32</text:p>
          </table:table-cell>
          <table:table-cell table:formula="of:=IF([.H34]=&quot;x&quot;; 2^((COLUMN([.H34])-2)); 0)" office:value-type="float" office:value="64" calcext:value-type="float">
            <text:p>64</text:p>
          </table:table-cell>
          <table:table-cell table:formula="of:=IF([.I34]=&quot;x&quot;; 2^((COLUMN([.I34])-2)); 0)" office:value-type="float" office:value="0" calcext:value-type="float">
            <text:p>0</text:p>
          </table:table-cell>
          <table:table-cell table:formula="of:=IF([.J34]=&quot;x&quot;; 2^((COLUMN([.J34])-2)); 0)" office:value-type="float" office:value="0" calcext:value-type="float">
            <text:p>0</text:p>
          </table:table-cell>
          <table:table-cell table:formula="of:=IF([.K34]=&quot;x&quot;; 2^((COLUMN([.K34])-2)); 0)" office:value-type="float" office:value="0" calcext:value-type="float">
            <text:p>0</text:p>
          </table:table-cell>
          <table:table-cell table:formula="of:=IF([.L34]=&quot;x&quot;; 2^((COLUMN([.L34])-2)); 0)" office:value-type="float" office:value="1024" calcext:value-type="float">
            <text:p>1024</text:p>
          </table:table-cell>
          <table:table-cell table:formula="of:=IF([.M34]=&quot;x&quot;; 2^((COLUMN([.M34])-2)); 0)" office:value-type="float" office:value="2048" calcext:value-type="float">
            <text:p>2048</text:p>
          </table:table-cell>
          <table:table-cell table:formula="of:=IF([.N34]=&quot;x&quot;; 2^((COLUMN([.N34])-2)); 0)" office:value-type="float" office:value="4096" calcext:value-type="float">
            <text:p>4096</text:p>
          </table:table-cell>
          <table:table-cell table:formula="of:=IF([.O34]=&quot;x&quot;; 2^((COLUMN([.O34])-2)); 0)" office:value-type="float" office:value="0" calcext:value-type="float">
            <text:p>0</text:p>
          </table:table-cell>
          <table:table-cell table:formula="of:=IF([.P34]=&quot;x&quot;; 2^((COLUMN([.P34])-2)); 0)" office:value-type="float" office:value="0" calcext:value-type="float">
            <text:p>0</text:p>
          </table:table-cell>
          <table:table-cell table:formula="of:=IF([.Q34]=&quot;x&quot;; 2^((COLUMN([.Q34])-2)); 0)" office:value-type="float" office:value="0" calcext:value-type="float">
            <text:p>0</text:p>
          </table:table-cell>
          <table:table-cell table:formula="of:=IF([.R34]=&quot;x&quot;; 2^((COLUMN([.R34])-2)); 0)" office:value-type="float" office:value="0" calcext:value-type="float">
            <text:p>0</text:p>
          </table:table-cell>
          <table:table-cell table:formula="of:=IF([.S34]=&quot;x&quot;; 2^((COLUMN([.S34])-2)); 0)" office:value-type="float" office:value="0" calcext:value-type="float">
            <text:p>0</text:p>
          </table:table-cell>
          <table:table-cell table:formula="of:=IF([.T34]=&quot;x&quot;; 2^((COLUMN([.T34])-2)); 0)" office:value-type="float" office:value="0" calcext:value-type="float">
            <text:p>0</text:p>
          </table:table-cell>
          <table:table-cell table:formula="of:=IF([.U34]=&quot;x&quot;; 2^((COLUMN([.U34])-2)); 0)" office:value-type="float" office:value="0" calcext:value-type="float">
            <text:p>0</text:p>
          </table:table-cell>
          <table:table-cell table:formula="of:=IF([.V34]=&quot;x&quot;; 2^((COLUMN([.V34])-2)); 0)" office:value-type="float" office:value="1048576" calcext:value-type="float">
            <text:p>1048576</text:p>
          </table:table-cell>
          <table:table-cell table:formula="of:=IF([.W34]=&quot;x&quot;; 2^((COLUMN([.W34])-2)); 0)" office:value-type="float" office:value="2097152" calcext:value-type="float">
            <text:p>2097152</text:p>
          </table:table-cell>
          <table:table-cell table:formula="of:=IF([.X34]=&quot;x&quot;; 2^((COLUMN([.X34])-2)); 0)" office:value-type="float" office:value="0" calcext:value-type="float">
            <text:p>0</text:p>
          </table:table-cell>
          <table:table-cell table:formula="of:=IF([.Y34]=&quot;x&quot;; 2^((COLUMN([.Y34])-2)); 0)" office:value-type="float" office:value="0" calcext:value-type="float">
            <text:p>0</text:p>
          </table:table-cell>
          <table:table-cell table:formula="of:=IF([.Z34]=&quot;x&quot;; 2^((COLUMN([.Z34])-2)); 0)" office:value-type="float" office:value="16777216" calcext:value-type="float">
            <text:p>16777216</text:p>
          </table:table-cell>
          <table:table-cell table:formula="of:=IF([.AA34]=&quot;x&quot;; 2^((COLUMN([.AA34])-2)); 0)" office:value-type="float" office:value="33554432" calcext:value-type="float">
            <text:p>33554432</text:p>
          </table:table-cell>
          <table:table-cell table:formula="of:=IF([.AB34]=&quot;x&quot;; 2^((COLUMN([.AB34])-2)); 0)" office:value-type="float" office:value="0" calcext:value-type="float">
            <text:p>0</text:p>
          </table:table-cell>
          <table:table-cell table:formula="of:=IF([.AC34]=&quot;x&quot;; 2^((COLUMN([.AC34])-2)); 0)" office:value-type="float" office:value="134217728" calcext:value-type="float">
            <text:p>134217728</text:p>
          </table:table-cell>
          <table:table-cell table:formula="of:=IF([.AD34]=&quot;x&quot;; 2^((COLUMN([.AD34])-2)); 0)" office:value-type="float" office:value="268435456" calcext:value-type="float">
            <text:p>268435456</text:p>
          </table:table-cell>
          <table:table-cell table:formula="of:=IF([.AE34]=&quot;x&quot;; 2^((COLUMN([.AE34])-2)); 0)" office:value-type="float" office:value="536870912" calcext:value-type="float">
            <text:p>536870912</text:p>
          </table:table-cell>
          <table:table-cell table:formula="of:=IF([.AF34]=&quot;x&quot;; 2^((COLUMN([.AF34])-2)); 0)" office:value-type="float" office:value="1073741824" calcext:value-type="float">
            <text:p>1073741824</text:p>
          </table:table-cell>
          <table:table-cell table:formula="of:=IF([.AG34]=&quot;x&quot;; 2^((COLUMN([.AG34])-2)); 0)" office:value-type="float" office:value="2147483648" calcext:value-type="float">
            <text:p>2147483648</text:p>
          </table:table-cell>
          <table:table-cell table:formula="of:=IF([.AH34]=&quot;x&quot;; 2^((COLUMN([.AH34])-2)); 0)" office:value-type="float" office:value="0" calcext:value-type="float">
            <text:p>0</text:p>
          </table:table-cell>
          <table:table-cell table:formula="of:=IF([.AI34]=&quot;x&quot;; 2^((COLUMN([.AI34])-2)); 0)" office:value-type="float" office:value="8589934592" calcext:value-type="float">
            <text:p>8589934592</text:p>
          </table:table-cell>
          <table:table-cell table:formula="of:=IF([.AJ34]=&quot;x&quot;; 2^((COLUMN([.AJ34])-2)); 0)" office:value-type="float" office:value="17179869184" calcext:value-type="float">
            <text:p>17179869184</text:p>
          </table:table-cell>
          <table:table-cell table:formula="of:=IF([.AK34]=&quot;x&quot;; 2^((COLUMN([.AK34])-2)); 0)" office:value-type="float" office:value="34359738368" calcext:value-type="float">
            <text:p>34359738368</text:p>
          </table:table-cell>
          <table:table-cell table:formula="of:=IF([.AL34]=&quot;x&quot;; 2^((COLUMN([.AL34])-2)); 0)" office:value-type="float" office:value="68719476736" calcext:value-type="float">
            <text:p>68719476736</text:p>
          </table:table-cell>
          <table:table-cell table:formula="of:=IF([.AM34]=&quot;x&quot;; 2^((COLUMN([.AM34])-2)); 0)" office:value-type="float" office:value="0" calcext:value-type="float">
            <text:p>0</text:p>
          </table:table-cell>
          <table:table-cell table:formula="of:=IF([.AN34]=&quot;x&quot;; 2^((COLUMN([.AN34])-2)); 0)" office:value-type="float" office:value="0" calcext:value-type="float">
            <text:p>0</text:p>
          </table:table-cell>
          <table:table-cell table:formula="of:=IF([.AO34]=&quot;x&quot;; 2^((COLUMN([.AO34])-2)); 0)" office:value-type="float" office:value="0" calcext:value-type="float">
            <text:p>0</text:p>
          </table:table-cell>
          <table:table-cell table:formula="of:=IF([.AP34]=&quot;x&quot;; 2^((COLUMN([.AP34])-2)); 0)" office:value-type="float" office:value="0" calcext:value-type="float">
            <text:p>0</text:p>
          </table:table-cell>
          <table:table-cell table:formula="of:=IF([.AQ34]=&quot;x&quot;; 2^((COLUMN([.AQ34])-2)); 0)" office:value-type="float" office:value="0" calcext:value-type="float">
            <text:p>0</text:p>
          </table:table-cell>
          <table:table-cell table:formula="of:=IF([.AR34]=&quot;x&quot;; 2^((COLUMN([.AR34])-2)); 0)" office:value-type="float" office:value="4398046511104" calcext:value-type="float">
            <text:p>4398046511104</text:p>
          </table:table-cell>
          <table:table-cell table:formula="of:=IF([.AS34]=&quot;x&quot;; 2^((COLUMN([.AS34])-2)); 0)" office:value-type="float" office:value="8796093022208" calcext:value-type="float">
            <text:p>8796093022208</text:p>
          </table:table-cell>
          <table:table-cell table:formula="of:=IF([.AT34]=&quot;x&quot;; 2^((COLUMN([.AT34])-2)); 0)" office:value-type="float" office:value="0" calcext:value-type="float">
            <text:p>0</text:p>
          </table:table-cell>
          <table:table-cell table:formula="of:=IF([.AU34]=&quot;x&quot;; 2^((COLUMN([.AU34])-2)); 0)" office:value-type="float" office:value="0" calcext:value-type="float">
            <text:p>0</text:p>
          </table:table-cell>
          <table:table-cell table:formula="of:=IF([.AV34]=&quot;x&quot;; 2^((COLUMN([.AV34])-2)); 0)" office:value-type="float" office:value="0" calcext:value-type="float">
            <text:p>0</text:p>
          </table:table-cell>
          <table:table-cell table:formula="of:=IF([.AW34]=&quot;x&quot;; 2^((COLUMN([.AW34])-2)); 0)" office:value-type="float" office:value="0" calcext:value-type="float">
            <text:p>0</text:p>
          </table:table-cell>
          <table:table-cell table:formula="of:=IF([.AX34]=&quot;x&quot;; 2^((COLUMN([.AX34])-2)); 0)" office:value-type="float" office:value="0" calcext:value-type="float">
            <text:p>0</text:p>
          </table:table-cell>
          <table:table-cell table:formula="of:=IF([.AY34]=&quot;x&quot;; 2^((COLUMN([.AY34])-2)); 0)" office:value-type="float" office:value="0" calcext:value-type="float">
            <text:p>0</text:p>
          </table:table-cell>
          <table:table-cell table:formula="of:=IF([.AZ34]=&quot;x&quot;; 2^((COLUMN([.AZ34])-2)); 0)" office:value-type="float" office:value="0" calcext:value-type="float">
            <text:p>0</text:p>
          </table:table-cell>
          <table:table-cell table:formula="of:=IF([.BA34]=&quot;x&quot;; 2^((COLUMN([.BA34])-2)); 0)" office:value-type="float" office:value="0" calcext:value-type="float">
            <text:p>0</text:p>
          </table:table-cell>
          <table:table-cell table:formula="of:=IF([.BB34]=&quot;x&quot;; 2^((COLUMN([.BB34])-2)); 0)" office:value-type="float" office:value="0" calcext:value-type="float">
            <text:p>0</text:p>
          </table:table-cell>
          <table:table-cell table:formula="of:=IF([.BC34]=&quot;x&quot;; 2^((COLUMN([.BC34])-2)); 0)" office:value-type="float" office:value="0" calcext:value-type="float">
            <text:p>0</text:p>
          </table:table-cell>
          <table:table-cell table:formula="of:=IF([.BD34]=&quot;x&quot;; 2^((COLUMN([.BD34])-2)); 0)" office:value-type="float" office:value="0" calcext:value-type="float">
            <text:p>0</text:p>
          </table:table-cell>
          <table:table-cell table:formula="of:=IF([.BE34]=&quot;x&quot;; 2^((COLUMN([.BE34])-2)); 0)" office:value-type="float" office:value="0" calcext:value-type="float">
            <text:p>0</text:p>
          </table:table-cell>
          <table:table-cell table:formula="of:=IF([.BF34]=&quot;x&quot;; 2^((COLUMN([.BF34])-2)); 0)" office:value-type="float" office:value="0" calcext:value-type="float">
            <text:p>0</text:p>
          </table:table-cell>
          <table:table-cell table:formula="of:=IF([.BG34]=&quot;x&quot;; 2^((COLUMN([.BG34])-2)); 0)" office:value-type="float" office:value="0" calcext:value-type="float">
            <text:p>0</text:p>
          </table:table-cell>
          <table:table-cell table:formula="of:=IF([.BH34]=&quot;x&quot;; 2^((COLUMN([.BH34])-2)); 0)" office:value-type="float" office:value="0" calcext:value-type="float">
            <text:p>0</text:p>
          </table:table-cell>
          <table:table-cell table:formula="of:=IF([.BI34]=&quot;x&quot;; 2^((COLUMN([.BI34])-2)); 0)" office:value-type="float" office:value="0" calcext:value-type="float">
            <text:p>0</text:p>
          </table:table-cell>
          <table:table-cell table:formula="of:=IF([.BJ34]=&quot;x&quot;; 2^((COLUMN([.BJ34])-2)); 0)" office:value-type="float" office:value="0" calcext:value-type="float">
            <text:p>0</text:p>
          </table:table-cell>
          <table:table-cell table:formula="of:=IF([.BK34]=&quot;x&quot;; 2^((COLUMN([.BK34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35:.DY35]) &amp; &quot;,&quot;" office:value-type="string" office:string-value="0," calcext:value-type="string">
            <text:p>0,</text:p>
          </table:table-cell>
          <table:table-cell table:formula="of:=IF([.B35]=&quot;x&quot;; 2^((COLUMN([.B35])-2)); 0)" office:value-type="float" office:value="0" calcext:value-type="float">
            <text:p>0</text:p>
          </table:table-cell>
          <table:table-cell table:formula="of:=IF([.C35]=&quot;x&quot;; 2^((COLUMN([.C35])-2)); 0)" office:value-type="float" office:value="0" calcext:value-type="float">
            <text:p>0</text:p>
          </table:table-cell>
          <table:table-cell table:formula="of:=IF([.D35]=&quot;x&quot;; 2^((COLUMN([.D35])-2)); 0)" office:value-type="float" office:value="0" calcext:value-type="float">
            <text:p>0</text:p>
          </table:table-cell>
          <table:table-cell table:formula="of:=IF([.E35]=&quot;x&quot;; 2^((COLUMN([.E35])-2)); 0)" office:value-type="float" office:value="0" calcext:value-type="float">
            <text:p>0</text:p>
          </table:table-cell>
          <table:table-cell table:formula="of:=IF([.F35]=&quot;x&quot;; 2^((COLUMN([.F35])-2)); 0)" office:value-type="float" office:value="0" calcext:value-type="float">
            <text:p>0</text:p>
          </table:table-cell>
          <table:table-cell table:formula="of:=IF([.G35]=&quot;x&quot;; 2^((COLUMN([.G35])-2)); 0)" office:value-type="float" office:value="0" calcext:value-type="float">
            <text:p>0</text:p>
          </table:table-cell>
          <table:table-cell table:formula="of:=IF([.H35]=&quot;x&quot;; 2^((COLUMN([.H35])-2)); 0)" office:value-type="float" office:value="0" calcext:value-type="float">
            <text:p>0</text:p>
          </table:table-cell>
          <table:table-cell table:formula="of:=IF([.I35]=&quot;x&quot;; 2^((COLUMN([.I35])-2)); 0)" office:value-type="float" office:value="0" calcext:value-type="float">
            <text:p>0</text:p>
          </table:table-cell>
          <table:table-cell table:formula="of:=IF([.J35]=&quot;x&quot;; 2^((COLUMN([.J35])-2)); 0)" office:value-type="float" office:value="0" calcext:value-type="float">
            <text:p>0</text:p>
          </table:table-cell>
          <table:table-cell table:formula="of:=IF([.K35]=&quot;x&quot;; 2^((COLUMN([.K35])-2)); 0)" office:value-type="float" office:value="0" calcext:value-type="float">
            <text:p>0</text:p>
          </table:table-cell>
          <table:table-cell table:formula="of:=IF([.L35]=&quot;x&quot;; 2^((COLUMN([.L35])-2)); 0)" office:value-type="float" office:value="0" calcext:value-type="float">
            <text:p>0</text:p>
          </table:table-cell>
          <table:table-cell table:formula="of:=IF([.M35]=&quot;x&quot;; 2^((COLUMN([.M35])-2)); 0)" office:value-type="float" office:value="0" calcext:value-type="float">
            <text:p>0</text:p>
          </table:table-cell>
          <table:table-cell table:formula="of:=IF([.N35]=&quot;x&quot;; 2^((COLUMN([.N35])-2)); 0)" office:value-type="float" office:value="0" calcext:value-type="float">
            <text:p>0</text:p>
          </table:table-cell>
          <table:table-cell table:formula="of:=IF([.O35]=&quot;x&quot;; 2^((COLUMN([.O35])-2)); 0)" office:value-type="float" office:value="0" calcext:value-type="float">
            <text:p>0</text:p>
          </table:table-cell>
          <table:table-cell table:formula="of:=IF([.P35]=&quot;x&quot;; 2^((COLUMN([.P35])-2)); 0)" office:value-type="float" office:value="0" calcext:value-type="float">
            <text:p>0</text:p>
          </table:table-cell>
          <table:table-cell table:formula="of:=IF([.Q35]=&quot;x&quot;; 2^((COLUMN([.Q35])-2)); 0)" office:value-type="float" office:value="0" calcext:value-type="float">
            <text:p>0</text:p>
          </table:table-cell>
          <table:table-cell table:formula="of:=IF([.R35]=&quot;x&quot;; 2^((COLUMN([.R35])-2)); 0)" office:value-type="float" office:value="0" calcext:value-type="float">
            <text:p>0</text:p>
          </table:table-cell>
          <table:table-cell table:formula="of:=IF([.S35]=&quot;x&quot;; 2^((COLUMN([.S35])-2)); 0)" office:value-type="float" office:value="0" calcext:value-type="float">
            <text:p>0</text:p>
          </table:table-cell>
          <table:table-cell table:formula="of:=IF([.T35]=&quot;x&quot;; 2^((COLUMN([.T35])-2)); 0)" office:value-type="float" office:value="0" calcext:value-type="float">
            <text:p>0</text:p>
          </table:table-cell>
          <table:table-cell table:formula="of:=IF([.U35]=&quot;x&quot;; 2^((COLUMN([.U35])-2)); 0)" office:value-type="float" office:value="0" calcext:value-type="float">
            <text:p>0</text:p>
          </table:table-cell>
          <table:table-cell table:formula="of:=IF([.V35]=&quot;x&quot;; 2^((COLUMN([.V35])-2)); 0)" office:value-type="float" office:value="0" calcext:value-type="float">
            <text:p>0</text:p>
          </table:table-cell>
          <table:table-cell table:formula="of:=IF([.W35]=&quot;x&quot;; 2^((COLUMN([.W35])-2)); 0)" office:value-type="float" office:value="0" calcext:value-type="float">
            <text:p>0</text:p>
          </table:table-cell>
          <table:table-cell table:formula="of:=IF([.X35]=&quot;x&quot;; 2^((COLUMN([.X35])-2)); 0)" office:value-type="float" office:value="0" calcext:value-type="float">
            <text:p>0</text:p>
          </table:table-cell>
          <table:table-cell table:formula="of:=IF([.Y35]=&quot;x&quot;; 2^((COLUMN([.Y35])-2)); 0)" office:value-type="float" office:value="0" calcext:value-type="float">
            <text:p>0</text:p>
          </table:table-cell>
          <table:table-cell table:formula="of:=IF([.Z35]=&quot;x&quot;; 2^((COLUMN([.Z35])-2)); 0)" office:value-type="float" office:value="0" calcext:value-type="float">
            <text:p>0</text:p>
          </table:table-cell>
          <table:table-cell table:formula="of:=IF([.AA35]=&quot;x&quot;; 2^((COLUMN([.AA35])-2)); 0)" office:value-type="float" office:value="0" calcext:value-type="float">
            <text:p>0</text:p>
          </table:table-cell>
          <table:table-cell table:formula="of:=IF([.AB35]=&quot;x&quot;; 2^((COLUMN([.AB35])-2)); 0)" office:value-type="float" office:value="0" calcext:value-type="float">
            <text:p>0</text:p>
          </table:table-cell>
          <table:table-cell table:formula="of:=IF([.AC35]=&quot;x&quot;; 2^((COLUMN([.AC35])-2)); 0)" office:value-type="float" office:value="0" calcext:value-type="float">
            <text:p>0</text:p>
          </table:table-cell>
          <table:table-cell table:formula="of:=IF([.AD35]=&quot;x&quot;; 2^((COLUMN([.AD35])-2)); 0)" office:value-type="float" office:value="0" calcext:value-type="float">
            <text:p>0</text:p>
          </table:table-cell>
          <table:table-cell table:formula="of:=IF([.AE35]=&quot;x&quot;; 2^((COLUMN([.AE35])-2)); 0)" office:value-type="float" office:value="0" calcext:value-type="float">
            <text:p>0</text:p>
          </table:table-cell>
          <table:table-cell table:formula="of:=IF([.AF35]=&quot;x&quot;; 2^((COLUMN([.AF35])-2)); 0)" office:value-type="float" office:value="0" calcext:value-type="float">
            <text:p>0</text:p>
          </table:table-cell>
          <table:table-cell table:formula="of:=IF([.AG35]=&quot;x&quot;; 2^((COLUMN([.AG35])-2)); 0)" office:value-type="float" office:value="0" calcext:value-type="float">
            <text:p>0</text:p>
          </table:table-cell>
          <table:table-cell table:formula="of:=IF([.AH35]=&quot;x&quot;; 2^((COLUMN([.AH35])-2)); 0)" office:value-type="float" office:value="0" calcext:value-type="float">
            <text:p>0</text:p>
          </table:table-cell>
          <table:table-cell table:formula="of:=IF([.AI35]=&quot;x&quot;; 2^((COLUMN([.AI35])-2)); 0)" office:value-type="float" office:value="0" calcext:value-type="float">
            <text:p>0</text:p>
          </table:table-cell>
          <table:table-cell table:formula="of:=IF([.AJ35]=&quot;x&quot;; 2^((COLUMN([.AJ35])-2)); 0)" office:value-type="float" office:value="0" calcext:value-type="float">
            <text:p>0</text:p>
          </table:table-cell>
          <table:table-cell table:formula="of:=IF([.AK35]=&quot;x&quot;; 2^((COLUMN([.AK35])-2)); 0)" office:value-type="float" office:value="0" calcext:value-type="float">
            <text:p>0</text:p>
          </table:table-cell>
          <table:table-cell table:formula="of:=IF([.AL35]=&quot;x&quot;; 2^((COLUMN([.AL35])-2)); 0)" office:value-type="float" office:value="0" calcext:value-type="float">
            <text:p>0</text:p>
          </table:table-cell>
          <table:table-cell table:formula="of:=IF([.AM35]=&quot;x&quot;; 2^((COLUMN([.AM35])-2)); 0)" office:value-type="float" office:value="0" calcext:value-type="float">
            <text:p>0</text:p>
          </table:table-cell>
          <table:table-cell table:formula="of:=IF([.AN35]=&quot;x&quot;; 2^((COLUMN([.AN35])-2)); 0)" office:value-type="float" office:value="0" calcext:value-type="float">
            <text:p>0</text:p>
          </table:table-cell>
          <table:table-cell table:formula="of:=IF([.AO35]=&quot;x&quot;; 2^((COLUMN([.AO35])-2)); 0)" office:value-type="float" office:value="0" calcext:value-type="float">
            <text:p>0</text:p>
          </table:table-cell>
          <table:table-cell table:formula="of:=IF([.AP35]=&quot;x&quot;; 2^((COLUMN([.AP35])-2)); 0)" office:value-type="float" office:value="0" calcext:value-type="float">
            <text:p>0</text:p>
          </table:table-cell>
          <table:table-cell table:formula="of:=IF([.AQ35]=&quot;x&quot;; 2^((COLUMN([.AQ35])-2)); 0)" office:value-type="float" office:value="0" calcext:value-type="float">
            <text:p>0</text:p>
          </table:table-cell>
          <table:table-cell table:formula="of:=IF([.AR35]=&quot;x&quot;; 2^((COLUMN([.AR35])-2)); 0)" office:value-type="float" office:value="0" calcext:value-type="float">
            <text:p>0</text:p>
          </table:table-cell>
          <table:table-cell table:formula="of:=IF([.AS35]=&quot;x&quot;; 2^((COLUMN([.AS35])-2)); 0)" office:value-type="float" office:value="0" calcext:value-type="float">
            <text:p>0</text:p>
          </table:table-cell>
          <table:table-cell table:formula="of:=IF([.AT35]=&quot;x&quot;; 2^((COLUMN([.AT35])-2)); 0)" office:value-type="float" office:value="0" calcext:value-type="float">
            <text:p>0</text:p>
          </table:table-cell>
          <table:table-cell table:formula="of:=IF([.AU35]=&quot;x&quot;; 2^((COLUMN([.AU35])-2)); 0)" office:value-type="float" office:value="0" calcext:value-type="float">
            <text:p>0</text:p>
          </table:table-cell>
          <table:table-cell table:formula="of:=IF([.AV35]=&quot;x&quot;; 2^((COLUMN([.AV35])-2)); 0)" office:value-type="float" office:value="0" calcext:value-type="float">
            <text:p>0</text:p>
          </table:table-cell>
          <table:table-cell table:formula="of:=IF([.AW35]=&quot;x&quot;; 2^((COLUMN([.AW35])-2)); 0)" office:value-type="float" office:value="0" calcext:value-type="float">
            <text:p>0</text:p>
          </table:table-cell>
          <table:table-cell table:formula="of:=IF([.AX35]=&quot;x&quot;; 2^((COLUMN([.AX35])-2)); 0)" office:value-type="float" office:value="0" calcext:value-type="float">
            <text:p>0</text:p>
          </table:table-cell>
          <table:table-cell table:formula="of:=IF([.AY35]=&quot;x&quot;; 2^((COLUMN([.AY35])-2)); 0)" office:value-type="float" office:value="0" calcext:value-type="float">
            <text:p>0</text:p>
          </table:table-cell>
          <table:table-cell table:formula="of:=IF([.AZ35]=&quot;x&quot;; 2^((COLUMN([.AZ35])-2)); 0)" office:value-type="float" office:value="0" calcext:value-type="float">
            <text:p>0</text:p>
          </table:table-cell>
          <table:table-cell table:formula="of:=IF([.BA35]=&quot;x&quot;; 2^((COLUMN([.BA35])-2)); 0)" office:value-type="float" office:value="0" calcext:value-type="float">
            <text:p>0</text:p>
          </table:table-cell>
          <table:table-cell table:formula="of:=IF([.BB35]=&quot;x&quot;; 2^((COLUMN([.BB35])-2)); 0)" office:value-type="float" office:value="0" calcext:value-type="float">
            <text:p>0</text:p>
          </table:table-cell>
          <table:table-cell table:formula="of:=IF([.BC35]=&quot;x&quot;; 2^((COLUMN([.BC35])-2)); 0)" office:value-type="float" office:value="0" calcext:value-type="float">
            <text:p>0</text:p>
          </table:table-cell>
          <table:table-cell table:formula="of:=IF([.BD35]=&quot;x&quot;; 2^((COLUMN([.BD35])-2)); 0)" office:value-type="float" office:value="0" calcext:value-type="float">
            <text:p>0</text:p>
          </table:table-cell>
          <table:table-cell table:formula="of:=IF([.BE35]=&quot;x&quot;; 2^((COLUMN([.BE35])-2)); 0)" office:value-type="float" office:value="0" calcext:value-type="float">
            <text:p>0</text:p>
          </table:table-cell>
          <table:table-cell table:formula="of:=IF([.BF35]=&quot;x&quot;; 2^((COLUMN([.BF35])-2)); 0)" office:value-type="float" office:value="0" calcext:value-type="float">
            <text:p>0</text:p>
          </table:table-cell>
          <table:table-cell table:formula="of:=IF([.BG35]=&quot;x&quot;; 2^((COLUMN([.BG35])-2)); 0)" office:value-type="float" office:value="0" calcext:value-type="float">
            <text:p>0</text:p>
          </table:table-cell>
          <table:table-cell table:formula="of:=IF([.BH35]=&quot;x&quot;; 2^((COLUMN([.BH35])-2)); 0)" office:value-type="float" office:value="0" calcext:value-type="float">
            <text:p>0</text:p>
          </table:table-cell>
          <table:table-cell table:formula="of:=IF([.BI35]=&quot;x&quot;; 2^((COLUMN([.BI35])-2)); 0)" office:value-type="float" office:value="0" calcext:value-type="float">
            <text:p>0</text:p>
          </table:table-cell>
          <table:table-cell table:formula="of:=IF([.BJ35]=&quot;x&quot;; 2^((COLUMN([.BJ35])-2)); 0)" office:value-type="float" office:value="0" calcext:value-type="float">
            <text:p>0</text:p>
          </table:table-cell>
          <table:table-cell table:formula="of:=IF([.BK35]=&quot;x&quot;; 2^((COLUMN([.BK35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36:.DY36]) &amp; &quot;,&quot;" office:value-type="string" office:string-value="0," calcext:value-type="string">
            <text:p>0,</text:p>
          </table:table-cell>
          <table:table-cell table:formula="of:=IF([.B36]=&quot;x&quot;; 2^((COLUMN([.B36])-2)); 0)" office:value-type="float" office:value="0" calcext:value-type="float">
            <text:p>0</text:p>
          </table:table-cell>
          <table:table-cell table:formula="of:=IF([.C36]=&quot;x&quot;; 2^((COLUMN([.C36])-2)); 0)" office:value-type="float" office:value="0" calcext:value-type="float">
            <text:p>0</text:p>
          </table:table-cell>
          <table:table-cell table:formula="of:=IF([.D36]=&quot;x&quot;; 2^((COLUMN([.D36])-2)); 0)" office:value-type="float" office:value="0" calcext:value-type="float">
            <text:p>0</text:p>
          </table:table-cell>
          <table:table-cell table:formula="of:=IF([.E36]=&quot;x&quot;; 2^((COLUMN([.E36])-2)); 0)" office:value-type="float" office:value="0" calcext:value-type="float">
            <text:p>0</text:p>
          </table:table-cell>
          <table:table-cell table:formula="of:=IF([.F36]=&quot;x&quot;; 2^((COLUMN([.F36])-2)); 0)" office:value-type="float" office:value="0" calcext:value-type="float">
            <text:p>0</text:p>
          </table:table-cell>
          <table:table-cell table:formula="of:=IF([.G36]=&quot;x&quot;; 2^((COLUMN([.G36])-2)); 0)" office:value-type="float" office:value="0" calcext:value-type="float">
            <text:p>0</text:p>
          </table:table-cell>
          <table:table-cell table:formula="of:=IF([.H36]=&quot;x&quot;; 2^((COLUMN([.H36])-2)); 0)" office:value-type="float" office:value="0" calcext:value-type="float">
            <text:p>0</text:p>
          </table:table-cell>
          <table:table-cell table:formula="of:=IF([.I36]=&quot;x&quot;; 2^((COLUMN([.I36])-2)); 0)" office:value-type="float" office:value="0" calcext:value-type="float">
            <text:p>0</text:p>
          </table:table-cell>
          <table:table-cell table:formula="of:=IF([.J36]=&quot;x&quot;; 2^((COLUMN([.J36])-2)); 0)" office:value-type="float" office:value="0" calcext:value-type="float">
            <text:p>0</text:p>
          </table:table-cell>
          <table:table-cell table:formula="of:=IF([.K36]=&quot;x&quot;; 2^((COLUMN([.K36])-2)); 0)" office:value-type="float" office:value="0" calcext:value-type="float">
            <text:p>0</text:p>
          </table:table-cell>
          <table:table-cell table:formula="of:=IF([.L36]=&quot;x&quot;; 2^((COLUMN([.L36])-2)); 0)" office:value-type="float" office:value="0" calcext:value-type="float">
            <text:p>0</text:p>
          </table:table-cell>
          <table:table-cell table:formula="of:=IF([.M36]=&quot;x&quot;; 2^((COLUMN([.M36])-2)); 0)" office:value-type="float" office:value="0" calcext:value-type="float">
            <text:p>0</text:p>
          </table:table-cell>
          <table:table-cell table:formula="of:=IF([.N36]=&quot;x&quot;; 2^((COLUMN([.N36])-2)); 0)" office:value-type="float" office:value="0" calcext:value-type="float">
            <text:p>0</text:p>
          </table:table-cell>
          <table:table-cell table:formula="of:=IF([.O36]=&quot;x&quot;; 2^((COLUMN([.O36])-2)); 0)" office:value-type="float" office:value="0" calcext:value-type="float">
            <text:p>0</text:p>
          </table:table-cell>
          <table:table-cell table:formula="of:=IF([.P36]=&quot;x&quot;; 2^((COLUMN([.P36])-2)); 0)" office:value-type="float" office:value="0" calcext:value-type="float">
            <text:p>0</text:p>
          </table:table-cell>
          <table:table-cell table:formula="of:=IF([.Q36]=&quot;x&quot;; 2^((COLUMN([.Q36])-2)); 0)" office:value-type="float" office:value="0" calcext:value-type="float">
            <text:p>0</text:p>
          </table:table-cell>
          <table:table-cell table:formula="of:=IF([.R36]=&quot;x&quot;; 2^((COLUMN([.R36])-2)); 0)" office:value-type="float" office:value="0" calcext:value-type="float">
            <text:p>0</text:p>
          </table:table-cell>
          <table:table-cell table:formula="of:=IF([.S36]=&quot;x&quot;; 2^((COLUMN([.S36])-2)); 0)" office:value-type="float" office:value="0" calcext:value-type="float">
            <text:p>0</text:p>
          </table:table-cell>
          <table:table-cell table:formula="of:=IF([.T36]=&quot;x&quot;; 2^((COLUMN([.T36])-2)); 0)" office:value-type="float" office:value="0" calcext:value-type="float">
            <text:p>0</text:p>
          </table:table-cell>
          <table:table-cell table:formula="of:=IF([.U36]=&quot;x&quot;; 2^((COLUMN([.U36])-2)); 0)" office:value-type="float" office:value="0" calcext:value-type="float">
            <text:p>0</text:p>
          </table:table-cell>
          <table:table-cell table:formula="of:=IF([.V36]=&quot;x&quot;; 2^((COLUMN([.V36])-2)); 0)" office:value-type="float" office:value="0" calcext:value-type="float">
            <text:p>0</text:p>
          </table:table-cell>
          <table:table-cell table:formula="of:=IF([.W36]=&quot;x&quot;; 2^((COLUMN([.W36])-2)); 0)" office:value-type="float" office:value="0" calcext:value-type="float">
            <text:p>0</text:p>
          </table:table-cell>
          <table:table-cell table:formula="of:=IF([.X36]=&quot;x&quot;; 2^((COLUMN([.X36])-2)); 0)" office:value-type="float" office:value="0" calcext:value-type="float">
            <text:p>0</text:p>
          </table:table-cell>
          <table:table-cell table:formula="of:=IF([.Y36]=&quot;x&quot;; 2^((COLUMN([.Y36])-2)); 0)" office:value-type="float" office:value="0" calcext:value-type="float">
            <text:p>0</text:p>
          </table:table-cell>
          <table:table-cell table:formula="of:=IF([.Z36]=&quot;x&quot;; 2^((COLUMN([.Z36])-2)); 0)" office:value-type="float" office:value="0" calcext:value-type="float">
            <text:p>0</text:p>
          </table:table-cell>
          <table:table-cell table:formula="of:=IF([.AA36]=&quot;x&quot;; 2^((COLUMN([.AA36])-2)); 0)" office:value-type="float" office:value="0" calcext:value-type="float">
            <text:p>0</text:p>
          </table:table-cell>
          <table:table-cell table:formula="of:=IF([.AB36]=&quot;x&quot;; 2^((COLUMN([.AB36])-2)); 0)" office:value-type="float" office:value="0" calcext:value-type="float">
            <text:p>0</text:p>
          </table:table-cell>
          <table:table-cell table:formula="of:=IF([.AC36]=&quot;x&quot;; 2^((COLUMN([.AC36])-2)); 0)" office:value-type="float" office:value="0" calcext:value-type="float">
            <text:p>0</text:p>
          </table:table-cell>
          <table:table-cell table:formula="of:=IF([.AD36]=&quot;x&quot;; 2^((COLUMN([.AD36])-2)); 0)" office:value-type="float" office:value="0" calcext:value-type="float">
            <text:p>0</text:p>
          </table:table-cell>
          <table:table-cell table:formula="of:=IF([.AE36]=&quot;x&quot;; 2^((COLUMN([.AE36])-2)); 0)" office:value-type="float" office:value="0" calcext:value-type="float">
            <text:p>0</text:p>
          </table:table-cell>
          <table:table-cell table:formula="of:=IF([.AF36]=&quot;x&quot;; 2^((COLUMN([.AF36])-2)); 0)" office:value-type="float" office:value="0" calcext:value-type="float">
            <text:p>0</text:p>
          </table:table-cell>
          <table:table-cell table:formula="of:=IF([.AG36]=&quot;x&quot;; 2^((COLUMN([.AG36])-2)); 0)" office:value-type="float" office:value="0" calcext:value-type="float">
            <text:p>0</text:p>
          </table:table-cell>
          <table:table-cell table:formula="of:=IF([.AH36]=&quot;x&quot;; 2^((COLUMN([.AH36])-2)); 0)" office:value-type="float" office:value="0" calcext:value-type="float">
            <text:p>0</text:p>
          </table:table-cell>
          <table:table-cell table:formula="of:=IF([.AI36]=&quot;x&quot;; 2^((COLUMN([.AI36])-2)); 0)" office:value-type="float" office:value="0" calcext:value-type="float">
            <text:p>0</text:p>
          </table:table-cell>
          <table:table-cell table:formula="of:=IF([.AJ36]=&quot;x&quot;; 2^((COLUMN([.AJ36])-2)); 0)" office:value-type="float" office:value="0" calcext:value-type="float">
            <text:p>0</text:p>
          </table:table-cell>
          <table:table-cell table:formula="of:=IF([.AK36]=&quot;x&quot;; 2^((COLUMN([.AK36])-2)); 0)" office:value-type="float" office:value="0" calcext:value-type="float">
            <text:p>0</text:p>
          </table:table-cell>
          <table:table-cell table:formula="of:=IF([.AL36]=&quot;x&quot;; 2^((COLUMN([.AL36])-2)); 0)" office:value-type="float" office:value="0" calcext:value-type="float">
            <text:p>0</text:p>
          </table:table-cell>
          <table:table-cell table:formula="of:=IF([.AM36]=&quot;x&quot;; 2^((COLUMN([.AM36])-2)); 0)" office:value-type="float" office:value="0" calcext:value-type="float">
            <text:p>0</text:p>
          </table:table-cell>
          <table:table-cell table:formula="of:=IF([.AN36]=&quot;x&quot;; 2^((COLUMN([.AN36])-2)); 0)" office:value-type="float" office:value="0" calcext:value-type="float">
            <text:p>0</text:p>
          </table:table-cell>
          <table:table-cell table:formula="of:=IF([.AO36]=&quot;x&quot;; 2^((COLUMN([.AO36])-2)); 0)" office:value-type="float" office:value="0" calcext:value-type="float">
            <text:p>0</text:p>
          </table:table-cell>
          <table:table-cell table:formula="of:=IF([.AP36]=&quot;x&quot;; 2^((COLUMN([.AP36])-2)); 0)" office:value-type="float" office:value="0" calcext:value-type="float">
            <text:p>0</text:p>
          </table:table-cell>
          <table:table-cell table:formula="of:=IF([.AQ36]=&quot;x&quot;; 2^((COLUMN([.AQ36])-2)); 0)" office:value-type="float" office:value="0" calcext:value-type="float">
            <text:p>0</text:p>
          </table:table-cell>
          <table:table-cell table:formula="of:=IF([.AR36]=&quot;x&quot;; 2^((COLUMN([.AR36])-2)); 0)" office:value-type="float" office:value="0" calcext:value-type="float">
            <text:p>0</text:p>
          </table:table-cell>
          <table:table-cell table:formula="of:=IF([.AS36]=&quot;x&quot;; 2^((COLUMN([.AS36])-2)); 0)" office:value-type="float" office:value="0" calcext:value-type="float">
            <text:p>0</text:p>
          </table:table-cell>
          <table:table-cell table:formula="of:=IF([.AT36]=&quot;x&quot;; 2^((COLUMN([.AT36])-2)); 0)" office:value-type="float" office:value="0" calcext:value-type="float">
            <text:p>0</text:p>
          </table:table-cell>
          <table:table-cell table:formula="of:=IF([.AU36]=&quot;x&quot;; 2^((COLUMN([.AU36])-2)); 0)" office:value-type="float" office:value="0" calcext:value-type="float">
            <text:p>0</text:p>
          </table:table-cell>
          <table:table-cell table:formula="of:=IF([.AV36]=&quot;x&quot;; 2^((COLUMN([.AV36])-2)); 0)" office:value-type="float" office:value="0" calcext:value-type="float">
            <text:p>0</text:p>
          </table:table-cell>
          <table:table-cell table:formula="of:=IF([.AW36]=&quot;x&quot;; 2^((COLUMN([.AW36])-2)); 0)" office:value-type="float" office:value="0" calcext:value-type="float">
            <text:p>0</text:p>
          </table:table-cell>
          <table:table-cell table:formula="of:=IF([.AX36]=&quot;x&quot;; 2^((COLUMN([.AX36])-2)); 0)" office:value-type="float" office:value="0" calcext:value-type="float">
            <text:p>0</text:p>
          </table:table-cell>
          <table:table-cell table:formula="of:=IF([.AY36]=&quot;x&quot;; 2^((COLUMN([.AY36])-2)); 0)" office:value-type="float" office:value="0" calcext:value-type="float">
            <text:p>0</text:p>
          </table:table-cell>
          <table:table-cell table:formula="of:=IF([.AZ36]=&quot;x&quot;; 2^((COLUMN([.AZ36])-2)); 0)" office:value-type="float" office:value="0" calcext:value-type="float">
            <text:p>0</text:p>
          </table:table-cell>
          <table:table-cell table:formula="of:=IF([.BA36]=&quot;x&quot;; 2^((COLUMN([.BA36])-2)); 0)" office:value-type="float" office:value="0" calcext:value-type="float">
            <text:p>0</text:p>
          </table:table-cell>
          <table:table-cell table:formula="of:=IF([.BB36]=&quot;x&quot;; 2^((COLUMN([.BB36])-2)); 0)" office:value-type="float" office:value="0" calcext:value-type="float">
            <text:p>0</text:p>
          </table:table-cell>
          <table:table-cell table:formula="of:=IF([.BC36]=&quot;x&quot;; 2^((COLUMN([.BC36])-2)); 0)" office:value-type="float" office:value="0" calcext:value-type="float">
            <text:p>0</text:p>
          </table:table-cell>
          <table:table-cell table:formula="of:=IF([.BD36]=&quot;x&quot;; 2^((COLUMN([.BD36])-2)); 0)" office:value-type="float" office:value="0" calcext:value-type="float">
            <text:p>0</text:p>
          </table:table-cell>
          <table:table-cell table:formula="of:=IF([.BE36]=&quot;x&quot;; 2^((COLUMN([.BE36])-2)); 0)" office:value-type="float" office:value="0" calcext:value-type="float">
            <text:p>0</text:p>
          </table:table-cell>
          <table:table-cell table:formula="of:=IF([.BF36]=&quot;x&quot;; 2^((COLUMN([.BF36])-2)); 0)" office:value-type="float" office:value="0" calcext:value-type="float">
            <text:p>0</text:p>
          </table:table-cell>
          <table:table-cell table:formula="of:=IF([.BG36]=&quot;x&quot;; 2^((COLUMN([.BG36])-2)); 0)" office:value-type="float" office:value="0" calcext:value-type="float">
            <text:p>0</text:p>
          </table:table-cell>
          <table:table-cell table:formula="of:=IF([.BH36]=&quot;x&quot;; 2^((COLUMN([.BH36])-2)); 0)" office:value-type="float" office:value="0" calcext:value-type="float">
            <text:p>0</text:p>
          </table:table-cell>
          <table:table-cell table:formula="of:=IF([.BI36]=&quot;x&quot;; 2^((COLUMN([.BI36])-2)); 0)" office:value-type="float" office:value="0" calcext:value-type="float">
            <text:p>0</text:p>
          </table:table-cell>
          <table:table-cell table:formula="of:=IF([.BJ36]=&quot;x&quot;; 2^((COLUMN([.BJ36])-2)); 0)" office:value-type="float" office:value="0" calcext:value-type="float">
            <text:p>0</text:p>
          </table:table-cell>
          <table:table-cell table:formula="of:=IF([.BK36]=&quot;x&quot;; 2^((COLUMN([.BK36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37:.DY37]) &amp; &quot;,&quot;" office:value-type="string" office:string-value="0," calcext:value-type="string">
            <text:p>0,</text:p>
          </table:table-cell>
          <table:table-cell table:formula="of:=IF([.B37]=&quot;x&quot;; 2^((COLUMN([.B37])-2)); 0)" office:value-type="float" office:value="0" calcext:value-type="float">
            <text:p>0</text:p>
          </table:table-cell>
          <table:table-cell table:formula="of:=IF([.C37]=&quot;x&quot;; 2^((COLUMN([.C37])-2)); 0)" office:value-type="float" office:value="0" calcext:value-type="float">
            <text:p>0</text:p>
          </table:table-cell>
          <table:table-cell table:formula="of:=IF([.D37]=&quot;x&quot;; 2^((COLUMN([.D37])-2)); 0)" office:value-type="float" office:value="0" calcext:value-type="float">
            <text:p>0</text:p>
          </table:table-cell>
          <table:table-cell table:formula="of:=IF([.E37]=&quot;x&quot;; 2^((COLUMN([.E37])-2)); 0)" office:value-type="float" office:value="0" calcext:value-type="float">
            <text:p>0</text:p>
          </table:table-cell>
          <table:table-cell table:formula="of:=IF([.F37]=&quot;x&quot;; 2^((COLUMN([.F37])-2)); 0)" office:value-type="float" office:value="0" calcext:value-type="float">
            <text:p>0</text:p>
          </table:table-cell>
          <table:table-cell table:formula="of:=IF([.G37]=&quot;x&quot;; 2^((COLUMN([.G37])-2)); 0)" office:value-type="float" office:value="0" calcext:value-type="float">
            <text:p>0</text:p>
          </table:table-cell>
          <table:table-cell table:formula="of:=IF([.H37]=&quot;x&quot;; 2^((COLUMN([.H37])-2)); 0)" office:value-type="float" office:value="0" calcext:value-type="float">
            <text:p>0</text:p>
          </table:table-cell>
          <table:table-cell table:formula="of:=IF([.I37]=&quot;x&quot;; 2^((COLUMN([.I37])-2)); 0)" office:value-type="float" office:value="0" calcext:value-type="float">
            <text:p>0</text:p>
          </table:table-cell>
          <table:table-cell table:formula="of:=IF([.J37]=&quot;x&quot;; 2^((COLUMN([.J37])-2)); 0)" office:value-type="float" office:value="0" calcext:value-type="float">
            <text:p>0</text:p>
          </table:table-cell>
          <table:table-cell table:formula="of:=IF([.K37]=&quot;x&quot;; 2^((COLUMN([.K37])-2)); 0)" office:value-type="float" office:value="0" calcext:value-type="float">
            <text:p>0</text:p>
          </table:table-cell>
          <table:table-cell table:formula="of:=IF([.L37]=&quot;x&quot;; 2^((COLUMN([.L37])-2)); 0)" office:value-type="float" office:value="0" calcext:value-type="float">
            <text:p>0</text:p>
          </table:table-cell>
          <table:table-cell table:formula="of:=IF([.M37]=&quot;x&quot;; 2^((COLUMN([.M37])-2)); 0)" office:value-type="float" office:value="0" calcext:value-type="float">
            <text:p>0</text:p>
          </table:table-cell>
          <table:table-cell table:formula="of:=IF([.N37]=&quot;x&quot;; 2^((COLUMN([.N37])-2)); 0)" office:value-type="float" office:value="0" calcext:value-type="float">
            <text:p>0</text:p>
          </table:table-cell>
          <table:table-cell table:formula="of:=IF([.O37]=&quot;x&quot;; 2^((COLUMN([.O37])-2)); 0)" office:value-type="float" office:value="0" calcext:value-type="float">
            <text:p>0</text:p>
          </table:table-cell>
          <table:table-cell table:formula="of:=IF([.P37]=&quot;x&quot;; 2^((COLUMN([.P37])-2)); 0)" office:value-type="float" office:value="0" calcext:value-type="float">
            <text:p>0</text:p>
          </table:table-cell>
          <table:table-cell table:formula="of:=IF([.Q37]=&quot;x&quot;; 2^((COLUMN([.Q37])-2)); 0)" office:value-type="float" office:value="0" calcext:value-type="float">
            <text:p>0</text:p>
          </table:table-cell>
          <table:table-cell table:formula="of:=IF([.R37]=&quot;x&quot;; 2^((COLUMN([.R37])-2)); 0)" office:value-type="float" office:value="0" calcext:value-type="float">
            <text:p>0</text:p>
          </table:table-cell>
          <table:table-cell table:formula="of:=IF([.S37]=&quot;x&quot;; 2^((COLUMN([.S37])-2)); 0)" office:value-type="float" office:value="0" calcext:value-type="float">
            <text:p>0</text:p>
          </table:table-cell>
          <table:table-cell table:formula="of:=IF([.T37]=&quot;x&quot;; 2^((COLUMN([.T37])-2)); 0)" office:value-type="float" office:value="0" calcext:value-type="float">
            <text:p>0</text:p>
          </table:table-cell>
          <table:table-cell table:formula="of:=IF([.U37]=&quot;x&quot;; 2^((COLUMN([.U37])-2)); 0)" office:value-type="float" office:value="0" calcext:value-type="float">
            <text:p>0</text:p>
          </table:table-cell>
          <table:table-cell table:formula="of:=IF([.V37]=&quot;x&quot;; 2^((COLUMN([.V37])-2)); 0)" office:value-type="float" office:value="0" calcext:value-type="float">
            <text:p>0</text:p>
          </table:table-cell>
          <table:table-cell table:formula="of:=IF([.W37]=&quot;x&quot;; 2^((COLUMN([.W37])-2)); 0)" office:value-type="float" office:value="0" calcext:value-type="float">
            <text:p>0</text:p>
          </table:table-cell>
          <table:table-cell table:formula="of:=IF([.X37]=&quot;x&quot;; 2^((COLUMN([.X37])-2)); 0)" office:value-type="float" office:value="0" calcext:value-type="float">
            <text:p>0</text:p>
          </table:table-cell>
          <table:table-cell table:formula="of:=IF([.Y37]=&quot;x&quot;; 2^((COLUMN([.Y37])-2)); 0)" office:value-type="float" office:value="0" calcext:value-type="float">
            <text:p>0</text:p>
          </table:table-cell>
          <table:table-cell table:formula="of:=IF([.Z37]=&quot;x&quot;; 2^((COLUMN([.Z37])-2)); 0)" office:value-type="float" office:value="0" calcext:value-type="float">
            <text:p>0</text:p>
          </table:table-cell>
          <table:table-cell table:formula="of:=IF([.AA37]=&quot;x&quot;; 2^((COLUMN([.AA37])-2)); 0)" office:value-type="float" office:value="0" calcext:value-type="float">
            <text:p>0</text:p>
          </table:table-cell>
          <table:table-cell table:formula="of:=IF([.AB37]=&quot;x&quot;; 2^((COLUMN([.AB37])-2)); 0)" office:value-type="float" office:value="0" calcext:value-type="float">
            <text:p>0</text:p>
          </table:table-cell>
          <table:table-cell table:formula="of:=IF([.AC37]=&quot;x&quot;; 2^((COLUMN([.AC37])-2)); 0)" office:value-type="float" office:value="0" calcext:value-type="float">
            <text:p>0</text:p>
          </table:table-cell>
          <table:table-cell table:formula="of:=IF([.AD37]=&quot;x&quot;; 2^((COLUMN([.AD37])-2)); 0)" office:value-type="float" office:value="0" calcext:value-type="float">
            <text:p>0</text:p>
          </table:table-cell>
          <table:table-cell table:formula="of:=IF([.AE37]=&quot;x&quot;; 2^((COLUMN([.AE37])-2)); 0)" office:value-type="float" office:value="0" calcext:value-type="float">
            <text:p>0</text:p>
          </table:table-cell>
          <table:table-cell table:formula="of:=IF([.AF37]=&quot;x&quot;; 2^((COLUMN([.AF37])-2)); 0)" office:value-type="float" office:value="0" calcext:value-type="float">
            <text:p>0</text:p>
          </table:table-cell>
          <table:table-cell table:formula="of:=IF([.AG37]=&quot;x&quot;; 2^((COLUMN([.AG37])-2)); 0)" office:value-type="float" office:value="0" calcext:value-type="float">
            <text:p>0</text:p>
          </table:table-cell>
          <table:table-cell table:formula="of:=IF([.AH37]=&quot;x&quot;; 2^((COLUMN([.AH37])-2)); 0)" office:value-type="float" office:value="0" calcext:value-type="float">
            <text:p>0</text:p>
          </table:table-cell>
          <table:table-cell table:formula="of:=IF([.AI37]=&quot;x&quot;; 2^((COLUMN([.AI37])-2)); 0)" office:value-type="float" office:value="0" calcext:value-type="float">
            <text:p>0</text:p>
          </table:table-cell>
          <table:table-cell table:formula="of:=IF([.AJ37]=&quot;x&quot;; 2^((COLUMN([.AJ37])-2)); 0)" office:value-type="float" office:value="0" calcext:value-type="float">
            <text:p>0</text:p>
          </table:table-cell>
          <table:table-cell table:formula="of:=IF([.AK37]=&quot;x&quot;; 2^((COLUMN([.AK37])-2)); 0)" office:value-type="float" office:value="0" calcext:value-type="float">
            <text:p>0</text:p>
          </table:table-cell>
          <table:table-cell table:formula="of:=IF([.AL37]=&quot;x&quot;; 2^((COLUMN([.AL37])-2)); 0)" office:value-type="float" office:value="0" calcext:value-type="float">
            <text:p>0</text:p>
          </table:table-cell>
          <table:table-cell table:formula="of:=IF([.AM37]=&quot;x&quot;; 2^((COLUMN([.AM37])-2)); 0)" office:value-type="float" office:value="0" calcext:value-type="float">
            <text:p>0</text:p>
          </table:table-cell>
          <table:table-cell table:formula="of:=IF([.AN37]=&quot;x&quot;; 2^((COLUMN([.AN37])-2)); 0)" office:value-type="float" office:value="0" calcext:value-type="float">
            <text:p>0</text:p>
          </table:table-cell>
          <table:table-cell table:formula="of:=IF([.AO37]=&quot;x&quot;; 2^((COLUMN([.AO37])-2)); 0)" office:value-type="float" office:value="0" calcext:value-type="float">
            <text:p>0</text:p>
          </table:table-cell>
          <table:table-cell table:formula="of:=IF([.AP37]=&quot;x&quot;; 2^((COLUMN([.AP37])-2)); 0)" office:value-type="float" office:value="0" calcext:value-type="float">
            <text:p>0</text:p>
          </table:table-cell>
          <table:table-cell table:formula="of:=IF([.AQ37]=&quot;x&quot;; 2^((COLUMN([.AQ37])-2)); 0)" office:value-type="float" office:value="0" calcext:value-type="float">
            <text:p>0</text:p>
          </table:table-cell>
          <table:table-cell table:formula="of:=IF([.AR37]=&quot;x&quot;; 2^((COLUMN([.AR37])-2)); 0)" office:value-type="float" office:value="0" calcext:value-type="float">
            <text:p>0</text:p>
          </table:table-cell>
          <table:table-cell table:formula="of:=IF([.AS37]=&quot;x&quot;; 2^((COLUMN([.AS37])-2)); 0)" office:value-type="float" office:value="0" calcext:value-type="float">
            <text:p>0</text:p>
          </table:table-cell>
          <table:table-cell table:formula="of:=IF([.AT37]=&quot;x&quot;; 2^((COLUMN([.AT37])-2)); 0)" office:value-type="float" office:value="0" calcext:value-type="float">
            <text:p>0</text:p>
          </table:table-cell>
          <table:table-cell table:formula="of:=IF([.AU37]=&quot;x&quot;; 2^((COLUMN([.AU37])-2)); 0)" office:value-type="float" office:value="0" calcext:value-type="float">
            <text:p>0</text:p>
          </table:table-cell>
          <table:table-cell table:formula="of:=IF([.AV37]=&quot;x&quot;; 2^((COLUMN([.AV37])-2)); 0)" office:value-type="float" office:value="0" calcext:value-type="float">
            <text:p>0</text:p>
          </table:table-cell>
          <table:table-cell table:formula="of:=IF([.AW37]=&quot;x&quot;; 2^((COLUMN([.AW37])-2)); 0)" office:value-type="float" office:value="0" calcext:value-type="float">
            <text:p>0</text:p>
          </table:table-cell>
          <table:table-cell table:formula="of:=IF([.AX37]=&quot;x&quot;; 2^((COLUMN([.AX37])-2)); 0)" office:value-type="float" office:value="0" calcext:value-type="float">
            <text:p>0</text:p>
          </table:table-cell>
          <table:table-cell table:formula="of:=IF([.AY37]=&quot;x&quot;; 2^((COLUMN([.AY37])-2)); 0)" office:value-type="float" office:value="0" calcext:value-type="float">
            <text:p>0</text:p>
          </table:table-cell>
          <table:table-cell table:formula="of:=IF([.AZ37]=&quot;x&quot;; 2^((COLUMN([.AZ37])-2)); 0)" office:value-type="float" office:value="0" calcext:value-type="float">
            <text:p>0</text:p>
          </table:table-cell>
          <table:table-cell table:formula="of:=IF([.BA37]=&quot;x&quot;; 2^((COLUMN([.BA37])-2)); 0)" office:value-type="float" office:value="0" calcext:value-type="float">
            <text:p>0</text:p>
          </table:table-cell>
          <table:table-cell table:formula="of:=IF([.BB37]=&quot;x&quot;; 2^((COLUMN([.BB37])-2)); 0)" office:value-type="float" office:value="0" calcext:value-type="float">
            <text:p>0</text:p>
          </table:table-cell>
          <table:table-cell table:formula="of:=IF([.BC37]=&quot;x&quot;; 2^((COLUMN([.BC37])-2)); 0)" office:value-type="float" office:value="0" calcext:value-type="float">
            <text:p>0</text:p>
          </table:table-cell>
          <table:table-cell table:formula="of:=IF([.BD37]=&quot;x&quot;; 2^((COLUMN([.BD37])-2)); 0)" office:value-type="float" office:value="0" calcext:value-type="float">
            <text:p>0</text:p>
          </table:table-cell>
          <table:table-cell table:formula="of:=IF([.BE37]=&quot;x&quot;; 2^((COLUMN([.BE37])-2)); 0)" office:value-type="float" office:value="0" calcext:value-type="float">
            <text:p>0</text:p>
          </table:table-cell>
          <table:table-cell table:formula="of:=IF([.BF37]=&quot;x&quot;; 2^((COLUMN([.BF37])-2)); 0)" office:value-type="float" office:value="0" calcext:value-type="float">
            <text:p>0</text:p>
          </table:table-cell>
          <table:table-cell table:formula="of:=IF([.BG37]=&quot;x&quot;; 2^((COLUMN([.BG37])-2)); 0)" office:value-type="float" office:value="0" calcext:value-type="float">
            <text:p>0</text:p>
          </table:table-cell>
          <table:table-cell table:formula="of:=IF([.BH37]=&quot;x&quot;; 2^((COLUMN([.BH37])-2)); 0)" office:value-type="float" office:value="0" calcext:value-type="float">
            <text:p>0</text:p>
          </table:table-cell>
          <table:table-cell table:formula="of:=IF([.BI37]=&quot;x&quot;; 2^((COLUMN([.BI37])-2)); 0)" office:value-type="float" office:value="0" calcext:value-type="float">
            <text:p>0</text:p>
          </table:table-cell>
          <table:table-cell table:formula="of:=IF([.BJ37]=&quot;x&quot;; 2^((COLUMN([.BJ37])-2)); 0)" office:value-type="float" office:value="0" calcext:value-type="float">
            <text:p>0</text:p>
          </table:table-cell>
          <table:table-cell table:formula="of:=IF([.BK37]=&quot;x&quot;; 2^((COLUMN([.BK37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38:.DY38]) &amp; &quot;,&quot;" office:value-type="string" office:string-value="0," calcext:value-type="string">
            <text:p>0,</text:p>
          </table:table-cell>
          <table:table-cell table:formula="of:=IF([.B38]=&quot;x&quot;; 2^((COLUMN([.B38])-2)); 0)" office:value-type="float" office:value="0" calcext:value-type="float">
            <text:p>0</text:p>
          </table:table-cell>
          <table:table-cell table:formula="of:=IF([.C38]=&quot;x&quot;; 2^((COLUMN([.C38])-2)); 0)" office:value-type="float" office:value="0" calcext:value-type="float">
            <text:p>0</text:p>
          </table:table-cell>
          <table:table-cell table:formula="of:=IF([.D38]=&quot;x&quot;; 2^((COLUMN([.D38])-2)); 0)" office:value-type="float" office:value="0" calcext:value-type="float">
            <text:p>0</text:p>
          </table:table-cell>
          <table:table-cell table:formula="of:=IF([.E38]=&quot;x&quot;; 2^((COLUMN([.E38])-2)); 0)" office:value-type="float" office:value="0" calcext:value-type="float">
            <text:p>0</text:p>
          </table:table-cell>
          <table:table-cell table:formula="of:=IF([.F38]=&quot;x&quot;; 2^((COLUMN([.F38])-2)); 0)" office:value-type="float" office:value="0" calcext:value-type="float">
            <text:p>0</text:p>
          </table:table-cell>
          <table:table-cell table:formula="of:=IF([.G38]=&quot;x&quot;; 2^((COLUMN([.G38])-2)); 0)" office:value-type="float" office:value="0" calcext:value-type="float">
            <text:p>0</text:p>
          </table:table-cell>
          <table:table-cell table:formula="of:=IF([.H38]=&quot;x&quot;; 2^((COLUMN([.H38])-2)); 0)" office:value-type="float" office:value="0" calcext:value-type="float">
            <text:p>0</text:p>
          </table:table-cell>
          <table:table-cell table:formula="of:=IF([.I38]=&quot;x&quot;; 2^((COLUMN([.I38])-2)); 0)" office:value-type="float" office:value="0" calcext:value-type="float">
            <text:p>0</text:p>
          </table:table-cell>
          <table:table-cell table:formula="of:=IF([.J38]=&quot;x&quot;; 2^((COLUMN([.J38])-2)); 0)" office:value-type="float" office:value="0" calcext:value-type="float">
            <text:p>0</text:p>
          </table:table-cell>
          <table:table-cell table:formula="of:=IF([.K38]=&quot;x&quot;; 2^((COLUMN([.K38])-2)); 0)" office:value-type="float" office:value="0" calcext:value-type="float">
            <text:p>0</text:p>
          </table:table-cell>
          <table:table-cell table:formula="of:=IF([.L38]=&quot;x&quot;; 2^((COLUMN([.L38])-2)); 0)" office:value-type="float" office:value="0" calcext:value-type="float">
            <text:p>0</text:p>
          </table:table-cell>
          <table:table-cell table:formula="of:=IF([.M38]=&quot;x&quot;; 2^((COLUMN([.M38])-2)); 0)" office:value-type="float" office:value="0" calcext:value-type="float">
            <text:p>0</text:p>
          </table:table-cell>
          <table:table-cell table:formula="of:=IF([.N38]=&quot;x&quot;; 2^((COLUMN([.N38])-2)); 0)" office:value-type="float" office:value="0" calcext:value-type="float">
            <text:p>0</text:p>
          </table:table-cell>
          <table:table-cell table:formula="of:=IF([.O38]=&quot;x&quot;; 2^((COLUMN([.O38])-2)); 0)" office:value-type="float" office:value="0" calcext:value-type="float">
            <text:p>0</text:p>
          </table:table-cell>
          <table:table-cell table:formula="of:=IF([.P38]=&quot;x&quot;; 2^((COLUMN([.P38])-2)); 0)" office:value-type="float" office:value="0" calcext:value-type="float">
            <text:p>0</text:p>
          </table:table-cell>
          <table:table-cell table:formula="of:=IF([.Q38]=&quot;x&quot;; 2^((COLUMN([.Q38])-2)); 0)" office:value-type="float" office:value="0" calcext:value-type="float">
            <text:p>0</text:p>
          </table:table-cell>
          <table:table-cell table:formula="of:=IF([.R38]=&quot;x&quot;; 2^((COLUMN([.R38])-2)); 0)" office:value-type="float" office:value="0" calcext:value-type="float">
            <text:p>0</text:p>
          </table:table-cell>
          <table:table-cell table:formula="of:=IF([.S38]=&quot;x&quot;; 2^((COLUMN([.S38])-2)); 0)" office:value-type="float" office:value="0" calcext:value-type="float">
            <text:p>0</text:p>
          </table:table-cell>
          <table:table-cell table:formula="of:=IF([.T38]=&quot;x&quot;; 2^((COLUMN([.T38])-2)); 0)" office:value-type="float" office:value="0" calcext:value-type="float">
            <text:p>0</text:p>
          </table:table-cell>
          <table:table-cell table:formula="of:=IF([.U38]=&quot;x&quot;; 2^((COLUMN([.U38])-2)); 0)" office:value-type="float" office:value="0" calcext:value-type="float">
            <text:p>0</text:p>
          </table:table-cell>
          <table:table-cell table:formula="of:=IF([.V38]=&quot;x&quot;; 2^((COLUMN([.V38])-2)); 0)" office:value-type="float" office:value="0" calcext:value-type="float">
            <text:p>0</text:p>
          </table:table-cell>
          <table:table-cell table:formula="of:=IF([.W38]=&quot;x&quot;; 2^((COLUMN([.W38])-2)); 0)" office:value-type="float" office:value="0" calcext:value-type="float">
            <text:p>0</text:p>
          </table:table-cell>
          <table:table-cell table:formula="of:=IF([.X38]=&quot;x&quot;; 2^((COLUMN([.X38])-2)); 0)" office:value-type="float" office:value="0" calcext:value-type="float">
            <text:p>0</text:p>
          </table:table-cell>
          <table:table-cell table:formula="of:=IF([.Y38]=&quot;x&quot;; 2^((COLUMN([.Y38])-2)); 0)" office:value-type="float" office:value="0" calcext:value-type="float">
            <text:p>0</text:p>
          </table:table-cell>
          <table:table-cell table:formula="of:=IF([.Z38]=&quot;x&quot;; 2^((COLUMN([.Z38])-2)); 0)" office:value-type="float" office:value="0" calcext:value-type="float">
            <text:p>0</text:p>
          </table:table-cell>
          <table:table-cell table:formula="of:=IF([.AA38]=&quot;x&quot;; 2^((COLUMN([.AA38])-2)); 0)" office:value-type="float" office:value="0" calcext:value-type="float">
            <text:p>0</text:p>
          </table:table-cell>
          <table:table-cell table:formula="of:=IF([.AB38]=&quot;x&quot;; 2^((COLUMN([.AB38])-2)); 0)" office:value-type="float" office:value="0" calcext:value-type="float">
            <text:p>0</text:p>
          </table:table-cell>
          <table:table-cell table:formula="of:=IF([.AC38]=&quot;x&quot;; 2^((COLUMN([.AC38])-2)); 0)" office:value-type="float" office:value="0" calcext:value-type="float">
            <text:p>0</text:p>
          </table:table-cell>
          <table:table-cell table:formula="of:=IF([.AD38]=&quot;x&quot;; 2^((COLUMN([.AD38])-2)); 0)" office:value-type="float" office:value="0" calcext:value-type="float">
            <text:p>0</text:p>
          </table:table-cell>
          <table:table-cell table:formula="of:=IF([.AE38]=&quot;x&quot;; 2^((COLUMN([.AE38])-2)); 0)" office:value-type="float" office:value="0" calcext:value-type="float">
            <text:p>0</text:p>
          </table:table-cell>
          <table:table-cell table:formula="of:=IF([.AF38]=&quot;x&quot;; 2^((COLUMN([.AF38])-2)); 0)" office:value-type="float" office:value="0" calcext:value-type="float">
            <text:p>0</text:p>
          </table:table-cell>
          <table:table-cell table:formula="of:=IF([.AG38]=&quot;x&quot;; 2^((COLUMN([.AG38])-2)); 0)" office:value-type="float" office:value="0" calcext:value-type="float">
            <text:p>0</text:p>
          </table:table-cell>
          <table:table-cell table:formula="of:=IF([.AH38]=&quot;x&quot;; 2^((COLUMN([.AH38])-2)); 0)" office:value-type="float" office:value="0" calcext:value-type="float">
            <text:p>0</text:p>
          </table:table-cell>
          <table:table-cell table:formula="of:=IF([.AI38]=&quot;x&quot;; 2^((COLUMN([.AI38])-2)); 0)" office:value-type="float" office:value="0" calcext:value-type="float">
            <text:p>0</text:p>
          </table:table-cell>
          <table:table-cell table:formula="of:=IF([.AJ38]=&quot;x&quot;; 2^((COLUMN([.AJ38])-2)); 0)" office:value-type="float" office:value="0" calcext:value-type="float">
            <text:p>0</text:p>
          </table:table-cell>
          <table:table-cell table:formula="of:=IF([.AK38]=&quot;x&quot;; 2^((COLUMN([.AK38])-2)); 0)" office:value-type="float" office:value="0" calcext:value-type="float">
            <text:p>0</text:p>
          </table:table-cell>
          <table:table-cell table:formula="of:=IF([.AL38]=&quot;x&quot;; 2^((COLUMN([.AL38])-2)); 0)" office:value-type="float" office:value="0" calcext:value-type="float">
            <text:p>0</text:p>
          </table:table-cell>
          <table:table-cell table:formula="of:=IF([.AM38]=&quot;x&quot;; 2^((COLUMN([.AM38])-2)); 0)" office:value-type="float" office:value="0" calcext:value-type="float">
            <text:p>0</text:p>
          </table:table-cell>
          <table:table-cell table:formula="of:=IF([.AN38]=&quot;x&quot;; 2^((COLUMN([.AN38])-2)); 0)" office:value-type="float" office:value="0" calcext:value-type="float">
            <text:p>0</text:p>
          </table:table-cell>
          <table:table-cell table:formula="of:=IF([.AO38]=&quot;x&quot;; 2^((COLUMN([.AO38])-2)); 0)" office:value-type="float" office:value="0" calcext:value-type="float">
            <text:p>0</text:p>
          </table:table-cell>
          <table:table-cell table:formula="of:=IF([.AP38]=&quot;x&quot;; 2^((COLUMN([.AP38])-2)); 0)" office:value-type="float" office:value="0" calcext:value-type="float">
            <text:p>0</text:p>
          </table:table-cell>
          <table:table-cell table:formula="of:=IF([.AQ38]=&quot;x&quot;; 2^((COLUMN([.AQ38])-2)); 0)" office:value-type="float" office:value="0" calcext:value-type="float">
            <text:p>0</text:p>
          </table:table-cell>
          <table:table-cell table:formula="of:=IF([.AR38]=&quot;x&quot;; 2^((COLUMN([.AR38])-2)); 0)" office:value-type="float" office:value="0" calcext:value-type="float">
            <text:p>0</text:p>
          </table:table-cell>
          <table:table-cell table:formula="of:=IF([.AS38]=&quot;x&quot;; 2^((COLUMN([.AS38])-2)); 0)" office:value-type="float" office:value="0" calcext:value-type="float">
            <text:p>0</text:p>
          </table:table-cell>
          <table:table-cell table:formula="of:=IF([.AT38]=&quot;x&quot;; 2^((COLUMN([.AT38])-2)); 0)" office:value-type="float" office:value="0" calcext:value-type="float">
            <text:p>0</text:p>
          </table:table-cell>
          <table:table-cell table:formula="of:=IF([.AU38]=&quot;x&quot;; 2^((COLUMN([.AU38])-2)); 0)" office:value-type="float" office:value="0" calcext:value-type="float">
            <text:p>0</text:p>
          </table:table-cell>
          <table:table-cell table:formula="of:=IF([.AV38]=&quot;x&quot;; 2^((COLUMN([.AV38])-2)); 0)" office:value-type="float" office:value="0" calcext:value-type="float">
            <text:p>0</text:p>
          </table:table-cell>
          <table:table-cell table:formula="of:=IF([.AW38]=&quot;x&quot;; 2^((COLUMN([.AW38])-2)); 0)" office:value-type="float" office:value="0" calcext:value-type="float">
            <text:p>0</text:p>
          </table:table-cell>
          <table:table-cell table:formula="of:=IF([.AX38]=&quot;x&quot;; 2^((COLUMN([.AX38])-2)); 0)" office:value-type="float" office:value="0" calcext:value-type="float">
            <text:p>0</text:p>
          </table:table-cell>
          <table:table-cell table:formula="of:=IF([.AY38]=&quot;x&quot;; 2^((COLUMN([.AY38])-2)); 0)" office:value-type="float" office:value="0" calcext:value-type="float">
            <text:p>0</text:p>
          </table:table-cell>
          <table:table-cell table:formula="of:=IF([.AZ38]=&quot;x&quot;; 2^((COLUMN([.AZ38])-2)); 0)" office:value-type="float" office:value="0" calcext:value-type="float">
            <text:p>0</text:p>
          </table:table-cell>
          <table:table-cell table:formula="of:=IF([.BA38]=&quot;x&quot;; 2^((COLUMN([.BA38])-2)); 0)" office:value-type="float" office:value="0" calcext:value-type="float">
            <text:p>0</text:p>
          </table:table-cell>
          <table:table-cell table:formula="of:=IF([.BB38]=&quot;x&quot;; 2^((COLUMN([.BB38])-2)); 0)" office:value-type="float" office:value="0" calcext:value-type="float">
            <text:p>0</text:p>
          </table:table-cell>
          <table:table-cell table:formula="of:=IF([.BC38]=&quot;x&quot;; 2^((COLUMN([.BC38])-2)); 0)" office:value-type="float" office:value="0" calcext:value-type="float">
            <text:p>0</text:p>
          </table:table-cell>
          <table:table-cell table:formula="of:=IF([.BD38]=&quot;x&quot;; 2^((COLUMN([.BD38])-2)); 0)" office:value-type="float" office:value="0" calcext:value-type="float">
            <text:p>0</text:p>
          </table:table-cell>
          <table:table-cell table:formula="of:=IF([.BE38]=&quot;x&quot;; 2^((COLUMN([.BE38])-2)); 0)" office:value-type="float" office:value="0" calcext:value-type="float">
            <text:p>0</text:p>
          </table:table-cell>
          <table:table-cell table:formula="of:=IF([.BF38]=&quot;x&quot;; 2^((COLUMN([.BF38])-2)); 0)" office:value-type="float" office:value="0" calcext:value-type="float">
            <text:p>0</text:p>
          </table:table-cell>
          <table:table-cell table:formula="of:=IF([.BG38]=&quot;x&quot;; 2^((COLUMN([.BG38])-2)); 0)" office:value-type="float" office:value="0" calcext:value-type="float">
            <text:p>0</text:p>
          </table:table-cell>
          <table:table-cell table:formula="of:=IF([.BH38]=&quot;x&quot;; 2^((COLUMN([.BH38])-2)); 0)" office:value-type="float" office:value="0" calcext:value-type="float">
            <text:p>0</text:p>
          </table:table-cell>
          <table:table-cell table:formula="of:=IF([.BI38]=&quot;x&quot;; 2^((COLUMN([.BI38])-2)); 0)" office:value-type="float" office:value="0" calcext:value-type="float">
            <text:p>0</text:p>
          </table:table-cell>
          <table:table-cell table:formula="of:=IF([.BJ38]=&quot;x&quot;; 2^((COLUMN([.BJ38])-2)); 0)" office:value-type="float" office:value="0" calcext:value-type="float">
            <text:p>0</text:p>
          </table:table-cell>
          <table:table-cell table:formula="of:=IF([.BK38]=&quot;x&quot;; 2^((COLUMN([.BK38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39:.DY39]) &amp; &quot;,&quot;" office:value-type="string" office:string-value="0," calcext:value-type="string">
            <text:p>0,</text:p>
          </table:table-cell>
          <table:table-cell table:formula="of:=IF([.B39]=&quot;x&quot;; 2^((COLUMN([.B39])-2)); 0)" office:value-type="float" office:value="0" calcext:value-type="float">
            <text:p>0</text:p>
          </table:table-cell>
          <table:table-cell table:formula="of:=IF([.C39]=&quot;x&quot;; 2^((COLUMN([.C39])-2)); 0)" office:value-type="float" office:value="0" calcext:value-type="float">
            <text:p>0</text:p>
          </table:table-cell>
          <table:table-cell table:formula="of:=IF([.D39]=&quot;x&quot;; 2^((COLUMN([.D39])-2)); 0)" office:value-type="float" office:value="0" calcext:value-type="float">
            <text:p>0</text:p>
          </table:table-cell>
          <table:table-cell table:formula="of:=IF([.E39]=&quot;x&quot;; 2^((COLUMN([.E39])-2)); 0)" office:value-type="float" office:value="0" calcext:value-type="float">
            <text:p>0</text:p>
          </table:table-cell>
          <table:table-cell table:formula="of:=IF([.F39]=&quot;x&quot;; 2^((COLUMN([.F39])-2)); 0)" office:value-type="float" office:value="0" calcext:value-type="float">
            <text:p>0</text:p>
          </table:table-cell>
          <table:table-cell table:formula="of:=IF([.G39]=&quot;x&quot;; 2^((COLUMN([.G39])-2)); 0)" office:value-type="float" office:value="0" calcext:value-type="float">
            <text:p>0</text:p>
          </table:table-cell>
          <table:table-cell table:formula="of:=IF([.H39]=&quot;x&quot;; 2^((COLUMN([.H39])-2)); 0)" office:value-type="float" office:value="0" calcext:value-type="float">
            <text:p>0</text:p>
          </table:table-cell>
          <table:table-cell table:formula="of:=IF([.I39]=&quot;x&quot;; 2^((COLUMN([.I39])-2)); 0)" office:value-type="float" office:value="0" calcext:value-type="float">
            <text:p>0</text:p>
          </table:table-cell>
          <table:table-cell table:formula="of:=IF([.J39]=&quot;x&quot;; 2^((COLUMN([.J39])-2)); 0)" office:value-type="float" office:value="0" calcext:value-type="float">
            <text:p>0</text:p>
          </table:table-cell>
          <table:table-cell table:formula="of:=IF([.K39]=&quot;x&quot;; 2^((COLUMN([.K39])-2)); 0)" office:value-type="float" office:value="0" calcext:value-type="float">
            <text:p>0</text:p>
          </table:table-cell>
          <table:table-cell table:formula="of:=IF([.L39]=&quot;x&quot;; 2^((COLUMN([.L39])-2)); 0)" office:value-type="float" office:value="0" calcext:value-type="float">
            <text:p>0</text:p>
          </table:table-cell>
          <table:table-cell table:formula="of:=IF([.M39]=&quot;x&quot;; 2^((COLUMN([.M39])-2)); 0)" office:value-type="float" office:value="0" calcext:value-type="float">
            <text:p>0</text:p>
          </table:table-cell>
          <table:table-cell table:formula="of:=IF([.N39]=&quot;x&quot;; 2^((COLUMN([.N39])-2)); 0)" office:value-type="float" office:value="0" calcext:value-type="float">
            <text:p>0</text:p>
          </table:table-cell>
          <table:table-cell table:formula="of:=IF([.O39]=&quot;x&quot;; 2^((COLUMN([.O39])-2)); 0)" office:value-type="float" office:value="0" calcext:value-type="float">
            <text:p>0</text:p>
          </table:table-cell>
          <table:table-cell table:formula="of:=IF([.P39]=&quot;x&quot;; 2^((COLUMN([.P39])-2)); 0)" office:value-type="float" office:value="0" calcext:value-type="float">
            <text:p>0</text:p>
          </table:table-cell>
          <table:table-cell table:formula="of:=IF([.Q39]=&quot;x&quot;; 2^((COLUMN([.Q39])-2)); 0)" office:value-type="float" office:value="0" calcext:value-type="float">
            <text:p>0</text:p>
          </table:table-cell>
          <table:table-cell table:formula="of:=IF([.R39]=&quot;x&quot;; 2^((COLUMN([.R39])-2)); 0)" office:value-type="float" office:value="0" calcext:value-type="float">
            <text:p>0</text:p>
          </table:table-cell>
          <table:table-cell table:formula="of:=IF([.S39]=&quot;x&quot;; 2^((COLUMN([.S39])-2)); 0)" office:value-type="float" office:value="0" calcext:value-type="float">
            <text:p>0</text:p>
          </table:table-cell>
          <table:table-cell table:formula="of:=IF([.T39]=&quot;x&quot;; 2^((COLUMN([.T39])-2)); 0)" office:value-type="float" office:value="0" calcext:value-type="float">
            <text:p>0</text:p>
          </table:table-cell>
          <table:table-cell table:formula="of:=IF([.U39]=&quot;x&quot;; 2^((COLUMN([.U39])-2)); 0)" office:value-type="float" office:value="0" calcext:value-type="float">
            <text:p>0</text:p>
          </table:table-cell>
          <table:table-cell table:formula="of:=IF([.V39]=&quot;x&quot;; 2^((COLUMN([.V39])-2)); 0)" office:value-type="float" office:value="0" calcext:value-type="float">
            <text:p>0</text:p>
          </table:table-cell>
          <table:table-cell table:formula="of:=IF([.W39]=&quot;x&quot;; 2^((COLUMN([.W39])-2)); 0)" office:value-type="float" office:value="0" calcext:value-type="float">
            <text:p>0</text:p>
          </table:table-cell>
          <table:table-cell table:formula="of:=IF([.X39]=&quot;x&quot;; 2^((COLUMN([.X39])-2)); 0)" office:value-type="float" office:value="0" calcext:value-type="float">
            <text:p>0</text:p>
          </table:table-cell>
          <table:table-cell table:formula="of:=IF([.Y39]=&quot;x&quot;; 2^((COLUMN([.Y39])-2)); 0)" office:value-type="float" office:value="0" calcext:value-type="float">
            <text:p>0</text:p>
          </table:table-cell>
          <table:table-cell table:formula="of:=IF([.Z39]=&quot;x&quot;; 2^((COLUMN([.Z39])-2)); 0)" office:value-type="float" office:value="0" calcext:value-type="float">
            <text:p>0</text:p>
          </table:table-cell>
          <table:table-cell table:formula="of:=IF([.AA39]=&quot;x&quot;; 2^((COLUMN([.AA39])-2)); 0)" office:value-type="float" office:value="0" calcext:value-type="float">
            <text:p>0</text:p>
          </table:table-cell>
          <table:table-cell table:formula="of:=IF([.AB39]=&quot;x&quot;; 2^((COLUMN([.AB39])-2)); 0)" office:value-type="float" office:value="0" calcext:value-type="float">
            <text:p>0</text:p>
          </table:table-cell>
          <table:table-cell table:formula="of:=IF([.AC39]=&quot;x&quot;; 2^((COLUMN([.AC39])-2)); 0)" office:value-type="float" office:value="0" calcext:value-type="float">
            <text:p>0</text:p>
          </table:table-cell>
          <table:table-cell table:formula="of:=IF([.AD39]=&quot;x&quot;; 2^((COLUMN([.AD39])-2)); 0)" office:value-type="float" office:value="0" calcext:value-type="float">
            <text:p>0</text:p>
          </table:table-cell>
          <table:table-cell table:formula="of:=IF([.AE39]=&quot;x&quot;; 2^((COLUMN([.AE39])-2)); 0)" office:value-type="float" office:value="0" calcext:value-type="float">
            <text:p>0</text:p>
          </table:table-cell>
          <table:table-cell table:formula="of:=IF([.AF39]=&quot;x&quot;; 2^((COLUMN([.AF39])-2)); 0)" office:value-type="float" office:value="0" calcext:value-type="float">
            <text:p>0</text:p>
          </table:table-cell>
          <table:table-cell table:formula="of:=IF([.AG39]=&quot;x&quot;; 2^((COLUMN([.AG39])-2)); 0)" office:value-type="float" office:value="0" calcext:value-type="float">
            <text:p>0</text:p>
          </table:table-cell>
          <table:table-cell table:formula="of:=IF([.AH39]=&quot;x&quot;; 2^((COLUMN([.AH39])-2)); 0)" office:value-type="float" office:value="0" calcext:value-type="float">
            <text:p>0</text:p>
          </table:table-cell>
          <table:table-cell table:formula="of:=IF([.AI39]=&quot;x&quot;; 2^((COLUMN([.AI39])-2)); 0)" office:value-type="float" office:value="0" calcext:value-type="float">
            <text:p>0</text:p>
          </table:table-cell>
          <table:table-cell table:formula="of:=IF([.AJ39]=&quot;x&quot;; 2^((COLUMN([.AJ39])-2)); 0)" office:value-type="float" office:value="0" calcext:value-type="float">
            <text:p>0</text:p>
          </table:table-cell>
          <table:table-cell table:formula="of:=IF([.AK39]=&quot;x&quot;; 2^((COLUMN([.AK39])-2)); 0)" office:value-type="float" office:value="0" calcext:value-type="float">
            <text:p>0</text:p>
          </table:table-cell>
          <table:table-cell table:formula="of:=IF([.AL39]=&quot;x&quot;; 2^((COLUMN([.AL39])-2)); 0)" office:value-type="float" office:value="0" calcext:value-type="float">
            <text:p>0</text:p>
          </table:table-cell>
          <table:table-cell table:formula="of:=IF([.AM39]=&quot;x&quot;; 2^((COLUMN([.AM39])-2)); 0)" office:value-type="float" office:value="0" calcext:value-type="float">
            <text:p>0</text:p>
          </table:table-cell>
          <table:table-cell table:formula="of:=IF([.AN39]=&quot;x&quot;; 2^((COLUMN([.AN39])-2)); 0)" office:value-type="float" office:value="0" calcext:value-type="float">
            <text:p>0</text:p>
          </table:table-cell>
          <table:table-cell table:formula="of:=IF([.AO39]=&quot;x&quot;; 2^((COLUMN([.AO39])-2)); 0)" office:value-type="float" office:value="0" calcext:value-type="float">
            <text:p>0</text:p>
          </table:table-cell>
          <table:table-cell table:formula="of:=IF([.AP39]=&quot;x&quot;; 2^((COLUMN([.AP39])-2)); 0)" office:value-type="float" office:value="0" calcext:value-type="float">
            <text:p>0</text:p>
          </table:table-cell>
          <table:table-cell table:formula="of:=IF([.AQ39]=&quot;x&quot;; 2^((COLUMN([.AQ39])-2)); 0)" office:value-type="float" office:value="0" calcext:value-type="float">
            <text:p>0</text:p>
          </table:table-cell>
          <table:table-cell table:formula="of:=IF([.AR39]=&quot;x&quot;; 2^((COLUMN([.AR39])-2)); 0)" office:value-type="float" office:value="0" calcext:value-type="float">
            <text:p>0</text:p>
          </table:table-cell>
          <table:table-cell table:formula="of:=IF([.AS39]=&quot;x&quot;; 2^((COLUMN([.AS39])-2)); 0)" office:value-type="float" office:value="0" calcext:value-type="float">
            <text:p>0</text:p>
          </table:table-cell>
          <table:table-cell table:formula="of:=IF([.AT39]=&quot;x&quot;; 2^((COLUMN([.AT39])-2)); 0)" office:value-type="float" office:value="0" calcext:value-type="float">
            <text:p>0</text:p>
          </table:table-cell>
          <table:table-cell table:formula="of:=IF([.AU39]=&quot;x&quot;; 2^((COLUMN([.AU39])-2)); 0)" office:value-type="float" office:value="0" calcext:value-type="float">
            <text:p>0</text:p>
          </table:table-cell>
          <table:table-cell table:formula="of:=IF([.AV39]=&quot;x&quot;; 2^((COLUMN([.AV39])-2)); 0)" office:value-type="float" office:value="0" calcext:value-type="float">
            <text:p>0</text:p>
          </table:table-cell>
          <table:table-cell table:formula="of:=IF([.AW39]=&quot;x&quot;; 2^((COLUMN([.AW39])-2)); 0)" office:value-type="float" office:value="0" calcext:value-type="float">
            <text:p>0</text:p>
          </table:table-cell>
          <table:table-cell table:formula="of:=IF([.AX39]=&quot;x&quot;; 2^((COLUMN([.AX39])-2)); 0)" office:value-type="float" office:value="0" calcext:value-type="float">
            <text:p>0</text:p>
          </table:table-cell>
          <table:table-cell table:formula="of:=IF([.AY39]=&quot;x&quot;; 2^((COLUMN([.AY39])-2)); 0)" office:value-type="float" office:value="0" calcext:value-type="float">
            <text:p>0</text:p>
          </table:table-cell>
          <table:table-cell table:formula="of:=IF([.AZ39]=&quot;x&quot;; 2^((COLUMN([.AZ39])-2)); 0)" office:value-type="float" office:value="0" calcext:value-type="float">
            <text:p>0</text:p>
          </table:table-cell>
          <table:table-cell table:formula="of:=IF([.BA39]=&quot;x&quot;; 2^((COLUMN([.BA39])-2)); 0)" office:value-type="float" office:value="0" calcext:value-type="float">
            <text:p>0</text:p>
          </table:table-cell>
          <table:table-cell table:formula="of:=IF([.BB39]=&quot;x&quot;; 2^((COLUMN([.BB39])-2)); 0)" office:value-type="float" office:value="0" calcext:value-type="float">
            <text:p>0</text:p>
          </table:table-cell>
          <table:table-cell table:formula="of:=IF([.BC39]=&quot;x&quot;; 2^((COLUMN([.BC39])-2)); 0)" office:value-type="float" office:value="0" calcext:value-type="float">
            <text:p>0</text:p>
          </table:table-cell>
          <table:table-cell table:formula="of:=IF([.BD39]=&quot;x&quot;; 2^((COLUMN([.BD39])-2)); 0)" office:value-type="float" office:value="0" calcext:value-type="float">
            <text:p>0</text:p>
          </table:table-cell>
          <table:table-cell table:formula="of:=IF([.BE39]=&quot;x&quot;; 2^((COLUMN([.BE39])-2)); 0)" office:value-type="float" office:value="0" calcext:value-type="float">
            <text:p>0</text:p>
          </table:table-cell>
          <table:table-cell table:formula="of:=IF([.BF39]=&quot;x&quot;; 2^((COLUMN([.BF39])-2)); 0)" office:value-type="float" office:value="0" calcext:value-type="float">
            <text:p>0</text:p>
          </table:table-cell>
          <table:table-cell table:formula="of:=IF([.BG39]=&quot;x&quot;; 2^((COLUMN([.BG39])-2)); 0)" office:value-type="float" office:value="0" calcext:value-type="float">
            <text:p>0</text:p>
          </table:table-cell>
          <table:table-cell table:formula="of:=IF([.BH39]=&quot;x&quot;; 2^((COLUMN([.BH39])-2)); 0)" office:value-type="float" office:value="0" calcext:value-type="float">
            <text:p>0</text:p>
          </table:table-cell>
          <table:table-cell table:formula="of:=IF([.BI39]=&quot;x&quot;; 2^((COLUMN([.BI39])-2)); 0)" office:value-type="float" office:value="0" calcext:value-type="float">
            <text:p>0</text:p>
          </table:table-cell>
          <table:table-cell table:formula="of:=IF([.BJ39]=&quot;x&quot;; 2^((COLUMN([.BJ39])-2)); 0)" office:value-type="float" office:value="0" calcext:value-type="float">
            <text:p>0</text:p>
          </table:table-cell>
          <table:table-cell table:formula="of:=IF([.BK39]=&quot;x&quot;; 2^((COLUMN([.BK39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40:.DY40]) &amp; &quot;,&quot;" office:value-type="string" office:string-value="0," calcext:value-type="string">
            <text:p>0,</text:p>
          </table:table-cell>
          <table:table-cell table:formula="of:=IF([.B40]=&quot;x&quot;; 2^((COLUMN([.B40])-2)); 0)" office:value-type="float" office:value="0" calcext:value-type="float">
            <text:p>0</text:p>
          </table:table-cell>
          <table:table-cell table:formula="of:=IF([.C40]=&quot;x&quot;; 2^((COLUMN([.C40])-2)); 0)" office:value-type="float" office:value="0" calcext:value-type="float">
            <text:p>0</text:p>
          </table:table-cell>
          <table:table-cell table:formula="of:=IF([.D40]=&quot;x&quot;; 2^((COLUMN([.D40])-2)); 0)" office:value-type="float" office:value="0" calcext:value-type="float">
            <text:p>0</text:p>
          </table:table-cell>
          <table:table-cell table:formula="of:=IF([.E40]=&quot;x&quot;; 2^((COLUMN([.E40])-2)); 0)" office:value-type="float" office:value="0" calcext:value-type="float">
            <text:p>0</text:p>
          </table:table-cell>
          <table:table-cell table:formula="of:=IF([.F40]=&quot;x&quot;; 2^((COLUMN([.F40])-2)); 0)" office:value-type="float" office:value="0" calcext:value-type="float">
            <text:p>0</text:p>
          </table:table-cell>
          <table:table-cell table:formula="of:=IF([.G40]=&quot;x&quot;; 2^((COLUMN([.G40])-2)); 0)" office:value-type="float" office:value="0" calcext:value-type="float">
            <text:p>0</text:p>
          </table:table-cell>
          <table:table-cell table:formula="of:=IF([.H40]=&quot;x&quot;; 2^((COLUMN([.H40])-2)); 0)" office:value-type="float" office:value="0" calcext:value-type="float">
            <text:p>0</text:p>
          </table:table-cell>
          <table:table-cell table:formula="of:=IF([.I40]=&quot;x&quot;; 2^((COLUMN([.I40])-2)); 0)" office:value-type="float" office:value="0" calcext:value-type="float">
            <text:p>0</text:p>
          </table:table-cell>
          <table:table-cell table:formula="of:=IF([.J40]=&quot;x&quot;; 2^((COLUMN([.J40])-2)); 0)" office:value-type="float" office:value="0" calcext:value-type="float">
            <text:p>0</text:p>
          </table:table-cell>
          <table:table-cell table:formula="of:=IF([.K40]=&quot;x&quot;; 2^((COLUMN([.K40])-2)); 0)" office:value-type="float" office:value="0" calcext:value-type="float">
            <text:p>0</text:p>
          </table:table-cell>
          <table:table-cell table:formula="of:=IF([.L40]=&quot;x&quot;; 2^((COLUMN([.L40])-2)); 0)" office:value-type="float" office:value="0" calcext:value-type="float">
            <text:p>0</text:p>
          </table:table-cell>
          <table:table-cell table:formula="of:=IF([.M40]=&quot;x&quot;; 2^((COLUMN([.M40])-2)); 0)" office:value-type="float" office:value="0" calcext:value-type="float">
            <text:p>0</text:p>
          </table:table-cell>
          <table:table-cell table:formula="of:=IF([.N40]=&quot;x&quot;; 2^((COLUMN([.N40])-2)); 0)" office:value-type="float" office:value="0" calcext:value-type="float">
            <text:p>0</text:p>
          </table:table-cell>
          <table:table-cell table:formula="of:=IF([.O40]=&quot;x&quot;; 2^((COLUMN([.O40])-2)); 0)" office:value-type="float" office:value="0" calcext:value-type="float">
            <text:p>0</text:p>
          </table:table-cell>
          <table:table-cell table:formula="of:=IF([.P40]=&quot;x&quot;; 2^((COLUMN([.P40])-2)); 0)" office:value-type="float" office:value="0" calcext:value-type="float">
            <text:p>0</text:p>
          </table:table-cell>
          <table:table-cell table:formula="of:=IF([.Q40]=&quot;x&quot;; 2^((COLUMN([.Q40])-2)); 0)" office:value-type="float" office:value="0" calcext:value-type="float">
            <text:p>0</text:p>
          </table:table-cell>
          <table:table-cell table:formula="of:=IF([.R40]=&quot;x&quot;; 2^((COLUMN([.R40])-2)); 0)" office:value-type="float" office:value="0" calcext:value-type="float">
            <text:p>0</text:p>
          </table:table-cell>
          <table:table-cell table:formula="of:=IF([.S40]=&quot;x&quot;; 2^((COLUMN([.S40])-2)); 0)" office:value-type="float" office:value="0" calcext:value-type="float">
            <text:p>0</text:p>
          </table:table-cell>
          <table:table-cell table:formula="of:=IF([.T40]=&quot;x&quot;; 2^((COLUMN([.T40])-2)); 0)" office:value-type="float" office:value="0" calcext:value-type="float">
            <text:p>0</text:p>
          </table:table-cell>
          <table:table-cell table:formula="of:=IF([.U40]=&quot;x&quot;; 2^((COLUMN([.U40])-2)); 0)" office:value-type="float" office:value="0" calcext:value-type="float">
            <text:p>0</text:p>
          </table:table-cell>
          <table:table-cell table:formula="of:=IF([.V40]=&quot;x&quot;; 2^((COLUMN([.V40])-2)); 0)" office:value-type="float" office:value="0" calcext:value-type="float">
            <text:p>0</text:p>
          </table:table-cell>
          <table:table-cell table:formula="of:=IF([.W40]=&quot;x&quot;; 2^((COLUMN([.W40])-2)); 0)" office:value-type="float" office:value="0" calcext:value-type="float">
            <text:p>0</text:p>
          </table:table-cell>
          <table:table-cell table:formula="of:=IF([.X40]=&quot;x&quot;; 2^((COLUMN([.X40])-2)); 0)" office:value-type="float" office:value="0" calcext:value-type="float">
            <text:p>0</text:p>
          </table:table-cell>
          <table:table-cell table:formula="of:=IF([.Y40]=&quot;x&quot;; 2^((COLUMN([.Y40])-2)); 0)" office:value-type="float" office:value="0" calcext:value-type="float">
            <text:p>0</text:p>
          </table:table-cell>
          <table:table-cell table:formula="of:=IF([.Z40]=&quot;x&quot;; 2^((COLUMN([.Z40])-2)); 0)" office:value-type="float" office:value="0" calcext:value-type="float">
            <text:p>0</text:p>
          </table:table-cell>
          <table:table-cell table:formula="of:=IF([.AA40]=&quot;x&quot;; 2^((COLUMN([.AA40])-2)); 0)" office:value-type="float" office:value="0" calcext:value-type="float">
            <text:p>0</text:p>
          </table:table-cell>
          <table:table-cell table:formula="of:=IF([.AB40]=&quot;x&quot;; 2^((COLUMN([.AB40])-2)); 0)" office:value-type="float" office:value="0" calcext:value-type="float">
            <text:p>0</text:p>
          </table:table-cell>
          <table:table-cell table:formula="of:=IF([.AC40]=&quot;x&quot;; 2^((COLUMN([.AC40])-2)); 0)" office:value-type="float" office:value="0" calcext:value-type="float">
            <text:p>0</text:p>
          </table:table-cell>
          <table:table-cell table:formula="of:=IF([.AD40]=&quot;x&quot;; 2^((COLUMN([.AD40])-2)); 0)" office:value-type="float" office:value="0" calcext:value-type="float">
            <text:p>0</text:p>
          </table:table-cell>
          <table:table-cell table:formula="of:=IF([.AE40]=&quot;x&quot;; 2^((COLUMN([.AE40])-2)); 0)" office:value-type="float" office:value="0" calcext:value-type="float">
            <text:p>0</text:p>
          </table:table-cell>
          <table:table-cell table:formula="of:=IF([.AF40]=&quot;x&quot;; 2^((COLUMN([.AF40])-2)); 0)" office:value-type="float" office:value="0" calcext:value-type="float">
            <text:p>0</text:p>
          </table:table-cell>
          <table:table-cell table:formula="of:=IF([.AG40]=&quot;x&quot;; 2^((COLUMN([.AG40])-2)); 0)" office:value-type="float" office:value="0" calcext:value-type="float">
            <text:p>0</text:p>
          </table:table-cell>
          <table:table-cell table:formula="of:=IF([.AH40]=&quot;x&quot;; 2^((COLUMN([.AH40])-2)); 0)" office:value-type="float" office:value="0" calcext:value-type="float">
            <text:p>0</text:p>
          </table:table-cell>
          <table:table-cell table:formula="of:=IF([.AI40]=&quot;x&quot;; 2^((COLUMN([.AI40])-2)); 0)" office:value-type="float" office:value="0" calcext:value-type="float">
            <text:p>0</text:p>
          </table:table-cell>
          <table:table-cell table:formula="of:=IF([.AJ40]=&quot;x&quot;; 2^((COLUMN([.AJ40])-2)); 0)" office:value-type="float" office:value="0" calcext:value-type="float">
            <text:p>0</text:p>
          </table:table-cell>
          <table:table-cell table:formula="of:=IF([.AK40]=&quot;x&quot;; 2^((COLUMN([.AK40])-2)); 0)" office:value-type="float" office:value="0" calcext:value-type="float">
            <text:p>0</text:p>
          </table:table-cell>
          <table:table-cell table:formula="of:=IF([.AL40]=&quot;x&quot;; 2^((COLUMN([.AL40])-2)); 0)" office:value-type="float" office:value="0" calcext:value-type="float">
            <text:p>0</text:p>
          </table:table-cell>
          <table:table-cell table:formula="of:=IF([.AM40]=&quot;x&quot;; 2^((COLUMN([.AM40])-2)); 0)" office:value-type="float" office:value="0" calcext:value-type="float">
            <text:p>0</text:p>
          </table:table-cell>
          <table:table-cell table:formula="of:=IF([.AN40]=&quot;x&quot;; 2^((COLUMN([.AN40])-2)); 0)" office:value-type="float" office:value="0" calcext:value-type="float">
            <text:p>0</text:p>
          </table:table-cell>
          <table:table-cell table:formula="of:=IF([.AO40]=&quot;x&quot;; 2^((COLUMN([.AO40])-2)); 0)" office:value-type="float" office:value="0" calcext:value-type="float">
            <text:p>0</text:p>
          </table:table-cell>
          <table:table-cell table:formula="of:=IF([.AP40]=&quot;x&quot;; 2^((COLUMN([.AP40])-2)); 0)" office:value-type="float" office:value="0" calcext:value-type="float">
            <text:p>0</text:p>
          </table:table-cell>
          <table:table-cell table:formula="of:=IF([.AQ40]=&quot;x&quot;; 2^((COLUMN([.AQ40])-2)); 0)" office:value-type="float" office:value="0" calcext:value-type="float">
            <text:p>0</text:p>
          </table:table-cell>
          <table:table-cell table:formula="of:=IF([.AR40]=&quot;x&quot;; 2^((COLUMN([.AR40])-2)); 0)" office:value-type="float" office:value="0" calcext:value-type="float">
            <text:p>0</text:p>
          </table:table-cell>
          <table:table-cell table:formula="of:=IF([.AS40]=&quot;x&quot;; 2^((COLUMN([.AS40])-2)); 0)" office:value-type="float" office:value="0" calcext:value-type="float">
            <text:p>0</text:p>
          </table:table-cell>
          <table:table-cell table:formula="of:=IF([.AT40]=&quot;x&quot;; 2^((COLUMN([.AT40])-2)); 0)" office:value-type="float" office:value="0" calcext:value-type="float">
            <text:p>0</text:p>
          </table:table-cell>
          <table:table-cell table:formula="of:=IF([.AU40]=&quot;x&quot;; 2^((COLUMN([.AU40])-2)); 0)" office:value-type="float" office:value="0" calcext:value-type="float">
            <text:p>0</text:p>
          </table:table-cell>
          <table:table-cell table:formula="of:=IF([.AV40]=&quot;x&quot;; 2^((COLUMN([.AV40])-2)); 0)" office:value-type="float" office:value="0" calcext:value-type="float">
            <text:p>0</text:p>
          </table:table-cell>
          <table:table-cell table:formula="of:=IF([.AW40]=&quot;x&quot;; 2^((COLUMN([.AW40])-2)); 0)" office:value-type="float" office:value="0" calcext:value-type="float">
            <text:p>0</text:p>
          </table:table-cell>
          <table:table-cell table:formula="of:=IF([.AX40]=&quot;x&quot;; 2^((COLUMN([.AX40])-2)); 0)" office:value-type="float" office:value="0" calcext:value-type="float">
            <text:p>0</text:p>
          </table:table-cell>
          <table:table-cell table:formula="of:=IF([.AY40]=&quot;x&quot;; 2^((COLUMN([.AY40])-2)); 0)" office:value-type="float" office:value="0" calcext:value-type="float">
            <text:p>0</text:p>
          </table:table-cell>
          <table:table-cell table:formula="of:=IF([.AZ40]=&quot;x&quot;; 2^((COLUMN([.AZ40])-2)); 0)" office:value-type="float" office:value="0" calcext:value-type="float">
            <text:p>0</text:p>
          </table:table-cell>
          <table:table-cell table:formula="of:=IF([.BA40]=&quot;x&quot;; 2^((COLUMN([.BA40])-2)); 0)" office:value-type="float" office:value="0" calcext:value-type="float">
            <text:p>0</text:p>
          </table:table-cell>
          <table:table-cell table:formula="of:=IF([.BB40]=&quot;x&quot;; 2^((COLUMN([.BB40])-2)); 0)" office:value-type="float" office:value="0" calcext:value-type="float">
            <text:p>0</text:p>
          </table:table-cell>
          <table:table-cell table:formula="of:=IF([.BC40]=&quot;x&quot;; 2^((COLUMN([.BC40])-2)); 0)" office:value-type="float" office:value="0" calcext:value-type="float">
            <text:p>0</text:p>
          </table:table-cell>
          <table:table-cell table:formula="of:=IF([.BD40]=&quot;x&quot;; 2^((COLUMN([.BD40])-2)); 0)" office:value-type="float" office:value="0" calcext:value-type="float">
            <text:p>0</text:p>
          </table:table-cell>
          <table:table-cell table:formula="of:=IF([.BE40]=&quot;x&quot;; 2^((COLUMN([.BE40])-2)); 0)" office:value-type="float" office:value="0" calcext:value-type="float">
            <text:p>0</text:p>
          </table:table-cell>
          <table:table-cell table:formula="of:=IF([.BF40]=&quot;x&quot;; 2^((COLUMN([.BF40])-2)); 0)" office:value-type="float" office:value="0" calcext:value-type="float">
            <text:p>0</text:p>
          </table:table-cell>
          <table:table-cell table:formula="of:=IF([.BG40]=&quot;x&quot;; 2^((COLUMN([.BG40])-2)); 0)" office:value-type="float" office:value="0" calcext:value-type="float">
            <text:p>0</text:p>
          </table:table-cell>
          <table:table-cell table:formula="of:=IF([.BH40]=&quot;x&quot;; 2^((COLUMN([.BH40])-2)); 0)" office:value-type="float" office:value="0" calcext:value-type="float">
            <text:p>0</text:p>
          </table:table-cell>
          <table:table-cell table:formula="of:=IF([.BI40]=&quot;x&quot;; 2^((COLUMN([.BI40])-2)); 0)" office:value-type="float" office:value="0" calcext:value-type="float">
            <text:p>0</text:p>
          </table:table-cell>
          <table:table-cell table:formula="of:=IF([.BJ40]=&quot;x&quot;; 2^((COLUMN([.BJ40])-2)); 0)" office:value-type="float" office:value="0" calcext:value-type="float">
            <text:p>0</text:p>
          </table:table-cell>
          <table:table-cell table:formula="of:=IF([.BK40]=&quot;x&quot;; 2^((COLUMN([.BK40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41:.DY41]) &amp; &quot;,&quot;" office:value-type="string" office:string-value="0," calcext:value-type="string">
            <text:p>0,</text:p>
          </table:table-cell>
          <table:table-cell table:formula="of:=IF([.B41]=&quot;x&quot;; 2^((COLUMN([.B41])-2)); 0)" office:value-type="float" office:value="0" calcext:value-type="float">
            <text:p>0</text:p>
          </table:table-cell>
          <table:table-cell table:formula="of:=IF([.C41]=&quot;x&quot;; 2^((COLUMN([.C41])-2)); 0)" office:value-type="float" office:value="0" calcext:value-type="float">
            <text:p>0</text:p>
          </table:table-cell>
          <table:table-cell table:formula="of:=IF([.D41]=&quot;x&quot;; 2^((COLUMN([.D41])-2)); 0)" office:value-type="float" office:value="0" calcext:value-type="float">
            <text:p>0</text:p>
          </table:table-cell>
          <table:table-cell table:formula="of:=IF([.E41]=&quot;x&quot;; 2^((COLUMN([.E41])-2)); 0)" office:value-type="float" office:value="0" calcext:value-type="float">
            <text:p>0</text:p>
          </table:table-cell>
          <table:table-cell table:formula="of:=IF([.F41]=&quot;x&quot;; 2^((COLUMN([.F41])-2)); 0)" office:value-type="float" office:value="0" calcext:value-type="float">
            <text:p>0</text:p>
          </table:table-cell>
          <table:table-cell table:formula="of:=IF([.G41]=&quot;x&quot;; 2^((COLUMN([.G41])-2)); 0)" office:value-type="float" office:value="0" calcext:value-type="float">
            <text:p>0</text:p>
          </table:table-cell>
          <table:table-cell table:formula="of:=IF([.H41]=&quot;x&quot;; 2^((COLUMN([.H41])-2)); 0)" office:value-type="float" office:value="0" calcext:value-type="float">
            <text:p>0</text:p>
          </table:table-cell>
          <table:table-cell table:formula="of:=IF([.I41]=&quot;x&quot;; 2^((COLUMN([.I41])-2)); 0)" office:value-type="float" office:value="0" calcext:value-type="float">
            <text:p>0</text:p>
          </table:table-cell>
          <table:table-cell table:formula="of:=IF([.J41]=&quot;x&quot;; 2^((COLUMN([.J41])-2)); 0)" office:value-type="float" office:value="0" calcext:value-type="float">
            <text:p>0</text:p>
          </table:table-cell>
          <table:table-cell table:formula="of:=IF([.K41]=&quot;x&quot;; 2^((COLUMN([.K41])-2)); 0)" office:value-type="float" office:value="0" calcext:value-type="float">
            <text:p>0</text:p>
          </table:table-cell>
          <table:table-cell table:formula="of:=IF([.L41]=&quot;x&quot;; 2^((COLUMN([.L41])-2)); 0)" office:value-type="float" office:value="0" calcext:value-type="float">
            <text:p>0</text:p>
          </table:table-cell>
          <table:table-cell table:formula="of:=IF([.M41]=&quot;x&quot;; 2^((COLUMN([.M41])-2)); 0)" office:value-type="float" office:value="0" calcext:value-type="float">
            <text:p>0</text:p>
          </table:table-cell>
          <table:table-cell table:formula="of:=IF([.N41]=&quot;x&quot;; 2^((COLUMN([.N41])-2)); 0)" office:value-type="float" office:value="0" calcext:value-type="float">
            <text:p>0</text:p>
          </table:table-cell>
          <table:table-cell table:formula="of:=IF([.O41]=&quot;x&quot;; 2^((COLUMN([.O41])-2)); 0)" office:value-type="float" office:value="0" calcext:value-type="float">
            <text:p>0</text:p>
          </table:table-cell>
          <table:table-cell table:formula="of:=IF([.P41]=&quot;x&quot;; 2^((COLUMN([.P41])-2)); 0)" office:value-type="float" office:value="0" calcext:value-type="float">
            <text:p>0</text:p>
          </table:table-cell>
          <table:table-cell table:formula="of:=IF([.Q41]=&quot;x&quot;; 2^((COLUMN([.Q41])-2)); 0)" office:value-type="float" office:value="0" calcext:value-type="float">
            <text:p>0</text:p>
          </table:table-cell>
          <table:table-cell table:formula="of:=IF([.R41]=&quot;x&quot;; 2^((COLUMN([.R41])-2)); 0)" office:value-type="float" office:value="0" calcext:value-type="float">
            <text:p>0</text:p>
          </table:table-cell>
          <table:table-cell table:formula="of:=IF([.S41]=&quot;x&quot;; 2^((COLUMN([.S41])-2)); 0)" office:value-type="float" office:value="0" calcext:value-type="float">
            <text:p>0</text:p>
          </table:table-cell>
          <table:table-cell table:formula="of:=IF([.T41]=&quot;x&quot;; 2^((COLUMN([.T41])-2)); 0)" office:value-type="float" office:value="0" calcext:value-type="float">
            <text:p>0</text:p>
          </table:table-cell>
          <table:table-cell table:formula="of:=IF([.U41]=&quot;x&quot;; 2^((COLUMN([.U41])-2)); 0)" office:value-type="float" office:value="0" calcext:value-type="float">
            <text:p>0</text:p>
          </table:table-cell>
          <table:table-cell table:formula="of:=IF([.V41]=&quot;x&quot;; 2^((COLUMN([.V41])-2)); 0)" office:value-type="float" office:value="0" calcext:value-type="float">
            <text:p>0</text:p>
          </table:table-cell>
          <table:table-cell table:formula="of:=IF([.W41]=&quot;x&quot;; 2^((COLUMN([.W41])-2)); 0)" office:value-type="float" office:value="0" calcext:value-type="float">
            <text:p>0</text:p>
          </table:table-cell>
          <table:table-cell table:formula="of:=IF([.X41]=&quot;x&quot;; 2^((COLUMN([.X41])-2)); 0)" office:value-type="float" office:value="0" calcext:value-type="float">
            <text:p>0</text:p>
          </table:table-cell>
          <table:table-cell table:formula="of:=IF([.Y41]=&quot;x&quot;; 2^((COLUMN([.Y41])-2)); 0)" office:value-type="float" office:value="0" calcext:value-type="float">
            <text:p>0</text:p>
          </table:table-cell>
          <table:table-cell table:formula="of:=IF([.Z41]=&quot;x&quot;; 2^((COLUMN([.Z41])-2)); 0)" office:value-type="float" office:value="0" calcext:value-type="float">
            <text:p>0</text:p>
          </table:table-cell>
          <table:table-cell table:formula="of:=IF([.AA41]=&quot;x&quot;; 2^((COLUMN([.AA41])-2)); 0)" office:value-type="float" office:value="0" calcext:value-type="float">
            <text:p>0</text:p>
          </table:table-cell>
          <table:table-cell table:formula="of:=IF([.AB41]=&quot;x&quot;; 2^((COLUMN([.AB41])-2)); 0)" office:value-type="float" office:value="0" calcext:value-type="float">
            <text:p>0</text:p>
          </table:table-cell>
          <table:table-cell table:formula="of:=IF([.AC41]=&quot;x&quot;; 2^((COLUMN([.AC41])-2)); 0)" office:value-type="float" office:value="0" calcext:value-type="float">
            <text:p>0</text:p>
          </table:table-cell>
          <table:table-cell table:formula="of:=IF([.AD41]=&quot;x&quot;; 2^((COLUMN([.AD41])-2)); 0)" office:value-type="float" office:value="0" calcext:value-type="float">
            <text:p>0</text:p>
          </table:table-cell>
          <table:table-cell table:formula="of:=IF([.AE41]=&quot;x&quot;; 2^((COLUMN([.AE41])-2)); 0)" office:value-type="float" office:value="0" calcext:value-type="float">
            <text:p>0</text:p>
          </table:table-cell>
          <table:table-cell table:formula="of:=IF([.AF41]=&quot;x&quot;; 2^((COLUMN([.AF41])-2)); 0)" office:value-type="float" office:value="0" calcext:value-type="float">
            <text:p>0</text:p>
          </table:table-cell>
          <table:table-cell table:formula="of:=IF([.AG41]=&quot;x&quot;; 2^((COLUMN([.AG41])-2)); 0)" office:value-type="float" office:value="0" calcext:value-type="float">
            <text:p>0</text:p>
          </table:table-cell>
          <table:table-cell table:formula="of:=IF([.AH41]=&quot;x&quot;; 2^((COLUMN([.AH41])-2)); 0)" office:value-type="float" office:value="0" calcext:value-type="float">
            <text:p>0</text:p>
          </table:table-cell>
          <table:table-cell table:formula="of:=IF([.AI41]=&quot;x&quot;; 2^((COLUMN([.AI41])-2)); 0)" office:value-type="float" office:value="0" calcext:value-type="float">
            <text:p>0</text:p>
          </table:table-cell>
          <table:table-cell table:formula="of:=IF([.AJ41]=&quot;x&quot;; 2^((COLUMN([.AJ41])-2)); 0)" office:value-type="float" office:value="0" calcext:value-type="float">
            <text:p>0</text:p>
          </table:table-cell>
          <table:table-cell table:formula="of:=IF([.AK41]=&quot;x&quot;; 2^((COLUMN([.AK41])-2)); 0)" office:value-type="float" office:value="0" calcext:value-type="float">
            <text:p>0</text:p>
          </table:table-cell>
          <table:table-cell table:formula="of:=IF([.AL41]=&quot;x&quot;; 2^((COLUMN([.AL41])-2)); 0)" office:value-type="float" office:value="0" calcext:value-type="float">
            <text:p>0</text:p>
          </table:table-cell>
          <table:table-cell table:formula="of:=IF([.AM41]=&quot;x&quot;; 2^((COLUMN([.AM41])-2)); 0)" office:value-type="float" office:value="0" calcext:value-type="float">
            <text:p>0</text:p>
          </table:table-cell>
          <table:table-cell table:formula="of:=IF([.AN41]=&quot;x&quot;; 2^((COLUMN([.AN41])-2)); 0)" office:value-type="float" office:value="0" calcext:value-type="float">
            <text:p>0</text:p>
          </table:table-cell>
          <table:table-cell table:formula="of:=IF([.AO41]=&quot;x&quot;; 2^((COLUMN([.AO41])-2)); 0)" office:value-type="float" office:value="0" calcext:value-type="float">
            <text:p>0</text:p>
          </table:table-cell>
          <table:table-cell table:formula="of:=IF([.AP41]=&quot;x&quot;; 2^((COLUMN([.AP41])-2)); 0)" office:value-type="float" office:value="0" calcext:value-type="float">
            <text:p>0</text:p>
          </table:table-cell>
          <table:table-cell table:formula="of:=IF([.AQ41]=&quot;x&quot;; 2^((COLUMN([.AQ41])-2)); 0)" office:value-type="float" office:value="0" calcext:value-type="float">
            <text:p>0</text:p>
          </table:table-cell>
          <table:table-cell table:formula="of:=IF([.AR41]=&quot;x&quot;; 2^((COLUMN([.AR41])-2)); 0)" office:value-type="float" office:value="0" calcext:value-type="float">
            <text:p>0</text:p>
          </table:table-cell>
          <table:table-cell table:formula="of:=IF([.AS41]=&quot;x&quot;; 2^((COLUMN([.AS41])-2)); 0)" office:value-type="float" office:value="0" calcext:value-type="float">
            <text:p>0</text:p>
          </table:table-cell>
          <table:table-cell table:formula="of:=IF([.AT41]=&quot;x&quot;; 2^((COLUMN([.AT41])-2)); 0)" office:value-type="float" office:value="0" calcext:value-type="float">
            <text:p>0</text:p>
          </table:table-cell>
          <table:table-cell table:formula="of:=IF([.AU41]=&quot;x&quot;; 2^((COLUMN([.AU41])-2)); 0)" office:value-type="float" office:value="0" calcext:value-type="float">
            <text:p>0</text:p>
          </table:table-cell>
          <table:table-cell table:formula="of:=IF([.AV41]=&quot;x&quot;; 2^((COLUMN([.AV41])-2)); 0)" office:value-type="float" office:value="0" calcext:value-type="float">
            <text:p>0</text:p>
          </table:table-cell>
          <table:table-cell table:formula="of:=IF([.AW41]=&quot;x&quot;; 2^((COLUMN([.AW41])-2)); 0)" office:value-type="float" office:value="0" calcext:value-type="float">
            <text:p>0</text:p>
          </table:table-cell>
          <table:table-cell table:formula="of:=IF([.AX41]=&quot;x&quot;; 2^((COLUMN([.AX41])-2)); 0)" office:value-type="float" office:value="0" calcext:value-type="float">
            <text:p>0</text:p>
          </table:table-cell>
          <table:table-cell table:formula="of:=IF([.AY41]=&quot;x&quot;; 2^((COLUMN([.AY41])-2)); 0)" office:value-type="float" office:value="0" calcext:value-type="float">
            <text:p>0</text:p>
          </table:table-cell>
          <table:table-cell table:formula="of:=IF([.AZ41]=&quot;x&quot;; 2^((COLUMN([.AZ41])-2)); 0)" office:value-type="float" office:value="0" calcext:value-type="float">
            <text:p>0</text:p>
          </table:table-cell>
          <table:table-cell table:formula="of:=IF([.BA41]=&quot;x&quot;; 2^((COLUMN([.BA41])-2)); 0)" office:value-type="float" office:value="0" calcext:value-type="float">
            <text:p>0</text:p>
          </table:table-cell>
          <table:table-cell table:formula="of:=IF([.BB41]=&quot;x&quot;; 2^((COLUMN([.BB41])-2)); 0)" office:value-type="float" office:value="0" calcext:value-type="float">
            <text:p>0</text:p>
          </table:table-cell>
          <table:table-cell table:formula="of:=IF([.BC41]=&quot;x&quot;; 2^((COLUMN([.BC41])-2)); 0)" office:value-type="float" office:value="0" calcext:value-type="float">
            <text:p>0</text:p>
          </table:table-cell>
          <table:table-cell table:formula="of:=IF([.BD41]=&quot;x&quot;; 2^((COLUMN([.BD41])-2)); 0)" office:value-type="float" office:value="0" calcext:value-type="float">
            <text:p>0</text:p>
          </table:table-cell>
          <table:table-cell table:formula="of:=IF([.BE41]=&quot;x&quot;; 2^((COLUMN([.BE41])-2)); 0)" office:value-type="float" office:value="0" calcext:value-type="float">
            <text:p>0</text:p>
          </table:table-cell>
          <table:table-cell table:formula="of:=IF([.BF41]=&quot;x&quot;; 2^((COLUMN([.BF41])-2)); 0)" office:value-type="float" office:value="0" calcext:value-type="float">
            <text:p>0</text:p>
          </table:table-cell>
          <table:table-cell table:formula="of:=IF([.BG41]=&quot;x&quot;; 2^((COLUMN([.BG41])-2)); 0)" office:value-type="float" office:value="0" calcext:value-type="float">
            <text:p>0</text:p>
          </table:table-cell>
          <table:table-cell table:formula="of:=IF([.BH41]=&quot;x&quot;; 2^((COLUMN([.BH41])-2)); 0)" office:value-type="float" office:value="0" calcext:value-type="float">
            <text:p>0</text:p>
          </table:table-cell>
          <table:table-cell table:formula="of:=IF([.BI41]=&quot;x&quot;; 2^((COLUMN([.BI41])-2)); 0)" office:value-type="float" office:value="0" calcext:value-type="float">
            <text:p>0</text:p>
          </table:table-cell>
          <table:table-cell table:formula="of:=IF([.BJ41]=&quot;x&quot;; 2^((COLUMN([.BJ41])-2)); 0)" office:value-type="float" office:value="0" calcext:value-type="float">
            <text:p>0</text:p>
          </table:table-cell>
          <table:table-cell table:formula="of:=IF([.BK41]=&quot;x&quot;; 2^((COLUMN([.BK41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42:.DY42]) &amp; &quot;,&quot;" office:value-type="string" office:string-value="0," calcext:value-type="string">
            <text:p>0,</text:p>
          </table:table-cell>
          <table:table-cell table:formula="of:=IF([.B42]=&quot;x&quot;; 2^((COLUMN([.B42])-2)); 0)" office:value-type="float" office:value="0" calcext:value-type="float">
            <text:p>0</text:p>
          </table:table-cell>
          <table:table-cell table:formula="of:=IF([.C42]=&quot;x&quot;; 2^((COLUMN([.C42])-2)); 0)" office:value-type="float" office:value="0" calcext:value-type="float">
            <text:p>0</text:p>
          </table:table-cell>
          <table:table-cell table:formula="of:=IF([.D42]=&quot;x&quot;; 2^((COLUMN([.D42])-2)); 0)" office:value-type="float" office:value="0" calcext:value-type="float">
            <text:p>0</text:p>
          </table:table-cell>
          <table:table-cell table:formula="of:=IF([.E42]=&quot;x&quot;; 2^((COLUMN([.E42])-2)); 0)" office:value-type="float" office:value="0" calcext:value-type="float">
            <text:p>0</text:p>
          </table:table-cell>
          <table:table-cell table:formula="of:=IF([.F42]=&quot;x&quot;; 2^((COLUMN([.F42])-2)); 0)" office:value-type="float" office:value="0" calcext:value-type="float">
            <text:p>0</text:p>
          </table:table-cell>
          <table:table-cell table:formula="of:=IF([.G42]=&quot;x&quot;; 2^((COLUMN([.G42])-2)); 0)" office:value-type="float" office:value="0" calcext:value-type="float">
            <text:p>0</text:p>
          </table:table-cell>
          <table:table-cell table:formula="of:=IF([.H42]=&quot;x&quot;; 2^((COLUMN([.H42])-2)); 0)" office:value-type="float" office:value="0" calcext:value-type="float">
            <text:p>0</text:p>
          </table:table-cell>
          <table:table-cell table:formula="of:=IF([.I42]=&quot;x&quot;; 2^((COLUMN([.I42])-2)); 0)" office:value-type="float" office:value="0" calcext:value-type="float">
            <text:p>0</text:p>
          </table:table-cell>
          <table:table-cell table:formula="of:=IF([.J42]=&quot;x&quot;; 2^((COLUMN([.J42])-2)); 0)" office:value-type="float" office:value="0" calcext:value-type="float">
            <text:p>0</text:p>
          </table:table-cell>
          <table:table-cell table:formula="of:=IF([.K42]=&quot;x&quot;; 2^((COLUMN([.K42])-2)); 0)" office:value-type="float" office:value="0" calcext:value-type="float">
            <text:p>0</text:p>
          </table:table-cell>
          <table:table-cell table:formula="of:=IF([.L42]=&quot;x&quot;; 2^((COLUMN([.L42])-2)); 0)" office:value-type="float" office:value="0" calcext:value-type="float">
            <text:p>0</text:p>
          </table:table-cell>
          <table:table-cell table:formula="of:=IF([.M42]=&quot;x&quot;; 2^((COLUMN([.M42])-2)); 0)" office:value-type="float" office:value="0" calcext:value-type="float">
            <text:p>0</text:p>
          </table:table-cell>
          <table:table-cell table:formula="of:=IF([.N42]=&quot;x&quot;; 2^((COLUMN([.N42])-2)); 0)" office:value-type="float" office:value="0" calcext:value-type="float">
            <text:p>0</text:p>
          </table:table-cell>
          <table:table-cell table:formula="of:=IF([.O42]=&quot;x&quot;; 2^((COLUMN([.O42])-2)); 0)" office:value-type="float" office:value="0" calcext:value-type="float">
            <text:p>0</text:p>
          </table:table-cell>
          <table:table-cell table:formula="of:=IF([.P42]=&quot;x&quot;; 2^((COLUMN([.P42])-2)); 0)" office:value-type="float" office:value="0" calcext:value-type="float">
            <text:p>0</text:p>
          </table:table-cell>
          <table:table-cell table:formula="of:=IF([.Q42]=&quot;x&quot;; 2^((COLUMN([.Q42])-2)); 0)" office:value-type="float" office:value="0" calcext:value-type="float">
            <text:p>0</text:p>
          </table:table-cell>
          <table:table-cell table:formula="of:=IF([.R42]=&quot;x&quot;; 2^((COLUMN([.R42])-2)); 0)" office:value-type="float" office:value="0" calcext:value-type="float">
            <text:p>0</text:p>
          </table:table-cell>
          <table:table-cell table:formula="of:=IF([.S42]=&quot;x&quot;; 2^((COLUMN([.S42])-2)); 0)" office:value-type="float" office:value="0" calcext:value-type="float">
            <text:p>0</text:p>
          </table:table-cell>
          <table:table-cell table:formula="of:=IF([.T42]=&quot;x&quot;; 2^((COLUMN([.T42])-2)); 0)" office:value-type="float" office:value="0" calcext:value-type="float">
            <text:p>0</text:p>
          </table:table-cell>
          <table:table-cell table:formula="of:=IF([.U42]=&quot;x&quot;; 2^((COLUMN([.U42])-2)); 0)" office:value-type="float" office:value="0" calcext:value-type="float">
            <text:p>0</text:p>
          </table:table-cell>
          <table:table-cell table:formula="of:=IF([.V42]=&quot;x&quot;; 2^((COLUMN([.V42])-2)); 0)" office:value-type="float" office:value="0" calcext:value-type="float">
            <text:p>0</text:p>
          </table:table-cell>
          <table:table-cell table:formula="of:=IF([.W42]=&quot;x&quot;; 2^((COLUMN([.W42])-2)); 0)" office:value-type="float" office:value="0" calcext:value-type="float">
            <text:p>0</text:p>
          </table:table-cell>
          <table:table-cell table:formula="of:=IF([.X42]=&quot;x&quot;; 2^((COLUMN([.X42])-2)); 0)" office:value-type="float" office:value="0" calcext:value-type="float">
            <text:p>0</text:p>
          </table:table-cell>
          <table:table-cell table:formula="of:=IF([.Y42]=&quot;x&quot;; 2^((COLUMN([.Y42])-2)); 0)" office:value-type="float" office:value="0" calcext:value-type="float">
            <text:p>0</text:p>
          </table:table-cell>
          <table:table-cell table:formula="of:=IF([.Z42]=&quot;x&quot;; 2^((COLUMN([.Z42])-2)); 0)" office:value-type="float" office:value="0" calcext:value-type="float">
            <text:p>0</text:p>
          </table:table-cell>
          <table:table-cell table:formula="of:=IF([.AA42]=&quot;x&quot;; 2^((COLUMN([.AA42])-2)); 0)" office:value-type="float" office:value="0" calcext:value-type="float">
            <text:p>0</text:p>
          </table:table-cell>
          <table:table-cell table:formula="of:=IF([.AB42]=&quot;x&quot;; 2^((COLUMN([.AB42])-2)); 0)" office:value-type="float" office:value="0" calcext:value-type="float">
            <text:p>0</text:p>
          </table:table-cell>
          <table:table-cell table:formula="of:=IF([.AC42]=&quot;x&quot;; 2^((COLUMN([.AC42])-2)); 0)" office:value-type="float" office:value="0" calcext:value-type="float">
            <text:p>0</text:p>
          </table:table-cell>
          <table:table-cell table:formula="of:=IF([.AD42]=&quot;x&quot;; 2^((COLUMN([.AD42])-2)); 0)" office:value-type="float" office:value="0" calcext:value-type="float">
            <text:p>0</text:p>
          </table:table-cell>
          <table:table-cell table:formula="of:=IF([.AE42]=&quot;x&quot;; 2^((COLUMN([.AE42])-2)); 0)" office:value-type="float" office:value="0" calcext:value-type="float">
            <text:p>0</text:p>
          </table:table-cell>
          <table:table-cell table:formula="of:=IF([.AF42]=&quot;x&quot;; 2^((COLUMN([.AF42])-2)); 0)" office:value-type="float" office:value="0" calcext:value-type="float">
            <text:p>0</text:p>
          </table:table-cell>
          <table:table-cell table:formula="of:=IF([.AG42]=&quot;x&quot;; 2^((COLUMN([.AG42])-2)); 0)" office:value-type="float" office:value="0" calcext:value-type="float">
            <text:p>0</text:p>
          </table:table-cell>
          <table:table-cell table:formula="of:=IF([.AH42]=&quot;x&quot;; 2^((COLUMN([.AH42])-2)); 0)" office:value-type="float" office:value="0" calcext:value-type="float">
            <text:p>0</text:p>
          </table:table-cell>
          <table:table-cell table:formula="of:=IF([.AI42]=&quot;x&quot;; 2^((COLUMN([.AI42])-2)); 0)" office:value-type="float" office:value="0" calcext:value-type="float">
            <text:p>0</text:p>
          </table:table-cell>
          <table:table-cell table:formula="of:=IF([.AJ42]=&quot;x&quot;; 2^((COLUMN([.AJ42])-2)); 0)" office:value-type="float" office:value="0" calcext:value-type="float">
            <text:p>0</text:p>
          </table:table-cell>
          <table:table-cell table:formula="of:=IF([.AK42]=&quot;x&quot;; 2^((COLUMN([.AK42])-2)); 0)" office:value-type="float" office:value="0" calcext:value-type="float">
            <text:p>0</text:p>
          </table:table-cell>
          <table:table-cell table:formula="of:=IF([.AL42]=&quot;x&quot;; 2^((COLUMN([.AL42])-2)); 0)" office:value-type="float" office:value="0" calcext:value-type="float">
            <text:p>0</text:p>
          </table:table-cell>
          <table:table-cell table:formula="of:=IF([.AM42]=&quot;x&quot;; 2^((COLUMN([.AM42])-2)); 0)" office:value-type="float" office:value="0" calcext:value-type="float">
            <text:p>0</text:p>
          </table:table-cell>
          <table:table-cell table:formula="of:=IF([.AN42]=&quot;x&quot;; 2^((COLUMN([.AN42])-2)); 0)" office:value-type="float" office:value="0" calcext:value-type="float">
            <text:p>0</text:p>
          </table:table-cell>
          <table:table-cell table:formula="of:=IF([.AO42]=&quot;x&quot;; 2^((COLUMN([.AO42])-2)); 0)" office:value-type="float" office:value="0" calcext:value-type="float">
            <text:p>0</text:p>
          </table:table-cell>
          <table:table-cell table:formula="of:=IF([.AP42]=&quot;x&quot;; 2^((COLUMN([.AP42])-2)); 0)" office:value-type="float" office:value="0" calcext:value-type="float">
            <text:p>0</text:p>
          </table:table-cell>
          <table:table-cell table:formula="of:=IF([.AQ42]=&quot;x&quot;; 2^((COLUMN([.AQ42])-2)); 0)" office:value-type="float" office:value="0" calcext:value-type="float">
            <text:p>0</text:p>
          </table:table-cell>
          <table:table-cell table:formula="of:=IF([.AR42]=&quot;x&quot;; 2^((COLUMN([.AR42])-2)); 0)" office:value-type="float" office:value="0" calcext:value-type="float">
            <text:p>0</text:p>
          </table:table-cell>
          <table:table-cell table:formula="of:=IF([.AS42]=&quot;x&quot;; 2^((COLUMN([.AS42])-2)); 0)" office:value-type="float" office:value="0" calcext:value-type="float">
            <text:p>0</text:p>
          </table:table-cell>
          <table:table-cell table:formula="of:=IF([.AT42]=&quot;x&quot;; 2^((COLUMN([.AT42])-2)); 0)" office:value-type="float" office:value="0" calcext:value-type="float">
            <text:p>0</text:p>
          </table:table-cell>
          <table:table-cell table:formula="of:=IF([.AU42]=&quot;x&quot;; 2^((COLUMN([.AU42])-2)); 0)" office:value-type="float" office:value="0" calcext:value-type="float">
            <text:p>0</text:p>
          </table:table-cell>
          <table:table-cell table:formula="of:=IF([.AV42]=&quot;x&quot;; 2^((COLUMN([.AV42])-2)); 0)" office:value-type="float" office:value="0" calcext:value-type="float">
            <text:p>0</text:p>
          </table:table-cell>
          <table:table-cell table:formula="of:=IF([.AW42]=&quot;x&quot;; 2^((COLUMN([.AW42])-2)); 0)" office:value-type="float" office:value="0" calcext:value-type="float">
            <text:p>0</text:p>
          </table:table-cell>
          <table:table-cell table:formula="of:=IF([.AX42]=&quot;x&quot;; 2^((COLUMN([.AX42])-2)); 0)" office:value-type="float" office:value="0" calcext:value-type="float">
            <text:p>0</text:p>
          </table:table-cell>
          <table:table-cell table:formula="of:=IF([.AY42]=&quot;x&quot;; 2^((COLUMN([.AY42])-2)); 0)" office:value-type="float" office:value="0" calcext:value-type="float">
            <text:p>0</text:p>
          </table:table-cell>
          <table:table-cell table:formula="of:=IF([.AZ42]=&quot;x&quot;; 2^((COLUMN([.AZ42])-2)); 0)" office:value-type="float" office:value="0" calcext:value-type="float">
            <text:p>0</text:p>
          </table:table-cell>
          <table:table-cell table:formula="of:=IF([.BA42]=&quot;x&quot;; 2^((COLUMN([.BA42])-2)); 0)" office:value-type="float" office:value="0" calcext:value-type="float">
            <text:p>0</text:p>
          </table:table-cell>
          <table:table-cell table:formula="of:=IF([.BB42]=&quot;x&quot;; 2^((COLUMN([.BB42])-2)); 0)" office:value-type="float" office:value="0" calcext:value-type="float">
            <text:p>0</text:p>
          </table:table-cell>
          <table:table-cell table:formula="of:=IF([.BC42]=&quot;x&quot;; 2^((COLUMN([.BC42])-2)); 0)" office:value-type="float" office:value="0" calcext:value-type="float">
            <text:p>0</text:p>
          </table:table-cell>
          <table:table-cell table:formula="of:=IF([.BD42]=&quot;x&quot;; 2^((COLUMN([.BD42])-2)); 0)" office:value-type="float" office:value="0" calcext:value-type="float">
            <text:p>0</text:p>
          </table:table-cell>
          <table:table-cell table:formula="of:=IF([.BE42]=&quot;x&quot;; 2^((COLUMN([.BE42])-2)); 0)" office:value-type="float" office:value="0" calcext:value-type="float">
            <text:p>0</text:p>
          </table:table-cell>
          <table:table-cell table:formula="of:=IF([.BF42]=&quot;x&quot;; 2^((COLUMN([.BF42])-2)); 0)" office:value-type="float" office:value="0" calcext:value-type="float">
            <text:p>0</text:p>
          </table:table-cell>
          <table:table-cell table:formula="of:=IF([.BG42]=&quot;x&quot;; 2^((COLUMN([.BG42])-2)); 0)" office:value-type="float" office:value="0" calcext:value-type="float">
            <text:p>0</text:p>
          </table:table-cell>
          <table:table-cell table:formula="of:=IF([.BH42]=&quot;x&quot;; 2^((COLUMN([.BH42])-2)); 0)" office:value-type="float" office:value="0" calcext:value-type="float">
            <text:p>0</text:p>
          </table:table-cell>
          <table:table-cell table:formula="of:=IF([.BI42]=&quot;x&quot;; 2^((COLUMN([.BI42])-2)); 0)" office:value-type="float" office:value="0" calcext:value-type="float">
            <text:p>0</text:p>
          </table:table-cell>
          <table:table-cell table:formula="of:=IF([.BJ42]=&quot;x&quot;; 2^((COLUMN([.BJ42])-2)); 0)" office:value-type="float" office:value="0" calcext:value-type="float">
            <text:p>0</text:p>
          </table:table-cell>
          <table:table-cell table:formula="of:=IF([.BK42]=&quot;x&quot;; 2^((COLUMN([.BK42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43:.DY43]) &amp; &quot;,&quot;" office:value-type="string" office:string-value="0," calcext:value-type="string">
            <text:p>0,</text:p>
          </table:table-cell>
          <table:table-cell table:formula="of:=IF([.B43]=&quot;x&quot;; 2^((COLUMN([.B43])-2)); 0)" office:value-type="float" office:value="0" calcext:value-type="float">
            <text:p>0</text:p>
          </table:table-cell>
          <table:table-cell table:formula="of:=IF([.C43]=&quot;x&quot;; 2^((COLUMN([.C43])-2)); 0)" office:value-type="float" office:value="0" calcext:value-type="float">
            <text:p>0</text:p>
          </table:table-cell>
          <table:table-cell table:formula="of:=IF([.D43]=&quot;x&quot;; 2^((COLUMN([.D43])-2)); 0)" office:value-type="float" office:value="0" calcext:value-type="float">
            <text:p>0</text:p>
          </table:table-cell>
          <table:table-cell table:formula="of:=IF([.E43]=&quot;x&quot;; 2^((COLUMN([.E43])-2)); 0)" office:value-type="float" office:value="0" calcext:value-type="float">
            <text:p>0</text:p>
          </table:table-cell>
          <table:table-cell table:formula="of:=IF([.F43]=&quot;x&quot;; 2^((COLUMN([.F43])-2)); 0)" office:value-type="float" office:value="0" calcext:value-type="float">
            <text:p>0</text:p>
          </table:table-cell>
          <table:table-cell table:formula="of:=IF([.G43]=&quot;x&quot;; 2^((COLUMN([.G43])-2)); 0)" office:value-type="float" office:value="0" calcext:value-type="float">
            <text:p>0</text:p>
          </table:table-cell>
          <table:table-cell table:formula="of:=IF([.H43]=&quot;x&quot;; 2^((COLUMN([.H43])-2)); 0)" office:value-type="float" office:value="0" calcext:value-type="float">
            <text:p>0</text:p>
          </table:table-cell>
          <table:table-cell table:formula="of:=IF([.I43]=&quot;x&quot;; 2^((COLUMN([.I43])-2)); 0)" office:value-type="float" office:value="0" calcext:value-type="float">
            <text:p>0</text:p>
          </table:table-cell>
          <table:table-cell table:formula="of:=IF([.J43]=&quot;x&quot;; 2^((COLUMN([.J43])-2)); 0)" office:value-type="float" office:value="0" calcext:value-type="float">
            <text:p>0</text:p>
          </table:table-cell>
          <table:table-cell table:formula="of:=IF([.K43]=&quot;x&quot;; 2^((COLUMN([.K43])-2)); 0)" office:value-type="float" office:value="0" calcext:value-type="float">
            <text:p>0</text:p>
          </table:table-cell>
          <table:table-cell table:formula="of:=IF([.L43]=&quot;x&quot;; 2^((COLUMN([.L43])-2)); 0)" office:value-type="float" office:value="0" calcext:value-type="float">
            <text:p>0</text:p>
          </table:table-cell>
          <table:table-cell table:formula="of:=IF([.M43]=&quot;x&quot;; 2^((COLUMN([.M43])-2)); 0)" office:value-type="float" office:value="0" calcext:value-type="float">
            <text:p>0</text:p>
          </table:table-cell>
          <table:table-cell table:formula="of:=IF([.N43]=&quot;x&quot;; 2^((COLUMN([.N43])-2)); 0)" office:value-type="float" office:value="0" calcext:value-type="float">
            <text:p>0</text:p>
          </table:table-cell>
          <table:table-cell table:formula="of:=IF([.O43]=&quot;x&quot;; 2^((COLUMN([.O43])-2)); 0)" office:value-type="float" office:value="0" calcext:value-type="float">
            <text:p>0</text:p>
          </table:table-cell>
          <table:table-cell table:formula="of:=IF([.P43]=&quot;x&quot;; 2^((COLUMN([.P43])-2)); 0)" office:value-type="float" office:value="0" calcext:value-type="float">
            <text:p>0</text:p>
          </table:table-cell>
          <table:table-cell table:formula="of:=IF([.Q43]=&quot;x&quot;; 2^((COLUMN([.Q43])-2)); 0)" office:value-type="float" office:value="0" calcext:value-type="float">
            <text:p>0</text:p>
          </table:table-cell>
          <table:table-cell table:formula="of:=IF([.R43]=&quot;x&quot;; 2^((COLUMN([.R43])-2)); 0)" office:value-type="float" office:value="0" calcext:value-type="float">
            <text:p>0</text:p>
          </table:table-cell>
          <table:table-cell table:formula="of:=IF([.S43]=&quot;x&quot;; 2^((COLUMN([.S43])-2)); 0)" office:value-type="float" office:value="0" calcext:value-type="float">
            <text:p>0</text:p>
          </table:table-cell>
          <table:table-cell table:formula="of:=IF([.T43]=&quot;x&quot;; 2^((COLUMN([.T43])-2)); 0)" office:value-type="float" office:value="0" calcext:value-type="float">
            <text:p>0</text:p>
          </table:table-cell>
          <table:table-cell table:formula="of:=IF([.U43]=&quot;x&quot;; 2^((COLUMN([.U43])-2)); 0)" office:value-type="float" office:value="0" calcext:value-type="float">
            <text:p>0</text:p>
          </table:table-cell>
          <table:table-cell table:formula="of:=IF([.V43]=&quot;x&quot;; 2^((COLUMN([.V43])-2)); 0)" office:value-type="float" office:value="0" calcext:value-type="float">
            <text:p>0</text:p>
          </table:table-cell>
          <table:table-cell table:formula="of:=IF([.W43]=&quot;x&quot;; 2^((COLUMN([.W43])-2)); 0)" office:value-type="float" office:value="0" calcext:value-type="float">
            <text:p>0</text:p>
          </table:table-cell>
          <table:table-cell table:formula="of:=IF([.X43]=&quot;x&quot;; 2^((COLUMN([.X43])-2)); 0)" office:value-type="float" office:value="0" calcext:value-type="float">
            <text:p>0</text:p>
          </table:table-cell>
          <table:table-cell table:formula="of:=IF([.Y43]=&quot;x&quot;; 2^((COLUMN([.Y43])-2)); 0)" office:value-type="float" office:value="0" calcext:value-type="float">
            <text:p>0</text:p>
          </table:table-cell>
          <table:table-cell table:formula="of:=IF([.Z43]=&quot;x&quot;; 2^((COLUMN([.Z43])-2)); 0)" office:value-type="float" office:value="0" calcext:value-type="float">
            <text:p>0</text:p>
          </table:table-cell>
          <table:table-cell table:formula="of:=IF([.AA43]=&quot;x&quot;; 2^((COLUMN([.AA43])-2)); 0)" office:value-type="float" office:value="0" calcext:value-type="float">
            <text:p>0</text:p>
          </table:table-cell>
          <table:table-cell table:formula="of:=IF([.AB43]=&quot;x&quot;; 2^((COLUMN([.AB43])-2)); 0)" office:value-type="float" office:value="0" calcext:value-type="float">
            <text:p>0</text:p>
          </table:table-cell>
          <table:table-cell table:formula="of:=IF([.AC43]=&quot;x&quot;; 2^((COLUMN([.AC43])-2)); 0)" office:value-type="float" office:value="0" calcext:value-type="float">
            <text:p>0</text:p>
          </table:table-cell>
          <table:table-cell table:formula="of:=IF([.AD43]=&quot;x&quot;; 2^((COLUMN([.AD43])-2)); 0)" office:value-type="float" office:value="0" calcext:value-type="float">
            <text:p>0</text:p>
          </table:table-cell>
          <table:table-cell table:formula="of:=IF([.AE43]=&quot;x&quot;; 2^((COLUMN([.AE43])-2)); 0)" office:value-type="float" office:value="0" calcext:value-type="float">
            <text:p>0</text:p>
          </table:table-cell>
          <table:table-cell table:formula="of:=IF([.AF43]=&quot;x&quot;; 2^((COLUMN([.AF43])-2)); 0)" office:value-type="float" office:value="0" calcext:value-type="float">
            <text:p>0</text:p>
          </table:table-cell>
          <table:table-cell table:formula="of:=IF([.AG43]=&quot;x&quot;; 2^((COLUMN([.AG43])-2)); 0)" office:value-type="float" office:value="0" calcext:value-type="float">
            <text:p>0</text:p>
          </table:table-cell>
          <table:table-cell table:formula="of:=IF([.AH43]=&quot;x&quot;; 2^((COLUMN([.AH43])-2)); 0)" office:value-type="float" office:value="0" calcext:value-type="float">
            <text:p>0</text:p>
          </table:table-cell>
          <table:table-cell table:formula="of:=IF([.AI43]=&quot;x&quot;; 2^((COLUMN([.AI43])-2)); 0)" office:value-type="float" office:value="0" calcext:value-type="float">
            <text:p>0</text:p>
          </table:table-cell>
          <table:table-cell table:formula="of:=IF([.AJ43]=&quot;x&quot;; 2^((COLUMN([.AJ43])-2)); 0)" office:value-type="float" office:value="0" calcext:value-type="float">
            <text:p>0</text:p>
          </table:table-cell>
          <table:table-cell table:formula="of:=IF([.AK43]=&quot;x&quot;; 2^((COLUMN([.AK43])-2)); 0)" office:value-type="float" office:value="0" calcext:value-type="float">
            <text:p>0</text:p>
          </table:table-cell>
          <table:table-cell table:formula="of:=IF([.AL43]=&quot;x&quot;; 2^((COLUMN([.AL43])-2)); 0)" office:value-type="float" office:value="0" calcext:value-type="float">
            <text:p>0</text:p>
          </table:table-cell>
          <table:table-cell table:formula="of:=IF([.AM43]=&quot;x&quot;; 2^((COLUMN([.AM43])-2)); 0)" office:value-type="float" office:value="0" calcext:value-type="float">
            <text:p>0</text:p>
          </table:table-cell>
          <table:table-cell table:formula="of:=IF([.AN43]=&quot;x&quot;; 2^((COLUMN([.AN43])-2)); 0)" office:value-type="float" office:value="0" calcext:value-type="float">
            <text:p>0</text:p>
          </table:table-cell>
          <table:table-cell table:formula="of:=IF([.AO43]=&quot;x&quot;; 2^((COLUMN([.AO43])-2)); 0)" office:value-type="float" office:value="0" calcext:value-type="float">
            <text:p>0</text:p>
          </table:table-cell>
          <table:table-cell table:formula="of:=IF([.AP43]=&quot;x&quot;; 2^((COLUMN([.AP43])-2)); 0)" office:value-type="float" office:value="0" calcext:value-type="float">
            <text:p>0</text:p>
          </table:table-cell>
          <table:table-cell table:formula="of:=IF([.AQ43]=&quot;x&quot;; 2^((COLUMN([.AQ43])-2)); 0)" office:value-type="float" office:value="0" calcext:value-type="float">
            <text:p>0</text:p>
          </table:table-cell>
          <table:table-cell table:formula="of:=IF([.AR43]=&quot;x&quot;; 2^((COLUMN([.AR43])-2)); 0)" office:value-type="float" office:value="0" calcext:value-type="float">
            <text:p>0</text:p>
          </table:table-cell>
          <table:table-cell table:formula="of:=IF([.AS43]=&quot;x&quot;; 2^((COLUMN([.AS43])-2)); 0)" office:value-type="float" office:value="0" calcext:value-type="float">
            <text:p>0</text:p>
          </table:table-cell>
          <table:table-cell table:formula="of:=IF([.AT43]=&quot;x&quot;; 2^((COLUMN([.AT43])-2)); 0)" office:value-type="float" office:value="0" calcext:value-type="float">
            <text:p>0</text:p>
          </table:table-cell>
          <table:table-cell table:formula="of:=IF([.AU43]=&quot;x&quot;; 2^((COLUMN([.AU43])-2)); 0)" office:value-type="float" office:value="0" calcext:value-type="float">
            <text:p>0</text:p>
          </table:table-cell>
          <table:table-cell table:formula="of:=IF([.AV43]=&quot;x&quot;; 2^((COLUMN([.AV43])-2)); 0)" office:value-type="float" office:value="0" calcext:value-type="float">
            <text:p>0</text:p>
          </table:table-cell>
          <table:table-cell table:formula="of:=IF([.AW43]=&quot;x&quot;; 2^((COLUMN([.AW43])-2)); 0)" office:value-type="float" office:value="0" calcext:value-type="float">
            <text:p>0</text:p>
          </table:table-cell>
          <table:table-cell table:formula="of:=IF([.AX43]=&quot;x&quot;; 2^((COLUMN([.AX43])-2)); 0)" office:value-type="float" office:value="0" calcext:value-type="float">
            <text:p>0</text:p>
          </table:table-cell>
          <table:table-cell table:formula="of:=IF([.AY43]=&quot;x&quot;; 2^((COLUMN([.AY43])-2)); 0)" office:value-type="float" office:value="0" calcext:value-type="float">
            <text:p>0</text:p>
          </table:table-cell>
          <table:table-cell table:formula="of:=IF([.AZ43]=&quot;x&quot;; 2^((COLUMN([.AZ43])-2)); 0)" office:value-type="float" office:value="0" calcext:value-type="float">
            <text:p>0</text:p>
          </table:table-cell>
          <table:table-cell table:formula="of:=IF([.BA43]=&quot;x&quot;; 2^((COLUMN([.BA43])-2)); 0)" office:value-type="float" office:value="0" calcext:value-type="float">
            <text:p>0</text:p>
          </table:table-cell>
          <table:table-cell table:formula="of:=IF([.BB43]=&quot;x&quot;; 2^((COLUMN([.BB43])-2)); 0)" office:value-type="float" office:value="0" calcext:value-type="float">
            <text:p>0</text:p>
          </table:table-cell>
          <table:table-cell table:formula="of:=IF([.BC43]=&quot;x&quot;; 2^((COLUMN([.BC43])-2)); 0)" office:value-type="float" office:value="0" calcext:value-type="float">
            <text:p>0</text:p>
          </table:table-cell>
          <table:table-cell table:formula="of:=IF([.BD43]=&quot;x&quot;; 2^((COLUMN([.BD43])-2)); 0)" office:value-type="float" office:value="0" calcext:value-type="float">
            <text:p>0</text:p>
          </table:table-cell>
          <table:table-cell table:formula="of:=IF([.BE43]=&quot;x&quot;; 2^((COLUMN([.BE43])-2)); 0)" office:value-type="float" office:value="0" calcext:value-type="float">
            <text:p>0</text:p>
          </table:table-cell>
          <table:table-cell table:formula="of:=IF([.BF43]=&quot;x&quot;; 2^((COLUMN([.BF43])-2)); 0)" office:value-type="float" office:value="0" calcext:value-type="float">
            <text:p>0</text:p>
          </table:table-cell>
          <table:table-cell table:formula="of:=IF([.BG43]=&quot;x&quot;; 2^((COLUMN([.BG43])-2)); 0)" office:value-type="float" office:value="0" calcext:value-type="float">
            <text:p>0</text:p>
          </table:table-cell>
          <table:table-cell table:formula="of:=IF([.BH43]=&quot;x&quot;; 2^((COLUMN([.BH43])-2)); 0)" office:value-type="float" office:value="0" calcext:value-type="float">
            <text:p>0</text:p>
          </table:table-cell>
          <table:table-cell table:formula="of:=IF([.BI43]=&quot;x&quot;; 2^((COLUMN([.BI43])-2)); 0)" office:value-type="float" office:value="0" calcext:value-type="float">
            <text:p>0</text:p>
          </table:table-cell>
          <table:table-cell table:formula="of:=IF([.BJ43]=&quot;x&quot;; 2^((COLUMN([.BJ43])-2)); 0)" office:value-type="float" office:value="0" calcext:value-type="float">
            <text:p>0</text:p>
          </table:table-cell>
          <table:table-cell table:formula="of:=IF([.BK43]=&quot;x&quot;; 2^((COLUMN([.BK43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44:.DY44]) &amp; &quot;,&quot;" office:value-type="string" office:string-value="0," calcext:value-type="string">
            <text:p>0,</text:p>
          </table:table-cell>
          <table:table-cell table:formula="of:=IF([.B44]=&quot;x&quot;; 2^((COLUMN([.B44])-2)); 0)" office:value-type="float" office:value="0" calcext:value-type="float">
            <text:p>0</text:p>
          </table:table-cell>
          <table:table-cell table:formula="of:=IF([.C44]=&quot;x&quot;; 2^((COLUMN([.C44])-2)); 0)" office:value-type="float" office:value="0" calcext:value-type="float">
            <text:p>0</text:p>
          </table:table-cell>
          <table:table-cell table:formula="of:=IF([.D44]=&quot;x&quot;; 2^((COLUMN([.D44])-2)); 0)" office:value-type="float" office:value="0" calcext:value-type="float">
            <text:p>0</text:p>
          </table:table-cell>
          <table:table-cell table:formula="of:=IF([.E44]=&quot;x&quot;; 2^((COLUMN([.E44])-2)); 0)" office:value-type="float" office:value="0" calcext:value-type="float">
            <text:p>0</text:p>
          </table:table-cell>
          <table:table-cell table:formula="of:=IF([.F44]=&quot;x&quot;; 2^((COLUMN([.F44])-2)); 0)" office:value-type="float" office:value="0" calcext:value-type="float">
            <text:p>0</text:p>
          </table:table-cell>
          <table:table-cell table:formula="of:=IF([.G44]=&quot;x&quot;; 2^((COLUMN([.G44])-2)); 0)" office:value-type="float" office:value="0" calcext:value-type="float">
            <text:p>0</text:p>
          </table:table-cell>
          <table:table-cell table:formula="of:=IF([.H44]=&quot;x&quot;; 2^((COLUMN([.H44])-2)); 0)" office:value-type="float" office:value="0" calcext:value-type="float">
            <text:p>0</text:p>
          </table:table-cell>
          <table:table-cell table:formula="of:=IF([.I44]=&quot;x&quot;; 2^((COLUMN([.I44])-2)); 0)" office:value-type="float" office:value="0" calcext:value-type="float">
            <text:p>0</text:p>
          </table:table-cell>
          <table:table-cell table:formula="of:=IF([.J44]=&quot;x&quot;; 2^((COLUMN([.J44])-2)); 0)" office:value-type="float" office:value="0" calcext:value-type="float">
            <text:p>0</text:p>
          </table:table-cell>
          <table:table-cell table:formula="of:=IF([.K44]=&quot;x&quot;; 2^((COLUMN([.K44])-2)); 0)" office:value-type="float" office:value="0" calcext:value-type="float">
            <text:p>0</text:p>
          </table:table-cell>
          <table:table-cell table:formula="of:=IF([.L44]=&quot;x&quot;; 2^((COLUMN([.L44])-2)); 0)" office:value-type="float" office:value="0" calcext:value-type="float">
            <text:p>0</text:p>
          </table:table-cell>
          <table:table-cell table:formula="of:=IF([.M44]=&quot;x&quot;; 2^((COLUMN([.M44])-2)); 0)" office:value-type="float" office:value="0" calcext:value-type="float">
            <text:p>0</text:p>
          </table:table-cell>
          <table:table-cell table:formula="of:=IF([.N44]=&quot;x&quot;; 2^((COLUMN([.N44])-2)); 0)" office:value-type="float" office:value="0" calcext:value-type="float">
            <text:p>0</text:p>
          </table:table-cell>
          <table:table-cell table:formula="of:=IF([.O44]=&quot;x&quot;; 2^((COLUMN([.O44])-2)); 0)" office:value-type="float" office:value="0" calcext:value-type="float">
            <text:p>0</text:p>
          </table:table-cell>
          <table:table-cell table:formula="of:=IF([.P44]=&quot;x&quot;; 2^((COLUMN([.P44])-2)); 0)" office:value-type="float" office:value="0" calcext:value-type="float">
            <text:p>0</text:p>
          </table:table-cell>
          <table:table-cell table:formula="of:=IF([.Q44]=&quot;x&quot;; 2^((COLUMN([.Q44])-2)); 0)" office:value-type="float" office:value="0" calcext:value-type="float">
            <text:p>0</text:p>
          </table:table-cell>
          <table:table-cell table:formula="of:=IF([.R44]=&quot;x&quot;; 2^((COLUMN([.R44])-2)); 0)" office:value-type="float" office:value="0" calcext:value-type="float">
            <text:p>0</text:p>
          </table:table-cell>
          <table:table-cell table:formula="of:=IF([.S44]=&quot;x&quot;; 2^((COLUMN([.S44])-2)); 0)" office:value-type="float" office:value="0" calcext:value-type="float">
            <text:p>0</text:p>
          </table:table-cell>
          <table:table-cell table:formula="of:=IF([.T44]=&quot;x&quot;; 2^((COLUMN([.T44])-2)); 0)" office:value-type="float" office:value="0" calcext:value-type="float">
            <text:p>0</text:p>
          </table:table-cell>
          <table:table-cell table:formula="of:=IF([.U44]=&quot;x&quot;; 2^((COLUMN([.U44])-2)); 0)" office:value-type="float" office:value="0" calcext:value-type="float">
            <text:p>0</text:p>
          </table:table-cell>
          <table:table-cell table:formula="of:=IF([.V44]=&quot;x&quot;; 2^((COLUMN([.V44])-2)); 0)" office:value-type="float" office:value="0" calcext:value-type="float">
            <text:p>0</text:p>
          </table:table-cell>
          <table:table-cell table:formula="of:=IF([.W44]=&quot;x&quot;; 2^((COLUMN([.W44])-2)); 0)" office:value-type="float" office:value="0" calcext:value-type="float">
            <text:p>0</text:p>
          </table:table-cell>
          <table:table-cell table:formula="of:=IF([.X44]=&quot;x&quot;; 2^((COLUMN([.X44])-2)); 0)" office:value-type="float" office:value="0" calcext:value-type="float">
            <text:p>0</text:p>
          </table:table-cell>
          <table:table-cell table:formula="of:=IF([.Y44]=&quot;x&quot;; 2^((COLUMN([.Y44])-2)); 0)" office:value-type="float" office:value="0" calcext:value-type="float">
            <text:p>0</text:p>
          </table:table-cell>
          <table:table-cell table:formula="of:=IF([.Z44]=&quot;x&quot;; 2^((COLUMN([.Z44])-2)); 0)" office:value-type="float" office:value="0" calcext:value-type="float">
            <text:p>0</text:p>
          </table:table-cell>
          <table:table-cell table:formula="of:=IF([.AA44]=&quot;x&quot;; 2^((COLUMN([.AA44])-2)); 0)" office:value-type="float" office:value="0" calcext:value-type="float">
            <text:p>0</text:p>
          </table:table-cell>
          <table:table-cell table:formula="of:=IF([.AB44]=&quot;x&quot;; 2^((COLUMN([.AB44])-2)); 0)" office:value-type="float" office:value="0" calcext:value-type="float">
            <text:p>0</text:p>
          </table:table-cell>
          <table:table-cell table:formula="of:=IF([.AC44]=&quot;x&quot;; 2^((COLUMN([.AC44])-2)); 0)" office:value-type="float" office:value="0" calcext:value-type="float">
            <text:p>0</text:p>
          </table:table-cell>
          <table:table-cell table:formula="of:=IF([.AD44]=&quot;x&quot;; 2^((COLUMN([.AD44])-2)); 0)" office:value-type="float" office:value="0" calcext:value-type="float">
            <text:p>0</text:p>
          </table:table-cell>
          <table:table-cell table:formula="of:=IF([.AE44]=&quot;x&quot;; 2^((COLUMN([.AE44])-2)); 0)" office:value-type="float" office:value="0" calcext:value-type="float">
            <text:p>0</text:p>
          </table:table-cell>
          <table:table-cell table:formula="of:=IF([.AF44]=&quot;x&quot;; 2^((COLUMN([.AF44])-2)); 0)" office:value-type="float" office:value="0" calcext:value-type="float">
            <text:p>0</text:p>
          </table:table-cell>
          <table:table-cell table:formula="of:=IF([.AG44]=&quot;x&quot;; 2^((COLUMN([.AG44])-2)); 0)" office:value-type="float" office:value="0" calcext:value-type="float">
            <text:p>0</text:p>
          </table:table-cell>
          <table:table-cell table:formula="of:=IF([.AH44]=&quot;x&quot;; 2^((COLUMN([.AH44])-2)); 0)" office:value-type="float" office:value="0" calcext:value-type="float">
            <text:p>0</text:p>
          </table:table-cell>
          <table:table-cell table:formula="of:=IF([.AI44]=&quot;x&quot;; 2^((COLUMN([.AI44])-2)); 0)" office:value-type="float" office:value="0" calcext:value-type="float">
            <text:p>0</text:p>
          </table:table-cell>
          <table:table-cell table:formula="of:=IF([.AJ44]=&quot;x&quot;; 2^((COLUMN([.AJ44])-2)); 0)" office:value-type="float" office:value="0" calcext:value-type="float">
            <text:p>0</text:p>
          </table:table-cell>
          <table:table-cell table:formula="of:=IF([.AK44]=&quot;x&quot;; 2^((COLUMN([.AK44])-2)); 0)" office:value-type="float" office:value="0" calcext:value-type="float">
            <text:p>0</text:p>
          </table:table-cell>
          <table:table-cell table:formula="of:=IF([.AL44]=&quot;x&quot;; 2^((COLUMN([.AL44])-2)); 0)" office:value-type="float" office:value="0" calcext:value-type="float">
            <text:p>0</text:p>
          </table:table-cell>
          <table:table-cell table:formula="of:=IF([.AM44]=&quot;x&quot;; 2^((COLUMN([.AM44])-2)); 0)" office:value-type="float" office:value="0" calcext:value-type="float">
            <text:p>0</text:p>
          </table:table-cell>
          <table:table-cell table:formula="of:=IF([.AN44]=&quot;x&quot;; 2^((COLUMN([.AN44])-2)); 0)" office:value-type="float" office:value="0" calcext:value-type="float">
            <text:p>0</text:p>
          </table:table-cell>
          <table:table-cell table:formula="of:=IF([.AO44]=&quot;x&quot;; 2^((COLUMN([.AO44])-2)); 0)" office:value-type="float" office:value="0" calcext:value-type="float">
            <text:p>0</text:p>
          </table:table-cell>
          <table:table-cell table:formula="of:=IF([.AP44]=&quot;x&quot;; 2^((COLUMN([.AP44])-2)); 0)" office:value-type="float" office:value="0" calcext:value-type="float">
            <text:p>0</text:p>
          </table:table-cell>
          <table:table-cell table:formula="of:=IF([.AQ44]=&quot;x&quot;; 2^((COLUMN([.AQ44])-2)); 0)" office:value-type="float" office:value="0" calcext:value-type="float">
            <text:p>0</text:p>
          </table:table-cell>
          <table:table-cell table:formula="of:=IF([.AR44]=&quot;x&quot;; 2^((COLUMN([.AR44])-2)); 0)" office:value-type="float" office:value="0" calcext:value-type="float">
            <text:p>0</text:p>
          </table:table-cell>
          <table:table-cell table:formula="of:=IF([.AS44]=&quot;x&quot;; 2^((COLUMN([.AS44])-2)); 0)" office:value-type="float" office:value="0" calcext:value-type="float">
            <text:p>0</text:p>
          </table:table-cell>
          <table:table-cell table:formula="of:=IF([.AT44]=&quot;x&quot;; 2^((COLUMN([.AT44])-2)); 0)" office:value-type="float" office:value="0" calcext:value-type="float">
            <text:p>0</text:p>
          </table:table-cell>
          <table:table-cell table:formula="of:=IF([.AU44]=&quot;x&quot;; 2^((COLUMN([.AU44])-2)); 0)" office:value-type="float" office:value="0" calcext:value-type="float">
            <text:p>0</text:p>
          </table:table-cell>
          <table:table-cell table:formula="of:=IF([.AV44]=&quot;x&quot;; 2^((COLUMN([.AV44])-2)); 0)" office:value-type="float" office:value="0" calcext:value-type="float">
            <text:p>0</text:p>
          </table:table-cell>
          <table:table-cell table:formula="of:=IF([.AW44]=&quot;x&quot;; 2^((COLUMN([.AW44])-2)); 0)" office:value-type="float" office:value="0" calcext:value-type="float">
            <text:p>0</text:p>
          </table:table-cell>
          <table:table-cell table:formula="of:=IF([.AX44]=&quot;x&quot;; 2^((COLUMN([.AX44])-2)); 0)" office:value-type="float" office:value="0" calcext:value-type="float">
            <text:p>0</text:p>
          </table:table-cell>
          <table:table-cell table:formula="of:=IF([.AY44]=&quot;x&quot;; 2^((COLUMN([.AY44])-2)); 0)" office:value-type="float" office:value="0" calcext:value-type="float">
            <text:p>0</text:p>
          </table:table-cell>
          <table:table-cell table:formula="of:=IF([.AZ44]=&quot;x&quot;; 2^((COLUMN([.AZ44])-2)); 0)" office:value-type="float" office:value="0" calcext:value-type="float">
            <text:p>0</text:p>
          </table:table-cell>
          <table:table-cell table:formula="of:=IF([.BA44]=&quot;x&quot;; 2^((COLUMN([.BA44])-2)); 0)" office:value-type="float" office:value="0" calcext:value-type="float">
            <text:p>0</text:p>
          </table:table-cell>
          <table:table-cell table:formula="of:=IF([.BB44]=&quot;x&quot;; 2^((COLUMN([.BB44])-2)); 0)" office:value-type="float" office:value="0" calcext:value-type="float">
            <text:p>0</text:p>
          </table:table-cell>
          <table:table-cell table:formula="of:=IF([.BC44]=&quot;x&quot;; 2^((COLUMN([.BC44])-2)); 0)" office:value-type="float" office:value="0" calcext:value-type="float">
            <text:p>0</text:p>
          </table:table-cell>
          <table:table-cell table:formula="of:=IF([.BD44]=&quot;x&quot;; 2^((COLUMN([.BD44])-2)); 0)" office:value-type="float" office:value="0" calcext:value-type="float">
            <text:p>0</text:p>
          </table:table-cell>
          <table:table-cell table:formula="of:=IF([.BE44]=&quot;x&quot;; 2^((COLUMN([.BE44])-2)); 0)" office:value-type="float" office:value="0" calcext:value-type="float">
            <text:p>0</text:p>
          </table:table-cell>
          <table:table-cell table:formula="of:=IF([.BF44]=&quot;x&quot;; 2^((COLUMN([.BF44])-2)); 0)" office:value-type="float" office:value="0" calcext:value-type="float">
            <text:p>0</text:p>
          </table:table-cell>
          <table:table-cell table:formula="of:=IF([.BG44]=&quot;x&quot;; 2^((COLUMN([.BG44])-2)); 0)" office:value-type="float" office:value="0" calcext:value-type="float">
            <text:p>0</text:p>
          </table:table-cell>
          <table:table-cell table:formula="of:=IF([.BH44]=&quot;x&quot;; 2^((COLUMN([.BH44])-2)); 0)" office:value-type="float" office:value="0" calcext:value-type="float">
            <text:p>0</text:p>
          </table:table-cell>
          <table:table-cell table:formula="of:=IF([.BI44]=&quot;x&quot;; 2^((COLUMN([.BI44])-2)); 0)" office:value-type="float" office:value="0" calcext:value-type="float">
            <text:p>0</text:p>
          </table:table-cell>
          <table:table-cell table:formula="of:=IF([.BJ44]=&quot;x&quot;; 2^((COLUMN([.BJ44])-2)); 0)" office:value-type="float" office:value="0" calcext:value-type="float">
            <text:p>0</text:p>
          </table:table-cell>
          <table:table-cell table:formula="of:=IF([.BK44]=&quot;x&quot;; 2^((COLUMN([.BK44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45:.DY45]) &amp; &quot;,&quot;" office:value-type="string" office:string-value="0," calcext:value-type="string">
            <text:p>0,</text:p>
          </table:table-cell>
          <table:table-cell table:formula="of:=IF([.B45]=&quot;x&quot;; 2^((COLUMN([.B45])-2)); 0)" office:value-type="float" office:value="0" calcext:value-type="float">
            <text:p>0</text:p>
          </table:table-cell>
          <table:table-cell table:formula="of:=IF([.C45]=&quot;x&quot;; 2^((COLUMN([.C45])-2)); 0)" office:value-type="float" office:value="0" calcext:value-type="float">
            <text:p>0</text:p>
          </table:table-cell>
          <table:table-cell table:formula="of:=IF([.D45]=&quot;x&quot;; 2^((COLUMN([.D45])-2)); 0)" office:value-type="float" office:value="0" calcext:value-type="float">
            <text:p>0</text:p>
          </table:table-cell>
          <table:table-cell table:formula="of:=IF([.E45]=&quot;x&quot;; 2^((COLUMN([.E45])-2)); 0)" office:value-type="float" office:value="0" calcext:value-type="float">
            <text:p>0</text:p>
          </table:table-cell>
          <table:table-cell table:formula="of:=IF([.F45]=&quot;x&quot;; 2^((COLUMN([.F45])-2)); 0)" office:value-type="float" office:value="0" calcext:value-type="float">
            <text:p>0</text:p>
          </table:table-cell>
          <table:table-cell table:formula="of:=IF([.G45]=&quot;x&quot;; 2^((COLUMN([.G45])-2)); 0)" office:value-type="float" office:value="0" calcext:value-type="float">
            <text:p>0</text:p>
          </table:table-cell>
          <table:table-cell table:formula="of:=IF([.H45]=&quot;x&quot;; 2^((COLUMN([.H45])-2)); 0)" office:value-type="float" office:value="0" calcext:value-type="float">
            <text:p>0</text:p>
          </table:table-cell>
          <table:table-cell table:formula="of:=IF([.I45]=&quot;x&quot;; 2^((COLUMN([.I45])-2)); 0)" office:value-type="float" office:value="0" calcext:value-type="float">
            <text:p>0</text:p>
          </table:table-cell>
          <table:table-cell table:formula="of:=IF([.J45]=&quot;x&quot;; 2^((COLUMN([.J45])-2)); 0)" office:value-type="float" office:value="0" calcext:value-type="float">
            <text:p>0</text:p>
          </table:table-cell>
          <table:table-cell table:formula="of:=IF([.K45]=&quot;x&quot;; 2^((COLUMN([.K45])-2)); 0)" office:value-type="float" office:value="0" calcext:value-type="float">
            <text:p>0</text:p>
          </table:table-cell>
          <table:table-cell table:formula="of:=IF([.L45]=&quot;x&quot;; 2^((COLUMN([.L45])-2)); 0)" office:value-type="float" office:value="0" calcext:value-type="float">
            <text:p>0</text:p>
          </table:table-cell>
          <table:table-cell table:formula="of:=IF([.M45]=&quot;x&quot;; 2^((COLUMN([.M45])-2)); 0)" office:value-type="float" office:value="0" calcext:value-type="float">
            <text:p>0</text:p>
          </table:table-cell>
          <table:table-cell table:formula="of:=IF([.N45]=&quot;x&quot;; 2^((COLUMN([.N45])-2)); 0)" office:value-type="float" office:value="0" calcext:value-type="float">
            <text:p>0</text:p>
          </table:table-cell>
          <table:table-cell table:formula="of:=IF([.O45]=&quot;x&quot;; 2^((COLUMN([.O45])-2)); 0)" office:value-type="float" office:value="0" calcext:value-type="float">
            <text:p>0</text:p>
          </table:table-cell>
          <table:table-cell table:formula="of:=IF([.P45]=&quot;x&quot;; 2^((COLUMN([.P45])-2)); 0)" office:value-type="float" office:value="0" calcext:value-type="float">
            <text:p>0</text:p>
          </table:table-cell>
          <table:table-cell table:formula="of:=IF([.Q45]=&quot;x&quot;; 2^((COLUMN([.Q45])-2)); 0)" office:value-type="float" office:value="0" calcext:value-type="float">
            <text:p>0</text:p>
          </table:table-cell>
          <table:table-cell table:formula="of:=IF([.R45]=&quot;x&quot;; 2^((COLUMN([.R45])-2)); 0)" office:value-type="float" office:value="0" calcext:value-type="float">
            <text:p>0</text:p>
          </table:table-cell>
          <table:table-cell table:formula="of:=IF([.S45]=&quot;x&quot;; 2^((COLUMN([.S45])-2)); 0)" office:value-type="float" office:value="0" calcext:value-type="float">
            <text:p>0</text:p>
          </table:table-cell>
          <table:table-cell table:formula="of:=IF([.T45]=&quot;x&quot;; 2^((COLUMN([.T45])-2)); 0)" office:value-type="float" office:value="0" calcext:value-type="float">
            <text:p>0</text:p>
          </table:table-cell>
          <table:table-cell table:formula="of:=IF([.U45]=&quot;x&quot;; 2^((COLUMN([.U45])-2)); 0)" office:value-type="float" office:value="0" calcext:value-type="float">
            <text:p>0</text:p>
          </table:table-cell>
          <table:table-cell table:formula="of:=IF([.V45]=&quot;x&quot;; 2^((COLUMN([.V45])-2)); 0)" office:value-type="float" office:value="0" calcext:value-type="float">
            <text:p>0</text:p>
          </table:table-cell>
          <table:table-cell table:formula="of:=IF([.W45]=&quot;x&quot;; 2^((COLUMN([.W45])-2)); 0)" office:value-type="float" office:value="0" calcext:value-type="float">
            <text:p>0</text:p>
          </table:table-cell>
          <table:table-cell table:formula="of:=IF([.X45]=&quot;x&quot;; 2^((COLUMN([.X45])-2)); 0)" office:value-type="float" office:value="0" calcext:value-type="float">
            <text:p>0</text:p>
          </table:table-cell>
          <table:table-cell table:formula="of:=IF([.Y45]=&quot;x&quot;; 2^((COLUMN([.Y45])-2)); 0)" office:value-type="float" office:value="0" calcext:value-type="float">
            <text:p>0</text:p>
          </table:table-cell>
          <table:table-cell table:formula="of:=IF([.Z45]=&quot;x&quot;; 2^((COLUMN([.Z45])-2)); 0)" office:value-type="float" office:value="0" calcext:value-type="float">
            <text:p>0</text:p>
          </table:table-cell>
          <table:table-cell table:formula="of:=IF([.AA45]=&quot;x&quot;; 2^((COLUMN([.AA45])-2)); 0)" office:value-type="float" office:value="0" calcext:value-type="float">
            <text:p>0</text:p>
          </table:table-cell>
          <table:table-cell table:formula="of:=IF([.AB45]=&quot;x&quot;; 2^((COLUMN([.AB45])-2)); 0)" office:value-type="float" office:value="0" calcext:value-type="float">
            <text:p>0</text:p>
          </table:table-cell>
          <table:table-cell table:formula="of:=IF([.AC45]=&quot;x&quot;; 2^((COLUMN([.AC45])-2)); 0)" office:value-type="float" office:value="0" calcext:value-type="float">
            <text:p>0</text:p>
          </table:table-cell>
          <table:table-cell table:formula="of:=IF([.AD45]=&quot;x&quot;; 2^((COLUMN([.AD45])-2)); 0)" office:value-type="float" office:value="0" calcext:value-type="float">
            <text:p>0</text:p>
          </table:table-cell>
          <table:table-cell table:formula="of:=IF([.AE45]=&quot;x&quot;; 2^((COLUMN([.AE45])-2)); 0)" office:value-type="float" office:value="0" calcext:value-type="float">
            <text:p>0</text:p>
          </table:table-cell>
          <table:table-cell table:formula="of:=IF([.AF45]=&quot;x&quot;; 2^((COLUMN([.AF45])-2)); 0)" office:value-type="float" office:value="0" calcext:value-type="float">
            <text:p>0</text:p>
          </table:table-cell>
          <table:table-cell table:formula="of:=IF([.AG45]=&quot;x&quot;; 2^((COLUMN([.AG45])-2)); 0)" office:value-type="float" office:value="0" calcext:value-type="float">
            <text:p>0</text:p>
          </table:table-cell>
          <table:table-cell table:formula="of:=IF([.AH45]=&quot;x&quot;; 2^((COLUMN([.AH45])-2)); 0)" office:value-type="float" office:value="0" calcext:value-type="float">
            <text:p>0</text:p>
          </table:table-cell>
          <table:table-cell table:formula="of:=IF([.AI45]=&quot;x&quot;; 2^((COLUMN([.AI45])-2)); 0)" office:value-type="float" office:value="0" calcext:value-type="float">
            <text:p>0</text:p>
          </table:table-cell>
          <table:table-cell table:formula="of:=IF([.AJ45]=&quot;x&quot;; 2^((COLUMN([.AJ45])-2)); 0)" office:value-type="float" office:value="0" calcext:value-type="float">
            <text:p>0</text:p>
          </table:table-cell>
          <table:table-cell table:formula="of:=IF([.AK45]=&quot;x&quot;; 2^((COLUMN([.AK45])-2)); 0)" office:value-type="float" office:value="0" calcext:value-type="float">
            <text:p>0</text:p>
          </table:table-cell>
          <table:table-cell table:formula="of:=IF([.AL45]=&quot;x&quot;; 2^((COLUMN([.AL45])-2)); 0)" office:value-type="float" office:value="0" calcext:value-type="float">
            <text:p>0</text:p>
          </table:table-cell>
          <table:table-cell table:formula="of:=IF([.AM45]=&quot;x&quot;; 2^((COLUMN([.AM45])-2)); 0)" office:value-type="float" office:value="0" calcext:value-type="float">
            <text:p>0</text:p>
          </table:table-cell>
          <table:table-cell table:formula="of:=IF([.AN45]=&quot;x&quot;; 2^((COLUMN([.AN45])-2)); 0)" office:value-type="float" office:value="0" calcext:value-type="float">
            <text:p>0</text:p>
          </table:table-cell>
          <table:table-cell table:formula="of:=IF([.AO45]=&quot;x&quot;; 2^((COLUMN([.AO45])-2)); 0)" office:value-type="float" office:value="0" calcext:value-type="float">
            <text:p>0</text:p>
          </table:table-cell>
          <table:table-cell table:formula="of:=IF([.AP45]=&quot;x&quot;; 2^((COLUMN([.AP45])-2)); 0)" office:value-type="float" office:value="0" calcext:value-type="float">
            <text:p>0</text:p>
          </table:table-cell>
          <table:table-cell table:formula="of:=IF([.AQ45]=&quot;x&quot;; 2^((COLUMN([.AQ45])-2)); 0)" office:value-type="float" office:value="0" calcext:value-type="float">
            <text:p>0</text:p>
          </table:table-cell>
          <table:table-cell table:formula="of:=IF([.AR45]=&quot;x&quot;; 2^((COLUMN([.AR45])-2)); 0)" office:value-type="float" office:value="0" calcext:value-type="float">
            <text:p>0</text:p>
          </table:table-cell>
          <table:table-cell table:formula="of:=IF([.AS45]=&quot;x&quot;; 2^((COLUMN([.AS45])-2)); 0)" office:value-type="float" office:value="0" calcext:value-type="float">
            <text:p>0</text:p>
          </table:table-cell>
          <table:table-cell table:formula="of:=IF([.AT45]=&quot;x&quot;; 2^((COLUMN([.AT45])-2)); 0)" office:value-type="float" office:value="0" calcext:value-type="float">
            <text:p>0</text:p>
          </table:table-cell>
          <table:table-cell table:formula="of:=IF([.AU45]=&quot;x&quot;; 2^((COLUMN([.AU45])-2)); 0)" office:value-type="float" office:value="0" calcext:value-type="float">
            <text:p>0</text:p>
          </table:table-cell>
          <table:table-cell table:formula="of:=IF([.AV45]=&quot;x&quot;; 2^((COLUMN([.AV45])-2)); 0)" office:value-type="float" office:value="0" calcext:value-type="float">
            <text:p>0</text:p>
          </table:table-cell>
          <table:table-cell table:formula="of:=IF([.AW45]=&quot;x&quot;; 2^((COLUMN([.AW45])-2)); 0)" office:value-type="float" office:value="0" calcext:value-type="float">
            <text:p>0</text:p>
          </table:table-cell>
          <table:table-cell table:formula="of:=IF([.AX45]=&quot;x&quot;; 2^((COLUMN([.AX45])-2)); 0)" office:value-type="float" office:value="0" calcext:value-type="float">
            <text:p>0</text:p>
          </table:table-cell>
          <table:table-cell table:formula="of:=IF([.AY45]=&quot;x&quot;; 2^((COLUMN([.AY45])-2)); 0)" office:value-type="float" office:value="0" calcext:value-type="float">
            <text:p>0</text:p>
          </table:table-cell>
          <table:table-cell table:formula="of:=IF([.AZ45]=&quot;x&quot;; 2^((COLUMN([.AZ45])-2)); 0)" office:value-type="float" office:value="0" calcext:value-type="float">
            <text:p>0</text:p>
          </table:table-cell>
          <table:table-cell table:formula="of:=IF([.BA45]=&quot;x&quot;; 2^((COLUMN([.BA45])-2)); 0)" office:value-type="float" office:value="0" calcext:value-type="float">
            <text:p>0</text:p>
          </table:table-cell>
          <table:table-cell table:formula="of:=IF([.BB45]=&quot;x&quot;; 2^((COLUMN([.BB45])-2)); 0)" office:value-type="float" office:value="0" calcext:value-type="float">
            <text:p>0</text:p>
          </table:table-cell>
          <table:table-cell table:formula="of:=IF([.BC45]=&quot;x&quot;; 2^((COLUMN([.BC45])-2)); 0)" office:value-type="float" office:value="0" calcext:value-type="float">
            <text:p>0</text:p>
          </table:table-cell>
          <table:table-cell table:formula="of:=IF([.BD45]=&quot;x&quot;; 2^((COLUMN([.BD45])-2)); 0)" office:value-type="float" office:value="0" calcext:value-type="float">
            <text:p>0</text:p>
          </table:table-cell>
          <table:table-cell table:formula="of:=IF([.BE45]=&quot;x&quot;; 2^((COLUMN([.BE45])-2)); 0)" office:value-type="float" office:value="0" calcext:value-type="float">
            <text:p>0</text:p>
          </table:table-cell>
          <table:table-cell table:formula="of:=IF([.BF45]=&quot;x&quot;; 2^((COLUMN([.BF45])-2)); 0)" office:value-type="float" office:value="0" calcext:value-type="float">
            <text:p>0</text:p>
          </table:table-cell>
          <table:table-cell table:formula="of:=IF([.BG45]=&quot;x&quot;; 2^((COLUMN([.BG45])-2)); 0)" office:value-type="float" office:value="0" calcext:value-type="float">
            <text:p>0</text:p>
          </table:table-cell>
          <table:table-cell table:formula="of:=IF([.BH45]=&quot;x&quot;; 2^((COLUMN([.BH45])-2)); 0)" office:value-type="float" office:value="0" calcext:value-type="float">
            <text:p>0</text:p>
          </table:table-cell>
          <table:table-cell table:formula="of:=IF([.BI45]=&quot;x&quot;; 2^((COLUMN([.BI45])-2)); 0)" office:value-type="float" office:value="0" calcext:value-type="float">
            <text:p>0</text:p>
          </table:table-cell>
          <table:table-cell table:formula="of:=IF([.BJ45]=&quot;x&quot;; 2^((COLUMN([.BJ45])-2)); 0)" office:value-type="float" office:value="0" calcext:value-type="float">
            <text:p>0</text:p>
          </table:table-cell>
          <table:table-cell table:formula="of:=IF([.BK45]=&quot;x&quot;; 2^((COLUMN([.BK45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46:.DY46]) &amp; &quot;,&quot;" office:value-type="string" office:string-value="0," calcext:value-type="string">
            <text:p>0,</text:p>
          </table:table-cell>
          <table:table-cell table:formula="of:=IF([.B46]=&quot;x&quot;; 2^((COLUMN([.B46])-2)); 0)" office:value-type="float" office:value="0" calcext:value-type="float">
            <text:p>0</text:p>
          </table:table-cell>
          <table:table-cell table:formula="of:=IF([.C46]=&quot;x&quot;; 2^((COLUMN([.C46])-2)); 0)" office:value-type="float" office:value="0" calcext:value-type="float">
            <text:p>0</text:p>
          </table:table-cell>
          <table:table-cell table:formula="of:=IF([.D46]=&quot;x&quot;; 2^((COLUMN([.D46])-2)); 0)" office:value-type="float" office:value="0" calcext:value-type="float">
            <text:p>0</text:p>
          </table:table-cell>
          <table:table-cell table:formula="of:=IF([.E46]=&quot;x&quot;; 2^((COLUMN([.E46])-2)); 0)" office:value-type="float" office:value="0" calcext:value-type="float">
            <text:p>0</text:p>
          </table:table-cell>
          <table:table-cell table:formula="of:=IF([.F46]=&quot;x&quot;; 2^((COLUMN([.F46])-2)); 0)" office:value-type="float" office:value="0" calcext:value-type="float">
            <text:p>0</text:p>
          </table:table-cell>
          <table:table-cell table:formula="of:=IF([.G46]=&quot;x&quot;; 2^((COLUMN([.G46])-2)); 0)" office:value-type="float" office:value="0" calcext:value-type="float">
            <text:p>0</text:p>
          </table:table-cell>
          <table:table-cell table:formula="of:=IF([.H46]=&quot;x&quot;; 2^((COLUMN([.H46])-2)); 0)" office:value-type="float" office:value="0" calcext:value-type="float">
            <text:p>0</text:p>
          </table:table-cell>
          <table:table-cell table:formula="of:=IF([.I46]=&quot;x&quot;; 2^((COLUMN([.I46])-2)); 0)" office:value-type="float" office:value="0" calcext:value-type="float">
            <text:p>0</text:p>
          </table:table-cell>
          <table:table-cell table:formula="of:=IF([.J46]=&quot;x&quot;; 2^((COLUMN([.J46])-2)); 0)" office:value-type="float" office:value="0" calcext:value-type="float">
            <text:p>0</text:p>
          </table:table-cell>
          <table:table-cell table:formula="of:=IF([.K46]=&quot;x&quot;; 2^((COLUMN([.K46])-2)); 0)" office:value-type="float" office:value="0" calcext:value-type="float">
            <text:p>0</text:p>
          </table:table-cell>
          <table:table-cell table:formula="of:=IF([.L46]=&quot;x&quot;; 2^((COLUMN([.L46])-2)); 0)" office:value-type="float" office:value="0" calcext:value-type="float">
            <text:p>0</text:p>
          </table:table-cell>
          <table:table-cell table:formula="of:=IF([.M46]=&quot;x&quot;; 2^((COLUMN([.M46])-2)); 0)" office:value-type="float" office:value="0" calcext:value-type="float">
            <text:p>0</text:p>
          </table:table-cell>
          <table:table-cell table:formula="of:=IF([.N46]=&quot;x&quot;; 2^((COLUMN([.N46])-2)); 0)" office:value-type="float" office:value="0" calcext:value-type="float">
            <text:p>0</text:p>
          </table:table-cell>
          <table:table-cell table:formula="of:=IF([.O46]=&quot;x&quot;; 2^((COLUMN([.O46])-2)); 0)" office:value-type="float" office:value="0" calcext:value-type="float">
            <text:p>0</text:p>
          </table:table-cell>
          <table:table-cell table:formula="of:=IF([.P46]=&quot;x&quot;; 2^((COLUMN([.P46])-2)); 0)" office:value-type="float" office:value="0" calcext:value-type="float">
            <text:p>0</text:p>
          </table:table-cell>
          <table:table-cell table:formula="of:=IF([.Q46]=&quot;x&quot;; 2^((COLUMN([.Q46])-2)); 0)" office:value-type="float" office:value="0" calcext:value-type="float">
            <text:p>0</text:p>
          </table:table-cell>
          <table:table-cell table:formula="of:=IF([.R46]=&quot;x&quot;; 2^((COLUMN([.R46])-2)); 0)" office:value-type="float" office:value="0" calcext:value-type="float">
            <text:p>0</text:p>
          </table:table-cell>
          <table:table-cell table:formula="of:=IF([.S46]=&quot;x&quot;; 2^((COLUMN([.S46])-2)); 0)" office:value-type="float" office:value="0" calcext:value-type="float">
            <text:p>0</text:p>
          </table:table-cell>
          <table:table-cell table:formula="of:=IF([.T46]=&quot;x&quot;; 2^((COLUMN([.T46])-2)); 0)" office:value-type="float" office:value="0" calcext:value-type="float">
            <text:p>0</text:p>
          </table:table-cell>
          <table:table-cell table:formula="of:=IF([.U46]=&quot;x&quot;; 2^((COLUMN([.U46])-2)); 0)" office:value-type="float" office:value="0" calcext:value-type="float">
            <text:p>0</text:p>
          </table:table-cell>
          <table:table-cell table:formula="of:=IF([.V46]=&quot;x&quot;; 2^((COLUMN([.V46])-2)); 0)" office:value-type="float" office:value="0" calcext:value-type="float">
            <text:p>0</text:p>
          </table:table-cell>
          <table:table-cell table:formula="of:=IF([.W46]=&quot;x&quot;; 2^((COLUMN([.W46])-2)); 0)" office:value-type="float" office:value="0" calcext:value-type="float">
            <text:p>0</text:p>
          </table:table-cell>
          <table:table-cell table:formula="of:=IF([.X46]=&quot;x&quot;; 2^((COLUMN([.X46])-2)); 0)" office:value-type="float" office:value="0" calcext:value-type="float">
            <text:p>0</text:p>
          </table:table-cell>
          <table:table-cell table:formula="of:=IF([.Y46]=&quot;x&quot;; 2^((COLUMN([.Y46])-2)); 0)" office:value-type="float" office:value="0" calcext:value-type="float">
            <text:p>0</text:p>
          </table:table-cell>
          <table:table-cell table:formula="of:=IF([.Z46]=&quot;x&quot;; 2^((COLUMN([.Z46])-2)); 0)" office:value-type="float" office:value="0" calcext:value-type="float">
            <text:p>0</text:p>
          </table:table-cell>
          <table:table-cell table:formula="of:=IF([.AA46]=&quot;x&quot;; 2^((COLUMN([.AA46])-2)); 0)" office:value-type="float" office:value="0" calcext:value-type="float">
            <text:p>0</text:p>
          </table:table-cell>
          <table:table-cell table:formula="of:=IF([.AB46]=&quot;x&quot;; 2^((COLUMN([.AB46])-2)); 0)" office:value-type="float" office:value="0" calcext:value-type="float">
            <text:p>0</text:p>
          </table:table-cell>
          <table:table-cell table:formula="of:=IF([.AC46]=&quot;x&quot;; 2^((COLUMN([.AC46])-2)); 0)" office:value-type="float" office:value="0" calcext:value-type="float">
            <text:p>0</text:p>
          </table:table-cell>
          <table:table-cell table:formula="of:=IF([.AD46]=&quot;x&quot;; 2^((COLUMN([.AD46])-2)); 0)" office:value-type="float" office:value="0" calcext:value-type="float">
            <text:p>0</text:p>
          </table:table-cell>
          <table:table-cell table:formula="of:=IF([.AE46]=&quot;x&quot;; 2^((COLUMN([.AE46])-2)); 0)" office:value-type="float" office:value="0" calcext:value-type="float">
            <text:p>0</text:p>
          </table:table-cell>
          <table:table-cell table:formula="of:=IF([.AF46]=&quot;x&quot;; 2^((COLUMN([.AF46])-2)); 0)" office:value-type="float" office:value="0" calcext:value-type="float">
            <text:p>0</text:p>
          </table:table-cell>
          <table:table-cell table:formula="of:=IF([.AG46]=&quot;x&quot;; 2^((COLUMN([.AG46])-2)); 0)" office:value-type="float" office:value="0" calcext:value-type="float">
            <text:p>0</text:p>
          </table:table-cell>
          <table:table-cell table:formula="of:=IF([.AH46]=&quot;x&quot;; 2^((COLUMN([.AH46])-2)); 0)" office:value-type="float" office:value="0" calcext:value-type="float">
            <text:p>0</text:p>
          </table:table-cell>
          <table:table-cell table:formula="of:=IF([.AI46]=&quot;x&quot;; 2^((COLUMN([.AI46])-2)); 0)" office:value-type="float" office:value="0" calcext:value-type="float">
            <text:p>0</text:p>
          </table:table-cell>
          <table:table-cell table:formula="of:=IF([.AJ46]=&quot;x&quot;; 2^((COLUMN([.AJ46])-2)); 0)" office:value-type="float" office:value="0" calcext:value-type="float">
            <text:p>0</text:p>
          </table:table-cell>
          <table:table-cell table:formula="of:=IF([.AK46]=&quot;x&quot;; 2^((COLUMN([.AK46])-2)); 0)" office:value-type="float" office:value="0" calcext:value-type="float">
            <text:p>0</text:p>
          </table:table-cell>
          <table:table-cell table:formula="of:=IF([.AL46]=&quot;x&quot;; 2^((COLUMN([.AL46])-2)); 0)" office:value-type="float" office:value="0" calcext:value-type="float">
            <text:p>0</text:p>
          </table:table-cell>
          <table:table-cell table:formula="of:=IF([.AM46]=&quot;x&quot;; 2^((COLUMN([.AM46])-2)); 0)" office:value-type="float" office:value="0" calcext:value-type="float">
            <text:p>0</text:p>
          </table:table-cell>
          <table:table-cell table:formula="of:=IF([.AN46]=&quot;x&quot;; 2^((COLUMN([.AN46])-2)); 0)" office:value-type="float" office:value="0" calcext:value-type="float">
            <text:p>0</text:p>
          </table:table-cell>
          <table:table-cell table:formula="of:=IF([.AO46]=&quot;x&quot;; 2^((COLUMN([.AO46])-2)); 0)" office:value-type="float" office:value="0" calcext:value-type="float">
            <text:p>0</text:p>
          </table:table-cell>
          <table:table-cell table:formula="of:=IF([.AP46]=&quot;x&quot;; 2^((COLUMN([.AP46])-2)); 0)" office:value-type="float" office:value="0" calcext:value-type="float">
            <text:p>0</text:p>
          </table:table-cell>
          <table:table-cell table:formula="of:=IF([.AQ46]=&quot;x&quot;; 2^((COLUMN([.AQ46])-2)); 0)" office:value-type="float" office:value="0" calcext:value-type="float">
            <text:p>0</text:p>
          </table:table-cell>
          <table:table-cell table:formula="of:=IF([.AR46]=&quot;x&quot;; 2^((COLUMN([.AR46])-2)); 0)" office:value-type="float" office:value="0" calcext:value-type="float">
            <text:p>0</text:p>
          </table:table-cell>
          <table:table-cell table:formula="of:=IF([.AS46]=&quot;x&quot;; 2^((COLUMN([.AS46])-2)); 0)" office:value-type="float" office:value="0" calcext:value-type="float">
            <text:p>0</text:p>
          </table:table-cell>
          <table:table-cell table:formula="of:=IF([.AT46]=&quot;x&quot;; 2^((COLUMN([.AT46])-2)); 0)" office:value-type="float" office:value="0" calcext:value-type="float">
            <text:p>0</text:p>
          </table:table-cell>
          <table:table-cell table:formula="of:=IF([.AU46]=&quot;x&quot;; 2^((COLUMN([.AU46])-2)); 0)" office:value-type="float" office:value="0" calcext:value-type="float">
            <text:p>0</text:p>
          </table:table-cell>
          <table:table-cell table:formula="of:=IF([.AV46]=&quot;x&quot;; 2^((COLUMN([.AV46])-2)); 0)" office:value-type="float" office:value="0" calcext:value-type="float">
            <text:p>0</text:p>
          </table:table-cell>
          <table:table-cell table:formula="of:=IF([.AW46]=&quot;x&quot;; 2^((COLUMN([.AW46])-2)); 0)" office:value-type="float" office:value="0" calcext:value-type="float">
            <text:p>0</text:p>
          </table:table-cell>
          <table:table-cell table:formula="of:=IF([.AX46]=&quot;x&quot;; 2^((COLUMN([.AX46])-2)); 0)" office:value-type="float" office:value="0" calcext:value-type="float">
            <text:p>0</text:p>
          </table:table-cell>
          <table:table-cell table:formula="of:=IF([.AY46]=&quot;x&quot;; 2^((COLUMN([.AY46])-2)); 0)" office:value-type="float" office:value="0" calcext:value-type="float">
            <text:p>0</text:p>
          </table:table-cell>
          <table:table-cell table:formula="of:=IF([.AZ46]=&quot;x&quot;; 2^((COLUMN([.AZ46])-2)); 0)" office:value-type="float" office:value="0" calcext:value-type="float">
            <text:p>0</text:p>
          </table:table-cell>
          <table:table-cell table:formula="of:=IF([.BA46]=&quot;x&quot;; 2^((COLUMN([.BA46])-2)); 0)" office:value-type="float" office:value="0" calcext:value-type="float">
            <text:p>0</text:p>
          </table:table-cell>
          <table:table-cell table:formula="of:=IF([.BB46]=&quot;x&quot;; 2^((COLUMN([.BB46])-2)); 0)" office:value-type="float" office:value="0" calcext:value-type="float">
            <text:p>0</text:p>
          </table:table-cell>
          <table:table-cell table:formula="of:=IF([.BC46]=&quot;x&quot;; 2^((COLUMN([.BC46])-2)); 0)" office:value-type="float" office:value="0" calcext:value-type="float">
            <text:p>0</text:p>
          </table:table-cell>
          <table:table-cell table:formula="of:=IF([.BD46]=&quot;x&quot;; 2^((COLUMN([.BD46])-2)); 0)" office:value-type="float" office:value="0" calcext:value-type="float">
            <text:p>0</text:p>
          </table:table-cell>
          <table:table-cell table:formula="of:=IF([.BE46]=&quot;x&quot;; 2^((COLUMN([.BE46])-2)); 0)" office:value-type="float" office:value="0" calcext:value-type="float">
            <text:p>0</text:p>
          </table:table-cell>
          <table:table-cell table:formula="of:=IF([.BF46]=&quot;x&quot;; 2^((COLUMN([.BF46])-2)); 0)" office:value-type="float" office:value="0" calcext:value-type="float">
            <text:p>0</text:p>
          </table:table-cell>
          <table:table-cell table:formula="of:=IF([.BG46]=&quot;x&quot;; 2^((COLUMN([.BG46])-2)); 0)" office:value-type="float" office:value="0" calcext:value-type="float">
            <text:p>0</text:p>
          </table:table-cell>
          <table:table-cell table:formula="of:=IF([.BH46]=&quot;x&quot;; 2^((COLUMN([.BH46])-2)); 0)" office:value-type="float" office:value="0" calcext:value-type="float">
            <text:p>0</text:p>
          </table:table-cell>
          <table:table-cell table:formula="of:=IF([.BI46]=&quot;x&quot;; 2^((COLUMN([.BI46])-2)); 0)" office:value-type="float" office:value="0" calcext:value-type="float">
            <text:p>0</text:p>
          </table:table-cell>
          <table:table-cell table:formula="of:=IF([.BJ46]=&quot;x&quot;; 2^((COLUMN([.BJ46])-2)); 0)" office:value-type="float" office:value="0" calcext:value-type="float">
            <text:p>0</text:p>
          </table:table-cell>
          <table:table-cell table:formula="of:=IF([.BK46]=&quot;x&quot;; 2^((COLUMN([.BK46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47:.DY47]) &amp; &quot;,&quot;" office:value-type="string" office:string-value="0," calcext:value-type="string">
            <text:p>0,</text:p>
          </table:table-cell>
          <table:table-cell table:formula="of:=IF([.B47]=&quot;x&quot;; 2^((COLUMN([.B47])-2)); 0)" office:value-type="float" office:value="0" calcext:value-type="float">
            <text:p>0</text:p>
          </table:table-cell>
          <table:table-cell table:formula="of:=IF([.C47]=&quot;x&quot;; 2^((COLUMN([.C47])-2)); 0)" office:value-type="float" office:value="0" calcext:value-type="float">
            <text:p>0</text:p>
          </table:table-cell>
          <table:table-cell table:formula="of:=IF([.D47]=&quot;x&quot;; 2^((COLUMN([.D47])-2)); 0)" office:value-type="float" office:value="0" calcext:value-type="float">
            <text:p>0</text:p>
          </table:table-cell>
          <table:table-cell table:formula="of:=IF([.E47]=&quot;x&quot;; 2^((COLUMN([.E47])-2)); 0)" office:value-type="float" office:value="0" calcext:value-type="float">
            <text:p>0</text:p>
          </table:table-cell>
          <table:table-cell table:formula="of:=IF([.F47]=&quot;x&quot;; 2^((COLUMN([.F47])-2)); 0)" office:value-type="float" office:value="0" calcext:value-type="float">
            <text:p>0</text:p>
          </table:table-cell>
          <table:table-cell table:formula="of:=IF([.G47]=&quot;x&quot;; 2^((COLUMN([.G47])-2)); 0)" office:value-type="float" office:value="0" calcext:value-type="float">
            <text:p>0</text:p>
          </table:table-cell>
          <table:table-cell table:formula="of:=IF([.H47]=&quot;x&quot;; 2^((COLUMN([.H47])-2)); 0)" office:value-type="float" office:value="0" calcext:value-type="float">
            <text:p>0</text:p>
          </table:table-cell>
          <table:table-cell table:formula="of:=IF([.I47]=&quot;x&quot;; 2^((COLUMN([.I47])-2)); 0)" office:value-type="float" office:value="0" calcext:value-type="float">
            <text:p>0</text:p>
          </table:table-cell>
          <table:table-cell table:formula="of:=IF([.J47]=&quot;x&quot;; 2^((COLUMN([.J47])-2)); 0)" office:value-type="float" office:value="0" calcext:value-type="float">
            <text:p>0</text:p>
          </table:table-cell>
          <table:table-cell table:formula="of:=IF([.K47]=&quot;x&quot;; 2^((COLUMN([.K47])-2)); 0)" office:value-type="float" office:value="0" calcext:value-type="float">
            <text:p>0</text:p>
          </table:table-cell>
          <table:table-cell table:formula="of:=IF([.L47]=&quot;x&quot;; 2^((COLUMN([.L47])-2)); 0)" office:value-type="float" office:value="0" calcext:value-type="float">
            <text:p>0</text:p>
          </table:table-cell>
          <table:table-cell table:formula="of:=IF([.M47]=&quot;x&quot;; 2^((COLUMN([.M47])-2)); 0)" office:value-type="float" office:value="0" calcext:value-type="float">
            <text:p>0</text:p>
          </table:table-cell>
          <table:table-cell table:formula="of:=IF([.N47]=&quot;x&quot;; 2^((COLUMN([.N47])-2)); 0)" office:value-type="float" office:value="0" calcext:value-type="float">
            <text:p>0</text:p>
          </table:table-cell>
          <table:table-cell table:formula="of:=IF([.O47]=&quot;x&quot;; 2^((COLUMN([.O47])-2)); 0)" office:value-type="float" office:value="0" calcext:value-type="float">
            <text:p>0</text:p>
          </table:table-cell>
          <table:table-cell table:formula="of:=IF([.P47]=&quot;x&quot;; 2^((COLUMN([.P47])-2)); 0)" office:value-type="float" office:value="0" calcext:value-type="float">
            <text:p>0</text:p>
          </table:table-cell>
          <table:table-cell table:formula="of:=IF([.Q47]=&quot;x&quot;; 2^((COLUMN([.Q47])-2)); 0)" office:value-type="float" office:value="0" calcext:value-type="float">
            <text:p>0</text:p>
          </table:table-cell>
          <table:table-cell table:formula="of:=IF([.R47]=&quot;x&quot;; 2^((COLUMN([.R47])-2)); 0)" office:value-type="float" office:value="0" calcext:value-type="float">
            <text:p>0</text:p>
          </table:table-cell>
          <table:table-cell table:formula="of:=IF([.S47]=&quot;x&quot;; 2^((COLUMN([.S47])-2)); 0)" office:value-type="float" office:value="0" calcext:value-type="float">
            <text:p>0</text:p>
          </table:table-cell>
          <table:table-cell table:formula="of:=IF([.T47]=&quot;x&quot;; 2^((COLUMN([.T47])-2)); 0)" office:value-type="float" office:value="0" calcext:value-type="float">
            <text:p>0</text:p>
          </table:table-cell>
          <table:table-cell table:formula="of:=IF([.U47]=&quot;x&quot;; 2^((COLUMN([.U47])-2)); 0)" office:value-type="float" office:value="0" calcext:value-type="float">
            <text:p>0</text:p>
          </table:table-cell>
          <table:table-cell table:formula="of:=IF([.V47]=&quot;x&quot;; 2^((COLUMN([.V47])-2)); 0)" office:value-type="float" office:value="0" calcext:value-type="float">
            <text:p>0</text:p>
          </table:table-cell>
          <table:table-cell table:formula="of:=IF([.W47]=&quot;x&quot;; 2^((COLUMN([.W47])-2)); 0)" office:value-type="float" office:value="0" calcext:value-type="float">
            <text:p>0</text:p>
          </table:table-cell>
          <table:table-cell table:formula="of:=IF([.X47]=&quot;x&quot;; 2^((COLUMN([.X47])-2)); 0)" office:value-type="float" office:value="0" calcext:value-type="float">
            <text:p>0</text:p>
          </table:table-cell>
          <table:table-cell table:formula="of:=IF([.Y47]=&quot;x&quot;; 2^((COLUMN([.Y47])-2)); 0)" office:value-type="float" office:value="0" calcext:value-type="float">
            <text:p>0</text:p>
          </table:table-cell>
          <table:table-cell table:formula="of:=IF([.Z47]=&quot;x&quot;; 2^((COLUMN([.Z47])-2)); 0)" office:value-type="float" office:value="0" calcext:value-type="float">
            <text:p>0</text:p>
          </table:table-cell>
          <table:table-cell table:formula="of:=IF([.AA47]=&quot;x&quot;; 2^((COLUMN([.AA47])-2)); 0)" office:value-type="float" office:value="0" calcext:value-type="float">
            <text:p>0</text:p>
          </table:table-cell>
          <table:table-cell table:formula="of:=IF([.AB47]=&quot;x&quot;; 2^((COLUMN([.AB47])-2)); 0)" office:value-type="float" office:value="0" calcext:value-type="float">
            <text:p>0</text:p>
          </table:table-cell>
          <table:table-cell table:formula="of:=IF([.AC47]=&quot;x&quot;; 2^((COLUMN([.AC47])-2)); 0)" office:value-type="float" office:value="0" calcext:value-type="float">
            <text:p>0</text:p>
          </table:table-cell>
          <table:table-cell table:formula="of:=IF([.AD47]=&quot;x&quot;; 2^((COLUMN([.AD47])-2)); 0)" office:value-type="float" office:value="0" calcext:value-type="float">
            <text:p>0</text:p>
          </table:table-cell>
          <table:table-cell table:formula="of:=IF([.AE47]=&quot;x&quot;; 2^((COLUMN([.AE47])-2)); 0)" office:value-type="float" office:value="0" calcext:value-type="float">
            <text:p>0</text:p>
          </table:table-cell>
          <table:table-cell table:formula="of:=IF([.AF47]=&quot;x&quot;; 2^((COLUMN([.AF47])-2)); 0)" office:value-type="float" office:value="0" calcext:value-type="float">
            <text:p>0</text:p>
          </table:table-cell>
          <table:table-cell table:formula="of:=IF([.AG47]=&quot;x&quot;; 2^((COLUMN([.AG47])-2)); 0)" office:value-type="float" office:value="0" calcext:value-type="float">
            <text:p>0</text:p>
          </table:table-cell>
          <table:table-cell table:formula="of:=IF([.AH47]=&quot;x&quot;; 2^((COLUMN([.AH47])-2)); 0)" office:value-type="float" office:value="0" calcext:value-type="float">
            <text:p>0</text:p>
          </table:table-cell>
          <table:table-cell table:formula="of:=IF([.AI47]=&quot;x&quot;; 2^((COLUMN([.AI47])-2)); 0)" office:value-type="float" office:value="0" calcext:value-type="float">
            <text:p>0</text:p>
          </table:table-cell>
          <table:table-cell table:formula="of:=IF([.AJ47]=&quot;x&quot;; 2^((COLUMN([.AJ47])-2)); 0)" office:value-type="float" office:value="0" calcext:value-type="float">
            <text:p>0</text:p>
          </table:table-cell>
          <table:table-cell table:formula="of:=IF([.AK47]=&quot;x&quot;; 2^((COLUMN([.AK47])-2)); 0)" office:value-type="float" office:value="0" calcext:value-type="float">
            <text:p>0</text:p>
          </table:table-cell>
          <table:table-cell table:formula="of:=IF([.AL47]=&quot;x&quot;; 2^((COLUMN([.AL47])-2)); 0)" office:value-type="float" office:value="0" calcext:value-type="float">
            <text:p>0</text:p>
          </table:table-cell>
          <table:table-cell table:formula="of:=IF([.AM47]=&quot;x&quot;; 2^((COLUMN([.AM47])-2)); 0)" office:value-type="float" office:value="0" calcext:value-type="float">
            <text:p>0</text:p>
          </table:table-cell>
          <table:table-cell table:formula="of:=IF([.AN47]=&quot;x&quot;; 2^((COLUMN([.AN47])-2)); 0)" office:value-type="float" office:value="0" calcext:value-type="float">
            <text:p>0</text:p>
          </table:table-cell>
          <table:table-cell table:formula="of:=IF([.AO47]=&quot;x&quot;; 2^((COLUMN([.AO47])-2)); 0)" office:value-type="float" office:value="0" calcext:value-type="float">
            <text:p>0</text:p>
          </table:table-cell>
          <table:table-cell table:formula="of:=IF([.AP47]=&quot;x&quot;; 2^((COLUMN([.AP47])-2)); 0)" office:value-type="float" office:value="0" calcext:value-type="float">
            <text:p>0</text:p>
          </table:table-cell>
          <table:table-cell table:formula="of:=IF([.AQ47]=&quot;x&quot;; 2^((COLUMN([.AQ47])-2)); 0)" office:value-type="float" office:value="0" calcext:value-type="float">
            <text:p>0</text:p>
          </table:table-cell>
          <table:table-cell table:formula="of:=IF([.AR47]=&quot;x&quot;; 2^((COLUMN([.AR47])-2)); 0)" office:value-type="float" office:value="0" calcext:value-type="float">
            <text:p>0</text:p>
          </table:table-cell>
          <table:table-cell table:formula="of:=IF([.AS47]=&quot;x&quot;; 2^((COLUMN([.AS47])-2)); 0)" office:value-type="float" office:value="0" calcext:value-type="float">
            <text:p>0</text:p>
          </table:table-cell>
          <table:table-cell table:formula="of:=IF([.AT47]=&quot;x&quot;; 2^((COLUMN([.AT47])-2)); 0)" office:value-type="float" office:value="0" calcext:value-type="float">
            <text:p>0</text:p>
          </table:table-cell>
          <table:table-cell table:formula="of:=IF([.AU47]=&quot;x&quot;; 2^((COLUMN([.AU47])-2)); 0)" office:value-type="float" office:value="0" calcext:value-type="float">
            <text:p>0</text:p>
          </table:table-cell>
          <table:table-cell table:formula="of:=IF([.AV47]=&quot;x&quot;; 2^((COLUMN([.AV47])-2)); 0)" office:value-type="float" office:value="0" calcext:value-type="float">
            <text:p>0</text:p>
          </table:table-cell>
          <table:table-cell table:formula="of:=IF([.AW47]=&quot;x&quot;; 2^((COLUMN([.AW47])-2)); 0)" office:value-type="float" office:value="0" calcext:value-type="float">
            <text:p>0</text:p>
          </table:table-cell>
          <table:table-cell table:formula="of:=IF([.AX47]=&quot;x&quot;; 2^((COLUMN([.AX47])-2)); 0)" office:value-type="float" office:value="0" calcext:value-type="float">
            <text:p>0</text:p>
          </table:table-cell>
          <table:table-cell table:formula="of:=IF([.AY47]=&quot;x&quot;; 2^((COLUMN([.AY47])-2)); 0)" office:value-type="float" office:value="0" calcext:value-type="float">
            <text:p>0</text:p>
          </table:table-cell>
          <table:table-cell table:formula="of:=IF([.AZ47]=&quot;x&quot;; 2^((COLUMN([.AZ47])-2)); 0)" office:value-type="float" office:value="0" calcext:value-type="float">
            <text:p>0</text:p>
          </table:table-cell>
          <table:table-cell table:formula="of:=IF([.BA47]=&quot;x&quot;; 2^((COLUMN([.BA47])-2)); 0)" office:value-type="float" office:value="0" calcext:value-type="float">
            <text:p>0</text:p>
          </table:table-cell>
          <table:table-cell table:formula="of:=IF([.BB47]=&quot;x&quot;; 2^((COLUMN([.BB47])-2)); 0)" office:value-type="float" office:value="0" calcext:value-type="float">
            <text:p>0</text:p>
          </table:table-cell>
          <table:table-cell table:formula="of:=IF([.BC47]=&quot;x&quot;; 2^((COLUMN([.BC47])-2)); 0)" office:value-type="float" office:value="0" calcext:value-type="float">
            <text:p>0</text:p>
          </table:table-cell>
          <table:table-cell table:formula="of:=IF([.BD47]=&quot;x&quot;; 2^((COLUMN([.BD47])-2)); 0)" office:value-type="float" office:value="0" calcext:value-type="float">
            <text:p>0</text:p>
          </table:table-cell>
          <table:table-cell table:formula="of:=IF([.BE47]=&quot;x&quot;; 2^((COLUMN([.BE47])-2)); 0)" office:value-type="float" office:value="0" calcext:value-type="float">
            <text:p>0</text:p>
          </table:table-cell>
          <table:table-cell table:formula="of:=IF([.BF47]=&quot;x&quot;; 2^((COLUMN([.BF47])-2)); 0)" office:value-type="float" office:value="0" calcext:value-type="float">
            <text:p>0</text:p>
          </table:table-cell>
          <table:table-cell table:formula="of:=IF([.BG47]=&quot;x&quot;; 2^((COLUMN([.BG47])-2)); 0)" office:value-type="float" office:value="0" calcext:value-type="float">
            <text:p>0</text:p>
          </table:table-cell>
          <table:table-cell table:formula="of:=IF([.BH47]=&quot;x&quot;; 2^((COLUMN([.BH47])-2)); 0)" office:value-type="float" office:value="0" calcext:value-type="float">
            <text:p>0</text:p>
          </table:table-cell>
          <table:table-cell table:formula="of:=IF([.BI47]=&quot;x&quot;; 2^((COLUMN([.BI47])-2)); 0)" office:value-type="float" office:value="0" calcext:value-type="float">
            <text:p>0</text:p>
          </table:table-cell>
          <table:table-cell table:formula="of:=IF([.BJ47]=&quot;x&quot;; 2^((COLUMN([.BJ47])-2)); 0)" office:value-type="float" office:value="0" calcext:value-type="float">
            <text:p>0</text:p>
          </table:table-cell>
          <table:table-cell table:formula="of:=IF([.BK47]=&quot;x&quot;; 2^((COLUMN([.BK47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48:.DY48]) &amp; &quot;,&quot;" office:value-type="string" office:string-value="0," calcext:value-type="string">
            <text:p>0,</text:p>
          </table:table-cell>
          <table:table-cell table:formula="of:=IF([.B48]=&quot;x&quot;; 2^((COLUMN([.B48])-2)); 0)" office:value-type="float" office:value="0" calcext:value-type="float">
            <text:p>0</text:p>
          </table:table-cell>
          <table:table-cell table:formula="of:=IF([.C48]=&quot;x&quot;; 2^((COLUMN([.C48])-2)); 0)" office:value-type="float" office:value="0" calcext:value-type="float">
            <text:p>0</text:p>
          </table:table-cell>
          <table:table-cell table:formula="of:=IF([.D48]=&quot;x&quot;; 2^((COLUMN([.D48])-2)); 0)" office:value-type="float" office:value="0" calcext:value-type="float">
            <text:p>0</text:p>
          </table:table-cell>
          <table:table-cell table:formula="of:=IF([.E48]=&quot;x&quot;; 2^((COLUMN([.E48])-2)); 0)" office:value-type="float" office:value="0" calcext:value-type="float">
            <text:p>0</text:p>
          </table:table-cell>
          <table:table-cell table:formula="of:=IF([.F48]=&quot;x&quot;; 2^((COLUMN([.F48])-2)); 0)" office:value-type="float" office:value="0" calcext:value-type="float">
            <text:p>0</text:p>
          </table:table-cell>
          <table:table-cell table:formula="of:=IF([.G48]=&quot;x&quot;; 2^((COLUMN([.G48])-2)); 0)" office:value-type="float" office:value="0" calcext:value-type="float">
            <text:p>0</text:p>
          </table:table-cell>
          <table:table-cell table:formula="of:=IF([.H48]=&quot;x&quot;; 2^((COLUMN([.H48])-2)); 0)" office:value-type="float" office:value="0" calcext:value-type="float">
            <text:p>0</text:p>
          </table:table-cell>
          <table:table-cell table:formula="of:=IF([.I48]=&quot;x&quot;; 2^((COLUMN([.I48])-2)); 0)" office:value-type="float" office:value="0" calcext:value-type="float">
            <text:p>0</text:p>
          </table:table-cell>
          <table:table-cell table:formula="of:=IF([.J48]=&quot;x&quot;; 2^((COLUMN([.J48])-2)); 0)" office:value-type="float" office:value="0" calcext:value-type="float">
            <text:p>0</text:p>
          </table:table-cell>
          <table:table-cell table:formula="of:=IF([.K48]=&quot;x&quot;; 2^((COLUMN([.K48])-2)); 0)" office:value-type="float" office:value="0" calcext:value-type="float">
            <text:p>0</text:p>
          </table:table-cell>
          <table:table-cell table:formula="of:=IF([.L48]=&quot;x&quot;; 2^((COLUMN([.L48])-2)); 0)" office:value-type="float" office:value="0" calcext:value-type="float">
            <text:p>0</text:p>
          </table:table-cell>
          <table:table-cell table:formula="of:=IF([.M48]=&quot;x&quot;; 2^((COLUMN([.M48])-2)); 0)" office:value-type="float" office:value="0" calcext:value-type="float">
            <text:p>0</text:p>
          </table:table-cell>
          <table:table-cell table:formula="of:=IF([.N48]=&quot;x&quot;; 2^((COLUMN([.N48])-2)); 0)" office:value-type="float" office:value="0" calcext:value-type="float">
            <text:p>0</text:p>
          </table:table-cell>
          <table:table-cell table:formula="of:=IF([.O48]=&quot;x&quot;; 2^((COLUMN([.O48])-2)); 0)" office:value-type="float" office:value="0" calcext:value-type="float">
            <text:p>0</text:p>
          </table:table-cell>
          <table:table-cell table:formula="of:=IF([.P48]=&quot;x&quot;; 2^((COLUMN([.P48])-2)); 0)" office:value-type="float" office:value="0" calcext:value-type="float">
            <text:p>0</text:p>
          </table:table-cell>
          <table:table-cell table:formula="of:=IF([.Q48]=&quot;x&quot;; 2^((COLUMN([.Q48])-2)); 0)" office:value-type="float" office:value="0" calcext:value-type="float">
            <text:p>0</text:p>
          </table:table-cell>
          <table:table-cell table:formula="of:=IF([.R48]=&quot;x&quot;; 2^((COLUMN([.R48])-2)); 0)" office:value-type="float" office:value="0" calcext:value-type="float">
            <text:p>0</text:p>
          </table:table-cell>
          <table:table-cell table:formula="of:=IF([.S48]=&quot;x&quot;; 2^((COLUMN([.S48])-2)); 0)" office:value-type="float" office:value="0" calcext:value-type="float">
            <text:p>0</text:p>
          </table:table-cell>
          <table:table-cell table:formula="of:=IF([.T48]=&quot;x&quot;; 2^((COLUMN([.T48])-2)); 0)" office:value-type="float" office:value="0" calcext:value-type="float">
            <text:p>0</text:p>
          </table:table-cell>
          <table:table-cell table:formula="of:=IF([.U48]=&quot;x&quot;; 2^((COLUMN([.U48])-2)); 0)" office:value-type="float" office:value="0" calcext:value-type="float">
            <text:p>0</text:p>
          </table:table-cell>
          <table:table-cell table:formula="of:=IF([.V48]=&quot;x&quot;; 2^((COLUMN([.V48])-2)); 0)" office:value-type="float" office:value="0" calcext:value-type="float">
            <text:p>0</text:p>
          </table:table-cell>
          <table:table-cell table:formula="of:=IF([.W48]=&quot;x&quot;; 2^((COLUMN([.W48])-2)); 0)" office:value-type="float" office:value="0" calcext:value-type="float">
            <text:p>0</text:p>
          </table:table-cell>
          <table:table-cell table:formula="of:=IF([.X48]=&quot;x&quot;; 2^((COLUMN([.X48])-2)); 0)" office:value-type="float" office:value="0" calcext:value-type="float">
            <text:p>0</text:p>
          </table:table-cell>
          <table:table-cell table:formula="of:=IF([.Y48]=&quot;x&quot;; 2^((COLUMN([.Y48])-2)); 0)" office:value-type="float" office:value="0" calcext:value-type="float">
            <text:p>0</text:p>
          </table:table-cell>
          <table:table-cell table:formula="of:=IF([.Z48]=&quot;x&quot;; 2^((COLUMN([.Z48])-2)); 0)" office:value-type="float" office:value="0" calcext:value-type="float">
            <text:p>0</text:p>
          </table:table-cell>
          <table:table-cell table:formula="of:=IF([.AA48]=&quot;x&quot;; 2^((COLUMN([.AA48])-2)); 0)" office:value-type="float" office:value="0" calcext:value-type="float">
            <text:p>0</text:p>
          </table:table-cell>
          <table:table-cell table:formula="of:=IF([.AB48]=&quot;x&quot;; 2^((COLUMN([.AB48])-2)); 0)" office:value-type="float" office:value="0" calcext:value-type="float">
            <text:p>0</text:p>
          </table:table-cell>
          <table:table-cell table:formula="of:=IF([.AC48]=&quot;x&quot;; 2^((COLUMN([.AC48])-2)); 0)" office:value-type="float" office:value="0" calcext:value-type="float">
            <text:p>0</text:p>
          </table:table-cell>
          <table:table-cell table:formula="of:=IF([.AD48]=&quot;x&quot;; 2^((COLUMN([.AD48])-2)); 0)" office:value-type="float" office:value="0" calcext:value-type="float">
            <text:p>0</text:p>
          </table:table-cell>
          <table:table-cell table:formula="of:=IF([.AE48]=&quot;x&quot;; 2^((COLUMN([.AE48])-2)); 0)" office:value-type="float" office:value="0" calcext:value-type="float">
            <text:p>0</text:p>
          </table:table-cell>
          <table:table-cell table:formula="of:=IF([.AF48]=&quot;x&quot;; 2^((COLUMN([.AF48])-2)); 0)" office:value-type="float" office:value="0" calcext:value-type="float">
            <text:p>0</text:p>
          </table:table-cell>
          <table:table-cell table:formula="of:=IF([.AG48]=&quot;x&quot;; 2^((COLUMN([.AG48])-2)); 0)" office:value-type="float" office:value="0" calcext:value-type="float">
            <text:p>0</text:p>
          </table:table-cell>
          <table:table-cell table:formula="of:=IF([.AH48]=&quot;x&quot;; 2^((COLUMN([.AH48])-2)); 0)" office:value-type="float" office:value="0" calcext:value-type="float">
            <text:p>0</text:p>
          </table:table-cell>
          <table:table-cell table:formula="of:=IF([.AI48]=&quot;x&quot;; 2^((COLUMN([.AI48])-2)); 0)" office:value-type="float" office:value="0" calcext:value-type="float">
            <text:p>0</text:p>
          </table:table-cell>
          <table:table-cell table:formula="of:=IF([.AJ48]=&quot;x&quot;; 2^((COLUMN([.AJ48])-2)); 0)" office:value-type="float" office:value="0" calcext:value-type="float">
            <text:p>0</text:p>
          </table:table-cell>
          <table:table-cell table:formula="of:=IF([.AK48]=&quot;x&quot;; 2^((COLUMN([.AK48])-2)); 0)" office:value-type="float" office:value="0" calcext:value-type="float">
            <text:p>0</text:p>
          </table:table-cell>
          <table:table-cell table:formula="of:=IF([.AL48]=&quot;x&quot;; 2^((COLUMN([.AL48])-2)); 0)" office:value-type="float" office:value="0" calcext:value-type="float">
            <text:p>0</text:p>
          </table:table-cell>
          <table:table-cell table:formula="of:=IF([.AM48]=&quot;x&quot;; 2^((COLUMN([.AM48])-2)); 0)" office:value-type="float" office:value="0" calcext:value-type="float">
            <text:p>0</text:p>
          </table:table-cell>
          <table:table-cell table:formula="of:=IF([.AN48]=&quot;x&quot;; 2^((COLUMN([.AN48])-2)); 0)" office:value-type="float" office:value="0" calcext:value-type="float">
            <text:p>0</text:p>
          </table:table-cell>
          <table:table-cell table:formula="of:=IF([.AO48]=&quot;x&quot;; 2^((COLUMN([.AO48])-2)); 0)" office:value-type="float" office:value="0" calcext:value-type="float">
            <text:p>0</text:p>
          </table:table-cell>
          <table:table-cell table:formula="of:=IF([.AP48]=&quot;x&quot;; 2^((COLUMN([.AP48])-2)); 0)" office:value-type="float" office:value="0" calcext:value-type="float">
            <text:p>0</text:p>
          </table:table-cell>
          <table:table-cell table:formula="of:=IF([.AQ48]=&quot;x&quot;; 2^((COLUMN([.AQ48])-2)); 0)" office:value-type="float" office:value="0" calcext:value-type="float">
            <text:p>0</text:p>
          </table:table-cell>
          <table:table-cell table:formula="of:=IF([.AR48]=&quot;x&quot;; 2^((COLUMN([.AR48])-2)); 0)" office:value-type="float" office:value="0" calcext:value-type="float">
            <text:p>0</text:p>
          </table:table-cell>
          <table:table-cell table:formula="of:=IF([.AS48]=&quot;x&quot;; 2^((COLUMN([.AS48])-2)); 0)" office:value-type="float" office:value="0" calcext:value-type="float">
            <text:p>0</text:p>
          </table:table-cell>
          <table:table-cell table:formula="of:=IF([.AT48]=&quot;x&quot;; 2^((COLUMN([.AT48])-2)); 0)" office:value-type="float" office:value="0" calcext:value-type="float">
            <text:p>0</text:p>
          </table:table-cell>
          <table:table-cell table:formula="of:=IF([.AU48]=&quot;x&quot;; 2^((COLUMN([.AU48])-2)); 0)" office:value-type="float" office:value="0" calcext:value-type="float">
            <text:p>0</text:p>
          </table:table-cell>
          <table:table-cell table:formula="of:=IF([.AV48]=&quot;x&quot;; 2^((COLUMN([.AV48])-2)); 0)" office:value-type="float" office:value="0" calcext:value-type="float">
            <text:p>0</text:p>
          </table:table-cell>
          <table:table-cell table:formula="of:=IF([.AW48]=&quot;x&quot;; 2^((COLUMN([.AW48])-2)); 0)" office:value-type="float" office:value="0" calcext:value-type="float">
            <text:p>0</text:p>
          </table:table-cell>
          <table:table-cell table:formula="of:=IF([.AX48]=&quot;x&quot;; 2^((COLUMN([.AX48])-2)); 0)" office:value-type="float" office:value="0" calcext:value-type="float">
            <text:p>0</text:p>
          </table:table-cell>
          <table:table-cell table:formula="of:=IF([.AY48]=&quot;x&quot;; 2^((COLUMN([.AY48])-2)); 0)" office:value-type="float" office:value="0" calcext:value-type="float">
            <text:p>0</text:p>
          </table:table-cell>
          <table:table-cell table:formula="of:=IF([.AZ48]=&quot;x&quot;; 2^((COLUMN([.AZ48])-2)); 0)" office:value-type="float" office:value="0" calcext:value-type="float">
            <text:p>0</text:p>
          </table:table-cell>
          <table:table-cell table:formula="of:=IF([.BA48]=&quot;x&quot;; 2^((COLUMN([.BA48])-2)); 0)" office:value-type="float" office:value="0" calcext:value-type="float">
            <text:p>0</text:p>
          </table:table-cell>
          <table:table-cell table:formula="of:=IF([.BB48]=&quot;x&quot;; 2^((COLUMN([.BB48])-2)); 0)" office:value-type="float" office:value="0" calcext:value-type="float">
            <text:p>0</text:p>
          </table:table-cell>
          <table:table-cell table:formula="of:=IF([.BC48]=&quot;x&quot;; 2^((COLUMN([.BC48])-2)); 0)" office:value-type="float" office:value="0" calcext:value-type="float">
            <text:p>0</text:p>
          </table:table-cell>
          <table:table-cell table:formula="of:=IF([.BD48]=&quot;x&quot;; 2^((COLUMN([.BD48])-2)); 0)" office:value-type="float" office:value="0" calcext:value-type="float">
            <text:p>0</text:p>
          </table:table-cell>
          <table:table-cell table:formula="of:=IF([.BE48]=&quot;x&quot;; 2^((COLUMN([.BE48])-2)); 0)" office:value-type="float" office:value="0" calcext:value-type="float">
            <text:p>0</text:p>
          </table:table-cell>
          <table:table-cell table:formula="of:=IF([.BF48]=&quot;x&quot;; 2^((COLUMN([.BF48])-2)); 0)" office:value-type="float" office:value="0" calcext:value-type="float">
            <text:p>0</text:p>
          </table:table-cell>
          <table:table-cell table:formula="of:=IF([.BG48]=&quot;x&quot;; 2^((COLUMN([.BG48])-2)); 0)" office:value-type="float" office:value="0" calcext:value-type="float">
            <text:p>0</text:p>
          </table:table-cell>
          <table:table-cell table:formula="of:=IF([.BH48]=&quot;x&quot;; 2^((COLUMN([.BH48])-2)); 0)" office:value-type="float" office:value="0" calcext:value-type="float">
            <text:p>0</text:p>
          </table:table-cell>
          <table:table-cell table:formula="of:=IF([.BI48]=&quot;x&quot;; 2^((COLUMN([.BI48])-2)); 0)" office:value-type="float" office:value="0" calcext:value-type="float">
            <text:p>0</text:p>
          </table:table-cell>
          <table:table-cell table:formula="of:=IF([.BJ48]=&quot;x&quot;; 2^((COLUMN([.BJ48])-2)); 0)" office:value-type="float" office:value="0" calcext:value-type="float">
            <text:p>0</text:p>
          </table:table-cell>
          <table:table-cell table:formula="of:=IF([.BK48]=&quot;x&quot;; 2^((COLUMN([.BK48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49:.DY49]) &amp; &quot;,&quot;" office:value-type="string" office:string-value="0," calcext:value-type="string">
            <text:p>0,</text:p>
          </table:table-cell>
          <table:table-cell table:formula="of:=IF([.B49]=&quot;x&quot;; 2^((COLUMN([.B49])-2)); 0)" office:value-type="float" office:value="0" calcext:value-type="float">
            <text:p>0</text:p>
          </table:table-cell>
          <table:table-cell table:formula="of:=IF([.C49]=&quot;x&quot;; 2^((COLUMN([.C49])-2)); 0)" office:value-type="float" office:value="0" calcext:value-type="float">
            <text:p>0</text:p>
          </table:table-cell>
          <table:table-cell table:formula="of:=IF([.D49]=&quot;x&quot;; 2^((COLUMN([.D49])-2)); 0)" office:value-type="float" office:value="0" calcext:value-type="float">
            <text:p>0</text:p>
          </table:table-cell>
          <table:table-cell table:formula="of:=IF([.E49]=&quot;x&quot;; 2^((COLUMN([.E49])-2)); 0)" office:value-type="float" office:value="0" calcext:value-type="float">
            <text:p>0</text:p>
          </table:table-cell>
          <table:table-cell table:formula="of:=IF([.F49]=&quot;x&quot;; 2^((COLUMN([.F49])-2)); 0)" office:value-type="float" office:value="0" calcext:value-type="float">
            <text:p>0</text:p>
          </table:table-cell>
          <table:table-cell table:formula="of:=IF([.G49]=&quot;x&quot;; 2^((COLUMN([.G49])-2)); 0)" office:value-type="float" office:value="0" calcext:value-type="float">
            <text:p>0</text:p>
          </table:table-cell>
          <table:table-cell table:formula="of:=IF([.H49]=&quot;x&quot;; 2^((COLUMN([.H49])-2)); 0)" office:value-type="float" office:value="0" calcext:value-type="float">
            <text:p>0</text:p>
          </table:table-cell>
          <table:table-cell table:formula="of:=IF([.I49]=&quot;x&quot;; 2^((COLUMN([.I49])-2)); 0)" office:value-type="float" office:value="0" calcext:value-type="float">
            <text:p>0</text:p>
          </table:table-cell>
          <table:table-cell table:formula="of:=IF([.J49]=&quot;x&quot;; 2^((COLUMN([.J49])-2)); 0)" office:value-type="float" office:value="0" calcext:value-type="float">
            <text:p>0</text:p>
          </table:table-cell>
          <table:table-cell table:formula="of:=IF([.K49]=&quot;x&quot;; 2^((COLUMN([.K49])-2)); 0)" office:value-type="float" office:value="0" calcext:value-type="float">
            <text:p>0</text:p>
          </table:table-cell>
          <table:table-cell table:formula="of:=IF([.L49]=&quot;x&quot;; 2^((COLUMN([.L49])-2)); 0)" office:value-type="float" office:value="0" calcext:value-type="float">
            <text:p>0</text:p>
          </table:table-cell>
          <table:table-cell table:formula="of:=IF([.M49]=&quot;x&quot;; 2^((COLUMN([.M49])-2)); 0)" office:value-type="float" office:value="0" calcext:value-type="float">
            <text:p>0</text:p>
          </table:table-cell>
          <table:table-cell table:formula="of:=IF([.N49]=&quot;x&quot;; 2^((COLUMN([.N49])-2)); 0)" office:value-type="float" office:value="0" calcext:value-type="float">
            <text:p>0</text:p>
          </table:table-cell>
          <table:table-cell table:formula="of:=IF([.O49]=&quot;x&quot;; 2^((COLUMN([.O49])-2)); 0)" office:value-type="float" office:value="0" calcext:value-type="float">
            <text:p>0</text:p>
          </table:table-cell>
          <table:table-cell table:formula="of:=IF([.P49]=&quot;x&quot;; 2^((COLUMN([.P49])-2)); 0)" office:value-type="float" office:value="0" calcext:value-type="float">
            <text:p>0</text:p>
          </table:table-cell>
          <table:table-cell table:formula="of:=IF([.Q49]=&quot;x&quot;; 2^((COLUMN([.Q49])-2)); 0)" office:value-type="float" office:value="0" calcext:value-type="float">
            <text:p>0</text:p>
          </table:table-cell>
          <table:table-cell table:formula="of:=IF([.R49]=&quot;x&quot;; 2^((COLUMN([.R49])-2)); 0)" office:value-type="float" office:value="0" calcext:value-type="float">
            <text:p>0</text:p>
          </table:table-cell>
          <table:table-cell table:formula="of:=IF([.S49]=&quot;x&quot;; 2^((COLUMN([.S49])-2)); 0)" office:value-type="float" office:value="0" calcext:value-type="float">
            <text:p>0</text:p>
          </table:table-cell>
          <table:table-cell table:formula="of:=IF([.T49]=&quot;x&quot;; 2^((COLUMN([.T49])-2)); 0)" office:value-type="float" office:value="0" calcext:value-type="float">
            <text:p>0</text:p>
          </table:table-cell>
          <table:table-cell table:formula="of:=IF([.U49]=&quot;x&quot;; 2^((COLUMN([.U49])-2)); 0)" office:value-type="float" office:value="0" calcext:value-type="float">
            <text:p>0</text:p>
          </table:table-cell>
          <table:table-cell table:formula="of:=IF([.V49]=&quot;x&quot;; 2^((COLUMN([.V49])-2)); 0)" office:value-type="float" office:value="0" calcext:value-type="float">
            <text:p>0</text:p>
          </table:table-cell>
          <table:table-cell table:formula="of:=IF([.W49]=&quot;x&quot;; 2^((COLUMN([.W49])-2)); 0)" office:value-type="float" office:value="0" calcext:value-type="float">
            <text:p>0</text:p>
          </table:table-cell>
          <table:table-cell table:formula="of:=IF([.X49]=&quot;x&quot;; 2^((COLUMN([.X49])-2)); 0)" office:value-type="float" office:value="0" calcext:value-type="float">
            <text:p>0</text:p>
          </table:table-cell>
          <table:table-cell table:formula="of:=IF([.Y49]=&quot;x&quot;; 2^((COLUMN([.Y49])-2)); 0)" office:value-type="float" office:value="0" calcext:value-type="float">
            <text:p>0</text:p>
          </table:table-cell>
          <table:table-cell table:formula="of:=IF([.Z49]=&quot;x&quot;; 2^((COLUMN([.Z49])-2)); 0)" office:value-type="float" office:value="0" calcext:value-type="float">
            <text:p>0</text:p>
          </table:table-cell>
          <table:table-cell table:formula="of:=IF([.AA49]=&quot;x&quot;; 2^((COLUMN([.AA49])-2)); 0)" office:value-type="float" office:value="0" calcext:value-type="float">
            <text:p>0</text:p>
          </table:table-cell>
          <table:table-cell table:formula="of:=IF([.AB49]=&quot;x&quot;; 2^((COLUMN([.AB49])-2)); 0)" office:value-type="float" office:value="0" calcext:value-type="float">
            <text:p>0</text:p>
          </table:table-cell>
          <table:table-cell table:formula="of:=IF([.AC49]=&quot;x&quot;; 2^((COLUMN([.AC49])-2)); 0)" office:value-type="float" office:value="0" calcext:value-type="float">
            <text:p>0</text:p>
          </table:table-cell>
          <table:table-cell table:formula="of:=IF([.AD49]=&quot;x&quot;; 2^((COLUMN([.AD49])-2)); 0)" office:value-type="float" office:value="0" calcext:value-type="float">
            <text:p>0</text:p>
          </table:table-cell>
          <table:table-cell table:formula="of:=IF([.AE49]=&quot;x&quot;; 2^((COLUMN([.AE49])-2)); 0)" office:value-type="float" office:value="0" calcext:value-type="float">
            <text:p>0</text:p>
          </table:table-cell>
          <table:table-cell table:formula="of:=IF([.AF49]=&quot;x&quot;; 2^((COLUMN([.AF49])-2)); 0)" office:value-type="float" office:value="0" calcext:value-type="float">
            <text:p>0</text:p>
          </table:table-cell>
          <table:table-cell table:formula="of:=IF([.AG49]=&quot;x&quot;; 2^((COLUMN([.AG49])-2)); 0)" office:value-type="float" office:value="0" calcext:value-type="float">
            <text:p>0</text:p>
          </table:table-cell>
          <table:table-cell table:formula="of:=IF([.AH49]=&quot;x&quot;; 2^((COLUMN([.AH49])-2)); 0)" office:value-type="float" office:value="0" calcext:value-type="float">
            <text:p>0</text:p>
          </table:table-cell>
          <table:table-cell table:formula="of:=IF([.AI49]=&quot;x&quot;; 2^((COLUMN([.AI49])-2)); 0)" office:value-type="float" office:value="0" calcext:value-type="float">
            <text:p>0</text:p>
          </table:table-cell>
          <table:table-cell table:formula="of:=IF([.AJ49]=&quot;x&quot;; 2^((COLUMN([.AJ49])-2)); 0)" office:value-type="float" office:value="0" calcext:value-type="float">
            <text:p>0</text:p>
          </table:table-cell>
          <table:table-cell table:formula="of:=IF([.AK49]=&quot;x&quot;; 2^((COLUMN([.AK49])-2)); 0)" office:value-type="float" office:value="0" calcext:value-type="float">
            <text:p>0</text:p>
          </table:table-cell>
          <table:table-cell table:formula="of:=IF([.AL49]=&quot;x&quot;; 2^((COLUMN([.AL49])-2)); 0)" office:value-type="float" office:value="0" calcext:value-type="float">
            <text:p>0</text:p>
          </table:table-cell>
          <table:table-cell table:formula="of:=IF([.AM49]=&quot;x&quot;; 2^((COLUMN([.AM49])-2)); 0)" office:value-type="float" office:value="0" calcext:value-type="float">
            <text:p>0</text:p>
          </table:table-cell>
          <table:table-cell table:formula="of:=IF([.AN49]=&quot;x&quot;; 2^((COLUMN([.AN49])-2)); 0)" office:value-type="float" office:value="0" calcext:value-type="float">
            <text:p>0</text:p>
          </table:table-cell>
          <table:table-cell table:formula="of:=IF([.AO49]=&quot;x&quot;; 2^((COLUMN([.AO49])-2)); 0)" office:value-type="float" office:value="0" calcext:value-type="float">
            <text:p>0</text:p>
          </table:table-cell>
          <table:table-cell table:formula="of:=IF([.AP49]=&quot;x&quot;; 2^((COLUMN([.AP49])-2)); 0)" office:value-type="float" office:value="0" calcext:value-type="float">
            <text:p>0</text:p>
          </table:table-cell>
          <table:table-cell table:formula="of:=IF([.AQ49]=&quot;x&quot;; 2^((COLUMN([.AQ49])-2)); 0)" office:value-type="float" office:value="0" calcext:value-type="float">
            <text:p>0</text:p>
          </table:table-cell>
          <table:table-cell table:formula="of:=IF([.AR49]=&quot;x&quot;; 2^((COLUMN([.AR49])-2)); 0)" office:value-type="float" office:value="0" calcext:value-type="float">
            <text:p>0</text:p>
          </table:table-cell>
          <table:table-cell table:formula="of:=IF([.AS49]=&quot;x&quot;; 2^((COLUMN([.AS49])-2)); 0)" office:value-type="float" office:value="0" calcext:value-type="float">
            <text:p>0</text:p>
          </table:table-cell>
          <table:table-cell table:formula="of:=IF([.AT49]=&quot;x&quot;; 2^((COLUMN([.AT49])-2)); 0)" office:value-type="float" office:value="0" calcext:value-type="float">
            <text:p>0</text:p>
          </table:table-cell>
          <table:table-cell table:formula="of:=IF([.AU49]=&quot;x&quot;; 2^((COLUMN([.AU49])-2)); 0)" office:value-type="float" office:value="0" calcext:value-type="float">
            <text:p>0</text:p>
          </table:table-cell>
          <table:table-cell table:formula="of:=IF([.AV49]=&quot;x&quot;; 2^((COLUMN([.AV49])-2)); 0)" office:value-type="float" office:value="0" calcext:value-type="float">
            <text:p>0</text:p>
          </table:table-cell>
          <table:table-cell table:formula="of:=IF([.AW49]=&quot;x&quot;; 2^((COLUMN([.AW49])-2)); 0)" office:value-type="float" office:value="0" calcext:value-type="float">
            <text:p>0</text:p>
          </table:table-cell>
          <table:table-cell table:formula="of:=IF([.AX49]=&quot;x&quot;; 2^((COLUMN([.AX49])-2)); 0)" office:value-type="float" office:value="0" calcext:value-type="float">
            <text:p>0</text:p>
          </table:table-cell>
          <table:table-cell table:formula="of:=IF([.AY49]=&quot;x&quot;; 2^((COLUMN([.AY49])-2)); 0)" office:value-type="float" office:value="0" calcext:value-type="float">
            <text:p>0</text:p>
          </table:table-cell>
          <table:table-cell table:formula="of:=IF([.AZ49]=&quot;x&quot;; 2^((COLUMN([.AZ49])-2)); 0)" office:value-type="float" office:value="0" calcext:value-type="float">
            <text:p>0</text:p>
          </table:table-cell>
          <table:table-cell table:formula="of:=IF([.BA49]=&quot;x&quot;; 2^((COLUMN([.BA49])-2)); 0)" office:value-type="float" office:value="0" calcext:value-type="float">
            <text:p>0</text:p>
          </table:table-cell>
          <table:table-cell table:formula="of:=IF([.BB49]=&quot;x&quot;; 2^((COLUMN([.BB49])-2)); 0)" office:value-type="float" office:value="0" calcext:value-type="float">
            <text:p>0</text:p>
          </table:table-cell>
          <table:table-cell table:formula="of:=IF([.BC49]=&quot;x&quot;; 2^((COLUMN([.BC49])-2)); 0)" office:value-type="float" office:value="0" calcext:value-type="float">
            <text:p>0</text:p>
          </table:table-cell>
          <table:table-cell table:formula="of:=IF([.BD49]=&quot;x&quot;; 2^((COLUMN([.BD49])-2)); 0)" office:value-type="float" office:value="0" calcext:value-type="float">
            <text:p>0</text:p>
          </table:table-cell>
          <table:table-cell table:formula="of:=IF([.BE49]=&quot;x&quot;; 2^((COLUMN([.BE49])-2)); 0)" office:value-type="float" office:value="0" calcext:value-type="float">
            <text:p>0</text:p>
          </table:table-cell>
          <table:table-cell table:formula="of:=IF([.BF49]=&quot;x&quot;; 2^((COLUMN([.BF49])-2)); 0)" office:value-type="float" office:value="0" calcext:value-type="float">
            <text:p>0</text:p>
          </table:table-cell>
          <table:table-cell table:formula="of:=IF([.BG49]=&quot;x&quot;; 2^((COLUMN([.BG49])-2)); 0)" office:value-type="float" office:value="0" calcext:value-type="float">
            <text:p>0</text:p>
          </table:table-cell>
          <table:table-cell table:formula="of:=IF([.BH49]=&quot;x&quot;; 2^((COLUMN([.BH49])-2)); 0)" office:value-type="float" office:value="0" calcext:value-type="float">
            <text:p>0</text:p>
          </table:table-cell>
          <table:table-cell table:formula="of:=IF([.BI49]=&quot;x&quot;; 2^((COLUMN([.BI49])-2)); 0)" office:value-type="float" office:value="0" calcext:value-type="float">
            <text:p>0</text:p>
          </table:table-cell>
          <table:table-cell table:formula="of:=IF([.BJ49]=&quot;x&quot;; 2^((COLUMN([.BJ49])-2)); 0)" office:value-type="float" office:value="0" calcext:value-type="float">
            <text:p>0</text:p>
          </table:table-cell>
          <table:table-cell table:formula="of:=IF([.BK49]=&quot;x&quot;; 2^((COLUMN([.BK49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50:.DY50]) &amp; &quot;,&quot;" office:value-type="string" office:string-value="0," calcext:value-type="string">
            <text:p>0,</text:p>
          </table:table-cell>
          <table:table-cell table:formula="of:=IF([.B50]=&quot;x&quot;; 2^((COLUMN([.B50])-2)); 0)" office:value-type="float" office:value="0" calcext:value-type="float">
            <text:p>0</text:p>
          </table:table-cell>
          <table:table-cell table:formula="of:=IF([.C50]=&quot;x&quot;; 2^((COLUMN([.C50])-2)); 0)" office:value-type="float" office:value="0" calcext:value-type="float">
            <text:p>0</text:p>
          </table:table-cell>
          <table:table-cell table:formula="of:=IF([.D50]=&quot;x&quot;; 2^((COLUMN([.D50])-2)); 0)" office:value-type="float" office:value="0" calcext:value-type="float">
            <text:p>0</text:p>
          </table:table-cell>
          <table:table-cell table:formula="of:=IF([.E50]=&quot;x&quot;; 2^((COLUMN([.E50])-2)); 0)" office:value-type="float" office:value="0" calcext:value-type="float">
            <text:p>0</text:p>
          </table:table-cell>
          <table:table-cell table:formula="of:=IF([.F50]=&quot;x&quot;; 2^((COLUMN([.F50])-2)); 0)" office:value-type="float" office:value="0" calcext:value-type="float">
            <text:p>0</text:p>
          </table:table-cell>
          <table:table-cell table:formula="of:=IF([.G50]=&quot;x&quot;; 2^((COLUMN([.G50])-2)); 0)" office:value-type="float" office:value="0" calcext:value-type="float">
            <text:p>0</text:p>
          </table:table-cell>
          <table:table-cell table:formula="of:=IF([.H50]=&quot;x&quot;; 2^((COLUMN([.H50])-2)); 0)" office:value-type="float" office:value="0" calcext:value-type="float">
            <text:p>0</text:p>
          </table:table-cell>
          <table:table-cell table:formula="of:=IF([.I50]=&quot;x&quot;; 2^((COLUMN([.I50])-2)); 0)" office:value-type="float" office:value="0" calcext:value-type="float">
            <text:p>0</text:p>
          </table:table-cell>
          <table:table-cell table:formula="of:=IF([.J50]=&quot;x&quot;; 2^((COLUMN([.J50])-2)); 0)" office:value-type="float" office:value="0" calcext:value-type="float">
            <text:p>0</text:p>
          </table:table-cell>
          <table:table-cell table:formula="of:=IF([.K50]=&quot;x&quot;; 2^((COLUMN([.K50])-2)); 0)" office:value-type="float" office:value="0" calcext:value-type="float">
            <text:p>0</text:p>
          </table:table-cell>
          <table:table-cell table:formula="of:=IF([.L50]=&quot;x&quot;; 2^((COLUMN([.L50])-2)); 0)" office:value-type="float" office:value="0" calcext:value-type="float">
            <text:p>0</text:p>
          </table:table-cell>
          <table:table-cell table:formula="of:=IF([.M50]=&quot;x&quot;; 2^((COLUMN([.M50])-2)); 0)" office:value-type="float" office:value="0" calcext:value-type="float">
            <text:p>0</text:p>
          </table:table-cell>
          <table:table-cell table:formula="of:=IF([.N50]=&quot;x&quot;; 2^((COLUMN([.N50])-2)); 0)" office:value-type="float" office:value="0" calcext:value-type="float">
            <text:p>0</text:p>
          </table:table-cell>
          <table:table-cell table:formula="of:=IF([.O50]=&quot;x&quot;; 2^((COLUMN([.O50])-2)); 0)" office:value-type="float" office:value="0" calcext:value-type="float">
            <text:p>0</text:p>
          </table:table-cell>
          <table:table-cell table:formula="of:=IF([.P50]=&quot;x&quot;; 2^((COLUMN([.P50])-2)); 0)" office:value-type="float" office:value="0" calcext:value-type="float">
            <text:p>0</text:p>
          </table:table-cell>
          <table:table-cell table:formula="of:=IF([.Q50]=&quot;x&quot;; 2^((COLUMN([.Q50])-2)); 0)" office:value-type="float" office:value="0" calcext:value-type="float">
            <text:p>0</text:p>
          </table:table-cell>
          <table:table-cell table:formula="of:=IF([.R50]=&quot;x&quot;; 2^((COLUMN([.R50])-2)); 0)" office:value-type="float" office:value="0" calcext:value-type="float">
            <text:p>0</text:p>
          </table:table-cell>
          <table:table-cell table:formula="of:=IF([.S50]=&quot;x&quot;; 2^((COLUMN([.S50])-2)); 0)" office:value-type="float" office:value="0" calcext:value-type="float">
            <text:p>0</text:p>
          </table:table-cell>
          <table:table-cell table:formula="of:=IF([.T50]=&quot;x&quot;; 2^((COLUMN([.T50])-2)); 0)" office:value-type="float" office:value="0" calcext:value-type="float">
            <text:p>0</text:p>
          </table:table-cell>
          <table:table-cell table:formula="of:=IF([.U50]=&quot;x&quot;; 2^((COLUMN([.U50])-2)); 0)" office:value-type="float" office:value="0" calcext:value-type="float">
            <text:p>0</text:p>
          </table:table-cell>
          <table:table-cell table:formula="of:=IF([.V50]=&quot;x&quot;; 2^((COLUMN([.V50])-2)); 0)" office:value-type="float" office:value="0" calcext:value-type="float">
            <text:p>0</text:p>
          </table:table-cell>
          <table:table-cell table:formula="of:=IF([.W50]=&quot;x&quot;; 2^((COLUMN([.W50])-2)); 0)" office:value-type="float" office:value="0" calcext:value-type="float">
            <text:p>0</text:p>
          </table:table-cell>
          <table:table-cell table:formula="of:=IF([.X50]=&quot;x&quot;; 2^((COLUMN([.X50])-2)); 0)" office:value-type="float" office:value="0" calcext:value-type="float">
            <text:p>0</text:p>
          </table:table-cell>
          <table:table-cell table:formula="of:=IF([.Y50]=&quot;x&quot;; 2^((COLUMN([.Y50])-2)); 0)" office:value-type="float" office:value="0" calcext:value-type="float">
            <text:p>0</text:p>
          </table:table-cell>
          <table:table-cell table:formula="of:=IF([.Z50]=&quot;x&quot;; 2^((COLUMN([.Z50])-2)); 0)" office:value-type="float" office:value="0" calcext:value-type="float">
            <text:p>0</text:p>
          </table:table-cell>
          <table:table-cell table:formula="of:=IF([.AA50]=&quot;x&quot;; 2^((COLUMN([.AA50])-2)); 0)" office:value-type="float" office:value="0" calcext:value-type="float">
            <text:p>0</text:p>
          </table:table-cell>
          <table:table-cell table:formula="of:=IF([.AB50]=&quot;x&quot;; 2^((COLUMN([.AB50])-2)); 0)" office:value-type="float" office:value="0" calcext:value-type="float">
            <text:p>0</text:p>
          </table:table-cell>
          <table:table-cell table:formula="of:=IF([.AC50]=&quot;x&quot;; 2^((COLUMN([.AC50])-2)); 0)" office:value-type="float" office:value="0" calcext:value-type="float">
            <text:p>0</text:p>
          </table:table-cell>
          <table:table-cell table:formula="of:=IF([.AD50]=&quot;x&quot;; 2^((COLUMN([.AD50])-2)); 0)" office:value-type="float" office:value="0" calcext:value-type="float">
            <text:p>0</text:p>
          </table:table-cell>
          <table:table-cell table:formula="of:=IF([.AE50]=&quot;x&quot;; 2^((COLUMN([.AE50])-2)); 0)" office:value-type="float" office:value="0" calcext:value-type="float">
            <text:p>0</text:p>
          </table:table-cell>
          <table:table-cell table:formula="of:=IF([.AF50]=&quot;x&quot;; 2^((COLUMN([.AF50])-2)); 0)" office:value-type="float" office:value="0" calcext:value-type="float">
            <text:p>0</text:p>
          </table:table-cell>
          <table:table-cell table:formula="of:=IF([.AG50]=&quot;x&quot;; 2^((COLUMN([.AG50])-2)); 0)" office:value-type="float" office:value="0" calcext:value-type="float">
            <text:p>0</text:p>
          </table:table-cell>
          <table:table-cell table:formula="of:=IF([.AH50]=&quot;x&quot;; 2^((COLUMN([.AH50])-2)); 0)" office:value-type="float" office:value="0" calcext:value-type="float">
            <text:p>0</text:p>
          </table:table-cell>
          <table:table-cell table:formula="of:=IF([.AI50]=&quot;x&quot;; 2^((COLUMN([.AI50])-2)); 0)" office:value-type="float" office:value="0" calcext:value-type="float">
            <text:p>0</text:p>
          </table:table-cell>
          <table:table-cell table:formula="of:=IF([.AJ50]=&quot;x&quot;; 2^((COLUMN([.AJ50])-2)); 0)" office:value-type="float" office:value="0" calcext:value-type="float">
            <text:p>0</text:p>
          </table:table-cell>
          <table:table-cell table:formula="of:=IF([.AK50]=&quot;x&quot;; 2^((COLUMN([.AK50])-2)); 0)" office:value-type="float" office:value="0" calcext:value-type="float">
            <text:p>0</text:p>
          </table:table-cell>
          <table:table-cell table:formula="of:=IF([.AL50]=&quot;x&quot;; 2^((COLUMN([.AL50])-2)); 0)" office:value-type="float" office:value="0" calcext:value-type="float">
            <text:p>0</text:p>
          </table:table-cell>
          <table:table-cell table:formula="of:=IF([.AM50]=&quot;x&quot;; 2^((COLUMN([.AM50])-2)); 0)" office:value-type="float" office:value="0" calcext:value-type="float">
            <text:p>0</text:p>
          </table:table-cell>
          <table:table-cell table:formula="of:=IF([.AN50]=&quot;x&quot;; 2^((COLUMN([.AN50])-2)); 0)" office:value-type="float" office:value="0" calcext:value-type="float">
            <text:p>0</text:p>
          </table:table-cell>
          <table:table-cell table:formula="of:=IF([.AO50]=&quot;x&quot;; 2^((COLUMN([.AO50])-2)); 0)" office:value-type="float" office:value="0" calcext:value-type="float">
            <text:p>0</text:p>
          </table:table-cell>
          <table:table-cell table:formula="of:=IF([.AP50]=&quot;x&quot;; 2^((COLUMN([.AP50])-2)); 0)" office:value-type="float" office:value="0" calcext:value-type="float">
            <text:p>0</text:p>
          </table:table-cell>
          <table:table-cell table:formula="of:=IF([.AQ50]=&quot;x&quot;; 2^((COLUMN([.AQ50])-2)); 0)" office:value-type="float" office:value="0" calcext:value-type="float">
            <text:p>0</text:p>
          </table:table-cell>
          <table:table-cell table:formula="of:=IF([.AR50]=&quot;x&quot;; 2^((COLUMN([.AR50])-2)); 0)" office:value-type="float" office:value="0" calcext:value-type="float">
            <text:p>0</text:p>
          </table:table-cell>
          <table:table-cell table:formula="of:=IF([.AS50]=&quot;x&quot;; 2^((COLUMN([.AS50])-2)); 0)" office:value-type="float" office:value="0" calcext:value-type="float">
            <text:p>0</text:p>
          </table:table-cell>
          <table:table-cell table:formula="of:=IF([.AT50]=&quot;x&quot;; 2^((COLUMN([.AT50])-2)); 0)" office:value-type="float" office:value="0" calcext:value-type="float">
            <text:p>0</text:p>
          </table:table-cell>
          <table:table-cell table:formula="of:=IF([.AU50]=&quot;x&quot;; 2^((COLUMN([.AU50])-2)); 0)" office:value-type="float" office:value="0" calcext:value-type="float">
            <text:p>0</text:p>
          </table:table-cell>
          <table:table-cell table:formula="of:=IF([.AV50]=&quot;x&quot;; 2^((COLUMN([.AV50])-2)); 0)" office:value-type="float" office:value="0" calcext:value-type="float">
            <text:p>0</text:p>
          </table:table-cell>
          <table:table-cell table:formula="of:=IF([.AW50]=&quot;x&quot;; 2^((COLUMN([.AW50])-2)); 0)" office:value-type="float" office:value="0" calcext:value-type="float">
            <text:p>0</text:p>
          </table:table-cell>
          <table:table-cell table:formula="of:=IF([.AX50]=&quot;x&quot;; 2^((COLUMN([.AX50])-2)); 0)" office:value-type="float" office:value="0" calcext:value-type="float">
            <text:p>0</text:p>
          </table:table-cell>
          <table:table-cell table:formula="of:=IF([.AY50]=&quot;x&quot;; 2^((COLUMN([.AY50])-2)); 0)" office:value-type="float" office:value="0" calcext:value-type="float">
            <text:p>0</text:p>
          </table:table-cell>
          <table:table-cell table:formula="of:=IF([.AZ50]=&quot;x&quot;; 2^((COLUMN([.AZ50])-2)); 0)" office:value-type="float" office:value="0" calcext:value-type="float">
            <text:p>0</text:p>
          </table:table-cell>
          <table:table-cell table:formula="of:=IF([.BA50]=&quot;x&quot;; 2^((COLUMN([.BA50])-2)); 0)" office:value-type="float" office:value="0" calcext:value-type="float">
            <text:p>0</text:p>
          </table:table-cell>
          <table:table-cell table:formula="of:=IF([.BB50]=&quot;x&quot;; 2^((COLUMN([.BB50])-2)); 0)" office:value-type="float" office:value="0" calcext:value-type="float">
            <text:p>0</text:p>
          </table:table-cell>
          <table:table-cell table:formula="of:=IF([.BC50]=&quot;x&quot;; 2^((COLUMN([.BC50])-2)); 0)" office:value-type="float" office:value="0" calcext:value-type="float">
            <text:p>0</text:p>
          </table:table-cell>
          <table:table-cell table:formula="of:=IF([.BD50]=&quot;x&quot;; 2^((COLUMN([.BD50])-2)); 0)" office:value-type="float" office:value="0" calcext:value-type="float">
            <text:p>0</text:p>
          </table:table-cell>
          <table:table-cell table:formula="of:=IF([.BE50]=&quot;x&quot;; 2^((COLUMN([.BE50])-2)); 0)" office:value-type="float" office:value="0" calcext:value-type="float">
            <text:p>0</text:p>
          </table:table-cell>
          <table:table-cell table:formula="of:=IF([.BF50]=&quot;x&quot;; 2^((COLUMN([.BF50])-2)); 0)" office:value-type="float" office:value="0" calcext:value-type="float">
            <text:p>0</text:p>
          </table:table-cell>
          <table:table-cell table:formula="of:=IF([.BG50]=&quot;x&quot;; 2^((COLUMN([.BG50])-2)); 0)" office:value-type="float" office:value="0" calcext:value-type="float">
            <text:p>0</text:p>
          </table:table-cell>
          <table:table-cell table:formula="of:=IF([.BH50]=&quot;x&quot;; 2^((COLUMN([.BH50])-2)); 0)" office:value-type="float" office:value="0" calcext:value-type="float">
            <text:p>0</text:p>
          </table:table-cell>
          <table:table-cell table:formula="of:=IF([.BI50]=&quot;x&quot;; 2^((COLUMN([.BI50])-2)); 0)" office:value-type="float" office:value="0" calcext:value-type="float">
            <text:p>0</text:p>
          </table:table-cell>
          <table:table-cell table:formula="of:=IF([.BJ50]=&quot;x&quot;; 2^((COLUMN([.BJ50])-2)); 0)" office:value-type="float" office:value="0" calcext:value-type="float">
            <text:p>0</text:p>
          </table:table-cell>
          <table:table-cell table:formula="of:=IF([.BK50]=&quot;x&quot;; 2^((COLUMN([.BK50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51:.DY51]) &amp; &quot;,&quot;" office:value-type="string" office:string-value="0," calcext:value-type="string">
            <text:p>0,</text:p>
          </table:table-cell>
          <table:table-cell table:formula="of:=IF([.B51]=&quot;x&quot;; 2^((COLUMN([.B51])-2)); 0)" office:value-type="float" office:value="0" calcext:value-type="float">
            <text:p>0</text:p>
          </table:table-cell>
          <table:table-cell table:formula="of:=IF([.C51]=&quot;x&quot;; 2^((COLUMN([.C51])-2)); 0)" office:value-type="float" office:value="0" calcext:value-type="float">
            <text:p>0</text:p>
          </table:table-cell>
          <table:table-cell table:formula="of:=IF([.D51]=&quot;x&quot;; 2^((COLUMN([.D51])-2)); 0)" office:value-type="float" office:value="0" calcext:value-type="float">
            <text:p>0</text:p>
          </table:table-cell>
          <table:table-cell table:formula="of:=IF([.E51]=&quot;x&quot;; 2^((COLUMN([.E51])-2)); 0)" office:value-type="float" office:value="0" calcext:value-type="float">
            <text:p>0</text:p>
          </table:table-cell>
          <table:table-cell table:formula="of:=IF([.F51]=&quot;x&quot;; 2^((COLUMN([.F51])-2)); 0)" office:value-type="float" office:value="0" calcext:value-type="float">
            <text:p>0</text:p>
          </table:table-cell>
          <table:table-cell table:formula="of:=IF([.G51]=&quot;x&quot;; 2^((COLUMN([.G51])-2)); 0)" office:value-type="float" office:value="0" calcext:value-type="float">
            <text:p>0</text:p>
          </table:table-cell>
          <table:table-cell table:formula="of:=IF([.H51]=&quot;x&quot;; 2^((COLUMN([.H51])-2)); 0)" office:value-type="float" office:value="0" calcext:value-type="float">
            <text:p>0</text:p>
          </table:table-cell>
          <table:table-cell table:formula="of:=IF([.I51]=&quot;x&quot;; 2^((COLUMN([.I51])-2)); 0)" office:value-type="float" office:value="0" calcext:value-type="float">
            <text:p>0</text:p>
          </table:table-cell>
          <table:table-cell table:formula="of:=IF([.J51]=&quot;x&quot;; 2^((COLUMN([.J51])-2)); 0)" office:value-type="float" office:value="0" calcext:value-type="float">
            <text:p>0</text:p>
          </table:table-cell>
          <table:table-cell table:formula="of:=IF([.K51]=&quot;x&quot;; 2^((COLUMN([.K51])-2)); 0)" office:value-type="float" office:value="0" calcext:value-type="float">
            <text:p>0</text:p>
          </table:table-cell>
          <table:table-cell table:formula="of:=IF([.L51]=&quot;x&quot;; 2^((COLUMN([.L51])-2)); 0)" office:value-type="float" office:value="0" calcext:value-type="float">
            <text:p>0</text:p>
          </table:table-cell>
          <table:table-cell table:formula="of:=IF([.M51]=&quot;x&quot;; 2^((COLUMN([.M51])-2)); 0)" office:value-type="float" office:value="0" calcext:value-type="float">
            <text:p>0</text:p>
          </table:table-cell>
          <table:table-cell table:formula="of:=IF([.N51]=&quot;x&quot;; 2^((COLUMN([.N51])-2)); 0)" office:value-type="float" office:value="0" calcext:value-type="float">
            <text:p>0</text:p>
          </table:table-cell>
          <table:table-cell table:formula="of:=IF([.O51]=&quot;x&quot;; 2^((COLUMN([.O51])-2)); 0)" office:value-type="float" office:value="0" calcext:value-type="float">
            <text:p>0</text:p>
          </table:table-cell>
          <table:table-cell table:formula="of:=IF([.P51]=&quot;x&quot;; 2^((COLUMN([.P51])-2)); 0)" office:value-type="float" office:value="0" calcext:value-type="float">
            <text:p>0</text:p>
          </table:table-cell>
          <table:table-cell table:formula="of:=IF([.Q51]=&quot;x&quot;; 2^((COLUMN([.Q51])-2)); 0)" office:value-type="float" office:value="0" calcext:value-type="float">
            <text:p>0</text:p>
          </table:table-cell>
          <table:table-cell table:formula="of:=IF([.R51]=&quot;x&quot;; 2^((COLUMN([.R51])-2)); 0)" office:value-type="float" office:value="0" calcext:value-type="float">
            <text:p>0</text:p>
          </table:table-cell>
          <table:table-cell table:formula="of:=IF([.S51]=&quot;x&quot;; 2^((COLUMN([.S51])-2)); 0)" office:value-type="float" office:value="0" calcext:value-type="float">
            <text:p>0</text:p>
          </table:table-cell>
          <table:table-cell table:formula="of:=IF([.T51]=&quot;x&quot;; 2^((COLUMN([.T51])-2)); 0)" office:value-type="float" office:value="0" calcext:value-type="float">
            <text:p>0</text:p>
          </table:table-cell>
          <table:table-cell table:formula="of:=IF([.U51]=&quot;x&quot;; 2^((COLUMN([.U51])-2)); 0)" office:value-type="float" office:value="0" calcext:value-type="float">
            <text:p>0</text:p>
          </table:table-cell>
          <table:table-cell table:formula="of:=IF([.V51]=&quot;x&quot;; 2^((COLUMN([.V51])-2)); 0)" office:value-type="float" office:value="0" calcext:value-type="float">
            <text:p>0</text:p>
          </table:table-cell>
          <table:table-cell table:formula="of:=IF([.W51]=&quot;x&quot;; 2^((COLUMN([.W51])-2)); 0)" office:value-type="float" office:value="0" calcext:value-type="float">
            <text:p>0</text:p>
          </table:table-cell>
          <table:table-cell table:formula="of:=IF([.X51]=&quot;x&quot;; 2^((COLUMN([.X51])-2)); 0)" office:value-type="float" office:value="0" calcext:value-type="float">
            <text:p>0</text:p>
          </table:table-cell>
          <table:table-cell table:formula="of:=IF([.Y51]=&quot;x&quot;; 2^((COLUMN([.Y51])-2)); 0)" office:value-type="float" office:value="0" calcext:value-type="float">
            <text:p>0</text:p>
          </table:table-cell>
          <table:table-cell table:formula="of:=IF([.Z51]=&quot;x&quot;; 2^((COLUMN([.Z51])-2)); 0)" office:value-type="float" office:value="0" calcext:value-type="float">
            <text:p>0</text:p>
          </table:table-cell>
          <table:table-cell table:formula="of:=IF([.AA51]=&quot;x&quot;; 2^((COLUMN([.AA51])-2)); 0)" office:value-type="float" office:value="0" calcext:value-type="float">
            <text:p>0</text:p>
          </table:table-cell>
          <table:table-cell table:formula="of:=IF([.AB51]=&quot;x&quot;; 2^((COLUMN([.AB51])-2)); 0)" office:value-type="float" office:value="0" calcext:value-type="float">
            <text:p>0</text:p>
          </table:table-cell>
          <table:table-cell table:formula="of:=IF([.AC51]=&quot;x&quot;; 2^((COLUMN([.AC51])-2)); 0)" office:value-type="float" office:value="0" calcext:value-type="float">
            <text:p>0</text:p>
          </table:table-cell>
          <table:table-cell table:formula="of:=IF([.AD51]=&quot;x&quot;; 2^((COLUMN([.AD51])-2)); 0)" office:value-type="float" office:value="0" calcext:value-type="float">
            <text:p>0</text:p>
          </table:table-cell>
          <table:table-cell table:formula="of:=IF([.AE51]=&quot;x&quot;; 2^((COLUMN([.AE51])-2)); 0)" office:value-type="float" office:value="0" calcext:value-type="float">
            <text:p>0</text:p>
          </table:table-cell>
          <table:table-cell table:formula="of:=IF([.AF51]=&quot;x&quot;; 2^((COLUMN([.AF51])-2)); 0)" office:value-type="float" office:value="0" calcext:value-type="float">
            <text:p>0</text:p>
          </table:table-cell>
          <table:table-cell table:formula="of:=IF([.AG51]=&quot;x&quot;; 2^((COLUMN([.AG51])-2)); 0)" office:value-type="float" office:value="0" calcext:value-type="float">
            <text:p>0</text:p>
          </table:table-cell>
          <table:table-cell table:formula="of:=IF([.AH51]=&quot;x&quot;; 2^((COLUMN([.AH51])-2)); 0)" office:value-type="float" office:value="0" calcext:value-type="float">
            <text:p>0</text:p>
          </table:table-cell>
          <table:table-cell table:formula="of:=IF([.AI51]=&quot;x&quot;; 2^((COLUMN([.AI51])-2)); 0)" office:value-type="float" office:value="0" calcext:value-type="float">
            <text:p>0</text:p>
          </table:table-cell>
          <table:table-cell table:formula="of:=IF([.AJ51]=&quot;x&quot;; 2^((COLUMN([.AJ51])-2)); 0)" office:value-type="float" office:value="0" calcext:value-type="float">
            <text:p>0</text:p>
          </table:table-cell>
          <table:table-cell table:formula="of:=IF([.AK51]=&quot;x&quot;; 2^((COLUMN([.AK51])-2)); 0)" office:value-type="float" office:value="0" calcext:value-type="float">
            <text:p>0</text:p>
          </table:table-cell>
          <table:table-cell table:formula="of:=IF([.AL51]=&quot;x&quot;; 2^((COLUMN([.AL51])-2)); 0)" office:value-type="float" office:value="0" calcext:value-type="float">
            <text:p>0</text:p>
          </table:table-cell>
          <table:table-cell table:formula="of:=IF([.AM51]=&quot;x&quot;; 2^((COLUMN([.AM51])-2)); 0)" office:value-type="float" office:value="0" calcext:value-type="float">
            <text:p>0</text:p>
          </table:table-cell>
          <table:table-cell table:formula="of:=IF([.AN51]=&quot;x&quot;; 2^((COLUMN([.AN51])-2)); 0)" office:value-type="float" office:value="0" calcext:value-type="float">
            <text:p>0</text:p>
          </table:table-cell>
          <table:table-cell table:formula="of:=IF([.AO51]=&quot;x&quot;; 2^((COLUMN([.AO51])-2)); 0)" office:value-type="float" office:value="0" calcext:value-type="float">
            <text:p>0</text:p>
          </table:table-cell>
          <table:table-cell table:formula="of:=IF([.AP51]=&quot;x&quot;; 2^((COLUMN([.AP51])-2)); 0)" office:value-type="float" office:value="0" calcext:value-type="float">
            <text:p>0</text:p>
          </table:table-cell>
          <table:table-cell table:formula="of:=IF([.AQ51]=&quot;x&quot;; 2^((COLUMN([.AQ51])-2)); 0)" office:value-type="float" office:value="0" calcext:value-type="float">
            <text:p>0</text:p>
          </table:table-cell>
          <table:table-cell table:formula="of:=IF([.AR51]=&quot;x&quot;; 2^((COLUMN([.AR51])-2)); 0)" office:value-type="float" office:value="0" calcext:value-type="float">
            <text:p>0</text:p>
          </table:table-cell>
          <table:table-cell table:formula="of:=IF([.AS51]=&quot;x&quot;; 2^((COLUMN([.AS51])-2)); 0)" office:value-type="float" office:value="0" calcext:value-type="float">
            <text:p>0</text:p>
          </table:table-cell>
          <table:table-cell table:formula="of:=IF([.AT51]=&quot;x&quot;; 2^((COLUMN([.AT51])-2)); 0)" office:value-type="float" office:value="0" calcext:value-type="float">
            <text:p>0</text:p>
          </table:table-cell>
          <table:table-cell table:formula="of:=IF([.AU51]=&quot;x&quot;; 2^((COLUMN([.AU51])-2)); 0)" office:value-type="float" office:value="0" calcext:value-type="float">
            <text:p>0</text:p>
          </table:table-cell>
          <table:table-cell table:formula="of:=IF([.AV51]=&quot;x&quot;; 2^((COLUMN([.AV51])-2)); 0)" office:value-type="float" office:value="0" calcext:value-type="float">
            <text:p>0</text:p>
          </table:table-cell>
          <table:table-cell table:formula="of:=IF([.AW51]=&quot;x&quot;; 2^((COLUMN([.AW51])-2)); 0)" office:value-type="float" office:value="0" calcext:value-type="float">
            <text:p>0</text:p>
          </table:table-cell>
          <table:table-cell table:formula="of:=IF([.AX51]=&quot;x&quot;; 2^((COLUMN([.AX51])-2)); 0)" office:value-type="float" office:value="0" calcext:value-type="float">
            <text:p>0</text:p>
          </table:table-cell>
          <table:table-cell table:formula="of:=IF([.AY51]=&quot;x&quot;; 2^((COLUMN([.AY51])-2)); 0)" office:value-type="float" office:value="0" calcext:value-type="float">
            <text:p>0</text:p>
          </table:table-cell>
          <table:table-cell table:formula="of:=IF([.AZ51]=&quot;x&quot;; 2^((COLUMN([.AZ51])-2)); 0)" office:value-type="float" office:value="0" calcext:value-type="float">
            <text:p>0</text:p>
          </table:table-cell>
          <table:table-cell table:formula="of:=IF([.BA51]=&quot;x&quot;; 2^((COLUMN([.BA51])-2)); 0)" office:value-type="float" office:value="0" calcext:value-type="float">
            <text:p>0</text:p>
          </table:table-cell>
          <table:table-cell table:formula="of:=IF([.BB51]=&quot;x&quot;; 2^((COLUMN([.BB51])-2)); 0)" office:value-type="float" office:value="0" calcext:value-type="float">
            <text:p>0</text:p>
          </table:table-cell>
          <table:table-cell table:formula="of:=IF([.BC51]=&quot;x&quot;; 2^((COLUMN([.BC51])-2)); 0)" office:value-type="float" office:value="0" calcext:value-type="float">
            <text:p>0</text:p>
          </table:table-cell>
          <table:table-cell table:formula="of:=IF([.BD51]=&quot;x&quot;; 2^((COLUMN([.BD51])-2)); 0)" office:value-type="float" office:value="0" calcext:value-type="float">
            <text:p>0</text:p>
          </table:table-cell>
          <table:table-cell table:formula="of:=IF([.BE51]=&quot;x&quot;; 2^((COLUMN([.BE51])-2)); 0)" office:value-type="float" office:value="0" calcext:value-type="float">
            <text:p>0</text:p>
          </table:table-cell>
          <table:table-cell table:formula="of:=IF([.BF51]=&quot;x&quot;; 2^((COLUMN([.BF51])-2)); 0)" office:value-type="float" office:value="0" calcext:value-type="float">
            <text:p>0</text:p>
          </table:table-cell>
          <table:table-cell table:formula="of:=IF([.BG51]=&quot;x&quot;; 2^((COLUMN([.BG51])-2)); 0)" office:value-type="float" office:value="0" calcext:value-type="float">
            <text:p>0</text:p>
          </table:table-cell>
          <table:table-cell table:formula="of:=IF([.BH51]=&quot;x&quot;; 2^((COLUMN([.BH51])-2)); 0)" office:value-type="float" office:value="0" calcext:value-type="float">
            <text:p>0</text:p>
          </table:table-cell>
          <table:table-cell table:formula="of:=IF([.BI51]=&quot;x&quot;; 2^((COLUMN([.BI51])-2)); 0)" office:value-type="float" office:value="0" calcext:value-type="float">
            <text:p>0</text:p>
          </table:table-cell>
          <table:table-cell table:formula="of:=IF([.BJ51]=&quot;x&quot;; 2^((COLUMN([.BJ51])-2)); 0)" office:value-type="float" office:value="0" calcext:value-type="float">
            <text:p>0</text:p>
          </table:table-cell>
          <table:table-cell table:formula="of:=IF([.BK51]=&quot;x&quot;; 2^((COLUMN([.BK51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52:.DY52]) &amp; &quot;,&quot;" office:value-type="string" office:string-value="0," calcext:value-type="string">
            <text:p>0,</text:p>
          </table:table-cell>
          <table:table-cell table:formula="of:=IF([.B52]=&quot;x&quot;; 2^((COLUMN([.B52])-2)); 0)" office:value-type="float" office:value="0" calcext:value-type="float">
            <text:p>0</text:p>
          </table:table-cell>
          <table:table-cell table:formula="of:=IF([.C52]=&quot;x&quot;; 2^((COLUMN([.C52])-2)); 0)" office:value-type="float" office:value="0" calcext:value-type="float">
            <text:p>0</text:p>
          </table:table-cell>
          <table:table-cell table:formula="of:=IF([.D52]=&quot;x&quot;; 2^((COLUMN([.D52])-2)); 0)" office:value-type="float" office:value="0" calcext:value-type="float">
            <text:p>0</text:p>
          </table:table-cell>
          <table:table-cell table:formula="of:=IF([.E52]=&quot;x&quot;; 2^((COLUMN([.E52])-2)); 0)" office:value-type="float" office:value="0" calcext:value-type="float">
            <text:p>0</text:p>
          </table:table-cell>
          <table:table-cell table:formula="of:=IF([.F52]=&quot;x&quot;; 2^((COLUMN([.F52])-2)); 0)" office:value-type="float" office:value="0" calcext:value-type="float">
            <text:p>0</text:p>
          </table:table-cell>
          <table:table-cell table:formula="of:=IF([.G52]=&quot;x&quot;; 2^((COLUMN([.G52])-2)); 0)" office:value-type="float" office:value="0" calcext:value-type="float">
            <text:p>0</text:p>
          </table:table-cell>
          <table:table-cell table:formula="of:=IF([.H52]=&quot;x&quot;; 2^((COLUMN([.H52])-2)); 0)" office:value-type="float" office:value="0" calcext:value-type="float">
            <text:p>0</text:p>
          </table:table-cell>
          <table:table-cell table:formula="of:=IF([.I52]=&quot;x&quot;; 2^((COLUMN([.I52])-2)); 0)" office:value-type="float" office:value="0" calcext:value-type="float">
            <text:p>0</text:p>
          </table:table-cell>
          <table:table-cell table:formula="of:=IF([.J52]=&quot;x&quot;; 2^((COLUMN([.J52])-2)); 0)" office:value-type="float" office:value="0" calcext:value-type="float">
            <text:p>0</text:p>
          </table:table-cell>
          <table:table-cell table:formula="of:=IF([.K52]=&quot;x&quot;; 2^((COLUMN([.K52])-2)); 0)" office:value-type="float" office:value="0" calcext:value-type="float">
            <text:p>0</text:p>
          </table:table-cell>
          <table:table-cell table:formula="of:=IF([.L52]=&quot;x&quot;; 2^((COLUMN([.L52])-2)); 0)" office:value-type="float" office:value="0" calcext:value-type="float">
            <text:p>0</text:p>
          </table:table-cell>
          <table:table-cell table:formula="of:=IF([.M52]=&quot;x&quot;; 2^((COLUMN([.M52])-2)); 0)" office:value-type="float" office:value="0" calcext:value-type="float">
            <text:p>0</text:p>
          </table:table-cell>
          <table:table-cell table:formula="of:=IF([.N52]=&quot;x&quot;; 2^((COLUMN([.N52])-2)); 0)" office:value-type="float" office:value="0" calcext:value-type="float">
            <text:p>0</text:p>
          </table:table-cell>
          <table:table-cell table:formula="of:=IF([.O52]=&quot;x&quot;; 2^((COLUMN([.O52])-2)); 0)" office:value-type="float" office:value="0" calcext:value-type="float">
            <text:p>0</text:p>
          </table:table-cell>
          <table:table-cell table:formula="of:=IF([.P52]=&quot;x&quot;; 2^((COLUMN([.P52])-2)); 0)" office:value-type="float" office:value="0" calcext:value-type="float">
            <text:p>0</text:p>
          </table:table-cell>
          <table:table-cell table:formula="of:=IF([.Q52]=&quot;x&quot;; 2^((COLUMN([.Q52])-2)); 0)" office:value-type="float" office:value="0" calcext:value-type="float">
            <text:p>0</text:p>
          </table:table-cell>
          <table:table-cell table:formula="of:=IF([.R52]=&quot;x&quot;; 2^((COLUMN([.R52])-2)); 0)" office:value-type="float" office:value="0" calcext:value-type="float">
            <text:p>0</text:p>
          </table:table-cell>
          <table:table-cell table:formula="of:=IF([.S52]=&quot;x&quot;; 2^((COLUMN([.S52])-2)); 0)" office:value-type="float" office:value="0" calcext:value-type="float">
            <text:p>0</text:p>
          </table:table-cell>
          <table:table-cell table:formula="of:=IF([.T52]=&quot;x&quot;; 2^((COLUMN([.T52])-2)); 0)" office:value-type="float" office:value="0" calcext:value-type="float">
            <text:p>0</text:p>
          </table:table-cell>
          <table:table-cell table:formula="of:=IF([.U52]=&quot;x&quot;; 2^((COLUMN([.U52])-2)); 0)" office:value-type="float" office:value="0" calcext:value-type="float">
            <text:p>0</text:p>
          </table:table-cell>
          <table:table-cell table:formula="of:=IF([.V52]=&quot;x&quot;; 2^((COLUMN([.V52])-2)); 0)" office:value-type="float" office:value="0" calcext:value-type="float">
            <text:p>0</text:p>
          </table:table-cell>
          <table:table-cell table:formula="of:=IF([.W52]=&quot;x&quot;; 2^((COLUMN([.W52])-2)); 0)" office:value-type="float" office:value="0" calcext:value-type="float">
            <text:p>0</text:p>
          </table:table-cell>
          <table:table-cell table:formula="of:=IF([.X52]=&quot;x&quot;; 2^((COLUMN([.X52])-2)); 0)" office:value-type="float" office:value="0" calcext:value-type="float">
            <text:p>0</text:p>
          </table:table-cell>
          <table:table-cell table:formula="of:=IF([.Y52]=&quot;x&quot;; 2^((COLUMN([.Y52])-2)); 0)" office:value-type="float" office:value="0" calcext:value-type="float">
            <text:p>0</text:p>
          </table:table-cell>
          <table:table-cell table:formula="of:=IF([.Z52]=&quot;x&quot;; 2^((COLUMN([.Z52])-2)); 0)" office:value-type="float" office:value="0" calcext:value-type="float">
            <text:p>0</text:p>
          </table:table-cell>
          <table:table-cell table:formula="of:=IF([.AA52]=&quot;x&quot;; 2^((COLUMN([.AA52])-2)); 0)" office:value-type="float" office:value="0" calcext:value-type="float">
            <text:p>0</text:p>
          </table:table-cell>
          <table:table-cell table:formula="of:=IF([.AB52]=&quot;x&quot;; 2^((COLUMN([.AB52])-2)); 0)" office:value-type="float" office:value="0" calcext:value-type="float">
            <text:p>0</text:p>
          </table:table-cell>
          <table:table-cell table:formula="of:=IF([.AC52]=&quot;x&quot;; 2^((COLUMN([.AC52])-2)); 0)" office:value-type="float" office:value="0" calcext:value-type="float">
            <text:p>0</text:p>
          </table:table-cell>
          <table:table-cell table:formula="of:=IF([.AD52]=&quot;x&quot;; 2^((COLUMN([.AD52])-2)); 0)" office:value-type="float" office:value="0" calcext:value-type="float">
            <text:p>0</text:p>
          </table:table-cell>
          <table:table-cell table:formula="of:=IF([.AE52]=&quot;x&quot;; 2^((COLUMN([.AE52])-2)); 0)" office:value-type="float" office:value="0" calcext:value-type="float">
            <text:p>0</text:p>
          </table:table-cell>
          <table:table-cell table:formula="of:=IF([.AF52]=&quot;x&quot;; 2^((COLUMN([.AF52])-2)); 0)" office:value-type="float" office:value="0" calcext:value-type="float">
            <text:p>0</text:p>
          </table:table-cell>
          <table:table-cell table:formula="of:=IF([.AG52]=&quot;x&quot;; 2^((COLUMN([.AG52])-2)); 0)" office:value-type="float" office:value="0" calcext:value-type="float">
            <text:p>0</text:p>
          </table:table-cell>
          <table:table-cell table:formula="of:=IF([.AH52]=&quot;x&quot;; 2^((COLUMN([.AH52])-2)); 0)" office:value-type="float" office:value="0" calcext:value-type="float">
            <text:p>0</text:p>
          </table:table-cell>
          <table:table-cell table:formula="of:=IF([.AI52]=&quot;x&quot;; 2^((COLUMN([.AI52])-2)); 0)" office:value-type="float" office:value="0" calcext:value-type="float">
            <text:p>0</text:p>
          </table:table-cell>
          <table:table-cell table:formula="of:=IF([.AJ52]=&quot;x&quot;; 2^((COLUMN([.AJ52])-2)); 0)" office:value-type="float" office:value="0" calcext:value-type="float">
            <text:p>0</text:p>
          </table:table-cell>
          <table:table-cell table:formula="of:=IF([.AK52]=&quot;x&quot;; 2^((COLUMN([.AK52])-2)); 0)" office:value-type="float" office:value="0" calcext:value-type="float">
            <text:p>0</text:p>
          </table:table-cell>
          <table:table-cell table:formula="of:=IF([.AL52]=&quot;x&quot;; 2^((COLUMN([.AL52])-2)); 0)" office:value-type="float" office:value="0" calcext:value-type="float">
            <text:p>0</text:p>
          </table:table-cell>
          <table:table-cell table:formula="of:=IF([.AM52]=&quot;x&quot;; 2^((COLUMN([.AM52])-2)); 0)" office:value-type="float" office:value="0" calcext:value-type="float">
            <text:p>0</text:p>
          </table:table-cell>
          <table:table-cell table:formula="of:=IF([.AN52]=&quot;x&quot;; 2^((COLUMN([.AN52])-2)); 0)" office:value-type="float" office:value="0" calcext:value-type="float">
            <text:p>0</text:p>
          </table:table-cell>
          <table:table-cell table:formula="of:=IF([.AO52]=&quot;x&quot;; 2^((COLUMN([.AO52])-2)); 0)" office:value-type="float" office:value="0" calcext:value-type="float">
            <text:p>0</text:p>
          </table:table-cell>
          <table:table-cell table:formula="of:=IF([.AP52]=&quot;x&quot;; 2^((COLUMN([.AP52])-2)); 0)" office:value-type="float" office:value="0" calcext:value-type="float">
            <text:p>0</text:p>
          </table:table-cell>
          <table:table-cell table:formula="of:=IF([.AQ52]=&quot;x&quot;; 2^((COLUMN([.AQ52])-2)); 0)" office:value-type="float" office:value="0" calcext:value-type="float">
            <text:p>0</text:p>
          </table:table-cell>
          <table:table-cell table:formula="of:=IF([.AR52]=&quot;x&quot;; 2^((COLUMN([.AR52])-2)); 0)" office:value-type="float" office:value="0" calcext:value-type="float">
            <text:p>0</text:p>
          </table:table-cell>
          <table:table-cell table:formula="of:=IF([.AS52]=&quot;x&quot;; 2^((COLUMN([.AS52])-2)); 0)" office:value-type="float" office:value="0" calcext:value-type="float">
            <text:p>0</text:p>
          </table:table-cell>
          <table:table-cell table:formula="of:=IF([.AT52]=&quot;x&quot;; 2^((COLUMN([.AT52])-2)); 0)" office:value-type="float" office:value="0" calcext:value-type="float">
            <text:p>0</text:p>
          </table:table-cell>
          <table:table-cell table:formula="of:=IF([.AU52]=&quot;x&quot;; 2^((COLUMN([.AU52])-2)); 0)" office:value-type="float" office:value="0" calcext:value-type="float">
            <text:p>0</text:p>
          </table:table-cell>
          <table:table-cell table:formula="of:=IF([.AV52]=&quot;x&quot;; 2^((COLUMN([.AV52])-2)); 0)" office:value-type="float" office:value="0" calcext:value-type="float">
            <text:p>0</text:p>
          </table:table-cell>
          <table:table-cell table:formula="of:=IF([.AW52]=&quot;x&quot;; 2^((COLUMN([.AW52])-2)); 0)" office:value-type="float" office:value="0" calcext:value-type="float">
            <text:p>0</text:p>
          </table:table-cell>
          <table:table-cell table:formula="of:=IF([.AX52]=&quot;x&quot;; 2^((COLUMN([.AX52])-2)); 0)" office:value-type="float" office:value="0" calcext:value-type="float">
            <text:p>0</text:p>
          </table:table-cell>
          <table:table-cell table:formula="of:=IF([.AY52]=&quot;x&quot;; 2^((COLUMN([.AY52])-2)); 0)" office:value-type="float" office:value="0" calcext:value-type="float">
            <text:p>0</text:p>
          </table:table-cell>
          <table:table-cell table:formula="of:=IF([.AZ52]=&quot;x&quot;; 2^((COLUMN([.AZ52])-2)); 0)" office:value-type="float" office:value="0" calcext:value-type="float">
            <text:p>0</text:p>
          </table:table-cell>
          <table:table-cell table:formula="of:=IF([.BA52]=&quot;x&quot;; 2^((COLUMN([.BA52])-2)); 0)" office:value-type="float" office:value="0" calcext:value-type="float">
            <text:p>0</text:p>
          </table:table-cell>
          <table:table-cell table:formula="of:=IF([.BB52]=&quot;x&quot;; 2^((COLUMN([.BB52])-2)); 0)" office:value-type="float" office:value="0" calcext:value-type="float">
            <text:p>0</text:p>
          </table:table-cell>
          <table:table-cell table:formula="of:=IF([.BC52]=&quot;x&quot;; 2^((COLUMN([.BC52])-2)); 0)" office:value-type="float" office:value="0" calcext:value-type="float">
            <text:p>0</text:p>
          </table:table-cell>
          <table:table-cell table:formula="of:=IF([.BD52]=&quot;x&quot;; 2^((COLUMN([.BD52])-2)); 0)" office:value-type="float" office:value="0" calcext:value-type="float">
            <text:p>0</text:p>
          </table:table-cell>
          <table:table-cell table:formula="of:=IF([.BE52]=&quot;x&quot;; 2^((COLUMN([.BE52])-2)); 0)" office:value-type="float" office:value="0" calcext:value-type="float">
            <text:p>0</text:p>
          </table:table-cell>
          <table:table-cell table:formula="of:=IF([.BF52]=&quot;x&quot;; 2^((COLUMN([.BF52])-2)); 0)" office:value-type="float" office:value="0" calcext:value-type="float">
            <text:p>0</text:p>
          </table:table-cell>
          <table:table-cell table:formula="of:=IF([.BG52]=&quot;x&quot;; 2^((COLUMN([.BG52])-2)); 0)" office:value-type="float" office:value="0" calcext:value-type="float">
            <text:p>0</text:p>
          </table:table-cell>
          <table:table-cell table:formula="of:=IF([.BH52]=&quot;x&quot;; 2^((COLUMN([.BH52])-2)); 0)" office:value-type="float" office:value="0" calcext:value-type="float">
            <text:p>0</text:p>
          </table:table-cell>
          <table:table-cell table:formula="of:=IF([.BI52]=&quot;x&quot;; 2^((COLUMN([.BI52])-2)); 0)" office:value-type="float" office:value="0" calcext:value-type="float">
            <text:p>0</text:p>
          </table:table-cell>
          <table:table-cell table:formula="of:=IF([.BJ52]=&quot;x&quot;; 2^((COLUMN([.BJ52])-2)); 0)" office:value-type="float" office:value="0" calcext:value-type="float">
            <text:p>0</text:p>
          </table:table-cell>
          <table:table-cell table:formula="of:=IF([.BK52]=&quot;x&quot;; 2^((COLUMN([.BK52])-2)); 0)" office:value-type="float" office:value="0" calcext:value-type="float">
            <text:p>0</text:p>
          </table:table-cell>
        </table:table-row>
        <table:table-row table:style-name="ro1">
          <table:table-cell table:number-columns-repeated="66"/>
          <table:table-cell table:formula="of:=SUM([.BP53:.DY53]) &amp; &quot;,&quot;" office:value-type="string" office:string-value="0," calcext:value-type="string">
            <text:p>0,</text:p>
          </table:table-cell>
          <table:table-cell table:formula="of:=IF([.B53]=&quot;x&quot;; 2^((COLUMN([.B53])-2)); 0)" office:value-type="float" office:value="0" calcext:value-type="float">
            <text:p>0</text:p>
          </table:table-cell>
          <table:table-cell table:formula="of:=IF([.C53]=&quot;x&quot;; 2^((COLUMN([.C53])-2)); 0)" office:value-type="float" office:value="0" calcext:value-type="float">
            <text:p>0</text:p>
          </table:table-cell>
          <table:table-cell table:formula="of:=IF([.D53]=&quot;x&quot;; 2^((COLUMN([.D53])-2)); 0)" office:value-type="float" office:value="0" calcext:value-type="float">
            <text:p>0</text:p>
          </table:table-cell>
          <table:table-cell table:formula="of:=IF([.E53]=&quot;x&quot;; 2^((COLUMN([.E53])-2)); 0)" office:value-type="float" office:value="0" calcext:value-type="float">
            <text:p>0</text:p>
          </table:table-cell>
          <table:table-cell table:formula="of:=IF([.F53]=&quot;x&quot;; 2^((COLUMN([.F53])-2)); 0)" office:value-type="float" office:value="0" calcext:value-type="float">
            <text:p>0</text:p>
          </table:table-cell>
          <table:table-cell table:formula="of:=IF([.G53]=&quot;x&quot;; 2^((COLUMN([.G53])-2)); 0)" office:value-type="float" office:value="0" calcext:value-type="float">
            <text:p>0</text:p>
          </table:table-cell>
          <table:table-cell table:formula="of:=IF([.H53]=&quot;x&quot;; 2^((COLUMN([.H53])-2)); 0)" office:value-type="float" office:value="0" calcext:value-type="float">
            <text:p>0</text:p>
          </table:table-cell>
          <table:table-cell table:formula="of:=IF([.I53]=&quot;x&quot;; 2^((COLUMN([.I53])-2)); 0)" office:value-type="float" office:value="0" calcext:value-type="float">
            <text:p>0</text:p>
          </table:table-cell>
          <table:table-cell table:formula="of:=IF([.J53]=&quot;x&quot;; 2^((COLUMN([.J53])-2)); 0)" office:value-type="float" office:value="0" calcext:value-type="float">
            <text:p>0</text:p>
          </table:table-cell>
          <table:table-cell table:formula="of:=IF([.K53]=&quot;x&quot;; 2^((COLUMN([.K53])-2)); 0)" office:value-type="float" office:value="0" calcext:value-type="float">
            <text:p>0</text:p>
          </table:table-cell>
          <table:table-cell table:formula="of:=IF([.L53]=&quot;x&quot;; 2^((COLUMN([.L53])-2)); 0)" office:value-type="float" office:value="0" calcext:value-type="float">
            <text:p>0</text:p>
          </table:table-cell>
          <table:table-cell table:formula="of:=IF([.M53]=&quot;x&quot;; 2^((COLUMN([.M53])-2)); 0)" office:value-type="float" office:value="0" calcext:value-type="float">
            <text:p>0</text:p>
          </table:table-cell>
          <table:table-cell table:formula="of:=IF([.N53]=&quot;x&quot;; 2^((COLUMN([.N53])-2)); 0)" office:value-type="float" office:value="0" calcext:value-type="float">
            <text:p>0</text:p>
          </table:table-cell>
          <table:table-cell table:formula="of:=IF([.O53]=&quot;x&quot;; 2^((COLUMN([.O53])-2)); 0)" office:value-type="float" office:value="0" calcext:value-type="float">
            <text:p>0</text:p>
          </table:table-cell>
          <table:table-cell table:formula="of:=IF([.P53]=&quot;x&quot;; 2^((COLUMN([.P53])-2)); 0)" office:value-type="float" office:value="0" calcext:value-type="float">
            <text:p>0</text:p>
          </table:table-cell>
          <table:table-cell table:formula="of:=IF([.Q53]=&quot;x&quot;; 2^((COLUMN([.Q53])-2)); 0)" office:value-type="float" office:value="0" calcext:value-type="float">
            <text:p>0</text:p>
          </table:table-cell>
          <table:table-cell table:formula="of:=IF([.R53]=&quot;x&quot;; 2^((COLUMN([.R53])-2)); 0)" office:value-type="float" office:value="0" calcext:value-type="float">
            <text:p>0</text:p>
          </table:table-cell>
          <table:table-cell table:formula="of:=IF([.S53]=&quot;x&quot;; 2^((COLUMN([.S53])-2)); 0)" office:value-type="float" office:value="0" calcext:value-type="float">
            <text:p>0</text:p>
          </table:table-cell>
          <table:table-cell table:formula="of:=IF([.T53]=&quot;x&quot;; 2^((COLUMN([.T53])-2)); 0)" office:value-type="float" office:value="0" calcext:value-type="float">
            <text:p>0</text:p>
          </table:table-cell>
          <table:table-cell table:formula="of:=IF([.U53]=&quot;x&quot;; 2^((COLUMN([.U53])-2)); 0)" office:value-type="float" office:value="0" calcext:value-type="float">
            <text:p>0</text:p>
          </table:table-cell>
          <table:table-cell table:formula="of:=IF([.V53]=&quot;x&quot;; 2^((COLUMN([.V53])-2)); 0)" office:value-type="float" office:value="0" calcext:value-type="float">
            <text:p>0</text:p>
          </table:table-cell>
          <table:table-cell table:formula="of:=IF([.W53]=&quot;x&quot;; 2^((COLUMN([.W53])-2)); 0)" office:value-type="float" office:value="0" calcext:value-type="float">
            <text:p>0</text:p>
          </table:table-cell>
          <table:table-cell table:formula="of:=IF([.X53]=&quot;x&quot;; 2^((COLUMN([.X53])-2)); 0)" office:value-type="float" office:value="0" calcext:value-type="float">
            <text:p>0</text:p>
          </table:table-cell>
          <table:table-cell table:formula="of:=IF([.Y53]=&quot;x&quot;; 2^((COLUMN([.Y53])-2)); 0)" office:value-type="float" office:value="0" calcext:value-type="float">
            <text:p>0</text:p>
          </table:table-cell>
          <table:table-cell table:formula="of:=IF([.Z53]=&quot;x&quot;; 2^((COLUMN([.Z53])-2)); 0)" office:value-type="float" office:value="0" calcext:value-type="float">
            <text:p>0</text:p>
          </table:table-cell>
          <table:table-cell table:formula="of:=IF([.AA53]=&quot;x&quot;; 2^((COLUMN([.AA53])-2)); 0)" office:value-type="float" office:value="0" calcext:value-type="float">
            <text:p>0</text:p>
          </table:table-cell>
          <table:table-cell table:formula="of:=IF([.AB53]=&quot;x&quot;; 2^((COLUMN([.AB53])-2)); 0)" office:value-type="float" office:value="0" calcext:value-type="float">
            <text:p>0</text:p>
          </table:table-cell>
          <table:table-cell table:formula="of:=IF([.AC53]=&quot;x&quot;; 2^((COLUMN([.AC53])-2)); 0)" office:value-type="float" office:value="0" calcext:value-type="float">
            <text:p>0</text:p>
          </table:table-cell>
          <table:table-cell table:formula="of:=IF([.AD53]=&quot;x&quot;; 2^((COLUMN([.AD53])-2)); 0)" office:value-type="float" office:value="0" calcext:value-type="float">
            <text:p>0</text:p>
          </table:table-cell>
          <table:table-cell table:formula="of:=IF([.AE53]=&quot;x&quot;; 2^((COLUMN([.AE53])-2)); 0)" office:value-type="float" office:value="0" calcext:value-type="float">
            <text:p>0</text:p>
          </table:table-cell>
          <table:table-cell table:formula="of:=IF([.AF53]=&quot;x&quot;; 2^((COLUMN([.AF53])-2)); 0)" office:value-type="float" office:value="0" calcext:value-type="float">
            <text:p>0</text:p>
          </table:table-cell>
          <table:table-cell table:formula="of:=IF([.AG53]=&quot;x&quot;; 2^((COLUMN([.AG53])-2)); 0)" office:value-type="float" office:value="0" calcext:value-type="float">
            <text:p>0</text:p>
          </table:table-cell>
          <table:table-cell table:formula="of:=IF([.AH53]=&quot;x&quot;; 2^((COLUMN([.AH53])-2)); 0)" office:value-type="float" office:value="0" calcext:value-type="float">
            <text:p>0</text:p>
          </table:table-cell>
          <table:table-cell table:formula="of:=IF([.AI53]=&quot;x&quot;; 2^((COLUMN([.AI53])-2)); 0)" office:value-type="float" office:value="0" calcext:value-type="float">
            <text:p>0</text:p>
          </table:table-cell>
          <table:table-cell table:formula="of:=IF([.AJ53]=&quot;x&quot;; 2^((COLUMN([.AJ53])-2)); 0)" office:value-type="float" office:value="0" calcext:value-type="float">
            <text:p>0</text:p>
          </table:table-cell>
          <table:table-cell table:formula="of:=IF([.AK53]=&quot;x&quot;; 2^((COLUMN([.AK53])-2)); 0)" office:value-type="float" office:value="0" calcext:value-type="float">
            <text:p>0</text:p>
          </table:table-cell>
          <table:table-cell table:formula="of:=IF([.AL53]=&quot;x&quot;; 2^((COLUMN([.AL53])-2)); 0)" office:value-type="float" office:value="0" calcext:value-type="float">
            <text:p>0</text:p>
          </table:table-cell>
          <table:table-cell table:formula="of:=IF([.AM53]=&quot;x&quot;; 2^((COLUMN([.AM53])-2)); 0)" office:value-type="float" office:value="0" calcext:value-type="float">
            <text:p>0</text:p>
          </table:table-cell>
          <table:table-cell table:formula="of:=IF([.AN53]=&quot;x&quot;; 2^((COLUMN([.AN53])-2)); 0)" office:value-type="float" office:value="0" calcext:value-type="float">
            <text:p>0</text:p>
          </table:table-cell>
          <table:table-cell table:formula="of:=IF([.AO53]=&quot;x&quot;; 2^((COLUMN([.AO53])-2)); 0)" office:value-type="float" office:value="0" calcext:value-type="float">
            <text:p>0</text:p>
          </table:table-cell>
          <table:table-cell table:formula="of:=IF([.AP53]=&quot;x&quot;; 2^((COLUMN([.AP53])-2)); 0)" office:value-type="float" office:value="0" calcext:value-type="float">
            <text:p>0</text:p>
          </table:table-cell>
          <table:table-cell table:formula="of:=IF([.AQ53]=&quot;x&quot;; 2^((COLUMN([.AQ53])-2)); 0)" office:value-type="float" office:value="0" calcext:value-type="float">
            <text:p>0</text:p>
          </table:table-cell>
          <table:table-cell table:formula="of:=IF([.AR53]=&quot;x&quot;; 2^((COLUMN([.AR53])-2)); 0)" office:value-type="float" office:value="0" calcext:value-type="float">
            <text:p>0</text:p>
          </table:table-cell>
          <table:table-cell table:formula="of:=IF([.AS53]=&quot;x&quot;; 2^((COLUMN([.AS53])-2)); 0)" office:value-type="float" office:value="0" calcext:value-type="float">
            <text:p>0</text:p>
          </table:table-cell>
          <table:table-cell table:formula="of:=IF([.AT53]=&quot;x&quot;; 2^((COLUMN([.AT53])-2)); 0)" office:value-type="float" office:value="0" calcext:value-type="float">
            <text:p>0</text:p>
          </table:table-cell>
          <table:table-cell table:formula="of:=IF([.AU53]=&quot;x&quot;; 2^((COLUMN([.AU53])-2)); 0)" office:value-type="float" office:value="0" calcext:value-type="float">
            <text:p>0</text:p>
          </table:table-cell>
          <table:table-cell table:formula="of:=IF([.AV53]=&quot;x&quot;; 2^((COLUMN([.AV53])-2)); 0)" office:value-type="float" office:value="0" calcext:value-type="float">
            <text:p>0</text:p>
          </table:table-cell>
          <table:table-cell table:formula="of:=IF([.AW53]=&quot;x&quot;; 2^((COLUMN([.AW53])-2)); 0)" office:value-type="float" office:value="0" calcext:value-type="float">
            <text:p>0</text:p>
          </table:table-cell>
          <table:table-cell table:formula="of:=IF([.AX53]=&quot;x&quot;; 2^((COLUMN([.AX53])-2)); 0)" office:value-type="float" office:value="0" calcext:value-type="float">
            <text:p>0</text:p>
          </table:table-cell>
          <table:table-cell table:formula="of:=IF([.AY53]=&quot;x&quot;; 2^((COLUMN([.AY53])-2)); 0)" office:value-type="float" office:value="0" calcext:value-type="float">
            <text:p>0</text:p>
          </table:table-cell>
          <table:table-cell table:formula="of:=IF([.AZ53]=&quot;x&quot;; 2^((COLUMN([.AZ53])-2)); 0)" office:value-type="float" office:value="0" calcext:value-type="float">
            <text:p>0</text:p>
          </table:table-cell>
          <table:table-cell table:formula="of:=IF([.BA53]=&quot;x&quot;; 2^((COLUMN([.BA53])-2)); 0)" office:value-type="float" office:value="0" calcext:value-type="float">
            <text:p>0</text:p>
          </table:table-cell>
          <table:table-cell table:formula="of:=IF([.BB53]=&quot;x&quot;; 2^((COLUMN([.BB53])-2)); 0)" office:value-type="float" office:value="0" calcext:value-type="float">
            <text:p>0</text:p>
          </table:table-cell>
          <table:table-cell table:formula="of:=IF([.BC53]=&quot;x&quot;; 2^((COLUMN([.BC53])-2)); 0)" office:value-type="float" office:value="0" calcext:value-type="float">
            <text:p>0</text:p>
          </table:table-cell>
          <table:table-cell table:formula="of:=IF([.BD53]=&quot;x&quot;; 2^((COLUMN([.BD53])-2)); 0)" office:value-type="float" office:value="0" calcext:value-type="float">
            <text:p>0</text:p>
          </table:table-cell>
          <table:table-cell table:formula="of:=IF([.BE53]=&quot;x&quot;; 2^((COLUMN([.BE53])-2)); 0)" office:value-type="float" office:value="0" calcext:value-type="float">
            <text:p>0</text:p>
          </table:table-cell>
          <table:table-cell table:formula="of:=IF([.BF53]=&quot;x&quot;; 2^((COLUMN([.BF53])-2)); 0)" office:value-type="float" office:value="0" calcext:value-type="float">
            <text:p>0</text:p>
          </table:table-cell>
          <table:table-cell table:formula="of:=IF([.BG53]=&quot;x&quot;; 2^((COLUMN([.BG53])-2)); 0)" office:value-type="float" office:value="0" calcext:value-type="float">
            <text:p>0</text:p>
          </table:table-cell>
          <table:table-cell table:formula="of:=IF([.BH53]=&quot;x&quot;; 2^((COLUMN([.BH53])-2)); 0)" office:value-type="float" office:value="0" calcext:value-type="float">
            <text:p>0</text:p>
          </table:table-cell>
          <table:table-cell table:formula="of:=IF([.BI53]=&quot;x&quot;; 2^((COLUMN([.BI53])-2)); 0)" office:value-type="float" office:value="0" calcext:value-type="float">
            <text:p>0</text:p>
          </table:table-cell>
          <table:table-cell table:formula="of:=IF([.BJ53]=&quot;x&quot;; 2^((COLUMN([.BJ53])-2)); 0)" office:value-type="float" office:value="0" calcext:value-type="float">
            <text:p>0</text:p>
          </table:table-cell>
          <table:table-cell table:formula="of:=IF([.BK53]=&quot;x&quot;; 2^((COLUMN([.BK53])-2)); 0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29"/>
        </table:table-row>
        <table:table-row table:style-name="ro1">
          <table:table-cell table:number-columns-repeated="94"/>
          <table:table-cell table:formula="of:=COLUMN([.AC26])" office:value-type="float" office:value="29" calcext:value-type="float">
            <text:p>29</text:p>
          </table:table-cell>
          <table:table-cell table:formula="of:=COLUMN([.AD26])" office:value-type="float" office:value="30" calcext:value-type="float">
            <text:p>30</text:p>
          </table:table-cell>
          <table:table-cell table:formula="of:=COLUMN([.AE26])" office:value-type="float" office:value="31" calcext:value-type="float">
            <text:p>31</text:p>
          </table:table-cell>
          <table:table-cell table:formula="of:=COLUMN([.AF26])" office:value-type="float" office:value="32" calcext:value-type="float">
            <text:p>32</text:p>
          </table:table-cell>
          <table:table-cell table:formula="of:=COLUMN([.AG26])" office:value-type="float" office:value="33" calcext:value-type="float">
            <text:p>33</text:p>
          </table:table-cell>
          <table:table-cell table:formula="of:=COLUMN([.AH26])" office:value-type="float" office:value="34" calcext:value-type="float">
            <text:p>34</text:p>
          </table:table-cell>
          <table:table-cell table:formula="of:=COLUMN([.AI26])" office:value-type="float" office:value="35" calcext:value-type="float">
            <text:p>35</text:p>
          </table:table-cell>
          <table:table-cell table:formula="of:=COLUMN([.AJ26])" office:value-type="float" office:value="36" calcext:value-type="float">
            <text:p>36</text:p>
          </table:table-cell>
          <table:table-cell table:formula="of:=COLUMN([.AK26])" office:value-type="float" office:value="37" calcext:value-type="float">
            <text:p>37</text:p>
          </table:table-cell>
          <table:table-cell table:number-columns-repeated="26"/>
        </table:table-row>
        <table:table-row table:style-name="ro1" table:number-rows-repeated="56">
          <table:table-cell table:number-columns-repeated="129"/>
        </table:table-row>
        <table:table-row table:style-name="ro1">
          <table:table-cell table:number-columns-repeated="1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4:14:15.112230581</meta:creation-date>
    <dc:date>2019-05-01T17:02:00.809974401</dc:date>
    <meta:editing-duration>PT1H6M35S</meta:editing-duration>
    <meta:editing-cycles>1</meta:editing-cycles>
    <meta:document-statistic meta:table-count="1" meta:cell-count="3809" meta:object-count="0"/>
    <meta:generator>LibreOffice/6.0.7.3$Linux_X86_64 LibreOffice_project/00m0$Build-3</meta:generator>
  </office:meta>
</office:document-meta>
</file>